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9_">T</text:span><text:span text:style-name="_31_9">h</text:span><text:span text:style-name="_33_2">e</text:span><text:span text:style-name="_31_"> </text:span><text:span text:style-name="_32_1">M</text:span><text:span text:style-name="_33_2">c</text:span><text:span text:style-name="_39_">W</text:span><text:span text:style-name="_31_7">i</text:span><text:span text:style-name="_33_3">l</text:span><text:span text:style-name="_35_">l</text:span><text:span text:style-name="_31_7">i</text:span><text:span text:style-name="_33_5">a</text:span><text:span text:style-name="_39_">m</text:span><text:span text:style-name="_31_8">s</text:span><text:span text:style-name="_33_2">e</text:span><text:span text:style-name="_35_">s</text:span><text:span text:style-name="_31_3"> </text:span><text:span text:style-name="_33_3">A</text:span><text:span text:style-name="_37_">n</text:span><text:span text:style-name="_32_0">d</text:span><text:span text:style-name="_32_5"> </text:span><text:span text:style-name="_39_">T</text:span><text:span text:style-name="_32_0">h</text:span><text:span text:style-name="_33_5">e</text:span><text:span text:style-name="_31_"> </text:span><text:span text:style-name="_31_7">B</text:span><text:span text:style-name="_33_6">u</text:span><text:span text:style-name="_39_">r</text:span><text:span text:style-name="_31_9">g</text:span><text:span text:style-name="_32_9">l</text:span><text:span text:style-name="_39_">a</text:span><text:span text:style-name="_31_7">r</text:span><text:span text:style-name="_32_5"> </text:span><text:span text:style-name="_39_">A</text:span><text:span text:style-name="_32_1">l</text:span><text:span text:style-name="_33_3">a</text:span><text:span text:style-name="_39_">r</text:span><text:span text:style-name="_31_7">m</text:span></text:p>
      <text:p text:style-name="P1"><text:span text:style-name="_38_">b</text:span><text:span text:style-name="_32_2">y</text:span><text:span text:style-name="_32_5"> </text:span><text:span text:style-name="_39_">M</text:span><text:span text:style-name="_32_3">a</text:span><text:span text:style-name="_33_3">r</text:span><text:span text:style-name="_31_2">k</text:span><text:span text:style-name="_31_3"> </text:span><text:span text:style-name="_32_9">T</text:span><text:span text:style-name="_35_">w</text:span><text:span text:style-name="_32_4">a</text:span><text:span text:style-name="_33_3">i</text:span><text:span text:style-name="_31_1">n</text:span></text:p>
      <text:p text:style-name="P1"><text:span text:style-name="_32_9">T</text:span><text:span text:style-name="_37_">h</text:span><text:span text:style-name="_32_0">e</text:span><text:span text:style-name="_32_5"> </text:span><text:span text:style-name="_31_0">c</text:span><text:span text:style-name="_32_4">o</text:span><text:span text:style-name="_33_1">n</text:span><text:span text:style-name="_31_2">v</text:span><text:span text:style-name="_32_0">e</text:span><text:span text:style-name="_32_9">r</text:span><text:span text:style-name="_36_">s</text:span><text:span text:style-name="_32_3">a</text:span><text:span text:style-name="_33_3">t</text:span><text:span text:style-name="_39_">i</text:span><text:span text:style-name="_32_0">o</text:span><text:span text:style-name="_32_9">n</text:span><text:span text:style-name="_31_"> </text:span><text:span text:style-name="_32_3">d</text:span><text:span text:style-name="_33_3">r</text:span><text:span text:style-name="_39_">i</text:span><text:span text:style-name="_32_1">f</text:span><text:span text:style-name="_33_3">t</text:span><text:span text:style-name="_38_">e</text:span><text:span text:style-name="_32_1">d</text:span><text:span text:style-name="_32_5"> </text:span><text:span text:style-name="_38_">s</text:span><text:span text:style-name="_31_7">m</text:span><text:span text:style-name="_33_5">o</text:span><text:span text:style-name="_31_2">o</text:span><text:span text:style-name="_32_1">t</text:span><text:span text:style-name="_33_1">h</text:span><text:span text:style-name="_35_">l</text:span><text:span text:style-name="_31_7">y</text:span><text:span text:style-name="_32_5"> </text:span><text:span text:style-name="_31_1">a</text:span><text:span text:style-name="_32_4">n</text:span><text:span text:style-name="_32_9">d</text:span><text:span text:style-name="_31_"> </text:span><text:span text:style-name="_32_4">p</text:span><text:span text:style-name="_32_9">l</text:span><text:span text:style-name="_31_1">e</text:span><text:span text:style-name="_31_9">a</text:span><text:span text:style-name="_33_6">s</text:span><text:span text:style-name="_31_1">a</text:span><text:span text:style-name="_32_4">n</text:span><text:span text:style-name="_32_9">t</text:span><text:span text:style-name="_39_">l</text:span><text:span text:style-name="_32_1">y</text:span><text:span text:style-name="_32_5"> </text:span><text:span text:style-name="_37_">a</text:span><text:span text:style-name="_31_7">l</text:span><text:span text:style-name="_33_2">o</text:span><text:span text:style-name="_37_">n</text:span><text:span text:style-name="_32_4">g</text:span><text:span text:style-name="_32_5"> </text:span><text:span text:style-name="_39_">f</text:span><text:span text:style-name="_32_1">r</text:span><text:span text:style-name="_32_9">o</text:span><text:span text:style-name="_39_">m</text:span><text:span text:style-name="_31_3"> </text:span><text:span text:style-name="_32_9">w</text:span><text:span text:style-name="_38_">e</text:span><text:span text:style-name="_31_9">a</text:span><text:span text:style-name="_33_3">t</text:span><text:span text:style-name="_37_">h</text:span><text:span text:style-name="_32_0">e</text:span><text:span text:style-name="_33_3">r</text:span><text:span text:style-name="_31_"> </text:span><text:span text:style-name="_31_7">t</text:span><text:span text:style-name="_32_9">o</text:span><text:span text:style-name="_31_"> </text:span><text:span text:style-name="_32_0">c</text:span><text:span text:style-name="_32_9">r</text:span><text:span text:style-name="_37_">o</text:span><text:span text:style-name="_32_3">p</text:span><text:span text:style-name="_33_2">s</text:span><text:span text:style-name="_39_">,</text:span><text:span text:style-name="_31_3"> </text:span><text:span text:style-name="_33_3">f</text:span><text:span text:style-name="_35_">r</text:span><text:span text:style-name="_31_7">o</text:span><text:span text:style-name="_33_3">m</text:span><text:span text:style-name="_31_"> </text:span><text:span text:style-name="_32_2">c</text:span><text:span text:style-name="_33_3">r</text:span><text:span text:style-name="_31_2">o</text:span><text:span text:style-name="_32_0">p</text:span><text:span text:style-name="_33_0">s</text:span><text:span text:style-name="_31_"> </text:span><text:span text:style-name="_32_1">t</text:span><text:span text:style-name="_33_3">o</text:span><text:span text:style-name="_31_"> </text:span><text:span text:style-name="_31_7">l</text:span><text:span text:style-name="_32_9">i</text:span><text:span text:style-name="_35_">t</text:span><text:span text:style-name="_32_3">e</text:span><text:span text:style-name="_33_3">r</text:span><text:span text:style-name="_31_2">a</text:span><text:span text:style-name="_32_1">t</text:span><text:span text:style-name="_33_5">u</text:span><text:span text:style-name="_35_">r</text:span><text:span text:style-name="_32_0">e</text:span><text:span text:style-name="_32_9">,</text:span><text:span text:style-name="_31_"> </text:span><text:span text:style-name="_31_7">f</text:span><text:span text:style-name="_32_9">r</text:span><text:span text:style-name="_39_">o</text:span><text:span text:style-name="_32_1">m</text:span><text:span text:style-name="_32_5"> </text:span><text:span text:style-name="_39_">l</text:span><text:span text:style-name="_32_1">i</text:span><text:span text:style-name="_33_3">t</text:span><text:span text:style-name="_38_">e</text:span><text:span text:style-name="_32_1">r</text:span><text:span text:style-name="_33_5">a</text:span><text:span text:style-name="_39_">t</text:span><text:span text:style-name="_31_9">u</text:span><text:span text:style-name="_33_3">r</text:span><text:span text:style-name="_31_2">e</text:span><text:span text:style-name="_31_3"> </text:span><text:span text:style-name="_33_3">t</text:span><text:span text:style-name="_35_">o</text:span><text:span text:style-name="_31_3"> </text:span><text:span text:style-name="_33_4">s</text:span><text:span text:style-name="_38_">c</text:span><text:span text:style-name="_32_0">a</text:span><text:span text:style-name="_33_1">n</text:span><text:span text:style-name="_38_">d</text:span><text:span text:style-name="_32_3">a</text:span><text:span text:style-name="_33_3">l</text:span><text:span text:style-name="_35_">,</text:span><text:span text:style-name="_31_3"> </text:span><text:span text:style-name="_32_9">f</text:span><text:span text:style-name="_39_">r</text:span><text:span text:style-name="_31_7">o</text:span><text:span text:style-name="_32_9">m</text:span><text:span text:style-name="_31_"> </text:span><text:span text:style-name="_32_0">s</text:span><text:span text:style-name="_33_4">c</text:span><text:span text:style-name="_38_">a</text:span><text:span text:style-name="_31_9">n</text:span><text:span text:style-name="_33_5">d</text:span><text:span text:style-name="_31_2">a</text:span><text:span text:style-name="_31_7">l</text:span><text:span text:style-name="_32_5"> </text:span><text:span text:style-name="_39_">t</text:span><text:span text:style-name="_31_7">o</text:span><text:span text:style-name="_32_5"> </text:span><text:span text:style-name="_39_">r</text:span><text:span text:style-name="_32_0">e</text:span><text:span text:style-name="_32_9">l</text:span><text:span text:style-name="_35_">i</text:span><text:span text:style-name="_31_9">g</text:span><text:span text:style-name="_32_9">i</text:span><text:span text:style-name="_31_2">o</text:span><text:span text:style-name="_32_3">n</text:span><text:span text:style-name="_33_3">;</text:span><text:span text:style-name="_31_"> </text:span><text:span text:style-name="_32_1">t</text:span><text:span text:style-name="_33_6">h</text:span><text:span text:style-name="_37_">e</text:span><text:span text:style-name="_32_1">n</text:span><text:span text:style-name="_32_5"> </text:span><text:span text:style-name="_39_">t</text:span><text:span text:style-name="_32_0">o</text:span><text:span text:style-name="_33_5">o</text:span><text:span text:style-name="_35_">k</text:span><text:span text:style-name="_31_3"> </text:span><text:span text:style-name="_33_3">a</text:span><text:span text:style-name="_31_"> </text:span><text:span text:style-name="_32_1">r</text:span><text:span text:style-name="_33_5">a</text:span><text:span text:style-name="_38_">n</text:span><text:span text:style-name="_32_4">d</text:span><text:span text:style-name="_33_1">o</text:span><text:span text:style-name="_35_">m</text:span><text:span text:style-name="_31_3"> </text:span><text:span text:style-name="_33_3">j</text:span><text:span text:style-name="_38_">u</text:span><text:span text:style-name="_31_7">m</text:span><text:span text:style-name="_33_1">p</text:span><text:span text:style-name="_39_">,</text:span><text:span text:style-name="_31_3"> </text:span><text:span text:style-name="_33_2">a</text:span><text:span text:style-name="_31_1">n</text:span><text:span text:style-name="_31_7">d</text:span><text:span text:style-name="_32_5"> </text:span><text:span text:style-name="_39_">l</text:span><text:span text:style-name="_32_4">a</text:span><text:span text:style-name="_33_5">n</text:span><text:span text:style-name="_31_2">d</text:span><text:span text:style-name="_32_3">e</text:span><text:span text:style-name="_33_3">d</text:span><text:span text:style-name="_31_"> </text:span><text:span text:style-name="_32_4">o</text:span><text:span text:style-name="_33_1">n</text:span><text:span text:style-name="_31_"> </text:span><text:span text:style-name="_32_1">t</text:span><text:span text:style-name="_33_5">h</text:span><text:span text:style-name="_31_2">e</text:span><text:span text:style-name="_31_3"> </text:span><text:span text:style-name="_33_2">s</text:span><text:span text:style-name="_37_">u</text:span><text:span text:style-name="_32_3">b</text:span><text:span text:style-name="_32_9">j</text:span><text:span text:style-name="_31_2">e</text:span><text:span text:style-name="_31_7">c</text:span><text:span text:style-name="_33_3">t</text:span><text:span text:style-name="_31_"> </text:span><text:span text:style-name="_31_7">o</text:span><text:span text:style-name="_32_9">f</text:span><text:span text:style-name="_31_"> </text:span><text:span text:style-name="_32_4">b</text:span><text:span text:style-name="_33_1">u</text:span><text:span text:style-name="_39_">r</text:span><text:span text:style-name="_32_3">g</text:span><text:span text:style-name="_33_3">l</text:span><text:span text:style-name="_38_">a</text:span><text:span text:style-name="_32_1">r</text:span><text:span text:style-name="_32_5"> </text:span><text:span text:style-name="_31_1">a</text:span><text:span text:style-name="_31_7">l</text:span><text:span text:style-name="_33_2">a</text:span><text:span text:style-name="_39_">r</text:span><text:span text:style-name="_32_1">m</text:span><text:span text:style-name="_32_9">s</text:span><text:span text:style-name="_39_">.</text:span><text:span text:style-name="_31_3"> </text:span><text:span text:style-name="_33_3">A</text:span><text:span text:style-name="_37_">n</text:span><text:span text:style-name="_32_0">d</text:span><text:span text:style-name="_32_5"> </text:span><text:span text:style-name="_31_2">n</text:span><text:span text:style-name="_32_3">o</text:span><text:span text:style-name="_33_3">w</text:span><text:span text:style-name="_31_"> </text:span><text:span text:style-name="_32_1">f</text:span><text:span text:style-name="_33_3">o</text:span><text:span text:style-name="_39_">r</text:span><text:span text:style-name="_31_3"> </text:span><text:span text:style-name="_32_9">t</text:span><text:span text:style-name="_38_">h</text:span><text:span text:style-name="_32_3">e</text:span><text:span text:style-name="_32_5"> </text:span><text:span text:style-name="_39_">f</text:span><text:span text:style-name="_32_1">i</text:span><text:span text:style-name="_33_3">r</text:span><text:span text:style-name="_39_">s</text:span><text:span text:style-name="_31_7">t</text:span><text:span text:style-name="_32_5"> </text:span><text:span text:style-name="_35_">t</text:span><text:span text:style-name="_31_7">i</text:span><text:span text:style-name="_33_3">m</text:span><text:span text:style-name="_35_">e</text:span><text:span text:style-name="_31_3"> </text:span><text:span text:style-name="_33_3">M</text:span><text:span text:style-name="_35_">r</text:span><text:span text:style-name="_32_1">.</text:span><text:span text:style-name="_32_5"> </text:span><text:span text:style-name="_35_">M</text:span><text:span text:style-name="_32_4">c</text:span><text:span text:style-name="_33_3">W</text:span><text:span text:style-name="_39_">i</text:span><text:span text:style-name="_31_7">l</text:span><text:span text:style-name="_33_3">l</text:span><text:span text:style-name="_39_">i</text:span><text:span text:style-name="_32_3">a</text:span><text:span text:style-name="_33_3">m</text:span><text:span text:style-name="_39_">s</text:span><text:span text:style-name="_31_3"> </text:span><text:span text:style-name="_33_6">s</text:span><text:span text:style-name="_31_1">h</text:span><text:span text:style-name="_32_3">o</text:span><text:span text:style-name="_33_3">w</text:span><text:span text:style-name="_38_">e</text:span><text:span text:style-name="_31_7">d</text:span><text:span text:style-name="_32_5"> </text:span><text:span text:style-name="_35_">f</text:span><text:span text:style-name="_31_9">e</text:span><text:span text:style-name="_33_6">e</text:span><text:span text:style-name="_39_">l</text:span><text:span text:style-name="_32_1">i</text:span><text:span text:style-name="_33_5">n</text:span><text:span text:style-name="_38_">g</text:span><text:span text:style-name="_31_7">.</text:span><text:span text:style-name="_32_5"> </text:span><text:span text:style-name="_39_">W</text:span><text:span text:style-name="_32_4">h</text:span><text:span text:style-name="_33_1">e</text:span><text:span text:style-name="_31_2">n</text:span><text:span text:style-name="_32_3">e</text:span><text:span text:style-name="_33_4">v</text:span><text:span text:style-name="_38_">e</text:span><text:span text:style-name="_32_1">r</text:span><text:span text:style-name="_32_5"> </text:span><text:span text:style-name="_39_">I</text:span><text:span text:style-name="_31_3"> </text:span><text:span text:style-name="_33_5">p</text:span><text:span text:style-name="_38_">e</text:span><text:span text:style-name="_31_7">r</text:span><text:span text:style-name="_33_6">c</text:span><text:span text:style-name="_31_1">e</text:span><text:span text:style-name="_31_7">i</text:span><text:span text:style-name="_33_4">v</text:span><text:span text:style-name="_38_">e</text:span><text:span text:style-name="_31_3"> </text:span><text:span text:style-name="_32_9">t</text:span><text:span text:style-name="_31_1">h</text:span><text:span text:style-name="_31_7">i</text:span><text:span text:style-name="_33_6">s</text:span><text:span text:style-name="_31_"> </text:span><text:span text:style-name="_32_0">s</text:span><text:span text:style-name="_32_9">i</text:span><text:span text:style-name="_31_1">g</text:span><text:span text:style-name="_31_7">n</text:span><text:span text:style-name="_32_5"> </text:span><text:span text:style-name="_31_1">o</text:span><text:span text:style-name="_32_0">n</text:span><text:span text:style-name="_32_5"> </text:span><text:span text:style-name="_35_">t</text:span><text:span text:style-name="_32_4">h</text:span><text:span text:style-name="_32_9">i</text:span><text:span text:style-name="_31_0">s</text:span><text:span text:style-name="_31_3"> </text:span><text:span text:style-name="_32_9">m</text:span><text:span text:style-name="_37_">a</text:span><text:span text:style-name="_32_0">n</text:span><text:span text:style-name="_32_9">'</text:span><text:span text:style-name="_35_">s</text:span><text:span text:style-name="_31_3"> </text:span><text:span text:style-name="_33_6">d</text:span><text:span text:style-name="_39_">i</text:span><text:span text:style-name="_31_9">a</text:span><text:span text:style-name="_33_3">l</text:span><text:span text:style-name="_39_">,</text:span><text:span text:style-name="_31_3"> </text:span><text:span text:style-name="_33_3">I</text:span><text:span text:style-name="_31_"> </text:span><text:span text:style-name="_31_8">c</text:span><text:span text:style-name="_33_2">o</text:span><text:span text:style-name="_39_">m</text:span><text:span text:style-name="_32_0">p</text:span><text:span text:style-name="_33_3">r</text:span><text:span text:style-name="_37_">e</text:span><text:span text:style-name="_32_3">h</text:span><text:span text:style-name="_33_2">e</text:span><text:span text:style-name="_31_2">n</text:span><text:span text:style-name="_31_9">d</text:span><text:span text:style-name="_32_5"> </text:span><text:span text:style-name="_35_">i</text:span><text:span text:style-name="_32_1">t</text:span><text:span text:style-name="_33_3">,</text:span><text:span text:style-name="_31_"> </text:span><text:span text:style-name="_32_4">a</text:span><text:span text:style-name="_33_1">n</text:span><text:span text:style-name="_35_">d</text:span><text:span text:style-name="_31_3"> </text:span><text:span text:style-name="_32_9">l</text:span><text:span text:style-name="_37_">a</text:span><text:span text:style-name="_32_0">p</text:span><text:span text:style-name="_33_0">s</text:span><text:span text:style-name="_31_2">e</text:span><text:span text:style-name="_31_3"> </text:span><text:span text:style-name="_33_3">i</text:span><text:span text:style-name="_38_">n</text:span><text:span text:style-name="_32_1">t</text:span><text:span text:style-name="_33_5">o</text:span><text:span text:style-name="_31_"> </text:span><text:span text:style-name="_32_4">s</text:span><text:span text:style-name="_33_3">i</text:span><text:span text:style-name="_39_">l</text:span><text:span text:style-name="_32_3">e</text:span><text:span text:style-name="_33_1">n</text:span><text:span text:style-name="_31_2">c</text:span><text:span text:style-name="_32_1">e</text:span><text:span text:style-name="_33_3">,</text:span><text:span text:style-name="_31_"> </text:span><text:span text:style-name="_32_3">a</text:span><text:span text:style-name="_33_2">n</text:span><text:span text:style-name="_39_">d</text:span><text:span text:style-name="_31_3"> </text:span><text:span text:style-name="_33_2">g</text:span><text:span text:style-name="_35_">i</text:span><text:span text:style-name="_32_2">v</text:span><text:span text:style-name="_32_9">e</text:span><text:span text:style-name="_31_"> </text:span><text:span text:style-name="_32_1">h</text:span><text:span text:style-name="_32_9">i</text:span><text:span text:style-name="_39_">m</text:span><text:span text:style-name="_31_3"> </text:span><text:span text:style-name="_33_6">o</text:span><text:span text:style-name="_31_1">p</text:span><text:span text:style-name="_31_9">p</text:span><text:span text:style-name="_33_6">o</text:span><text:span text:style-name="_35_">r</text:span><text:span text:style-name="_32_1">t</text:span><text:span text:style-name="_33_5">u</text:span><text:span text:style-name="_31_2">n</text:span><text:span text:style-name="_31_7">i</text:span><text:span text:style-name="_33_3">t</text:span><text:span text:style-name="_39_">y</text:span><text:span text:style-name="_31_3"> </text:span><text:span text:style-name="_33_3">t</text:span><text:span text:style-name="_39_">o</text:span><text:span text:style-name="_31_3"> </text:span><text:span text:style-name="_33_6">u</text:span><text:span text:style-name="_37_">n</text:span><text:span text:style-name="_31_7">l</text:span><text:span text:style-name="_33_5">o</text:span><text:span text:style-name="_38_">a</text:span><text:span text:style-name="_31_7">d</text:span><text:span text:style-name="_32_5"> </text:span><text:span text:style-name="_37_">h</text:span><text:span text:style-name="_32_1">i</text:span><text:span text:style-name="_33_2">s</text:span><text:span text:style-name="_31_"> </text:span><text:span text:style-name="_32_0">h</text:span><text:span text:style-name="_33_5">e</text:span><text:span text:style-name="_35_">a</text:span><text:span text:style-name="_32_1">r</text:span><text:span text:style-name="_32_9">t</text:span><text:span text:style-name="_39_">.</text:span><text:span text:style-name="_31_3"> </text:span><text:span text:style-name="_32_9">S</text:span><text:span text:style-name="_38_">a</text:span><text:span text:style-name="_32_1">i</text:span><text:span text:style-name="_33_5">d</text:span><text:span text:style-name="_31_"> </text:span><text:span text:style-name="_32_3">h</text:span><text:span text:style-name="_33_6">e</text:span><text:span text:style-name="_39_">,</text:span><text:span text:style-name="_31_3"> </text:span><text:span text:style-name="_32_9">w</text:span><text:span text:style-name="_35_">i</text:span><text:span text:style-name="_32_1">t</text:span><text:span text:style-name="_33_3">h</text:span><text:span text:style-name="_31_"> </text:span><text:span text:style-name="_32_3">b</text:span><text:span text:style-name="_33_2">u</text:span><text:span text:style-name="_35_">t</text:span><text:span text:style-name="_31_3"> </text:span><text:span text:style-name="_33_3">i</text:span><text:span text:style-name="_35_">l</text:span><text:span text:style-name="_31_7">l</text:span>-<text:span text:style-name="_38_">c</text:span><text:span text:style-name="_32_3">o</text:span><text:span text:style-name="_33_5">n</text:span><text:span text:style-name="_35_">t</text:span><text:span text:style-name="_31_7">r</text:span><text:span text:style-name="_33_6">o</text:span><text:span text:style-name="_35_">l</text:span><text:span text:style-name="_32_1">l</text:span><text:span text:style-name="_33_6">e</text:span><text:span text:style-name="_37_">d</text:span><text:span text:style-name="_31_3"> </text:span><text:span text:style-name="_33_2">e</text:span><text:span text:style-name="_35_">m</text:span><text:span text:style-name="_31_9">o</text:span><text:span text:style-name="_32_9">t</text:span><text:span text:style-name="_39_">i</text:span><text:span text:style-name="_32_4">o</text:span><text:span text:style-name="_33_5">n</text:span><text:span text:style-name="_39_">:</text:span></text:p>
      <text:p text:style-name="P1"><text:span text:style-name="_32_9">"</text:span><text:span text:style-name="_39_">I</text:span><text:span text:style-name="_31_3"> </text:span><text:span text:style-name="_33_5">d</text:span><text:span text:style-name="_31_2">o</text:span><text:span text:style-name="_31_3"> </text:span><text:span text:style-name="_33_5">n</text:span><text:span text:style-name="_31_2">o</text:span><text:span text:style-name="_32_1">t</text:span><text:span text:style-name="_32_5"> </text:span><text:span text:style-name="_31_1">g</text:span><text:span text:style-name="_32_4">o</text:span><text:span text:style-name="_32_5"> </text:span><text:span text:style-name="_31_1">o</text:span><text:span text:style-name="_32_0">n</text:span><text:span text:style-name="_33_3">e</text:span><text:span text:style-name="_31_"> </text:span><text:span text:style-name="_31_8">s</text:span><text:span text:style-name="_32_9">i</text:span><text:span text:style-name="_38_">n</text:span><text:span text:style-name="_32_3">g</text:span><text:span text:style-name="_32_9">l</text:span><text:span text:style-name="_38_">e</text:span><text:span text:style-name="_31_3"> </text:span><text:span text:style-name="_33_0">c</text:span><text:span text:style-name="_38_">e</text:span><text:span text:style-name="_32_1">n</text:span><text:span text:style-name="_32_9">t</text:span><text:span text:style-name="_31_"> </text:span><text:span text:style-name="_32_3">o</text:span><text:span text:style-name="_33_6">n</text:span><text:span text:style-name="_31_"> </text:span><text:span text:style-name="_32_4">b</text:span><text:span text:style-name="_33_5">u</text:span><text:span text:style-name="_39_">r</text:span><text:span text:style-name="_32_4">g</text:span><text:span text:style-name="_32_9">l</text:span><text:span text:style-name="_31_1">a</text:span><text:span text:style-name="_32_1">r</text:span><text:span text:style-name="_32_5"> </text:span><text:span text:style-name="_31_1">a</text:span><text:span text:style-name="_31_7">l</text:span><text:span text:style-name="_33_6">a</text:span><text:span text:style-name="_35_">r</text:span><text:span text:style-name="_31_7">m</text:span><text:span text:style-name="_33_3">s</text:span><text:span text:style-name="_39_">,</text:span><text:span text:style-name="_31_3"> </text:span><text:span text:style-name="_33_3">M</text:span><text:span text:style-name="_39_">r</text:span><text:span text:style-name="_32_1">.</text:span><text:span text:style-name="_32_5"> </text:span><text:span text:style-name="_35_">T</text:span><text:span text:style-name="_32_1">w</text:span><text:span text:style-name="_33_5">a</text:span><text:span text:style-name="_39_">i</text:span><text:span text:style-name="_32_0">n</text:span>--<text:span text:style-name="_32_3">n</text:span><text:span text:style-name="_33_6">o</text:span><text:span text:style-name="_35_">t</text:span><text:span text:style-name="_31_3"> </text:span><text:span text:style-name="_33_3">a</text:span><text:span text:style-name="_31_"> </text:span><text:span text:style-name="_31_8">s</text:span><text:span text:style-name="_33_3">i</text:span><text:span text:style-name="_38_">n</text:span><text:span text:style-name="_32_3">g</text:span><text:span text:style-name="_33_3">l</text:span><text:span text:style-name="_31_2">e</text:span><text:span text:style-name="_31_3"> </text:span><text:span text:style-name="_33_2">c</text:span><text:span text:style-name="_37_">e</text:span><text:span text:style-name="_32_0">n</text:span><text:span text:style-name="_32_9">t</text:span>--<text:span text:style-name="_33_5">a</text:span><text:span text:style-name="_31_2">n</text:span><text:span text:style-name="_31_9">d</text:span><text:span text:style-name="_32_5"> </text:span><text:span text:style-name="_35_">I</text:span><text:span text:style-name="_31_3"> </text:span><text:span text:style-name="_33_3">w</text:span><text:span text:style-name="_35_">i</text:span><text:span text:style-name="_32_1">l</text:span><text:span text:style-name="_33_3">l</text:span><text:span text:style-name="_31_"> </text:span><text:span text:style-name="_32_1">t</text:span><text:span text:style-name="_33_3">e</text:span><text:span text:style-name="_35_">l</text:span><text:span text:style-name="_32_1">l</text:span><text:span text:style-name="_32_5"> </text:span><text:span text:style-name="_31_0">y</text:span><text:span text:style-name="_32_0">o</text:span><text:span text:style-name="_33_3">u</text:span><text:span text:style-name="_31_"> </text:span><text:span text:style-name="_31_7">w</text:span><text:span text:style-name="_33_5">h</text:span><text:span text:style-name="_38_">y</text:span><text:span text:style-name="_31_7">.</text:span><text:span text:style-name="_32_5"> </text:span><text:span text:style-name="_39_">W</text:span><text:span text:style-name="_31_9">h</text:span><text:span text:style-name="_33_6">e</text:span><text:span text:style-name="_35_">n</text:span><text:span text:style-name="_31_3"> </text:span><text:span text:style-name="_33_3">w</text:span><text:span text:style-name="_35_">e</text:span><text:span text:style-name="_31_3"> </text:span><text:span text:style-name="_32_9">w</text:span><text:span text:style-name="_31_1">e</text:span><text:span text:style-name="_31_7">r</text:span><text:span text:style-name="_33_6">e</text:span><text:span text:style-name="_31_"> </text:span><text:span text:style-name="_31_7">f</text:span><text:span text:style-name="_33_3">i</text:span><text:span text:style-name="_38_">n</text:span><text:span text:style-name="_32_1">i</text:span><text:span text:style-name="_33_0">s</text:span><text:span text:style-name="_31_2">h</text:span><text:span text:style-name="_32_1">i</text:span><text:span text:style-name="_33_1">n</text:span><text:span text:style-name="_35_">g</text:span><text:span text:style-name="_31_3"> </text:span><text:span text:style-name="_33_6">o</text:span><text:span text:style-name="_31_1">u</text:span><text:span text:style-name="_32_1">r</text:span><text:span text:style-name="_32_5"> </text:span><text:span text:style-name="_31_1">h</text:span><text:span text:style-name="_32_0">o</text:span><text:span text:style-name="_33_1">u</text:span><text:span text:style-name="_38_">s</text:span><text:span text:style-name="_31_7">e</text:span><text:span text:style-name="_33_3">,</text:span><text:span text:style-name="_31_"> </text:span><text:span text:style-name="_32_1">w</text:span><text:span text:style-name="_32_9">e</text:span><text:span text:style-name="_31_"> </text:span><text:span text:style-name="_31_7">f</text:span><text:span text:style-name="_33_1">o</text:span><text:span text:style-name="_38_">u</text:span><text:span text:style-name="_31_9">n</text:span><text:span text:style-name="_33_6">d</text:span><text:span text:style-name="_31_"> </text:span><text:span text:style-name="_31_7">w</text:span><text:span text:style-name="_33_3">e</text:span><text:span text:style-name="_31_"> </text:span><text:span text:style-name="_32_3">h</text:span><text:span text:style-name="_33_6">a</text:span><text:span text:style-name="_35_">d</text:span><text:span text:style-name="_31_3"> </text:span><text:span text:style-name="_32_9">a</text:span><text:span text:style-name="_31_"> </text:span><text:span text:style-name="_31_7">l</text:span><text:span text:style-name="_33_3">i</text:span><text:span text:style-name="_39_">t</text:span><text:span text:style-name="_32_1">t</text:span><text:span text:style-name="_32_9">l</text:span><text:span text:style-name="_35_">e</text:span><text:span text:style-name="_31_3"> </text:span><text:span text:style-name="_33_0">c</text:span><text:span text:style-name="_38_">a</text:span><text:span text:style-name="_32_4">s</text:span><text:span text:style-name="_33_1">h</text:span><text:span text:style-name="_31_"> </text:span><text:span text:style-name="_32_1">l</text:span><text:span text:style-name="_33_3">e</text:span><text:span text:style-name="_35_">f</text:span><text:span text:style-name="_32_1">t</text:span><text:span text:style-name="_32_5"> </text:span><text:span text:style-name="_31_1">o</text:span><text:span text:style-name="_32_4">v</text:span><text:span text:style-name="_32_9">e</text:span><text:span text:style-name="_39_">r</text:span><text:span text:style-name="_32_1">,</text:span><text:span text:style-name="_32_5"> </text:span><text:span text:style-name="_37_">o</text:span><text:span text:style-name="_32_0">n</text:span><text:span text:style-name="_32_5"> </text:span><text:span text:style-name="_37_">a</text:span><text:span text:style-name="_32_0">c</text:span><text:span text:style-name="_33_0">c</text:span><text:span text:style-name="_38_">o</text:span><text:span text:style-name="_31_9">u</text:span><text:span text:style-name="_33_2">n</text:span><text:span text:style-name="_39_">t</text:span><text:span text:style-name="_31_3"> </text:span><text:span text:style-name="_33_3">o</text:span><text:span text:style-name="_35_">f</text:span><text:span text:style-name="_31_3"> </text:span><text:span text:style-name="_33_3">t</text:span><text:span text:style-name="_31_2">h</text:span><text:span text:style-name="_32_3">e</text:span><text:span text:style-name="_32_5"> </text:span><text:span text:style-name="_38_">p</text:span><text:span text:style-name="_31_7">l</text:span><text:span text:style-name="_33_1">u</text:span><text:span text:style-name="_35_">m</text:span><text:span text:style-name="_31_9">b</text:span><text:span text:style-name="_33_2">e</text:span><text:span text:style-name="_39_">r</text:span><text:span text:style-name="_31_3"> </text:span><text:span text:style-name="_33_1">n</text:span><text:span text:style-name="_31_2">o</text:span><text:span text:style-name="_31_7">t</text:span><text:span text:style-name="_32_5"> </text:span><text:span text:style-name="_38_">k</text:span><text:span text:style-name="_32_3">n</text:span><text:span text:style-name="_33_2">o</text:span><text:span text:style-name="_35_">w</text:span><text:span text:style-name="_32_1">i</text:span><text:span text:style-name="_33_5">n</text:span><text:span text:style-name="_35_">g</text:span><text:span text:style-name="_31_3"> </text:span><text:span text:style-name="_33_3">i</text:span><text:span text:style-name="_35_">t</text:span><text:span text:style-name="_32_1">.</text:span><text:span text:style-name="_32_5"> </text:span><text:span text:style-name="_35_">I</text:span><text:span text:style-name="_31_3"> </text:span><text:span text:style-name="_33_3">w</text:span><text:span text:style-name="_37_">a</text:span><text:span text:style-name="_32_4">s</text:span><text:span text:style-name="_32_5"> </text:span><text:span text:style-name="_39_">f</text:span><text:span text:style-name="_32_1">o</text:span><text:span text:style-name="_33_3">r</text:span><text:span text:style-name="_31_"> </text:span><text:span text:style-name="_32_4">e</text:span><text:span text:style-name="_33_5">n</text:span><text:span text:style-name="_35_">l</text:span><text:span text:style-name="_32_1">i</text:span><text:span text:style-name="_33_1">g</text:span><text:span text:style-name="_38_">h</text:span><text:span text:style-name="_32_1">t</text:span><text:span text:style-name="_33_1">e</text:span><text:span text:style-name="_31_2">n</text:span><text:span text:style-name="_31_7">i</text:span><text:span text:style-name="_33_5">n</text:span><text:span text:style-name="_31_2">g</text:span><text:span text:style-name="_31_3"> </text:span><text:span text:style-name="_33_3">t</text:span><text:span text:style-name="_31_1">h</text:span><text:span text:style-name="_32_4">e</text:span><text:span text:style-name="_32_5"> </text:span><text:span text:style-name="_31_1">h</text:span><text:span text:style-name="_32_0">e</text:span><text:span text:style-name="_33_1">a</text:span><text:span text:style-name="_39_">t</text:span><text:span text:style-name="_32_4">h</text:span><text:span text:style-name="_33_6">e</text:span><text:span text:style-name="_31_1">n</text:span><text:span text:style-name="_31_3"> </text:span><text:span text:style-name="_32_9">w</text:span><text:span text:style-name="_39_">i</text:span><text:span text:style-name="_31_7">t</text:span><text:span text:style-name="_32_9">h</text:span><text:span text:style-name="_31_"> </text:span><text:span text:style-name="_32_1">i</text:span><text:span text:style-name="_33_3">t</text:span><text:span text:style-name="_35_">,</text:span><text:span text:style-name="_31_3"> </text:span><text:span text:style-name="_33_3">f</text:span><text:span text:style-name="_35_">o</text:span><text:span text:style-name="_31_7">r</text:span><text:span text:style-name="_32_5"> </text:span><text:span text:style-name="_39_">I</text:span><text:span text:style-name="_31_3"> </text:span><text:span text:style-name="_33_3">w</text:span><text:span text:style-name="_31_1">a</text:span><text:span text:style-name="_32_0">s</text:span><text:span text:style-name="_32_5"> </text:span><text:span text:style-name="_31_1">a</text:span><text:span text:style-name="_31_7">l</text:span><text:span text:style-name="_33_3">w</text:span><text:span text:style-name="_38_">a</text:span><text:span text:style-name="_32_0">y</text:span><text:span text:style-name="_33_4">s</text:span><text:span text:style-name="_31_"> </text:span><text:span text:style-name="_31_9">u</text:span><text:span text:style-name="_33_6">n</text:span><text:span text:style-name="_38_">a</text:span><text:span text:style-name="_31_8">c</text:span><text:span text:style-name="_33_4">c</text:span><text:span text:style-name="_31_2">o</text:span><text:span text:style-name="_32_0">u</text:span><text:span text:style-name="_33_1">n</text:span><text:span text:style-name="_39_">t</text:span><text:span text:style-name="_32_3">a</text:span><text:span text:style-name="_33_6">b</text:span><text:span text:style-name="_35_">l</text:span><text:span text:style-name="_31_7">y</text:span><text:span text:style-name="_32_5"> </text:span><text:span text:style-name="_31_1">d</text:span><text:span text:style-name="_32_0">o</text:span><text:span text:style-name="_33_3">w</text:span><text:span text:style-name="_35_">n</text:span><text:span text:style-name="_31_3"> </text:span><text:span text:style-name="_33_2">o</text:span><text:span text:style-name="_31_1">n</text:span><text:span text:style-name="_31_3"> </text:span><text:span text:style-name="_33_3">t</text:span><text:span text:style-name="_38_">h</text:span><text:span text:style-name="_31_9">e</text:span><text:span text:style-name="_32_5"> </text:span><text:span text:style-name="_31_2">h</text:span><text:span text:style-name="_32_3">e</text:span><text:span text:style-name="_33_6">a</text:span><text:span text:style-name="_35_">t</text:span><text:span text:style-name="_32_3">h</text:span><text:span text:style-name="_33_6">e</text:span><text:span text:style-name="_31_1">n</text:span><text:span text:style-name="_31_3"> </text:span><text:span text:style-name="_33_2">s</text:span><text:span text:style-name="_31_1">o</text:span><text:span text:style-name="_31_7">m</text:span><text:span text:style-name="_33_5">e</text:span><text:span text:style-name="_38_">h</text:span><text:span text:style-name="_32_1">o</text:span><text:span text:style-name="_32_9">w</text:span><text:span text:style-name="_35_">;</text:span><text:span text:style-name="_31_3"> </text:span><text:span text:style-name="_33_2">b</text:span><text:span text:style-name="_37_">u</text:span><text:span text:style-name="_31_7">t</text:span><text:span text:style-name="_32_5"> </text:span><text:span text:style-name="_35_">M</text:span><text:span text:style-name="_32_1">r</text:span><text:span text:style-name="_32_9">s</text:span><text:span text:style-name="_39_">.</text:span><text:span text:style-name="_31_3"> </text:span><text:span text:style-name="_33_3">M</text:span><text:span text:style-name="_31_0">c</text:span><text:span text:style-name="_31_7">W</text:span><text:span text:style-name="_32_9">i</text:span><text:span text:style-name="_35_">l</text:span><text:span text:style-name="_31_7">l</text:span><text:span text:style-name="_33_3">i</text:span><text:span text:style-name="_38_">a</text:span><text:span text:style-name="_32_1">m</text:span><text:span text:style-name="_33_3">s</text:span><text:span text:style-name="_31_"> </text:span><text:span text:style-name="_32_2">s</text:span><text:span text:style-name="_33_2">a</text:span><text:span text:style-name="_35_">i</text:span><text:span text:style-name="_31_7">d</text:span><text:span text:style-name="_32_5"> </text:span><text:span text:style-name="_37_">n</text:span><text:span text:style-name="_32_4">o</text:span><text:span text:style-name="_32_9">,</text:span><text:span text:style-name="_31_"> </text:span><text:span text:style-name="_31_7">l</text:span><text:span text:style-name="_33_5">e</text:span><text:span text:style-name="_35_">t</text:span><text:span text:style-name="_32_1">'</text:span><text:span text:style-name="_33_2">s</text:span><text:span text:style-name="_31_"> </text:span><text:span text:style-name="_31_9">h</text:span><text:span text:style-name="_33_6">a</text:span><text:span text:style-name="_38_">v</text:span><text:span text:style-name="_32_3">e</text:span><text:span text:style-name="_32_5"> </text:span><text:span text:style-name="_35_">a</text:span><text:span text:style-name="_31_3"> </text:span><text:span text:style-name="_33_6">b</text:span><text:span text:style-name="_31_1">u</text:span><text:span text:style-name="_32_1">r</text:span><text:span text:style-name="_33_1">g</text:span><text:span text:style-name="_35_">l</text:span><text:span text:style-name="_32_0">a</text:span><text:span text:style-name="_33_3">r</text:span><text:span text:style-name="_31_"> </text:span><text:span text:style-name="_32_0">a</text:span><text:span text:style-name="_33_3">l</text:span><text:span text:style-name="_37_">a</text:span><text:span text:style-name="_31_7">r</text:span><text:span text:style-name="_33_3">m</text:span><text:span text:style-name="_39_">.</text:span><text:span text:style-name="_31_3"> </text:span><text:span text:style-name="_33_3">I</text:span><text:span text:style-name="_31_"> </text:span><text:span text:style-name="_32_4">a</text:span><text:span text:style-name="_33_5">g</text:span><text:span text:style-name="_35_">r</text:span><text:span text:style-name="_31_9">e</text:span><text:span text:style-name="_33_6">e</text:span><text:span text:style-name="_35_">d</text:span><text:span text:style-name="_31_3"> </text:span><text:span text:style-name="_32_9">t</text:span><text:span text:style-name="_35_">o</text:span><text:span text:style-name="_31_3"> </text:span><text:span text:style-name="_33_3">t</text:span><text:span text:style-name="_38_">h</text:span><text:span text:style-name="_31_7">i</text:span><text:span text:style-name="_33_4">s</text:span><text:span text:style-name="_31_"> </text:span><text:span text:style-name="_31_8">c</text:span><text:span text:style-name="_33_6">o</text:span><text:span text:style-name="_35_">m</text:span><text:span text:style-name="_32_0">p</text:span><text:span text:style-name="_33_3">r</text:span><text:span text:style-name="_37_">o</text:span><text:span text:style-name="_32_1">m</text:span><text:span text:style-name="_32_9">i</text:span><text:span text:style-name="_31_2">s</text:span><text:span text:style-name="_31_9">e</text:span><text:span text:style-name="_32_9">.</text:span><text:span text:style-name="_31_"> </text:span><text:span text:style-name="_31_7">I</text:span><text:span text:style-name="_32_5"> </text:span><text:span text:style-name="_39_">w</text:span><text:span text:style-name="_31_7">i</text:span><text:span text:style-name="_32_9">l</text:span><text:span text:style-name="_39_">l</text:span><text:span text:style-name="_31_3"> </text:span><text:span text:style-name="_33_1">e</text:span><text:span text:style-name="_38_">x</text:span><text:span text:style-name="_31_9">p</text:span><text:span text:style-name="_33_3">l</text:span><text:span text:style-name="_38_">a</text:span><text:span text:style-name="_31_7">i</text:span><text:span text:style-name="_32_9">n</text:span><text:span text:style-name="_31_"> </text:span><text:span text:style-name="_32_1">t</text:span><text:span text:style-name="_33_5">h</text:span><text:span text:style-name="_31_2">a</text:span><text:span text:style-name="_31_7">t</text:span><text:span text:style-name="_32_5"> </text:span><text:span text:style-name="_39_">w</text:span><text:span text:style-name="_32_0">h</text:span><text:span text:style-name="_33_1">e</text:span><text:span text:style-name="_31_1">n</text:span><text:span text:style-name="_32_4">e</text:span><text:span text:style-name="_33_6">v</text:span><text:span text:style-name="_37_">e</text:span><text:span text:style-name="_31_7">r</text:span><text:span text:style-name="_32_5"> </text:span><text:span text:style-name="_35_">I</text:span><text:span text:style-name="_31_3"> </text:span><text:span text:style-name="_33_3">w</text:span><text:span text:style-name="_31_1">a</text:span><text:span text:style-name="_32_4">n</text:span><text:span text:style-name="_33_3">t</text:span><text:span text:style-name="_31_"> </text:span><text:span text:style-name="_31_7">a</text:span><text:span text:style-name="_32_5"> </text:span><text:span text:style-name="_35_">t</text:span><text:span text:style-name="_32_3">h</text:span><text:span text:style-name="_33_3">i</text:span><text:span text:style-name="_31_2">n</text:span><text:span text:style-name="_32_1">g</text:span><text:span text:style-name="_33_3">,</text:span><text:span text:style-name="_31_"> </text:span><text:span text:style-name="_31_9">a</text:span><text:span text:style-name="_33_6">n</text:span><text:span text:style-name="_35_">d</text:span><text:span text:style-name="_31_3"> </text:span><text:span text:style-name="_33_3">M</text:span><text:span text:style-name="_39_">r</text:span><text:span text:style-name="_31_7">s</text:span><text:span text:style-name="_33_3">.</text:span><text:span text:style-name="_31_"> </text:span><text:span text:style-name="_32_1">M</text:span><text:span text:style-name="_33_2">c</text:span><text:span text:style-name="_39_">W</text:span><text:span text:style-name="_32_1">i</text:span><text:span text:style-name="_32_9">l</text:span><text:span text:style-name="_39_">l</text:span><text:span text:style-name="_31_7">i</text:span><text:span text:style-name="_33_5">a</text:span><text:span text:style-name="_39_">m</text:span><text:span text:style-name="_32_1">s</text:span><text:span text:style-name="_32_5"> </text:span><text:span text:style-name="_39_">w</text:span><text:span text:style-name="_32_0">a</text:span><text:span text:style-name="_33_5">n</text:span><text:span text:style-name="_35_">t</text:span><text:span text:style-name="_31_7">s</text:span><text:span text:style-name="_32_5"> </text:span><text:span text:style-name="_37_">a</text:span><text:span text:style-name="_32_0">n</text:span><text:span text:style-name="_33_2">o</text:span><text:span text:style-name="_39_">t</text:span><text:span text:style-name="_32_3">h</text:span><text:span text:style-name="_33_3">e</text:span><text:span text:style-name="_35_">r</text:span><text:span text:style-name="_31_3"> </text:span><text:span text:style-name="_33_3">t</text:span><text:span text:style-name="_37_">h</text:span><text:span text:style-name="_32_1">i</text:span><text:span text:style-name="_33_6">n</text:span><text:span text:style-name="_35_">g</text:span><text:span text:style-name="_32_1">,</text:span><text:span text:style-name="_32_5"> </text:span><text:span text:style-name="_38_">a</text:span><text:span text:style-name="_31_9">n</text:span><text:span text:style-name="_32_9">d</text:span><text:span text:style-name="_31_"> </text:span><text:span text:style-name="_31_7">w</text:span><text:span text:style-name="_33_3">e</text:span><text:span text:style-name="_31_"> </text:span><text:span text:style-name="_31_9">d</text:span><text:span text:style-name="_33_6">e</text:span><text:span text:style-name="_36_">c</text:span><text:span text:style-name="_31_7">i</text:span><text:span text:style-name="_33_6">d</text:span><text:span text:style-name="_39_">e</text:span><text:span text:style-name="_31_3"> </text:span><text:span text:style-name="_33_6">u</text:span><text:span text:style-name="_31_1">p</text:span><text:span text:style-name="_31_9">o</text:span><text:span text:style-name="_33_6">n</text:span><text:span text:style-name="_31_"> </text:span><text:span text:style-name="_32_1">t</text:span><text:span text:style-name="_33_2">h</text:span><text:span text:style-name="_37_">e</text:span><text:span text:style-name="_31_3"> </text:span><text:span text:style-name="_32_9">t</text:span><text:span text:style-name="_31_2">h</text:span><text:span text:style-name="_32_1">i</text:span><text:span text:style-name="_33_5">n</text:span><text:span text:style-name="_35_">g</text:span><text:span text:style-name="_31_3"> </text:span><text:span text:style-name="_33_3">t</text:span><text:span text:style-name="_31_2">h</text:span><text:span text:style-name="_32_3">a</text:span><text:span text:style-name="_32_9">t</text:span><text:span text:style-name="_31_"> </text:span><text:span text:style-name="_32_1">M</text:span><text:span text:style-name="_32_9">r</text:span><text:span text:style-name="_35_">s</text:span><text:span text:style-name="_32_1">.</text:span><text:span text:style-name="_32_5"> </text:span><text:span text:style-name="_35_">M</text:span><text:span text:style-name="_32_4">c</text:span><text:span text:style-name="_33_3">W</text:span><text:span text:style-name="_39_">i</text:span><text:span text:style-name="_31_7">l</text:span><text:span text:style-name="_33_3">l</text:span><text:span text:style-name="_39_">i</text:span><text:span text:style-name="_31_9">a</text:span><text:span text:style-name="_33_3">m</text:span><text:span text:style-name="_35_">s</text:span><text:span text:style-name="_31_3"> </text:span><text:span text:style-name="_33_3">w</text:span><text:span text:style-name="_31_2">a</text:span><text:span text:style-name="_32_3">n</text:span><text:span text:style-name="_32_9">t</text:span><text:span text:style-name="_31_0">s</text:span>--<text:span text:style-name="_31_2">a</text:span><text:span text:style-name="_31_7">s</text:span><text:span text:style-name="_32_5"> </text:span><text:span text:style-name="_35_">w</text:span><text:span text:style-name="_31_7">e</text:span><text:span text:style-name="_32_5"> </text:span><text:span text:style-name="_31_2">a</text:span><text:span text:style-name="_32_1">l</text:span><text:span text:style-name="_32_9">w</text:span><text:span text:style-name="_37_">a</text:span><text:span text:style-name="_32_4">y</text:span><text:span text:style-name="_33_0">s</text:span><text:span text:style-name="_31_"> </text:span><text:span text:style-name="_32_3">d</text:span><text:span text:style-name="_33_2">o</text:span><text:span text:style-name="_31_"> </text:span>--<text:span text:style-name="_31_2">s</text:span><text:span text:style-name="_31_9">h</text:span><text:span text:style-name="_33_3">e</text:span><text:span text:style-name="_31_"> </text:span><text:span text:style-name="_31_8">c</text:span><text:span text:style-name="_33_2">a</text:span><text:span text:style-name="_35_">l</text:span><text:span text:style-name="_32_1">l</text:span><text:span text:style-name="_32_9">s</text:span><text:span text:style-name="_31_"> </text:span><text:span text:style-name="_32_1">t</text:span><text:span text:style-name="_33_1">h</text:span><text:span text:style-name="_38_">a</text:span><text:span text:style-name="_32_1">t</text:span><text:span text:style-name="_32_5"> </text:span><text:span text:style-name="_39_">a</text:span><text:span text:style-name="_31_3"> </text:span><text:span text:style-name="_33_6">c</text:span><text:span text:style-name="_37_">o</text:span><text:span text:style-name="_32_1">m</text:span><text:span text:style-name="_33_2">p</text:span><text:span text:style-name="_39_">r</text:span><text:span text:style-name="_32_3">o</text:span><text:span text:style-name="_32_9">m</text:span><text:span text:style-name="_39_">i</text:span><text:span text:style-name="_31_8">s</text:span><text:span text:style-name="_33_6">e</text:span><text:span text:style-name="_35_">.</text:span><text:span text:style-name="_31_3"> </text:span><text:span text:style-name="_32_9">V</text:span><text:span text:style-name="_37_">e</text:span><text:span text:style-name="_32_1">r</text:span><text:span text:style-name="_33_6">y</text:span><text:span text:style-name="_31_"> </text:span><text:span text:style-name="_32_1">w</text:span><text:span text:style-name="_33_3">e</text:span><text:span text:style-name="_39_">l</text:span><text:span text:style-name="_31_7">l</text:span><text:span text:style-name="_32_9">:</text:span><text:span text:style-name="_31_"> </text:span><text:span text:style-name="_31_7">t</text:span><text:span text:style-name="_33_5">h</text:span><text:span text:style-name="_31_2">e</text:span><text:span text:style-name="_31_3"> </text:span><text:span text:style-name="_32_9">m</text:span><text:span text:style-name="_38_">a</text:span><text:span text:style-name="_32_3">n</text:span><text:span text:style-name="_32_5"> </text:span><text:span text:style-name="_36_">c</text:span><text:span text:style-name="_32_4">a</text:span><text:span text:style-name="_33_3">m</text:span><text:span text:style-name="_39_">e</text:span><text:span text:style-name="_31_3"> </text:span><text:span text:style-name="_33_6">u</text:span><text:span text:style-name="_31_1">p</text:span><text:span text:style-name="_31_3"> </text:span><text:span text:style-name="_33_3">f</text:span><text:span text:style-name="_35_">r</text:span><text:span text:style-name="_32_1">o</text:span><text:span text:style-name="_33_3">m</text:span><text:span text:style-name="_31_"> </text:span><text:span text:style-name="_32_1">N</text:span><text:span text:style-name="_32_9">e</text:span><text:span text:style-name="_35_">w</text:span><text:span text:style-name="_31_3"> </text:span><text:span text:style-name="_33_3">Y</text:span><text:span text:style-name="_31_1">o</text:span><text:span text:style-name="_32_1">r</text:span><text:span text:style-name="_33_2">k</text:span><text:span text:style-name="_31_"> </text:span><text:span text:style-name="_32_4">a</text:span><text:span text:style-name="_33_5">n</text:span><text:span text:style-name="_39_">d</text:span><text:span text:style-name="_31_3"> </text:span><text:span text:style-name="_33_2">p</text:span><text:span text:style-name="_37_">u</text:span><text:span text:style-name="_32_1">t</text:span><text:span text:style-name="_32_5"> </text:span><text:span text:style-name="_35_">i</text:span><text:span text:style-name="_31_7">n</text:span><text:span text:style-name="_32_5"> </text:span><text:span text:style-name="_39_">t</text:span><text:span text:style-name="_32_3">h</text:span><text:span text:style-name="_33_6">e</text:span><text:span text:style-name="_31_"> </text:span><text:span text:style-name="_32_4">a</text:span><text:span text:style-name="_33_3">l</text:span><text:span text:style-name="_31_1">a</text:span><text:span text:style-name="_32_1">r</text:span><text:span text:style-name="_33_3">m</text:span><text:span text:style-name="_35_">,</text:span><text:span text:style-name="_31_3"> </text:span><text:span text:style-name="_33_1">a</text:span><text:span text:style-name="_31_2">n</text:span><text:span text:style-name="_31_7">d</text:span><text:span text:style-name="_32_5"> </text:span><text:span text:style-name="_38_">c</text:span><text:span text:style-name="_31_9">h</text:span><text:span text:style-name="_33_2">a</text:span><text:span text:style-name="_35_">r</text:span><text:span text:style-name="_31_9">g</text:span><text:span text:style-name="_33_2">e</text:span><text:span text:style-name="_37_">d</text:span><text:span text:style-name="_31_3"> </text:span><text:span text:style-name="_32_9">t</text:span><text:span text:style-name="_38_">h</text:span><text:span text:style-name="_32_1">r</text:span><text:span text:style-name="_33_1">e</text:span><text:span text:style-name="_35_">e</text:span><text:span text:style-name="_31_3"> </text:span><text:span text:style-name="_33_5">h</text:span><text:span text:style-name="_38_">u</text:span><text:span text:style-name="_32_0">n</text:span><text:span text:style-name="_33_1">d</text:span><text:span text:style-name="_39_">r</text:span><text:span text:style-name="_32_0">e</text:span><text:span text:style-name="_33_1">d</text:span><text:span text:style-name="_31_"> </text:span><text:span text:style-name="_31_9">a</text:span><text:span text:style-name="_33_2">n</text:span><text:span text:style-name="_39_">d</text:span><text:span text:style-name="_31_3"> </text:span><text:span text:style-name="_32_9">t</text:span><text:span text:style-name="_35_">w</text:span><text:span text:style-name="_31_9">e</text:span><text:span text:style-name="_33_2">n</text:span><text:span text:style-name="_35_">t</text:span><text:span text:style-name="_32_4">y</text:span>-<text:span text:style-name="_35_">f</text:span><text:span text:style-name="_32_1">i</text:span><text:span text:style-name="_33_0">v</text:span><text:span text:style-name="_35_">e</text:span><text:span text:style-name="_31_3"> </text:span><text:span text:style-name="_33_6">d</text:span><text:span text:style-name="_37_">o</text:span><text:span text:style-name="_31_7">l</text:span><text:span text:style-name="_33_3">l</text:span><text:span text:style-name="_37_">a</text:span><text:span text:style-name="_32_1">r</text:span><text:span text:style-name="_33_6">s</text:span><text:span text:style-name="_31_"> </text:span><text:span text:style-name="_32_1">f</text:span><text:span text:style-name="_33_3">o</text:span><text:span text:style-name="_35_">r</text:span><text:span text:style-name="_31_3"> </text:span><text:span text:style-name="_33_3">i</text:span><text:span text:style-name="_39_">t</text:span><text:span text:style-name="_32_1">,</text:span><text:span text:style-name="_32_5"> </text:span><text:span text:style-name="_38_">a</text:span><text:span text:style-name="_31_9">n</text:span><text:span text:style-name="_32_9">d</text:span><text:span text:style-name="_31_"> </text:span><text:span text:style-name="_32_0">s</text:span><text:span text:style-name="_33_1">a</text:span><text:span text:style-name="_35_">i</text:span><text:span text:style-name="_31_7">d</text:span><text:span text:style-name="_32_5"> </text:span><text:span text:style-name="_35_">w</text:span><text:span text:style-name="_32_1">e</text:span><text:span text:style-name="_32_5"> </text:span><text:span text:style-name="_31_0">c</text:span><text:span text:style-name="_32_0">o</text:span><text:span text:style-name="_33_5">u</text:span><text:span text:style-name="_39_">l</text:span><text:span text:style-name="_32_0">d</text:span><text:span text:style-name="_32_5"> </text:span><text:span text:style-name="_38_">s</text:span><text:span text:style-name="_31_7">l</text:span><text:span text:style-name="_33_5">e</text:span><text:span text:style-name="_38_">e</text:span><text:span text:style-name="_31_9">p</text:span><text:span text:style-name="_32_5"> </text:span><text:span text:style-name="_39_">w</text:span><text:span text:style-name="_32_1">i</text:span><text:span text:style-name="_33_3">t</text:span><text:span text:style-name="_38_">h</text:span><text:span text:style-name="_31_9">o</text:span><text:span text:style-name="_32_9">u</text:span><text:span text:style-name="_39_">t</text:span><text:span text:style-name="_31_3"> </text:span><text:span text:style-name="_33_2">u</text:span><text:span text:style-name="_37_">n</text:span><text:span text:style-name="_32_3">e</text:span><text:span text:style-name="_33_6">a</text:span><text:span text:style-name="_31_0">s</text:span><text:span text:style-name="_32_1">i</text:span><text:span text:style-name="_33_6">n</text:span><text:span text:style-name="_38_">e</text:span><text:span text:style-name="_32_2">s</text:span><text:span text:style-name="_32_9">s</text:span><text:span text:style-name="_31_"> </text:span><text:span text:style-name="_32_4">n</text:span><text:span text:style-name="_33_5">o</text:span><text:span text:style-name="_35_">w</text:span><text:span text:style-name="_32_1">.</text:span><text:span text:style-name="_32_5"> </text:span><text:span text:style-name="_39_">S</text:span><text:span text:style-name="_31_7">o</text:span><text:span text:style-name="_32_5"> </text:span><text:span text:style-name="_39_">w</text:span><text:span text:style-name="_32_1">e</text:span><text:span text:style-name="_32_5"> </text:span><text:span text:style-name="_38_">d</text:span><text:span text:style-name="_32_1">i</text:span><text:span text:style-name="_33_5">d</text:span><text:span text:style-name="_31_"> </text:span><text:span text:style-name="_32_1">f</text:span><text:span text:style-name="_32_9">o</text:span><text:span text:style-name="_39_">r</text:span><text:span text:style-name="_31_3"> </text:span><text:span text:style-name="_33_2">a</text:span><text:span text:style-name="_39_">w</text:span><text:span text:style-name="_31_9">h</text:span><text:span text:style-name="_32_9">i</text:span><text:span text:style-name="_39_">l</text:span><text:span text:style-name="_32_4">e</text:span>--<text:span text:style-name="_31_8">s</text:span><text:span text:style-name="_33_6">a</text:span><text:span text:style-name="_36_">y</text:span><text:span text:style-name="_31_3"> </text:span><text:span text:style-name="_32_9">a</text:span><text:span text:style-name="_31_"> </text:span><text:span text:style-name="_32_1">m</text:span><text:span text:style-name="_33_6">o</text:span><text:span text:style-name="_37_">n</text:span><text:span text:style-name="_31_7">t</text:span><text:span text:style-name="_33_3">h</text:span><text:span text:style-name="_35_">.</text:span><text:span text:style-name="_31_3"> </text:span><text:span text:style-name="_33_3">T</text:span><text:span text:style-name="_37_">h</text:span><text:span text:style-name="_32_0">e</text:span><text:span text:style-name="_32_9">n</text:span><text:span text:style-name="_31_"> </text:span><text:span text:style-name="_32_3">o</text:span><text:span text:style-name="_33_6">n</text:span><text:span text:style-name="_39_">e</text:span><text:span text:style-name="_31_3"> </text:span><text:span text:style-name="_33_5">n</text:span><text:span text:style-name="_35_">i</text:span><text:span text:style-name="_32_4">g</text:span><text:span text:style-name="_32_9">h</text:span><text:span text:style-name="_39_">t</text:span><text:span text:style-name="_31_3"> </text:span><text:span text:style-name="_32_9">w</text:span><text:span text:style-name="_39_">e</text:span><text:span text:style-name="_31_3"> </text:span><text:span text:style-name="_33_6">s</text:span><text:span text:style-name="_39_">m</text:span><text:span text:style-name="_31_9">e</text:span><text:span text:style-name="_33_3">l</text:span><text:span text:style-name="_39_">l</text:span><text:span text:style-name="_32_0">e</text:span><text:span text:style-name="_33_5">d</text:span><text:span text:style-name="_31_"> </text:span><text:span text:style-name="_31_8">s</text:span><text:span text:style-name="_32_9">m</text:span><text:span text:style-name="_38_">o</text:span><text:span text:style-name="_32_4">k</text:span><text:span text:style-name="_33_1">e</text:span><text:span text:style-name="_39_">,</text:span><text:span text:style-name="_31_3"> </text:span><text:span text:style-name="_33_5">a</text:span><text:span text:style-name="_38_">n</text:span><text:span text:style-name="_31_7">d</text:span><text:span text:style-name="_32_5"> </text:span><text:span text:style-name="_35_">I</text:span><text:span text:style-name="_31_3"> </text:span><text:span text:style-name="_32_9">w</text:span><text:span text:style-name="_31_1">a</text:span><text:span text:style-name="_32_0">s</text:span><text:span text:style-name="_32_5"> </text:span><text:span text:style-name="_31_1">a</text:span><text:span text:style-name="_32_0">d</text:span><text:span text:style-name="_33_0">v</text:span><text:span text:style-name="_35_">i</text:span><text:span text:style-name="_32_0">s</text:span><text:span text:style-name="_33_6">e</text:span><text:span text:style-name="_37_">d</text:span><text:span text:style-name="_31_3"> </text:span><text:span text:style-name="_33_3">t</text:span><text:span text:style-name="_39_">o</text:span><text:span text:style-name="_31_3"> </text:span><text:span text:style-name="_33_1">g</text:span><text:span text:style-name="_38_">e</text:span><text:span text:style-name="_32_1">t</text:span><text:span text:style-name="_32_5"> </text:span><text:span text:style-name="_37_">u</text:span><text:span text:style-name="_32_0">p</text:span><text:span text:style-name="_32_5"> </text:span><text:span text:style-name="_31_2">a</text:span><text:span text:style-name="_32_3">n</text:span><text:span text:style-name="_33_3">d</text:span><text:span text:style-name="_31_"> </text:span><text:span text:style-name="_32_0">s</text:span><text:span text:style-name="_33_1">e</text:span><text:span text:style-name="_35_">e</text:span><text:span text:style-name="_31_3"> </text:span><text:span text:style-name="_33_3">w</text:span><text:span text:style-name="_31_1">h</text:span><text:span text:style-name="_32_4">a</text:span><text:span text:style-name="_33_3">t</text:span><text:span text:style-name="_31_"> </text:span><text:span text:style-name="_32_1">t</text:span><text:span text:style-name="_33_1">h</text:span><text:span text:style-name="_31_2">e</text:span><text:span text:style-name="_31_3"> </text:span><text:span text:style-name="_33_3">m</text:span><text:span text:style-name="_31_2">a</text:span><text:span text:style-name="_31_7">t</text:span><text:span text:style-name="_32_9">t</text:span><text:span text:style-name="_31_1">e</text:span><text:span text:style-name="_32_1">r</text:span><text:span text:style-name="_32_5"> </text:span><text:span text:style-name="_39_">w</text:span><text:span text:style-name="_31_9">a</text:span><text:span text:style-name="_33_6">s</text:span><text:span text:style-name="_39_">.</text:span><text:span text:style-name="_31_3"> </text:span><text:span text:style-name="_32_9">I</text:span><text:span text:style-name="_31_"> </text:span><text:span text:style-name="_31_7">l</text:span><text:span text:style-name="_33_3">i</text:span><text:span text:style-name="_39_">t</text:span><text:span text:style-name="_31_3"> </text:span><text:span text:style-name="_33_3">a</text:span><text:span text:style-name="_31_"> </text:span><text:span text:style-name="_32_0">c</text:span><text:span text:style-name="_33_1">a</text:span><text:span text:style-name="_31_2">n</text:span><text:span text:style-name="_32_3">d</text:span><text:span text:style-name="_32_9">l</text:span><text:span text:style-name="_35_">e</text:span><text:span text:style-name="_31_7">,</text:span><text:span text:style-name="_32_5"> </text:span><text:span text:style-name="_31_1">a</text:span><text:span text:style-name="_32_0">n</text:span><text:span text:style-name="_33_3">d</text:span><text:span text:style-name="_31_"> </text:span><text:span text:style-name="_31_8">s</text:span><text:span text:style-name="_33_3">t</text:span><text:span text:style-name="_31_2">a</text:span><text:span text:style-name="_31_7">r</text:span><text:span text:style-name="_32_9">t</text:span><text:span text:style-name="_31_2">e</text:span><text:span text:style-name="_32_3">d</text:span><text:span text:style-name="_32_5"> </text:span><text:span text:style-name="_35_">t</text:span><text:span text:style-name="_32_3">o</text:span><text:span text:style-name="_33_3">w</text:span><text:span text:style-name="_31_2">a</text:span><text:span text:style-name="_31_7">r</text:span><text:span text:style-name="_33_3">d</text:span><text:span text:style-name="_31_"> </text:span><text:span text:style-name="_31_7">t</text:span><text:span text:style-name="_33_5">h</text:span><text:span text:style-name="_38_">e</text:span><text:span text:style-name="_31_3"> </text:span><text:span text:style-name="_33_4">s</text:span><text:span text:style-name="_39_">t</text:span><text:span text:style-name="_32_4">a</text:span><text:span text:style-name="_32_9">i</text:span><text:span text:style-name="_39_">r</text:span><text:span text:style-name="_31_7">s</text:span><text:span text:style-name="_32_9">,</text:span><text:span text:style-name="_31_"> </text:span><text:span text:style-name="_32_4">a</text:span><text:span text:style-name="_33_5">n</text:span><text:span text:style-name="_35_">d</text:span><text:span text:style-name="_31_3"> </text:span><text:span text:style-name="_32_9">m</text:span><text:span text:style-name="_39_">e</text:span><text:span text:style-name="_32_1">t</text:span><text:span text:style-name="_32_5"> </text:span><text:span text:style-name="_39_">a</text:span><text:span text:style-name="_31_3"> </text:span><text:span text:style-name="_33_1">b</text:span><text:span text:style-name="_38_">u</text:span><text:span text:style-name="_32_1">r</text:span><text:span text:style-name="_33_1">g</text:span><text:span text:style-name="_39_">l</text:span><text:span text:style-name="_32_0">a</text:span><text:span text:style-name="_32_9">r</text:span><text:span text:style-name="_31_"> </text:span><text:span text:style-name="_32_0">c</text:span><text:span text:style-name="_33_1">o</text:span><text:span text:style-name="_39_">m</text:span><text:span text:style-name="_31_7">i</text:span><text:span text:style-name="_33_2">n</text:span><text:span text:style-name="_37_">g</text:span><text:span text:style-name="_31_3"> </text:span><text:span text:style-name="_33_6">o</text:span><text:span text:style-name="_37_">u</text:span><text:span text:style-name="_31_7">t</text:span><text:span text:style-name="_32_5"> </text:span><text:span text:style-name="_35_">o</text:span><text:span text:style-name="_31_7">f</text:span><text:span text:style-name="_32_5"> </text:span><text:span text:style-name="_35_">a</text:span><text:span text:style-name="_31_3"> </text:span><text:span text:style-name="_32_9">r</text:span><text:span text:style-name="_37_">o</text:span><text:span text:style-name="_32_0">o</text:span><text:span text:style-name="_32_9">m</text:span><text:span text:style-name="_31_"> </text:span><text:span text:style-name="_32_1">w</text:span><text:span text:style-name="_33_3">i</text:span><text:span text:style-name="_39_">t</text:span><text:span text:style-name="_31_7">h</text:span><text:span text:style-name="_32_5"> </text:span><text:span text:style-name="_35_">a</text:span><text:span text:style-name="_31_3"> </text:span><text:span text:style-name="_33_6">b</text:span><text:span text:style-name="_37_">a</text:span><text:span text:style-name="_31_8">s</text:span><text:span text:style-name="_33_2">k</text:span><text:span text:style-name="_39_">e</text:span><text:span text:style-name="_32_1">t</text:span><text:span text:style-name="_32_5"> </text:span><text:span text:style-name="_39_">o</text:span><text:span text:style-name="_32_1">f</text:span><text:span text:style-name="_32_5"> </text:span><text:span text:style-name="_39_">t</text:span><text:span text:style-name="_32_1">i</text:span><text:span text:style-name="_33_5">n</text:span><text:span text:style-name="_39_">w</text:span><text:span text:style-name="_32_0">a</text:span><text:span text:style-name="_32_9">r</text:span><text:span text:style-name="_39_">e</text:span><text:span text:style-name="_32_1">,</text:span><text:span text:style-name="_32_5"> </text:span><text:span text:style-name="_35_">w</text:span><text:span text:style-name="_31_9">h</text:span><text:span text:style-name="_32_9">i</text:span><text:span text:style-name="_31_2">c</text:span><text:span text:style-name="_32_1">h</text:span><text:span text:style-name="_32_5"> </text:span><text:span text:style-name="_31_2">h</text:span><text:span text:style-name="_32_3">e</text:span><text:span text:style-name="_32_5"> </text:span><text:span text:style-name="_37_">h</text:span><text:span text:style-name="_32_0">a</text:span><text:span text:style-name="_32_9">d</text:span><text:span text:style-name="_31_"> </text:span><text:span text:style-name="_32_1">m</text:span><text:span text:style-name="_33_3">i</text:span><text:span text:style-name="_38_">s</text:span><text:span text:style-name="_31_7">t</text:span><text:span text:style-name="_33_5">a</text:span><text:span text:style-name="_38_">k</text:span><text:span text:style-name="_31_9">e</text:span><text:span text:style-name="_33_3">n</text:span><text:span text:style-name="_31_"> </text:span><text:span text:style-name="_32_1">f</text:span><text:span text:style-name="_32_9">o</text:span><text:span text:style-name="_35_">r</text:span><text:span text:style-name="_31_3"> </text:span><text:span text:style-name="_33_2">s</text:span><text:span text:style-name="_37_">o</text:span><text:span text:style-name="_31_7">l</text:span><text:span text:style-name="_33_3">i</text:span><text:span text:style-name="_39_">d</text:span><text:span text:style-name="_31_3"> </text:span><text:span text:style-name="_33_2">s</text:span><text:span text:style-name="_39_">i</text:span><text:span text:style-name="_31_7">l</text:span><text:span text:style-name="_33_4">v</text:span><text:span text:style-name="_35_">e</text:span><text:span text:style-name="_32_1">r</text:span><text:span text:style-name="_32_5"> </text:span><text:span text:style-name="_39_">i</text:span><text:span text:style-name="_31_7">n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4">d</text:span><text:span text:style-name="_33_1">a</text:span><text:span text:style-name="_35_">r</text:span><text:span text:style-name="_31_7">k</text:span><text:span text:style-name="_32_9">.</text:span><text:span text:style-name="_31_"> </text:span><text:span text:style-name="_32_1">H</text:span><text:span text:style-name="_32_9">e</text:span><text:span text:style-name="_31_"> </text:span><text:span text:style-name="_31_7">w</text:span><text:span text:style-name="_33_1">a</text:span><text:span text:style-name="_38_">s</text:span><text:span text:style-name="_31_3"> </text:span><text:span text:style-name="_33_2">s</text:span><text:span text:style-name="_39_">m</text:span><text:span text:style-name="_32_3">o</text:span><text:span text:style-name="_33_2">k</text:span><text:span text:style-name="_35_">i</text:span><text:span text:style-name="_31_9">n</text:span><text:span text:style-name="_33_3">g</text:span><text:span text:style-name="_31_"> </text:span><text:span text:style-name="_32_1">a</text:span><text:span text:style-name="_32_5"> </text:span><text:span text:style-name="_31_1">p</text:span><text:span text:style-name="_31_7">i</text:span><text:span text:style-name="_33_6">p</text:span><text:span text:style-name="_35_">e</text:span><text:span text:style-name="_32_1">.</text:span><text:span text:style-name="_32_5"> </text:span><text:span text:style-name="_35_">I</text:span><text:span text:style-name="_31_3"> </text:span><text:span text:style-name="_33_4">s</text:span><text:span text:style-name="_31_2">a</text:span><text:span text:style-name="_31_7">i</text:span><text:span text:style-name="_32_9">d</text:span><text:span text:style-name="_35_">,</text:span><text:span text:style-name="_31_3"> </text:span><text:span text:style-name="_33_3">'</text:span><text:span text:style-name="_35_">M</text:span><text:span text:style-name="_31_7">y</text:span><text:span text:style-name="_32_5"> </text:span><text:span text:style-name="_39_">f</text:span><text:span text:style-name="_31_7">r</text:span><text:span text:style-name="_33_3">i</text:span><text:span text:style-name="_31_2">e</text:span><text:span text:style-name="_32_3">n</text:span><text:span text:style-name="_32_9">d</text:span><text:span text:style-name="_35_">,</text:span><text:span text:style-name="_31_3"> </text:span><text:span text:style-name="_32_9">w</text:span><text:span text:style-name="_39_">e</text:span><text:span text:style-name="_31_3"> </text:span><text:span text:style-name="_33_5">d</text:span><text:span text:style-name="_31_2">o</text:span><text:span text:style-name="_31_3"> </text:span><text:span text:style-name="_33_1">n</text:span><text:span text:style-name="_31_2">o</text:span><text:span text:style-name="_32_1">t</text:span><text:span text:style-name="_32_5"> </text:span><text:span text:style-name="_38_">a</text:span><text:span text:style-name="_32_1">l</text:span><text:span text:style-name="_33_3">l</text:span><text:span text:style-name="_31_1">o</text:span><text:span text:style-name="_31_7">w</text:span><text:span text:style-name="_32_5"> </text:span><text:span text:style-name="_36_">s</text:span><text:span text:style-name="_31_7">m</text:span><text:span text:style-name="_33_6">o</text:span><text:span text:style-name="_36_">k</text:span><text:span text:style-name="_32_1">i</text:span><text:span text:style-name="_33_6">n</text:span><text:span text:style-name="_39_">g</text:span><text:span text:style-name="_31_3"> </text:span><text:span text:style-name="_33_3">i</text:span><text:span text:style-name="_39_">n</text:span><text:span text:style-name="_31_3"> </text:span><text:span text:style-name="_32_9">t</text:span><text:span text:style-name="_38_">h</text:span><text:span text:style-name="_31_7">i</text:span><text:span text:style-name="_33_4">s</text:span><text:span text:style-name="_31_"> </text:span><text:span text:style-name="_32_1">r</text:span><text:span text:style-name="_33_6">o</text:span><text:span text:style-name="_31_1">o</text:span><text:span text:style-name="_31_7">m</text:span><text:span text:style-name="_33_3">.</text:span><text:span text:style-name="_35_">'</text:span><text:span text:style-name="_31_3"> </text:span><text:span text:style-name="_32_9">H</text:span><text:span text:style-name="_35_">e</text:span><text:span text:style-name="_31_3"> </text:span><text:span text:style-name="_33_0">s</text:span><text:span text:style-name="_38_">a</text:span><text:span text:style-name="_32_1">i</text:span><text:span text:style-name="_32_9">d</text:span><text:span text:style-name="_31_"> </text:span><text:span text:style-name="_31_9">h</text:span><text:span text:style-name="_33_6">e</text:span><text:span text:style-name="_31_"> </text:span><text:span text:style-name="_31_7">w</text:span><text:span text:style-name="_33_1">a</text:span><text:span text:style-name="_31_2">s</text:span><text:span text:style-name="_31_3"> </text:span><text:span text:style-name="_33_3">a</text:span><text:span text:style-name="_31_"> </text:span><text:span text:style-name="_31_8">s</text:span><text:span text:style-name="_32_9">t</text:span><text:span text:style-name="_35_">r</text:span><text:span text:style-name="_32_4">a</text:span><text:span text:style-name="_33_5">n</text:span><text:span text:style-name="_38_">g</text:span><text:span text:style-name="_31_7">e</text:span><text:span text:style-name="_33_3">r</text:span><text:span text:style-name="_39_">,</text:span><text:span text:style-name="_31_3"> </text:span><text:span text:style-name="_33_6">a</text:span><text:span text:style-name="_37_">n</text:span><text:span text:style-name="_31_7">d</text:span><text:span text:style-name="_32_5"> </text:span><text:span text:style-name="_38_">c</text:span><text:span text:style-name="_32_3">o</text:span><text:span text:style-name="_33_1">u</text:span><text:span text:style-name="_39_">l</text:span><text:span text:style-name="_32_4">d</text:span><text:span text:style-name="_32_5"> </text:span><text:span text:style-name="_38_">n</text:span><text:span text:style-name="_31_9">o</text:span><text:span text:style-name="_33_3">t</text:span><text:span text:style-name="_31_"> </text:span><text:span text:style-name="_32_0">b</text:span><text:span text:style-name="_33_5">e</text:span><text:span text:style-name="_31_"> </text:span><text:span text:style-name="_32_4">e</text:span><text:span text:style-name="_33_4">x</text:span><text:span text:style-name="_38_">p</text:span><text:span text:style-name="_31_9">e</text:span><text:span text:style-name="_33_4">c</text:span><text:span text:style-name="_35_">t</text:span><text:span text:style-name="_32_0">e</text:span><text:span text:style-name="_33_3">d</text:span><text:span text:style-name="_31_"> </text:span><text:span text:style-name="_31_7">t</text:span><text:span text:style-name="_32_9">o</text:span><text:span text:style-name="_31_"> </text:span><text:span text:style-name="_32_4">k</text:span><text:span text:style-name="_33_5">n</text:span><text:span text:style-name="_39_">o</text:span><text:span text:style-name="_31_7">w</text:span><text:span text:style-name="_32_5"> </text:span><text:span text:style-name="_35_">t</text:span><text:span text:style-name="_32_4">h</text:span><text:span text:style-name="_33_1">e</text:span><text:span text:style-name="_31_"> </text:span><text:span text:style-name="_31_7">r</text:span><text:span text:style-name="_33_2">u</text:span><text:span text:style-name="_39_">l</text:span><text:span text:style-name="_32_3">e</text:span><text:span text:style-name="_33_3">s</text:span><text:span text:style-name="_31_"> </text:span><text:span text:style-name="_31_7">o</text:span><text:span text:style-name="_33_3">f</text:span><text:span text:style-name="_31_"> </text:span><text:span text:style-name="_31_7">t</text:span><text:span text:style-name="_33_5">h</text:span><text:span text:style-name="_38_">e</text:span><text:span text:style-name="_31_3"> </text:span><text:span text:style-name="_33_2">h</text:span><text:span text:style-name="_37_">o</text:span><text:span text:style-name="_32_4">u</text:span><text:span text:style-name="_33_0">s</text:span><text:span text:style-name="_39_">e</text:span><text:span text:style-name="_32_1">:</text:span><text:span text:style-name="_32_5"> </text:span><text:span text:style-name="_31_0">s</text:span><text:span text:style-name="_32_0">a</text:span><text:span text:style-name="_33_3">i</text:span><text:span text:style-name="_35_">d</text:span><text:span text:style-name="_31_3"> </text:span><text:span text:style-name="_33_1">h</text:span><text:span text:style-name="_31_2">e</text:span><text:span text:style-name="_31_3"> </text:span><text:span text:style-name="_33_6">h</text:span><text:span text:style-name="_31_1">a</text:span><text:span text:style-name="_32_1">d</text:span><text:span text:style-name="_32_5"> </text:span><text:span text:style-name="_38_">b</text:span><text:span text:style-name="_32_3">e</text:span><text:span text:style-name="_33_1">e</text:span><text:span text:style-name="_31_2">n</text:span><text:span text:style-name="_31_3"> </text:span><text:span text:style-name="_33_3">i</text:span><text:span text:style-name="_39_">n</text:span><text:span text:style-name="_31_3"> </text:span><text:span text:style-name="_33_3">m</text:span><text:span text:style-name="_37_">a</text:span><text:span text:style-name="_32_0">n</text:span><text:span text:style-name="_33_3">y</text:span><text:span text:style-name="_31_"> </text:span><text:span text:style-name="_32_3">h</text:span><text:span text:style-name="_33_6">o</text:span><text:span text:style-name="_31_2">u</text:span><text:span text:style-name="_32_2">s</text:span><text:span text:style-name="_33_6">e</text:span><text:span text:style-name="_31_0">s</text:span><text:span text:style-name="_31_3"> </text:span><text:span text:style-name="_33_3">j</text:span><text:span text:style-name="_31_2">u</text:span><text:span text:style-name="_32_2">s</text:span><text:span text:style-name="_32_9">t</text:span><text:span text:style-name="_31_"> </text:span><text:span text:style-name="_31_9">a</text:span><text:span text:style-name="_33_2">s</text:span><text:span text:style-name="_31_"> </text:span><text:span text:style-name="_31_9">g</text:span><text:span text:style-name="_33_6">o</text:span><text:span text:style-name="_38_">o</text:span><text:span text:style-name="_32_3">d</text:span><text:span text:style-name="_32_5"> </text:span><text:span text:style-name="_38_">a</text:span><text:span text:style-name="_31_8">s</text:span><text:span text:style-name="_32_5"> </text:span><text:span text:style-name="_35_">t</text:span><text:span text:style-name="_31_9">h</text:span><text:span text:style-name="_32_9">i</text:span><text:span text:style-name="_38_">s</text:span><text:span text:style-name="_31_3"> </text:span><text:span text:style-name="_33_1">o</text:span><text:span text:style-name="_31_2">n</text:span><text:span text:style-name="_32_1">e</text:span><text:span text:style-name="_32_9">,</text:span><text:span text:style-name="_31_"> </text:span><text:span text:style-name="_31_9">a</text:span><text:span text:style-name="_33_6">n</text:span><text:span text:style-name="_39_">d</text:span><text:span text:style-name="_31_3"> </text:span><text:span text:style-name="_32_9">i</text:span><text:span text:style-name="_39_">t</text:span><text:span text:style-name="_31_3"> </text:span><text:span text:style-name="_33_2">h</text:span><text:span text:style-name="_37_">a</text:span><text:span text:style-name="_32_1">d</text:span><text:span text:style-name="_32_5"> </text:span><text:span text:style-name="_37_">n</text:span><text:span text:style-name="_32_0">e</text:span><text:span text:style-name="_33_2">v</text:span><text:span text:style-name="_37_">e</text:span><text:span text:style-name="_31_7">r</text:span><text:span text:style-name="_32_5"> </text:span><text:span text:style-name="_31_2">b</text:span><text:span text:style-name="_32_3">e</text:span><text:span text:style-name="_33_5">e</text:span><text:span text:style-name="_38_">n</text:span><text:span text:style-name="_31_3"> </text:span><text:span text:style-name="_33_5">o</text:span><text:span text:style-name="_38_">b</text:span><text:span text:style-name="_32_1">j</text:span><text:span text:style-name="_33_5">e</text:span><text:span text:style-name="_31_2">c</text:span><text:span text:style-name="_31_7">t</text:span><text:span text:style-name="_33_6">e</text:span><text:span text:style-name="_37_">d</text:span><text:span text:style-name="_31_3"> </text:span><text:span text:style-name="_32_9">t</text:span><text:span text:style-name="_35_">o</text:span><text:span text:style-name="_31_3"> </text:span><text:span text:style-name="_33_5">b</text:span><text:span text:style-name="_38_">e</text:span><text:span text:style-name="_32_1">f</text:span><text:span text:style-name="_33_5">o</text:span><text:span text:style-name="_35_">r</text:span><text:span text:style-name="_32_0">e</text:span><text:span text:style-name="_33_3">.</text:span><text:span text:style-name="_31_"> </text:span><text:span text:style-name="_32_1">H</text:span><text:span text:style-name="_33_3">e</text:span><text:span text:style-name="_31_"> </text:span><text:span text:style-name="_32_0">a</text:span><text:span text:style-name="_33_1">d</text:span><text:span text:style-name="_38_">d</text:span><text:span text:style-name="_32_3">e</text:span><text:span text:style-name="_32_9">d</text:span><text:span text:style-name="_31_"> </text:span><text:span text:style-name="_31_7">t</text:span><text:span text:style-name="_33_5">h</text:span><text:span text:style-name="_38_">a</text:span><text:span text:style-name="_31_7">t</text:span><text:span text:style-name="_32_5"> </text:span><text:span text:style-name="_31_2">a</text:span><text:span text:style-name="_31_8">s</text:span><text:span text:style-name="_32_5"> </text:span><text:span text:style-name="_39_">f</text:span><text:span text:style-name="_31_7">a</text:span><text:span text:style-name="_32_9">r</text:span><text:span text:style-name="_31_"> </text:span><text:span text:style-name="_31_9">a</text:span><text:span text:style-name="_33_6">s</text:span><text:span text:style-name="_31_"> </text:span><text:span text:style-name="_31_9">h</text:span><text:span text:style-name="_32_9">i</text:span><text:span text:style-name="_38_">s</text:span><text:span text:style-name="_31_3"> </text:span><text:span text:style-name="_33_2">e</text:span><text:span text:style-name="_31_0">x</text:span><text:span text:style-name="_32_3">p</text:span><text:span text:style-name="_33_6">e</text:span><text:span text:style-name="_35_">r</text:span><text:span text:style-name="_32_1">i</text:span><text:span text:style-name="_33_5">e</text:span><text:span text:style-name="_31_2">n</text:span><text:span text:style-name="_31_8">c</text:span><text:span text:style-name="_33_2">e</text:span><text:span text:style-name="_31_"> </text:span><text:span text:style-name="_31_7">w</text:span><text:span text:style-name="_33_5">e</text:span><text:span text:style-name="_31_2">n</text:span><text:span text:style-name="_32_1">t</text:span><text:span text:style-name="_33_3">,</text:span><text:span text:style-name="_31_"> </text:span><text:span text:style-name="_31_8">s</text:span><text:span text:style-name="_33_6">u</text:span><text:span text:style-name="_36_">c</text:span><text:span text:style-name="_32_4">h</text:span><text:span text:style-name="_32_5"> </text:span><text:span text:style-name="_39_">r</text:span><text:span text:style-name="_32_4">u</text:span><text:span text:style-name="_32_9">l</text:span><text:span text:style-name="_31_1">e</text:span><text:span text:style-name="_31_7">s</text:span><text:span text:style-name="_32_5"> </text:span><text:span text:style-name="_38_">h</text:span><text:span text:style-name="_31_9">a</text:span><text:span text:style-name="_33_3">d</text:span><text:span text:style-name="_31_"> </text:span><text:span text:style-name="_31_9">n</text:span><text:span text:style-name="_33_6">e</text:span><text:span text:style-name="_38_">v</text:span><text:span text:style-name="_32_3">e</text:span><text:span text:style-name="_32_9">r</text:span><text:span text:style-name="_31_"> </text:span><text:span text:style-name="_32_3">b</text:span><text:span text:style-name="_33_6">e</text:span><text:span text:style-name="_31_2">e</text:span><text:span text:style-name="_31_9">n</text:span><text:span text:style-name="_32_5"> </text:span><text:span text:style-name="_31_0">c</text:span><text:span text:style-name="_32_0">o</text:span><text:span text:style-name="_33_1">n</text:span><text:span text:style-name="_38_">s</text:span><text:span text:style-name="_32_1">i</text:span><text:span text:style-name="_33_2">d</text:span><text:span text:style-name="_37_">e</text:span><text:span text:style-name="_32_1">r</text:span><text:span text:style-name="_33_6">e</text:span><text:span text:style-name="_37_">d</text:span><text:span text:style-name="_31_3"> </text:span><text:span text:style-name="_33_3">t</text:span><text:span text:style-name="_39_">o</text:span><text:span text:style-name="_31_3"> </text:span><text:span text:style-name="_33_6">a</text:span><text:span text:style-name="_31_1">p</text:span><text:span text:style-name="_32_4">p</text:span><text:span text:style-name="_32_9">l</text:span><text:span text:style-name="_36_">y</text:span><text:span text:style-name="_31_3"> </text:span><text:span text:style-name="_32_9">t</text:span><text:span text:style-name="_35_">o</text:span><text:span text:style-name="_31_3"> </text:span><text:span text:style-name="_33_2">b</text:span><text:span text:style-name="_37_">u</text:span><text:span text:style-name="_31_7">r</text:span><text:span text:style-name="_33_1">g</text:span><text:span text:style-name="_35_">l</text:span><text:span text:style-name="_32_0">a</text:span><text:span text:style-name="_33_3">r</text:span><text:span text:style-name="_39_">s</text:span><text:span text:style-name="_32_1">,</text:span><text:span text:style-name="_32_5"> </text:span><text:span text:style-name="_31_2">a</text:span><text:span text:style-name="_31_9">n</text:span><text:span text:style-name="_33_2">y</text:span><text:span text:style-name="_35_">w</text:span><text:span text:style-name="_31_9">a</text:span><text:span text:style-name="_32_9">y</text:span><text:span text:style-name="_39_">.</text:span></text:p>
      <text:p text:style-name="P1"><text:span text:style-name="_33_3">"</text:span><text:span text:style-name="_39_">I</text:span><text:span text:style-name="_31_3"> </text:span><text:span text:style-name="_33_6">s</text:span><text:span text:style-name="_31_1">a</text:span><text:span text:style-name="_32_1">i</text:span><text:span text:style-name="_32_9">d</text:span><text:span text:style-name="_39_">:</text:span><text:span text:style-name="_31_3"> </text:span><text:span text:style-name="_32_9">'</text:span><text:span text:style-name="_39_">S</text:span><text:span text:style-name="_32_1">m</text:span><text:span text:style-name="_33_6">o</text:span><text:span text:style-name="_36_">k</text:span><text:span text:style-name="_32_1">e</text:span><text:span text:style-name="_32_5"> </text:span><text:span text:style-name="_31_1">a</text:span><text:span text:style-name="_32_1">l</text:span><text:span text:style-name="_33_6">o</text:span><text:span text:style-name="_31_2">n</text:span><text:span text:style-name="_31_9">g</text:span><text:span text:style-name="_32_9">,</text:span><text:span text:style-name="_31_"> </text:span><text:span text:style-name="_32_1">t</text:span><text:span text:style-name="_33_6">h</text:span><text:span text:style-name="_31_1">e</text:span><text:span text:style-name="_31_7">n</text:span><text:span text:style-name="_32_9">,</text:span><text:span text:style-name="_31_"> </text:span><text:span text:style-name="_32_1">i</text:span><text:span text:style-name="_33_3">f</text:span><text:span text:style-name="_31_"> </text:span><text:span text:style-name="_32_1">i</text:span><text:span text:style-name="_32_9">t</text:span><text:span text:style-name="_31_"> </text:span><text:span text:style-name="_32_1">i</text:span><text:span text:style-name="_32_9">s</text:span><text:span text:style-name="_31_"> </text:span><text:span text:style-name="_31_7">t</text:span><text:span text:style-name="_33_1">h</text:span><text:span text:style-name="_38_">e</text:span><text:span text:style-name="_31_3"> </text:span><text:span text:style-name="_33_6">c</text:span><text:span text:style-name="_31_1">u</text:span><text:span text:style-name="_32_0">s</text:span><text:span text:style-name="_32_9">t</text:span><text:span text:style-name="_31_1">o</text:span><text:span text:style-name="_31_7">m</text:span><text:span text:style-name="_32_9">,</text:span><text:span text:style-name="_31_"> </text:span><text:span text:style-name="_32_1">t</text:span><text:span text:style-name="_33_6">h</text:span><text:span text:style-name="_37_">o</text:span><text:span text:style-name="_32_3">u</text:span><text:span text:style-name="_33_2">g</text:span><text:span text:style-name="_39_">h</text:span><text:span text:style-name="_31_3"> </text:span><text:span text:style-name="_33_3">I</text:span><text:span text:style-name="_31_"> </text:span><text:span text:style-name="_32_1">t</text:span><text:span text:style-name="_33_6">h</text:span><text:span text:style-name="_35_">i</text:span><text:span text:style-name="_31_9">n</text:span><text:span text:style-name="_32_9">k</text:span><text:span text:style-name="_31_"> </text:span><text:span text:style-name="_32_1">t</text:span><text:span text:style-name="_33_1">h</text:span><text:span text:style-name="_38_">a</text:span><text:span text:style-name="_32_1">t</text:span><text:span text:style-name="_32_5"> </text:span><text:span text:style-name="_39_">t</text:span><text:span text:style-name="_31_9">h</text:span><text:span text:style-name="_33_6">e</text:span><text:span text:style-name="_31_"> </text:span><text:span text:style-name="_32_4">c</text:span><text:span text:style-name="_33_1">o</text:span><text:span text:style-name="_37_">n</text:span><text:span text:style-name="_32_0">c</text:span><text:span text:style-name="_33_1">e</text:span><text:span text:style-name="_38_">d</text:span><text:span text:style-name="_32_1">i</text:span><text:span text:style-name="_33_1">n</text:span><text:span text:style-name="_31_2">g</text:span><text:span text:style-name="_31_3"> </text:span><text:span text:style-name="_32_9">o</text:span><text:span text:style-name="_35_">f</text:span><text:span text:style-name="_31_3"> </text:span><text:span text:style-name="_32_9">a</text:span><text:span text:style-name="_31_"> </text:span><text:span text:style-name="_32_0">p</text:span><text:span text:style-name="_32_9">r</text:span><text:span text:style-name="_35_">i</text:span><text:span text:style-name="_32_2">v</text:span><text:span text:style-name="_33_3">i</text:span><text:span text:style-name="_35_">l</text:span><text:span text:style-name="_31_9">e</text:span><text:span text:style-name="_33_2">g</text:span><text:span text:style-name="_39_">e</text:span><text:span text:style-name="_31_3"> </text:span><text:span text:style-name="_33_3">t</text:span><text:span text:style-name="_35_">o</text:span><text:span text:style-name="_31_3"> </text:span><text:span text:style-name="_33_3">a</text:span><text:span text:style-name="_31_"> </text:span><text:span text:style-name="_32_0">b</text:span><text:span text:style-name="_33_5">u</text:span><text:span text:style-name="_39_">r</text:span><text:span text:style-name="_32_4">g</text:span><text:span text:style-name="_32_9">l</text:span><text:span text:style-name="_31_1">a</text:span><text:span text:style-name="_32_1">r</text:span><text:span text:style-name="_32_5"> </text:span><text:span text:style-name="_39_">w</text:span><text:span text:style-name="_32_3">h</text:span><text:span text:style-name="_33_3">i</text:span><text:span text:style-name="_38_">c</text:span><text:span text:style-name="_31_7">h</text:span><text:span text:style-name="_32_5"> </text:span><text:span text:style-name="_35_">i</text:span><text:span text:style-name="_31_7">s</text:span><text:span text:style-name="_32_5"> </text:span><text:span text:style-name="_37_">d</text:span><text:span text:style-name="_32_0">e</text:span><text:span text:style-name="_33_6">n</text:span><text:span text:style-name="_35_">i</text:span><text:span text:style-name="_32_3">e</text:span><text:span text:style-name="_33_3">d</text:span><text:span text:style-name="_31_"> </text:span><text:span text:style-name="_32_1">t</text:span><text:span text:style-name="_32_9">o</text:span><text:span text:style-name="_31_"> </text:span><text:span text:style-name="_31_7">a</text:span><text:span text:style-name="_32_5"> </text:span><text:span text:style-name="_31_1">b</text:span><text:span text:style-name="_31_7">i</text:span><text:span text:style-name="_33_6">s</text:span><text:span text:style-name="_37_">h</text:span><text:span text:style-name="_32_4">o</text:span><text:span text:style-name="_32_9">p</text:span><text:span text:style-name="_31_"> </text:span><text:span text:style-name="_31_7">i</text:span><text:span text:style-name="_32_9">s</text:span><text:span text:style-name="_31_"> </text:span><text:span text:style-name="_31_7">a</text:span><text:span text:style-name="_32_5"> </text:span><text:span text:style-name="_31_2">c</text:span><text:span text:style-name="_32_3">o</text:span><text:span text:style-name="_33_2">n</text:span><text:span text:style-name="_36_">s</text:span><text:span text:style-name="_32_3">p</text:span><text:span text:style-name="_32_9">i</text:span><text:span text:style-name="_31_2">c</text:span><text:span text:style-name="_32_0">u</text:span><text:span text:style-name="_33_5">o</text:span><text:span text:style-name="_31_1">u</text:span><text:span text:style-name="_32_4">s</text:span><text:span text:style-name="_32_5"> </text:span><text:span text:style-name="_31_2">s</text:span><text:span text:style-name="_32_1">i</text:span><text:span text:style-name="_33_1">g</text:span><text:span text:style-name="_35_">n</text:span><text:span text:style-name="_31_3"> </text:span><text:span text:style-name="_33_3">o</text:span><text:span text:style-name="_35_">f</text:span><text:span text:style-name="_31_3"> </text:span><text:span text:style-name="_33_3">t</text:span><text:span text:style-name="_31_1">h</text:span><text:span text:style-name="_32_4">e</text:span><text:span text:style-name="_32_5"> </text:span><text:span text:style-name="_35_">l</text:span><text:span text:style-name="_32_3">o</text:span><text:span text:style-name="_33_6">o</text:span><text:span text:style-name="_31_0">s</text:span><text:span text:style-name="_32_4">e</text:span><text:span text:style-name="_33_6">n</text:span><text:span text:style-name="_31_1">e</text:span><text:span text:style-name="_32_2">s</text:span><text:span text:style-name="_33_2">s</text:span><text:span text:style-name="_31_"> </text:span><text:span text:style-name="_31_7">o</text:span><text:span text:style-name="_32_9">f</text:span><text:span text:style-name="_31_"> </text:span><text:span text:style-name="_31_7">t</text:span><text:span text:style-name="_33_1">h</text:span><text:span text:style-name="_38_">e</text:span><text:span text:style-name="_31_3"> </text:span><text:span text:style-name="_33_3">t</text:span><text:span text:style-name="_35_">i</text:span><text:span text:style-name="_32_1">m</text:span><text:span text:style-name="_33_6">e</text:span><text:span text:style-name="_31_0">s</text:span><text:span text:style-name="_32_1">.</text:span><text:span text:style-name="_32_5"> </text:span><text:span text:style-name="_35_">B</text:span><text:span text:style-name="_32_1">u</text:span><text:span text:style-name="_32_9">t</text:span><text:span text:style-name="_31_"> </text:span><text:span text:style-name="_31_7">w</text:span><text:span text:style-name="_33_6">a</text:span><text:span text:style-name="_39_">i</text:span><text:span text:style-name="_31_8">v</text:span><text:span text:style-name="_32_9">i</text:span><text:span text:style-name="_31_1">n</text:span><text:span text:style-name="_32_0">g</text:span><text:span text:style-name="_32_5"> </text:span><text:span text:style-name="_39_">a</text:span><text:span text:style-name="_31_7">l</text:span><text:span text:style-name="_32_9">l</text:span><text:span text:style-name="_31_"> </text:span><text:span text:style-name="_31_7">t</text:span><text:span text:style-name="_33_5">h</text:span><text:span text:style-name="_38_">a</text:span><text:span text:style-name="_32_1">t</text:span><text:span text:style-name="_32_9">,</text:span><text:span text:style-name="_31_"> </text:span><text:span text:style-name="_32_1">w</text:span><text:span text:style-name="_33_1">h</text:span><text:span text:style-name="_38_">a</text:span><text:span text:style-name="_32_1">t</text:span><text:span text:style-name="_32_5"> </text:span><text:span text:style-name="_31_2">b</text:span><text:span text:style-name="_31_9">u</text:span><text:span text:style-name="_33_4">s</text:span><text:span text:style-name="_35_">i</text:span><text:span text:style-name="_32_4">n</text:span><text:span text:style-name="_33_6">e</text:span><text:span text:style-name="_31_0">s</text:span><text:span text:style-name="_31_7">s</text:span><text:span text:style-name="_32_5"> </text:span><text:span text:style-name="_31_2">h</text:span><text:span text:style-name="_31_9">a</text:span><text:span text:style-name="_33_4">v</text:span><text:span text:style-name="_31_2">e</text:span><text:span text:style-name="_31_3"> </text:span><text:span text:style-name="_33_6">y</text:span><text:span text:style-name="_37_">o</text:span><text:span text:style-name="_32_1">u</text:span><text:span text:style-name="_32_5"> </text:span><text:span text:style-name="_39_">t</text:span><text:span text:style-name="_32_1">o</text:span><text:span text:style-name="_32_5"> </text:span><text:span text:style-name="_37_">b</text:span><text:span text:style-name="_32_0">e</text:span><text:span text:style-name="_32_5"> </text:span><text:span text:style-name="_38_">e</text:span><text:span text:style-name="_32_3">n</text:span><text:span text:style-name="_33_3">t</text:span><text:span text:style-name="_31_1">e</text:span><text:span text:style-name="_32_1">r</text:span><text:span text:style-name="_32_9">i</text:span><text:span text:style-name="_38_">n</text:span><text:span text:style-name="_31_7">g</text:span><text:span text:style-name="_32_5"> </text:span><text:span text:style-name="_39_">t</text:span><text:span text:style-name="_32_3">h</text:span><text:span text:style-name="_32_9">i</text:span><text:span text:style-name="_38_">s</text:span><text:span text:style-name="_31_3"> </text:span><text:span text:style-name="_33_1">h</text:span><text:span text:style-name="_38_">o</text:span><text:span text:style-name="_32_4">u</text:span><text:span text:style-name="_33_0">s</text:span><text:span text:style-name="_39_">e</text:span><text:span text:style-name="_31_3"> </text:span><text:span text:style-name="_32_9">i</text:span><text:span text:style-name="_39_">n</text:span><text:span text:style-name="_31_3"> </text:span><text:span text:style-name="_32_9">t</text:span><text:span text:style-name="_31_1">h</text:span><text:span text:style-name="_31_7">i</text:span><text:span text:style-name="_33_2">s</text:span><text:span text:style-name="_31_"> </text:span><text:span text:style-name="_32_1">f</text:span><text:span text:style-name="_33_5">u</text:span><text:span text:style-name="_39_">r</text:span><text:span text:style-name="_32_1">t</text:span><text:span text:style-name="_32_9">i</text:span><text:span text:style-name="_38_">v</text:span><text:span text:style-name="_32_1">e</text:span><text:span text:style-name="_32_5"> </text:span><text:span text:style-name="_37_">a</text:span><text:span text:style-name="_32_0">n</text:span><text:span text:style-name="_32_9">d</text:span><text:span text:style-name="_31_"> </text:span><text:span text:style-name="_32_0">c</text:span><text:span text:style-name="_33_3">l</text:span><text:span text:style-name="_37_">a</text:span><text:span text:style-name="_32_0">n</text:span><text:span text:style-name="_33_5">d</text:span><text:span text:style-name="_38_">e</text:span><text:span text:style-name="_31_8">s</text:span><text:span text:style-name="_33_3">t</text:span><text:span text:style-name="_35_">i</text:span><text:span text:style-name="_32_3">n</text:span><text:span text:style-name="_33_6">e</text:span><text:span text:style-name="_31_"> </text:span><text:span text:style-name="_32_1">w</text:span><text:span text:style-name="_33_6">a</text:span><text:span text:style-name="_31_0">y</text:span><text:span text:style-name="_32_1">,</text:span><text:span text:style-name="_32_5"> </text:span><text:span text:style-name="_39_">w</text:span><text:span text:style-name="_32_1">i</text:span><text:span text:style-name="_32_9">t</text:span><text:span text:style-name="_38_">h</text:span><text:span text:style-name="_32_3">o</text:span><text:span text:style-name="_32_9">u</text:span><text:span text:style-name="_35_">t</text:span><text:span text:style-name="_31_3"> </text:span><text:span text:style-name="_32_9">r</text:span><text:span text:style-name="_39_">i</text:span><text:span text:style-name="_31_9">n</text:span><text:span text:style-name="_33_6">g</text:span><text:span text:style-name="_35_">i</text:span><text:span text:style-name="_32_0">n</text:span><text:span text:style-name="_33_1">g</text:span><text:span text:style-name="_31_"> </text:span><text:span text:style-name="_32_1">t</text:span><text:span text:style-name="_33_1">h</text:span><text:span text:style-name="_31_2">e</text:span><text:span text:style-name="_31_3"> </text:span><text:span text:style-name="_33_5">b</text:span><text:span text:style-name="_31_2">u</text:span><text:span text:style-name="_31_7">r</text:span><text:span text:style-name="_33_1">g</text:span><text:span text:style-name="_35_">l</text:span><text:span text:style-name="_32_0">a</text:span><text:span text:style-name="_32_9">r</text:span><text:span text:style-name="_31_"> </text:span><text:span text:style-name="_31_9">a</text:span><text:span text:style-name="_32_9">l</text:span><text:span text:style-name="_38_">a</text:span><text:span text:style-name="_31_7">r</text:span><text:span text:style-name="_32_9">m</text:span><text:span text:style-name="_39_">?</text:span><text:span text:style-name="_32_1">'</text:span></text:p>
      <text:p text:style-name="P1"><text:span text:style-name="_39_">"</text:span><text:span text:style-name="_31_7">H</text:span><text:span text:style-name="_32_9">e</text:span><text:span text:style-name="_31_"> </text:span><text:span text:style-name="_32_1">l</text:span><text:span text:style-name="_33_6">o</text:span><text:span text:style-name="_31_1">o</text:span><text:span text:style-name="_32_2">k</text:span><text:span text:style-name="_33_2">e</text:span><text:span text:style-name="_35_">d</text:span><text:span text:style-name="_31_3"> </text:span><text:span text:style-name="_33_4">c</text:span><text:span text:style-name="_38_">o</text:span><text:span text:style-name="_32_0">n</text:span><text:span text:style-name="_33_3">f</text:span><text:span text:style-name="_31_1">u</text:span><text:span text:style-name="_32_4">s</text:span><text:span text:style-name="_33_1">e</text:span><text:span text:style-name="_35_">d</text:span><text:span text:style-name="_31_3"> </text:span><text:span text:style-name="_33_1">a</text:span><text:span text:style-name="_38_">n</text:span><text:span text:style-name="_31_7">d</text:span><text:span text:style-name="_32_5"> </text:span><text:span text:style-name="_38_">a</text:span><text:span text:style-name="_31_8">s</text:span><text:span text:style-name="_33_2">h</text:span><text:span text:style-name="_37_">a</text:span><text:span text:style-name="_31_7">m</text:span><text:span text:style-name="_33_2">e</text:span><text:span text:style-name="_37_">d</text:span><text:span text:style-name="_31_7">,</text:span><text:span text:style-name="_32_5"> </text:span><text:span text:style-name="_31_2">a</text:span><text:span text:style-name="_32_3">n</text:span><text:span text:style-name="_33_3">d</text:span><text:span text:style-name="_31_"> </text:span><text:span text:style-name="_32_0">s</text:span><text:span text:style-name="_33_5">a</text:span><text:span text:style-name="_39_">i</text:span><text:span text:style-name="_31_7">d</text:span><text:span text:style-name="_32_9">,</text:span><text:span text:style-name="_31_"> </text:span><text:span text:style-name="_32_1">w</text:span><text:span text:style-name="_33_3">i</text:span><text:span text:style-name="_39_">t</text:span><text:span text:style-name="_31_7">h</text:span><text:span text:style-name="_32_5"> </text:span><text:span text:style-name="_31_2">e</text:span><text:span text:style-name="_31_7">m</text:span><text:span text:style-name="_33_5">b</text:span><text:span text:style-name="_38_">a</text:span><text:span text:style-name="_31_7">r</text:span><text:span text:style-name="_33_3">r</text:span><text:span text:style-name="_37_">a</text:span><text:span text:style-name="_32_0">s</text:span><text:span text:style-name="_33_0">s</text:span><text:span text:style-name="_39_">m</text:span><text:span text:style-name="_32_4">e</text:span><text:span text:style-name="_33_5">n</text:span><text:span text:style-name="_39_">t</text:span><text:span text:style-name="_31_7">:</text:span><text:span text:style-name="_32_5"> </text:span><text:span text:style-name="_35_">'</text:span><text:span text:style-name="_31_7">I</text:span><text:span text:style-name="_32_5"> </text:span><text:span text:style-name="_38_">b</text:span><text:span text:style-name="_31_9">e</text:span><text:span text:style-name="_33_3">g</text:span><text:span text:style-name="_31_"> </text:span><text:span text:style-name="_32_1">a</text:span><text:span text:style-name="_32_5"> </text:span><text:span text:style-name="_39_">t</text:span><text:span text:style-name="_32_3">h</text:span><text:span text:style-name="_33_2">o</text:span><text:span text:style-name="_31_1">u</text:span><text:span text:style-name="_32_4">s</text:span><text:span text:style-name="_33_1">a</text:span><text:span text:style-name="_38_">n</text:span><text:span text:style-name="_32_1">d</text:span><text:span text:style-name="_32_5"> </text:span><text:span text:style-name="_37_">p</text:span><text:span text:style-name="_32_4">a</text:span><text:span text:style-name="_33_3">r</text:span><text:span text:style-name="_31_2">d</text:span><text:span text:style-name="_32_3">o</text:span><text:span text:style-name="_33_6">n</text:span><text:span text:style-name="_31_0">s</text:span><text:span text:style-name="_31_7">.</text:span><text:span text:style-name="_32_5"> </text:span><text:span text:style-name="_35_">I</text:span><text:span text:style-name="_31_3"> </text:span><text:span text:style-name="_33_2">d</text:span><text:span text:style-name="_39_">i</text:span><text:span text:style-name="_31_9">d</text:span><text:span text:style-name="_32_5"> </text:span><text:span text:style-name="_31_1">n</text:span><text:span text:style-name="_32_0">o</text:span><text:span text:style-name="_32_9">t</text:span><text:span text:style-name="_31_"> </text:span><text:span text:style-name="_32_2">k</text:span><text:span text:style-name="_33_2">n</text:span><text:span text:style-name="_39_">o</text:span><text:span text:style-name="_32_1">w</text:span><text:span text:style-name="_32_5"> </text:span><text:span text:style-name="_31_0">y</text:span><text:span text:style-name="_32_0">o</text:span><text:span text:style-name="_33_3">u</text:span><text:span text:style-name="_31_"> </text:span><text:span text:style-name="_32_0">h</text:span><text:span text:style-name="_33_5">a</text:span><text:span text:style-name="_35_">d</text:span><text:span text:style-name="_31_3"> </text:span><text:span text:style-name="_32_9">a</text:span><text:span text:style-name="_31_"> </text:span><text:span text:style-name="_32_3">b</text:span><text:span text:style-name="_33_2">u</text:span><text:span text:style-name="_35_">r</text:span><text:span text:style-name="_31_9">g</text:span><text:span text:style-name="_33_3">l</text:span><text:span text:style-name="_31_2">a</text:span><text:span text:style-name="_32_1">r</text:span><text:span text:style-name="_32_5"> </text:span><text:span text:style-name="_38_">a</text:span><text:span text:style-name="_31_7">l</text:span><text:span text:style-name="_33_5">a</text:span><text:span text:style-name="_35_">r</text:span><text:span text:style-name="_32_1">m</text:span><text:span text:style-name="_32_9">,</text:span><text:span text:style-name="_31_"> </text:span><text:span text:style-name="_32_4">e</text:span><text:span text:style-name="_33_3">l</text:span><text:span text:style-name="_36_">s</text:span><text:span text:style-name="_32_1">e</text:span><text:span text:style-name="_32_5"> </text:span><text:span text:style-name="_35_">I</text:span><text:span text:style-name="_31_3"> </text:span><text:span text:style-name="_32_9">w</text:span><text:span text:style-name="_31_2">o</text:span><text:span text:style-name="_31_9">u</text:span><text:span text:style-name="_32_9">l</text:span><text:span text:style-name="_35_">d</text:span><text:span text:style-name="_31_3"> </text:span><text:span text:style-name="_33_5">h</text:span><text:span text:style-name="_31_2">a</text:span><text:span text:style-name="_32_4">v</text:span><text:span text:style-name="_33_5">e</text:span><text:span text:style-name="_31_"> </text:span><text:span text:style-name="_32_1">r</text:span><text:span text:style-name="_33_1">u</text:span><text:span text:style-name="_31_2">n</text:span><text:span text:style-name="_32_1">g</text:span><text:span text:style-name="_32_5"> </text:span><text:span text:style-name="_35_">i</text:span><text:span text:style-name="_32_1">t</text:span><text:span text:style-name="_32_9">.</text:span><text:span text:style-name="_31_"> </text:span><text:span text:style-name="_31_7">I</text:span><text:span text:style-name="_32_5"> </text:span><text:span text:style-name="_38_">b</text:span><text:span text:style-name="_32_3">e</text:span><text:span text:style-name="_32_9">g</text:span><text:span text:style-name="_31_"> </text:span><text:span text:style-name="_32_0">y</text:span><text:span text:style-name="_33_5">o</text:span><text:span text:style-name="_39_">u</text:span><text:span text:style-name="_31_3"> </text:span><text:span text:style-name="_32_9">w</text:span><text:span text:style-name="_39_">i</text:span><text:span text:style-name="_32_1">l</text:span><text:span text:style-name="_33_3">l</text:span><text:span text:style-name="_31_"> </text:span><text:span text:style-name="_32_4">n</text:span><text:span text:style-name="_33_1">o</text:span><text:span text:style-name="_35_">t</text:span><text:span text:style-name="_31_3"> </text:span><text:span text:style-name="_32_9">m</text:span><text:span text:style-name="_31_2">e</text:span><text:span text:style-name="_32_3">n</text:span><text:span text:style-name="_32_9">t</text:span><text:span text:style-name="_35_">i</text:span><text:span text:style-name="_32_0">o</text:span><text:span text:style-name="_33_1">n</text:span><text:span text:style-name="_31_"> </text:span><text:span text:style-name="_31_7">i</text:span><text:span text:style-name="_32_9">t</text:span><text:span text:style-name="_31_"> </text:span><text:span text:style-name="_32_1">w</text:span><text:span text:style-name="_33_2">h</text:span><text:span text:style-name="_31_1">e</text:span><text:span text:style-name="_31_7">r</text:span><text:span text:style-name="_32_9">e</text:span><text:span text:style-name="_31_"> </text:span><text:span text:style-name="_32_1">m</text:span><text:span text:style-name="_33_3">y</text:span><text:span text:style-name="_31_"> </text:span><text:span text:style-name="_31_9">p</text:span><text:span text:style-name="_33_2">a</text:span><text:span text:style-name="_39_">r</text:span><text:span text:style-name="_32_4">e</text:span><text:span text:style-name="_33_1">n</text:span><text:span text:style-name="_35_">t</text:span><text:span text:style-name="_31_7">s</text:span><text:span text:style-name="_32_5"> </text:span><text:span text:style-name="_39_">m</text:span><text:span text:style-name="_32_4">a</text:span><text:span text:style-name="_33_0">y</text:span><text:span text:style-name="_31_"> </text:span><text:span text:style-name="_32_3">h</text:span><text:span text:style-name="_33_2">e</text:span><text:span text:style-name="_35_">a</text:span><text:span text:style-name="_31_7">r</text:span><text:span text:style-name="_32_5"> </text:span><text:span text:style-name="_35_">o</text:span><text:span text:style-name="_31_7">f</text:span><text:span text:style-name="_32_5"> </text:span><text:span text:style-name="_39_">i</text:span><text:span text:style-name="_31_7">t</text:span><text:span text:style-name="_32_9">,</text:span><text:span text:style-name="_31_"> </text:span><text:span text:style-name="_31_7">f</text:span><text:span text:style-name="_32_9">o</text:span><text:span text:style-name="_39_">r</text:span><text:span text:style-name="_31_3"> </text:span><text:span text:style-name="_32_9">t</text:span><text:span text:style-name="_38_">h</text:span><text:span text:style-name="_31_9">e</text:span><text:span text:style-name="_33_3">y</text:span><text:span text:style-name="_31_"> </text:span><text:span text:style-name="_32_0">a</text:span><text:span text:style-name="_32_9">r</text:span><text:span text:style-name="_31_1">e</text:span><text:span text:style-name="_31_3"> </text:span><text:span text:style-name="_33_2">o</text:span><text:span text:style-name="_39_">l</text:span><text:span text:style-name="_31_9">d</text:span><text:span text:style-name="_32_5"> </text:span><text:span text:style-name="_31_2">a</text:span><text:span text:style-name="_31_9">n</text:span><text:span text:style-name="_33_3">d</text:span><text:span text:style-name="_31_"> </text:span><text:span text:style-name="_32_1">f</text:span><text:span text:style-name="_33_2">e</text:span><text:span text:style-name="_31_1">e</text:span><text:span text:style-name="_32_3">b</text:span><text:span text:style-name="_33_3">l</text:span><text:span text:style-name="_31_2">e</text:span><text:span text:style-name="_31_7">,</text:span><text:span text:style-name="_32_5"> </text:span><text:span text:style-name="_37_">a</text:span><text:span text:style-name="_32_0">n</text:span><text:span text:style-name="_33_3">d</text:span><text:span text:style-name="_31_"> </text:span><text:span text:style-name="_31_8">s</text:span><text:span text:style-name="_33_2">u</text:span><text:span text:style-name="_31_2">c</text:span><text:span text:style-name="_32_3">h</text:span><text:span text:style-name="_32_5"> </text:span><text:span text:style-name="_35_">a</text:span><text:span text:style-name="_31_3"> </text:span><text:span text:style-name="_33_4">s</text:span><text:span text:style-name="_31_2">e</text:span><text:span text:style-name="_32_0">e</text:span><text:span text:style-name="_33_3">m</text:span><text:span text:style-name="_39_">i</text:span><text:span text:style-name="_31_9">n</text:span><text:span text:style-name="_33_5">g</text:span><text:span text:style-name="_39_">l</text:span><text:span text:style-name="_32_0">y</text:span><text:span text:style-name="_32_5"> </text:span><text:span text:style-name="_39_">w</text:span><text:span text:style-name="_32_0">a</text:span><text:span text:style-name="_33_5">n</text:span><text:span text:style-name="_35_">t</text:span><text:span text:style-name="_32_3">o</text:span><text:span text:style-name="_33_2">n</text:span><text:span text:style-name="_31_"> </text:span><text:span text:style-name="_31_9">b</text:span><text:span text:style-name="_32_9">r</text:span><text:span text:style-name="_38_">e</text:span><text:span text:style-name="_32_0">a</text:span><text:span text:style-name="_33_4">c</text:span><text:span text:style-name="_35_">h</text:span><text:span text:style-name="_31_3"> </text:span><text:span text:style-name="_33_3">o</text:span><text:span text:style-name="_35_">f</text:span><text:span text:style-name="_31_3"> </text:span><text:span text:style-name="_33_3">t</text:span><text:span text:style-name="_37_">h</text:span><text:span text:style-name="_32_4">e</text:span><text:span text:style-name="_32_5"> </text:span><text:span text:style-name="_31_2">h</text:span><text:span text:style-name="_32_3">a</text:span><text:span text:style-name="_32_9">l</text:span><text:span text:style-name="_35_">l</text:span><text:span text:style-name="_31_9">o</text:span><text:span text:style-name="_33_3">w</text:span><text:span text:style-name="_38_">e</text:span><text:span text:style-name="_31_7">d</text:span><text:span text:style-name="_32_5"> </text:span><text:span text:style-name="_36_">c</text:span><text:span text:style-name="_32_0">o</text:span><text:span text:style-name="_33_1">n</text:span><text:span text:style-name="_38_">v</text:span><text:span text:style-name="_32_4">e</text:span><text:span text:style-name="_33_1">n</text:span><text:span text:style-name="_35_">t</text:span><text:span text:style-name="_31_7">i</text:span><text:span text:style-name="_33_6">o</text:span><text:span text:style-name="_31_1">n</text:span><text:span text:style-name="_31_9">a</text:span><text:span text:style-name="_33_3">l</text:span><text:span text:style-name="_39_">i</text:span><text:span text:style-name="_32_1">t</text:span><text:span text:style-name="_33_3">i</text:span><text:span text:style-name="_38_">e</text:span><text:span text:style-name="_31_7">s</text:span><text:span text:style-name="_32_5"> </text:span><text:span text:style-name="_35_">o</text:span><text:span text:style-name="_31_7">f</text:span><text:span text:style-name="_32_5"> </text:span><text:span text:style-name="_37_">o</text:span><text:span text:style-name="_32_4">u</text:span><text:span text:style-name="_32_9">r</text:span><text:span text:style-name="_31_"> </text:span><text:span text:style-name="_32_1">C</text:span><text:span text:style-name="_33_5">h</text:span><text:span text:style-name="_35_">r</text:span><text:span text:style-name="_32_1">i</text:span><text:span text:style-name="_33_2">s</text:span><text:span text:style-name="_39_">t</text:span><text:span text:style-name="_32_1">i</text:span><text:span text:style-name="_33_5">a</text:span><text:span text:style-name="_38_">n</text:span><text:span text:style-name="_31_3"> </text:span><text:span text:style-name="_33_4">c</text:span><text:span text:style-name="_39_">i</text:span><text:span text:style-name="_32_4">v</text:span><text:span text:style-name="_32_9">i</text:span><text:span text:style-name="_35_">l</text:span><text:span text:style-name="_32_1">i</text:span><text:span text:style-name="_33_6">z</text:span><text:span text:style-name="_37_">a</text:span><text:span text:style-name="_31_7">t</text:span><text:span text:style-name="_32_9">i</text:span><text:span text:style-name="_31_2">o</text:span><text:span text:style-name="_32_3">n</text:span><text:span text:style-name="_32_5"> </text:span><text:span text:style-name="_35_">m</text:span><text:span text:style-name="_31_7">i</text:span><text:span text:style-name="_33_2">g</text:span><text:span text:style-name="_31_1">h</text:span><text:span text:style-name="_32_1">t</text:span><text:span text:style-name="_32_5"> </text:span><text:span text:style-name="_39_">a</text:span><text:span text:style-name="_32_1">l</text:span><text:span text:style-name="_33_3">l</text:span><text:span text:style-name="_31_"> </text:span><text:span text:style-name="_32_1">t</text:span><text:span text:style-name="_33_5">o</text:span><text:span text:style-name="_31_2">o</text:span><text:span text:style-name="_31_3"> </text:span><text:span text:style-name="_33_3">r</text:span><text:span text:style-name="_31_1">u</text:span><text:span text:style-name="_32_4">d</text:span><text:span text:style-name="_33_1">e</text:span><text:span text:style-name="_39_">l</text:span><text:span text:style-name="_32_4">y</text:span><text:span text:style-name="_32_5"> </text:span><text:span text:style-name="_36_">s</text:span><text:span text:style-name="_32_4">u</text:span><text:span text:style-name="_33_1">n</text:span><text:span text:style-name="_38_">d</text:span><text:span text:style-name="_32_1">e</text:span><text:span text:style-name="_32_9">r</text:span><text:span text:style-name="_31_"> </text:span><text:span text:style-name="_32_1">t</text:span><text:span text:style-name="_33_5">h</text:span><text:span text:style-name="_31_2">e</text:span><text:span text:style-name="_31_3"> </text:span><text:span text:style-name="_32_9">f</text:span><text:span text:style-name="_35_">r</text:span><text:span text:style-name="_32_1">a</text:span><text:span text:style-name="_33_3">i</text:span><text:span text:style-name="_35_">l</text:span><text:span text:style-name="_31_3"> </text:span><text:span text:style-name="_33_2">b</text:span><text:span text:style-name="_35_">r</text:span><text:span text:style-name="_32_1">i</text:span><text:span text:style-name="_33_1">d</text:span><text:span text:style-name="_31_2">g</text:span><text:span text:style-name="_31_9">e</text:span><text:span text:style-name="_32_5"> </text:span><text:span text:style-name="_35_">w</text:span><text:span text:style-name="_32_3">h</text:span><text:span text:style-name="_33_3">i</text:span><text:span text:style-name="_31_2">c</text:span><text:span text:style-name="_32_1">h</text:span><text:span text:style-name="_32_5"> </text:span><text:span text:style-name="_37_">h</text:span><text:span text:style-name="_32_0">a</text:span><text:span text:style-name="_33_1">n</text:span><text:span text:style-name="_31_2">g</text:span><text:span text:style-name="_31_7">s</text:span><text:span text:style-name="_32_5"> </text:span><text:span text:style-name="_31_2">d</text:span><text:span text:style-name="_32_3">a</text:span><text:span text:style-name="_33_3">r</text:span><text:span text:style-name="_31_2">k</text:span><text:span text:style-name="_32_1">l</text:span><text:span text:style-name="_33_3">i</text:span><text:span text:style-name="_37_">n</text:span><text:span text:style-name="_32_1">g</text:span><text:span text:style-name="_32_5"> </text:span><text:span text:style-name="_31_2">b</text:span><text:span text:style-name="_31_9">e</text:span><text:span text:style-name="_32_9">t</text:span><text:span text:style-name="_39_">w</text:span><text:span text:style-name="_32_4">e</text:span><text:span text:style-name="_33_1">e</text:span><text:span text:style-name="_39_">n</text:span><text:span text:style-name="_31_3"> </text:span><text:span text:style-name="_33_3">t</text:span><text:span text:style-name="_38_">h</text:span><text:span text:style-name="_31_9">e</text:span><text:span text:style-name="_32_5"> </text:span><text:span text:style-name="_38_">p</text:span><text:span text:style-name="_31_9">a</text:span><text:span text:style-name="_32_9">l</text:span><text:span text:style-name="_35_">e</text:span><text:span text:style-name="_31_3"> </text:span><text:span text:style-name="_33_6">a</text:span><text:span text:style-name="_37_">n</text:span><text:span text:style-name="_31_7">d</text:span><text:span text:style-name="_32_5"> </text:span><text:span text:style-name="_37_">e</text:span><text:span text:style-name="_32_4">v</text:span><text:span text:style-name="_33_5">a</text:span><text:span text:style-name="_31_2">n</text:span><text:span text:style-name="_32_4">e</text:span><text:span text:style-name="_33_0">s</text:span><text:span text:style-name="_36_">c</text:span><text:span text:style-name="_32_4">e</text:span><text:span text:style-name="_33_3">n</text:span><text:span text:style-name="_39_">t</text:span><text:span text:style-name="_31_3"> </text:span><text:span text:style-name="_33_1">p</text:span><text:span text:style-name="_39_">r</text:span><text:span text:style-name="_32_0">e</text:span><text:span text:style-name="_33_6">s</text:span><text:span text:style-name="_37_">e</text:span><text:span text:style-name="_32_1">n</text:span><text:span text:style-name="_33_3">t</text:span><text:span text:style-name="_31_"> </text:span><text:span text:style-name="_32_0">a</text:span><text:span text:style-name="_33_1">n</text:span><text:span text:style-name="_39_">d</text:span><text:span text:style-name="_31_3"> </text:span><text:span text:style-name="_32_9">t</text:span><text:span text:style-name="_38_">h</text:span><text:span text:style-name="_31_9">e</text:span><text:span text:style-name="_32_5"> </text:span><text:span text:style-name="_38_">s</text:span><text:span text:style-name="_31_9">o</text:span><text:span text:style-name="_33_3">l</text:span><text:span text:style-name="_37_">e</text:span><text:span text:style-name="_32_1">m</text:span><text:span text:style-name="_33_2">n</text:span><text:span text:style-name="_31_"> </text:span><text:span text:style-name="_32_0">g</text:span><text:span text:style-name="_32_9">r</text:span><text:span text:style-name="_37_">e</text:span><text:span text:style-name="_32_1">a</text:span><text:span text:style-name="_33_3">t</text:span><text:span text:style-name="_31_"> </text:span><text:span text:style-name="_32_0">d</text:span><text:span text:style-name="_33_1">e</text:span><text:span text:style-name="_31_1">e</text:span><text:span text:style-name="_32_4">p</text:span><text:span text:style-name="_33_3">s</text:span><text:span text:style-name="_31_"> </text:span><text:span text:style-name="_31_7">o</text:span><text:span text:style-name="_32_9">f</text:span><text:span text:style-name="_31_"> </text:span><text:span text:style-name="_32_1">t</text:span><text:span text:style-name="_33_5">h</text:span><text:span text:style-name="_38_">e</text:span><text:span text:style-name="_31_3"> </text:span><text:span text:style-name="_33_6">e</text:span><text:span text:style-name="_35_">t</text:span><text:span text:style-name="_31_9">e</text:span><text:span text:style-name="_33_3">r</text:span><text:span text:style-name="_31_2">n</text:span><text:span text:style-name="_32_1">i</text:span><text:span text:style-name="_32_9">t</text:span><text:span text:style-name="_39_">i</text:span><text:span text:style-name="_32_3">e</text:span><text:span text:style-name="_33_3">s</text:span><text:span text:style-name="_35_">.</text:span><text:span text:style-name="_31_3"> </text:span><text:span text:style-name="_32_9">M</text:span><text:span text:style-name="_31_2">a</text:span><text:span text:style-name="_31_8">y</text:span><text:span text:style-name="_32_5"> </text:span><text:span text:style-name="_35_">I</text:span><text:span text:style-name="_31_3"> </text:span><text:span text:style-name="_33_3">t</text:span><text:span text:style-name="_35_">r</text:span><text:span text:style-name="_32_3">o</text:span><text:span text:style-name="_33_2">u</text:span><text:span text:style-name="_38_">b</text:span><text:span text:style-name="_31_7">l</text:span><text:span text:style-name="_33_5">e</text:span><text:span text:style-name="_31_"> </text:span><text:span text:style-name="_31_8">y</text:span><text:span text:style-name="_33_2">o</text:span><text:span text:style-name="_35_">u</text:span><text:span text:style-name="_31_3"> </text:span><text:span text:style-name="_33_3">f</text:span><text:span text:style-name="_39_">o</text:span><text:span text:style-name="_31_7">r</text:span><text:span text:style-name="_32_5"> </text:span><text:span text:style-name="_35_">a</text:span><text:span text:style-name="_31_3"> </text:span><text:span text:style-name="_33_3">m</text:span><text:span text:style-name="_31_1">a</text:span><text:span text:style-name="_31_7">t</text:span><text:span text:style-name="_33_6">c</text:span><text:span text:style-name="_35_">h</text:span><text:span text:style-name="_32_1">?</text:span><text:span text:style-name="_32_9">'</text:span><text:span text:style-name="_35_">_</text:span><text:span text:style-name="_31_7">_</text:span></text:p>
      <text:p text:style-name="P1"><text:span text:style-name="_35_">"</text:span><text:span text:style-name="_32_1">I</text:span><text:span text:style-name="_32_5"> </text:span><text:span text:style-name="_31_2">s</text:span><text:span text:style-name="_32_3">a</text:span><text:span text:style-name="_32_9">i</text:span><text:span text:style-name="_39_">d</text:span><text:span text:style-name="_31_7">:</text:span><text:span text:style-name="_32_5"> </text:span><text:span text:style-name="_35_">'</text:span><text:span text:style-name="_32_1">Y</text:span><text:span text:style-name="_33_1">o</text:span><text:span text:style-name="_38_">u</text:span><text:span text:style-name="_32_1">r</text:span><text:span text:style-name="_32_5"> </text:span><text:span text:style-name="_38_">s</text:span><text:span text:style-name="_31_9">e</text:span><text:span text:style-name="_33_2">n</text:span><text:span text:style-name="_39_">t</text:span><text:span text:style-name="_32_1">i</text:span><text:span text:style-name="_33_3">m</text:span><text:span text:style-name="_31_1">e</text:span><text:span text:style-name="_32_0">n</text:span><text:span text:style-name="_33_3">t</text:span><text:span text:style-name="_31_0">s</text:span><text:span text:style-name="_31_3"> </text:span><text:span text:style-name="_33_6">d</text:span><text:span text:style-name="_37_">o</text:span><text:span text:style-name="_31_3"> </text:span><text:span text:style-name="_33_6">y</text:span><text:span text:style-name="_37_">o</text:span><text:span text:style-name="_32_1">u</text:span><text:span text:style-name="_32_5"> </text:span><text:span text:style-name="_38_">h</text:span><text:span text:style-name="_31_9">o</text:span><text:span text:style-name="_33_5">n</text:span><text:span text:style-name="_38_">o</text:span><text:span text:style-name="_31_7">r</text:span><text:span text:style-name="_33_3">,</text:span><text:span text:style-name="_31_"> </text:span><text:span text:style-name="_32_4">b</text:span><text:span text:style-name="_33_1">u</text:span><text:span text:style-name="_35_">t</text:span><text:span text:style-name="_31_3"> </text:span><text:span text:style-name="_33_3">i</text:span><text:span text:style-name="_39_">f</text:span><text:span text:style-name="_31_3"> </text:span><text:span text:style-name="_33_0">y</text:span><text:span text:style-name="_31_2">o</text:span><text:span text:style-name="_32_1">u</text:span><text:span text:style-name="_32_5"> </text:span><text:span text:style-name="_35_">w</text:span><text:span text:style-name="_32_1">i</text:span><text:span text:style-name="_32_9">l</text:span><text:span text:style-name="_35_">l</text:span><text:span text:style-name="_31_3"> </text:span><text:span text:style-name="_33_2">a</text:span><text:span text:style-name="_39_">l</text:span><text:span text:style-name="_32_1">l</text:span><text:span text:style-name="_33_5">o</text:span><text:span text:style-name="_39_">w</text:span><text:span text:style-name="_31_3"> </text:span><text:span text:style-name="_32_9">m</text:span><text:span text:style-name="_39_">e</text:span><text:span text:style-name="_31_3"> </text:span><text:span text:style-name="_32_9">t</text:span><text:span text:style-name="_35_">o</text:span><text:span text:style-name="_31_3"> </text:span><text:span text:style-name="_33_4">s</text:span><text:span text:style-name="_38_">a</text:span><text:span text:style-name="_32_1">y</text:span><text:span text:style-name="_32_5"> </text:span><text:span text:style-name="_39_">i</text:span><text:span text:style-name="_31_7">t</text:span><text:span text:style-name="_32_9">,</text:span><text:span text:style-name="_31_"> </text:span><text:span text:style-name="_32_1">m</text:span><text:span text:style-name="_33_1">e</text:span><text:span text:style-name="_35_">t</text:span><text:span text:style-name="_32_0">a</text:span><text:span text:style-name="_33_5">p</text:span><text:span text:style-name="_38_">h</text:span><text:span text:style-name="_31_7">o</text:span><text:span text:style-name="_32_9">r</text:span><text:span text:style-name="_31_"> </text:span><text:span text:style-name="_31_7">i</text:span><text:span text:style-name="_33_3">s</text:span><text:span text:style-name="_31_"> </text:span><text:span text:style-name="_31_9">n</text:span><text:span text:style-name="_33_6">o</text:span><text:span text:style-name="_35_">t</text:span><text:span text:style-name="_31_3"> </text:span><text:span text:style-name="_33_6">y</text:span><text:span text:style-name="_37_">o</text:span><text:span text:style-name="_32_1">u</text:span><text:span text:style-name="_32_9">r</text:span><text:span text:style-name="_31_"> </text:span><text:span text:style-name="_32_4">b</text:span><text:span text:style-name="_33_5">e</text:span><text:span text:style-name="_35_">s</text:span><text:span text:style-name="_31_7">t</text:span><text:span text:style-name="_32_5"> </text:span><text:span text:style-name="_31_2">h</text:span><text:span text:style-name="_31_9">o</text:span><text:span text:style-name="_32_9">l</text:span><text:span text:style-name="_39_">d</text:span><text:span text:style-name="_32_1">.</text:span><text:span text:style-name="_32_5"> </text:span><text:span text:style-name="_35_">S</text:span><text:span text:style-name="_32_3">p</text:span><text:span text:style-name="_33_6">a</text:span><text:span text:style-name="_39_">r</text:span><text:span text:style-name="_32_1">e</text:span><text:span text:style-name="_32_5"> </text:span><text:span text:style-name="_36_">y</text:span><text:span text:style-name="_32_0">o</text:span><text:span text:style-name="_32_9">u</text:span><text:span text:style-name="_35_">r</text:span><text:span text:style-name="_31_3"> </text:span><text:span text:style-name="_32_9">t</text:span><text:span text:style-name="_31_2">h</text:span><text:span text:style-name="_31_7">i</text:span><text:span text:style-name="_33_1">g</text:span><text:span text:style-name="_39_">h</text:span><text:span text:style-name="_31_7">;</text:span><text:span text:style-name="_32_5"> </text:span><text:span text:style-name="_39_">t</text:span><text:span text:style-name="_31_9">h</text:span><text:span text:style-name="_32_9">i</text:span><text:span text:style-name="_31_2">s</text:span><text:span text:style-name="_31_3"> </text:span><text:span text:style-name="_33_4">k</text:span><text:span text:style-name="_39_">i</text:span><text:span text:style-name="_32_4">n</text:span><text:span text:style-name="_32_9">d</text:span><text:span text:style-name="_31_"> </text:span><text:span text:style-name="_31_7">l</text:span><text:span text:style-name="_33_3">i</text:span><text:span text:style-name="_31_1">g</text:span><text:span text:style-name="_32_0">h</text:span><text:span text:style-name="_32_9">t</text:span><text:span text:style-name="_31_"> </text:span><text:span text:style-name="_32_0">o</text:span><text:span text:style-name="_33_1">n</text:span><text:span text:style-name="_39_">l</text:span><text:span text:style-name="_31_7">y</text:span><text:span text:style-name="_32_5"> </text:span><text:span text:style-name="_37_">o</text:span><text:span text:style-name="_32_0">n</text:span><text:span text:style-name="_32_5"> </text:span><text:span text:style-name="_35_">t</text:span><text:span text:style-name="_32_4">h</text:span><text:span text:style-name="_33_1">e</text:span><text:span text:style-name="_31_"> </text:span><text:span text:style-name="_31_9">b</text:span><text:span text:style-name="_33_6">o</text:span><text:span text:style-name="_35_">x</text:span><text:span text:style-name="_31_7">,</text:span><text:span text:style-name="_32_5"> </text:span><text:span text:style-name="_37_">a</text:span><text:span text:style-name="_32_0">n</text:span><text:span text:style-name="_32_9">d</text:span><text:span text:style-name="_31_"> </text:span><text:span text:style-name="_32_4">s</text:span><text:span text:style-name="_33_5">e</text:span><text:span text:style-name="_39_">l</text:span><text:span text:style-name="_32_4">d</text:span><text:span text:style-name="_33_1">o</text:span><text:span text:style-name="_39_">m</text:span><text:span text:style-name="_31_3"> </text:span><text:span text:style-name="_32_9">t</text:span><text:span text:style-name="_31_2">h</text:span><text:span text:style-name="_31_9">e</text:span><text:span text:style-name="_32_9">r</text:span><text:span text:style-name="_39_">e</text:span><text:span text:style-name="_32_1">,</text:span><text:span text:style-name="_32_5"> </text:span><text:span text:style-name="_39_">i</text:span><text:span text:style-name="_31_7">n</text:span><text:span text:style-name="_32_5"> </text:span><text:span text:style-name="_39_">f</text:span><text:span text:style-name="_31_9">a</text:span><text:span text:style-name="_33_6">c</text:span><text:span text:style-name="_39_">t</text:span><text:span text:style-name="_32_1">,</text:span><text:span text:style-name="_32_5"> </text:span><text:span text:style-name="_35_">i</text:span><text:span text:style-name="_31_7">f</text:span><text:span text:style-name="_32_5"> </text:span><text:span text:style-name="_39_">m</text:span><text:span text:style-name="_31_7">y</text:span><text:span text:style-name="_32_5"> </text:span><text:span text:style-name="_31_1">e</text:span><text:span text:style-name="_32_4">x</text:span><text:span text:style-name="_33_6">p</text:span><text:span text:style-name="_31_1">e</text:span><text:span text:style-name="_31_7">r</text:span><text:span text:style-name="_32_9">i</text:span><text:span text:style-name="_38_">e</text:span><text:span text:style-name="_31_9">n</text:span><text:span text:style-name="_33_0">c</text:span><text:span text:style-name="_38_">e</text:span><text:span text:style-name="_31_3"> </text:span><text:span text:style-name="_33_3">m</text:span><text:span text:style-name="_31_1">a</text:span><text:span text:style-name="_32_4">y</text:span><text:span text:style-name="_32_5"> </text:span><text:span text:style-name="_31_1">b</text:span><text:span text:style-name="_32_4">e</text:span><text:span text:style-name="_32_5"> </text:span><text:span text:style-name="_35_">t</text:span><text:span text:style-name="_32_1">r</text:span><text:span text:style-name="_33_1">u</text:span><text:span text:style-name="_38_">s</text:span><text:span text:style-name="_31_7">t</text:span><text:span text:style-name="_33_5">e</text:span><text:span text:style-name="_31_2">d</text:span><text:span text:style-name="_32_1">.</text:span><text:span text:style-name="_32_5"> </text:span><text:span text:style-name="_39_">B</text:span><text:span text:style-name="_32_1">u</text:span><text:span text:style-name="_33_3">t</text:span><text:span text:style-name="_31_"> </text:span><text:span text:style-name="_32_1">t</text:span><text:span text:style-name="_32_9">o</text:span><text:span text:style-name="_31_"> </text:span><text:span text:style-name="_32_1">r</text:span><text:span text:style-name="_33_6">e</text:span><text:span text:style-name="_35_">t</text:span><text:span text:style-name="_32_3">u</text:span><text:span text:style-name="_33_3">r</text:span><text:span text:style-name="_39_">n</text:span><text:span text:style-name="_31_3"> </text:span><text:span text:style-name="_33_3">t</text:span><text:span text:style-name="_39_">o</text:span><text:span text:style-name="_31_3"> </text:span><text:span text:style-name="_33_6">b</text:span><text:span text:style-name="_37_">u</text:span><text:span text:style-name="_32_2">s</text:span><text:span text:style-name="_32_9">i</text:span><text:span text:style-name="_31_2">n</text:span><text:span text:style-name="_32_3">e</text:span><text:span text:style-name="_33_2">s</text:span><text:span text:style-name="_35_">s</text:span><text:span text:style-name="_32_1">:</text:span><text:span text:style-name="_32_5"> </text:span><text:span text:style-name="_31_2">h</text:span><text:span text:style-name="_31_9">o</text:span><text:span text:style-name="_33_3">w</text:span><text:span text:style-name="_31_"> </text:span><text:span text:style-name="_32_4">d</text:span><text:span text:style-name="_33_3">i</text:span><text:span text:style-name="_31_1">d</text:span><text:span text:style-name="_31_3"> </text:span><text:span text:style-name="_33_2">y</text:span><text:span text:style-name="_37_">o</text:span><text:span text:style-name="_32_1">u</text:span><text:span text:style-name="_32_5"> </text:span><text:span text:style-name="_37_">g</text:span><text:span text:style-name="_32_4">e</text:span><text:span text:style-name="_33_3">t</text:span><text:span text:style-name="_31_"> </text:span><text:span text:style-name="_32_1">i</text:span><text:span text:style-name="_32_9">n</text:span><text:span text:style-name="_31_"> </text:span><text:span text:style-name="_32_0">h</text:span><text:span text:style-name="_33_1">e</text:span><text:span text:style-name="_35_">r</text:span><text:span text:style-name="_31_7">e</text:span><text:span text:style-name="_32_9">?</text:span><text:span text:style-name="_39_">'</text:span></text:p>
      <text:p text:style-name="P1"><text:span text:style-name="_33_3">"</text:span><text:span text:style-name="_39_">'</text:span><text:span text:style-name="_32_1">T</text:span><text:span text:style-name="_33_5">h</text:span><text:span text:style-name="_35_">r</text:span><text:span text:style-name="_32_0">o</text:span><text:span text:style-name="_33_1">u</text:span><text:span text:style-name="_38_">g</text:span><text:span text:style-name="_31_7">h</text:span><text:span text:style-name="_32_5"> </text:span><text:span text:style-name="_35_">a</text:span><text:span text:style-name="_31_3"> </text:span><text:span text:style-name="_33_6">s</text:span><text:span text:style-name="_31_1">e</text:span><text:span text:style-name="_31_8">c</text:span><text:span text:style-name="_33_2">o</text:span><text:span text:style-name="_37_">n</text:span><text:span text:style-name="_32_4">d</text:span>-<text:span text:style-name="_36_">s</text:span><text:span text:style-name="_31_7">t</text:span><text:span text:style-name="_33_6">o</text:span><text:span text:style-name="_35_">r</text:span><text:span text:style-name="_31_7">y</text:span><text:span text:style-name="_32_5"> </text:span><text:span text:style-name="_39_">w</text:span><text:span text:style-name="_32_1">i</text:span><text:span text:style-name="_33_6">n</text:span><text:span text:style-name="_31_1">d</text:span><text:span text:style-name="_32_1">o</text:span><text:span text:style-name="_32_9">w</text:span><text:span text:style-name="_39_">.</text:span><text:span text:style-name="_32_1">'</text:span></text:p>
      <text:p text:style-name="P1"><text:span text:style-name="_35_">"</text:span><text:span text:style-name="_31_7">I</text:span><text:span text:style-name="_32_9">t</text:span><text:span text:style-name="_31_"> </text:span><text:span text:style-name="_31_7">w</text:span><text:span text:style-name="_33_6">a</text:span><text:span text:style-name="_36_">s</text:span><text:span text:style-name="_31_3"> </text:span><text:span text:style-name="_33_1">e</text:span><text:span text:style-name="_38_">v</text:span><text:span text:style-name="_31_9">e</text:span><text:span text:style-name="_33_2">n</text:span><text:span text:style-name="_31_"> </text:span><text:span text:style-name="_31_8">s</text:span><text:span text:style-name="_33_2">o</text:span><text:span text:style-name="_39_">.</text:span><text:span text:style-name="_31_3"> </text:span><text:span text:style-name="_33_3">I</text:span><text:span text:style-name="_31_"> </text:span><text:span text:style-name="_31_7">r</text:span><text:span text:style-name="_33_5">e</text:span><text:span text:style-name="_38_">d</text:span><text:span text:style-name="_32_0">e</text:span><text:span text:style-name="_33_1">e</text:span><text:span text:style-name="_39_">m</text:span><text:span text:style-name="_32_0">e</text:span><text:span text:style-name="_33_1">d</text:span><text:span text:style-name="_31_"> </text:span><text:span text:style-name="_32_1">t</text:span><text:span text:style-name="_33_6">h</text:span><text:span text:style-name="_37_">e</text:span><text:span text:style-name="_31_3"> </text:span><text:span text:style-name="_32_9">t</text:span><text:span text:style-name="_35_">i</text:span><text:span text:style-name="_31_9">n</text:span><text:span text:style-name="_33_3">w</text:span><text:span text:style-name="_38_">a</text:span><text:span text:style-name="_31_7">r</text:span><text:span text:style-name="_32_9">e</text:span><text:span text:style-name="_31_"> </text:span><text:span text:style-name="_31_7">a</text:span><text:span text:style-name="_32_9">t</text:span><text:span text:style-name="_31_"> </text:span><text:span text:style-name="_32_3">p</text:span><text:span text:style-name="_33_6">a</text:span><text:span text:style-name="_35_">w</text:span><text:span text:style-name="_31_9">n</text:span><text:span text:style-name="_33_2">b</text:span><text:span text:style-name="_35_">r</text:span><text:span text:style-name="_32_0">o</text:span><text:span text:style-name="_33_4">k</text:span><text:span text:style-name="_37_">e</text:span><text:span text:style-name="_31_7">r</text:span><text:span text:style-name="_33_3">'</text:span><text:span text:style-name="_31_2">s</text:span><text:span text:style-name="_31_3"> </text:span><text:span text:style-name="_33_3">r</text:span><text:span text:style-name="_38_">a</text:span><text:span text:style-name="_31_7">t</text:span><text:span text:style-name="_33_1">e</text:span><text:span text:style-name="_39_">s</text:span><text:span text:style-name="_31_7">,</text:span><text:span text:style-name="_32_5"> </text:span><text:span text:style-name="_39_">l</text:span><text:span text:style-name="_32_0">e</text:span><text:span text:style-name="_33_4">s</text:span><text:span text:style-name="_35_">s</text:span><text:span text:style-name="_31_3"> </text:span><text:span text:style-name="_33_0">c</text:span><text:span text:style-name="_38_">o</text:span><text:span text:style-name="_31_7">s</text:span><text:span text:style-name="_32_9">t</text:span><text:span text:style-name="_31_"> </text:span><text:span text:style-name="_31_7">o</text:span><text:span text:style-name="_33_3">f</text:span><text:span text:style-name="_31_"> </text:span><text:span text:style-name="_31_9">a</text:span><text:span text:style-name="_33_6">d</text:span><text:span text:style-name="_36_">v</text:span><text:span text:style-name="_32_0">e</text:span><text:span text:style-name="_33_3">r</text:span><text:span text:style-name="_35_">t</text:span><text:span text:style-name="_32_1">i</text:span><text:span text:style-name="_33_4">s</text:span><text:span text:style-name="_39_">i</text:span><text:span text:style-name="_32_0">n</text:span><text:span text:style-name="_33_3">g</text:span><text:span text:style-name="_39_">,</text:span><text:span text:style-name="_31_3"> </text:span><text:span text:style-name="_33_2">b</text:span><text:span text:style-name="_37_">a</text:span><text:span text:style-name="_32_3">d</text:span><text:span text:style-name="_33_6">e</text:span><text:span text:style-name="_31_"> </text:span><text:span text:style-name="_32_1">t</text:span><text:span text:style-name="_33_5">h</text:span><text:span text:style-name="_31_2">e</text:span><text:span text:style-name="_31_3"> </text:span><text:span text:style-name="_33_6">b</text:span><text:span text:style-name="_31_1">u</text:span><text:span text:style-name="_32_1">r</text:span><text:span text:style-name="_33_5">g</text:span><text:span text:style-name="_39_">l</text:span><text:span text:style-name="_32_4">a</text:span><text:span text:style-name="_32_9">r</text:span><text:span text:style-name="_31_"> </text:span><text:span text:style-name="_32_3">g</text:span><text:span text:style-name="_33_6">o</text:span><text:span text:style-name="_31_1">o</text:span><text:span text:style-name="_32_0">d</text:span>-<text:span text:style-name="_38_">n</text:span><text:span text:style-name="_31_7">i</text:span><text:span text:style-name="_33_1">g</text:span><text:span text:style-name="_39_">h</text:span><text:span text:style-name="_32_1">t</text:span><text:span text:style-name="_33_3">,</text:span><text:span text:style-name="_31_"> </text:span><text:span text:style-name="_31_8">c</text:span><text:span text:style-name="_32_9">l</text:span><text:span text:style-name="_31_2">o</text:span><text:span text:style-name="_32_2">s</text:span><text:span text:style-name="_33_6">e</text:span><text:span text:style-name="_39_">d</text:span><text:span text:style-name="_31_3"> </text:span><text:span text:style-name="_33_3">t</text:span><text:span text:style-name="_37_">h</text:span><text:span text:style-name="_32_0">e</text:span><text:span text:style-name="_32_5"> </text:span><text:span text:style-name="_39_">w</text:span><text:span text:style-name="_32_1">i</text:span><text:span text:style-name="_33_1">n</text:span><text:span text:style-name="_31_2">d</text:span><text:span text:style-name="_32_1">o</text:span><text:span text:style-name="_33_3">w</text:span><text:span text:style-name="_31_"> </text:span><text:span text:style-name="_32_3">a</text:span><text:span text:style-name="_33_3">f</text:span><text:span text:style-name="_39_">t</text:span><text:span text:style-name="_32_0">e</text:span><text:span text:style-name="_32_9">r</text:span><text:span text:style-name="_31_"> </text:span><text:span text:style-name="_31_7">h</text:span><text:span text:style-name="_33_3">i</text:span><text:span text:style-name="_35_">m</text:span><text:span text:style-name="_32_1">,</text:span><text:span text:style-name="_32_5"> </text:span><text:span text:style-name="_31_1">a</text:span><text:span text:style-name="_32_4">n</text:span><text:span text:style-name="_32_9">d</text:span><text:span text:style-name="_31_"> </text:span><text:span text:style-name="_32_1">r</text:span><text:span text:style-name="_33_6">e</text:span><text:span text:style-name="_35_">t</text:span><text:span text:style-name="_32_1">i</text:span><text:span text:style-name="_32_9">r</text:span><text:span text:style-name="_37_">e</text:span><text:span text:style-name="_32_1">d</text:span><text:span text:style-name="_32_5"> </text:span><text:span text:style-name="_35_">t</text:span><text:span text:style-name="_32_1">o</text:span><text:span text:style-name="_32_5"> </text:span><text:span text:style-name="_31_2">h</text:span><text:span text:style-name="_31_9">e</text:span><text:span text:style-name="_33_5">a</text:span><text:span text:style-name="_31_2">d</text:span><text:span text:style-name="_32_3">q</text:span><text:span text:style-name="_33_2">u</text:span><text:span text:style-name="_31_1">a</text:span><text:span text:style-name="_32_1">r</text:span><text:span text:style-name="_32_9">t</text:span><text:span text:style-name="_38_">e</text:span><text:span text:style-name="_31_7">r</text:span><text:span text:style-name="_33_3">s</text:span><text:span text:style-name="_31_"> </text:span><text:span text:style-name="_31_7">t</text:span><text:span text:style-name="_33_3">o</text:span><text:span text:style-name="_31_"> </text:span><text:span text:style-name="_32_1">r</text:span><text:span text:style-name="_33_1">e</text:span><text:span text:style-name="_31_2">p</text:span><text:span text:style-name="_31_7">o</text:span><text:span text:style-name="_32_9">r</text:span><text:span text:style-name="_35_">t</text:span><text:span text:style-name="_31_7">.</text:span><text:span text:style-name="_32_5"> </text:span><text:span text:style-name="_39_">N</text:span><text:span text:style-name="_32_3">e</text:span><text:span text:style-name="_33_2">x</text:span><text:span text:style-name="_39_">t</text:span><text:span text:style-name="_31_3"> </text:span><text:span text:style-name="_32_9">m</text:span><text:span text:style-name="_38_">o</text:span><text:span text:style-name="_31_7">r</text:span><text:span text:style-name="_33_5">n</text:span><text:span text:style-name="_39_">i</text:span><text:span text:style-name="_32_4">n</text:span><text:span text:style-name="_33_5">g</text:span><text:span text:style-name="_31_"> </text:span><text:span text:style-name="_31_7">w</text:span><text:span text:style-name="_32_9">e</text:span><text:span text:style-name="_31_"> </text:span><text:span text:style-name="_31_8">s</text:span><text:span text:style-name="_33_6">e</text:span><text:span text:style-name="_39_">n</text:span><text:span text:style-name="_31_7">t</text:span><text:span text:style-name="_32_5"> </text:span><text:span text:style-name="_35_">f</text:span><text:span text:style-name="_31_7">o</text:span><text:span text:style-name="_32_9">r</text:span><text:span text:style-name="_31_"> </text:span><text:span text:style-name="_32_1">t</text:span><text:span text:style-name="_33_5">h</text:span><text:span text:style-name="_38_">e</text:span><text:span text:style-name="_31_3"> </text:span><text:span text:style-name="_33_1">b</text:span><text:span text:style-name="_38_">u</text:span><text:span text:style-name="_32_1">r</text:span><text:span text:style-name="_33_1">g</text:span><text:span text:style-name="_39_">l</text:span><text:span text:style-name="_32_0">a</text:span><text:span text:style-name="_33_3">r</text:span>-<text:span text:style-name="_32_0">a</text:span><text:span text:style-name="_32_9">l</text:span><text:span text:style-name="_37_">a</text:span><text:span text:style-name="_32_1">r</text:span><text:span text:style-name="_33_3">m</text:span><text:span text:style-name="_31_"> </text:span><text:span text:style-name="_31_7">m</text:span><text:span text:style-name="_33_1">a</text:span><text:span text:style-name="_31_2">n</text:span><text:span text:style-name="_31_7">,</text:span><text:span text:style-name="_32_5"> </text:span><text:span text:style-name="_37_">a</text:span><text:span text:style-name="_32_0">n</text:span><text:span text:style-name="_32_9">d</text:span><text:span text:style-name="_31_"> </text:span><text:span text:style-name="_32_0">h</text:span><text:span text:style-name="_33_5">e</text:span><text:span text:style-name="_31_"> </text:span><text:span text:style-name="_31_8">c</text:span><text:span text:style-name="_33_2">a</text:span><text:span text:style-name="_35_">m</text:span><text:span text:style-name="_32_1">e</text:span><text:span text:style-name="_32_5"> </text:span><text:span text:style-name="_37_">u</text:span><text:span text:style-name="_32_4">p</text:span><text:span text:style-name="_32_5"> </text:span><text:span text:style-name="_38_">a</text:span><text:span text:style-name="_31_9">n</text:span><text:span text:style-name="_32_9">d</text:span><text:span text:style-name="_31_"> </text:span><text:span text:style-name="_32_3">e</text:span><text:span text:style-name="_33_2">x</text:span><text:span text:style-name="_37_">p</text:span><text:span text:style-name="_32_1">l</text:span><text:span text:style-name="_33_6">a</text:span><text:span text:style-name="_35_">i</text:span><text:span text:style-name="_32_3">n</text:span><text:span text:style-name="_33_2">e</text:span><text:span text:style-name="_35_">d</text:span><text:span text:style-name="_31_3"> </text:span><text:span text:style-name="_32_9">t</text:span><text:span text:style-name="_38_">h</text:span><text:span text:style-name="_31_9">a</text:span><text:span text:style-name="_32_9">t</text:span><text:span text:style-name="_31_"> </text:span><text:span text:style-name="_32_1">t</text:span><text:span text:style-name="_33_2">h</text:span><text:span text:style-name="_31_1">e</text:span><text:span text:style-name="_31_3"> </text:span><text:span text:style-name="_32_9">r</text:span><text:span text:style-name="_31_2">e</text:span><text:span text:style-name="_31_9">a</text:span><text:span text:style-name="_33_4">s</text:span><text:span text:style-name="_38_">o</text:span><text:span text:style-name="_31_7">n</text:span><text:span text:style-name="_32_5"> </text:span><text:span text:style-name="_35_">t</text:span><text:span text:style-name="_32_4">h</text:span><text:span text:style-name="_33_5">e</text:span><text:span text:style-name="_31_"> </text:span><text:span text:style-name="_32_0">a</text:span><text:span text:style-name="_33_3">l</text:span><text:span text:style-name="_37_">a</text:span><text:span text:style-name="_32_1">r</text:span><text:span text:style-name="_32_9">m</text:span><text:span text:style-name="_31_"> </text:span><text:span text:style-name="_32_0">d</text:span><text:span text:style-name="_32_9">i</text:span><text:span text:style-name="_31_1">d</text:span><text:span text:style-name="_31_3"> </text:span><text:span text:style-name="_33_6">n</text:span><text:span text:style-name="_31_1">o</text:span><text:span text:style-name="_32_1">t</text:span><text:span text:style-name="_32_5"> </text:span><text:span text:style-name="_39_">'</text:span><text:span text:style-name="_31_9">g</text:span><text:span text:style-name="_33_2">o</text:span><text:span text:style-name="_31_"> </text:span><text:span text:style-name="_32_1">o</text:span><text:span text:style-name="_33_3">f</text:span><text:span text:style-name="_39_">f</text:span><text:span text:style-name="_32_1">'</text:span><text:span text:style-name="_32_5"> </text:span><text:span text:style-name="_35_">w</text:span><text:span text:style-name="_32_0">a</text:span><text:span text:style-name="_33_4">s</text:span><text:span text:style-name="_31_"> </text:span><text:span text:style-name="_32_1">t</text:span><text:span text:style-name="_33_5">h</text:span><text:span text:style-name="_31_2">a</text:span><text:span text:style-name="_31_7">t</text:span><text:span text:style-name="_32_5"> </text:span><text:span text:style-name="_38_">n</text:span><text:span text:style-name="_32_3">o</text:span><text:span text:style-name="_32_5"> </text:span><text:span text:style-name="_37_">p</text:span><text:span text:style-name="_32_4">a</text:span><text:span text:style-name="_33_3">r</text:span><text:span text:style-name="_39_">t</text:span><text:span text:style-name="_31_3"> </text:span><text:span text:style-name="_33_3">o</text:span><text:span text:style-name="_35_">f</text:span><text:span text:style-name="_31_3"> </text:span><text:span text:style-name="_32_9">t</text:span><text:span text:style-name="_38_">h</text:span><text:span text:style-name="_31_9">e</text:span><text:span text:style-name="_32_5"> </text:span><text:span text:style-name="_31_2">h</text:span><text:span text:style-name="_31_9">o</text:span><text:span text:style-name="_33_1">u</text:span><text:span text:style-name="_38_">s</text:span><text:span text:style-name="_32_1">e</text:span><text:span text:style-name="_32_5"> </text:span><text:span text:style-name="_31_2">b</text:span><text:span text:style-name="_32_3">u</text:span><text:span text:style-name="_33_3">t</text:span><text:span text:style-name="_31_"> </text:span><text:span text:style-name="_32_1">t</text:span><text:span text:style-name="_33_1">h</text:span><text:span text:style-name="_31_2">e</text:span><text:span text:style-name="_31_3"> </text:span><text:soft-page-break/><text:span text:style-name="_33_3">f</text:span><text:span text:style-name="_39_">i</text:span><text:span text:style-name="_32_1">r</text:span><text:span text:style-name="_33_3">s</text:span><text:span text:style-name="_35_">t</text:span><text:span text:style-name="_31_3"> </text:span><text:span text:style-name="_32_9">f</text:span><text:span text:style-name="_39_">l</text:span><text:span text:style-name="_32_0">o</text:span><text:span text:style-name="_33_1">o</text:span><text:span text:style-name="_35_">r</text:span><text:span text:style-name="_31_3"> </text:span><text:span text:style-name="_33_3">w</text:span><text:span text:style-name="_31_2">a</text:span><text:span text:style-name="_31_8">s</text:span><text:span text:style-name="_32_5"> </text:span><text:span text:style-name="_37_">a</text:span><text:span text:style-name="_32_1">t</text:span><text:span text:style-name="_32_9">t</text:span><text:span text:style-name="_38_">a</text:span><text:span text:style-name="_32_2">c</text:span><text:span text:style-name="_33_2">h</text:span><text:span text:style-name="_31_2">e</text:span><text:span text:style-name="_32_3">d</text:span><text:span text:style-name="_32_5"> </text:span><text:span text:style-name="_39_">t</text:span><text:span text:style-name="_31_7">o</text:span><text:span text:style-name="_32_5"> </text:span><text:span text:style-name="_39_">t</text:span><text:span text:style-name="_32_4">h</text:span><text:span text:style-name="_33_1">e</text:span><text:span text:style-name="_31_"> </text:span><text:span text:style-name="_32_0">a</text:span><text:span text:style-name="_33_3">l</text:span><text:span text:style-name="_37_">a</text:span><text:span text:style-name="_31_7">r</text:span><text:span text:style-name="_33_3">m</text:span><text:span text:style-name="_39_">.</text:span><text:span text:style-name="_31_3"> </text:span><text:span text:style-name="_33_3">T</text:span><text:span text:style-name="_31_1">h</text:span><text:span text:style-name="_32_1">i</text:span><text:span text:style-name="_33_6">s</text:span><text:span text:style-name="_31_"> </text:span><text:span text:style-name="_32_1">w</text:span><text:span text:style-name="_33_1">a</text:span><text:span text:style-name="_31_2">s</text:span><text:span text:style-name="_31_3"> </text:span><text:span text:style-name="_33_2">s</text:span><text:span text:style-name="_35_">i</text:span><text:span text:style-name="_32_1">m</text:span><text:span text:style-name="_33_5">p</text:span><text:span text:style-name="_39_">l</text:span><text:span text:style-name="_32_1">y</text:span><text:span text:style-name="_32_5"> </text:span><text:span text:style-name="_39_">i</text:span><text:span text:style-name="_32_0">d</text:span><text:span text:style-name="_33_3">i</text:span><text:span text:style-name="_37_">o</text:span><text:span text:style-name="_31_7">t</text:span><text:span text:style-name="_33_3">i</text:span><text:span text:style-name="_35_">c</text:span><text:span text:style-name="_32_1">;</text:span><text:span text:style-name="_32_5"> </text:span><text:span text:style-name="_31_2">o</text:span><text:span text:style-name="_32_3">n</text:span><text:span text:style-name="_32_9">e</text:span><text:span text:style-name="_31_"> </text:span><text:span text:style-name="_31_7">m</text:span><text:span text:style-name="_33_3">i</text:span><text:span text:style-name="_31_2">g</text:span><text:span text:style-name="_32_3">h</text:span><text:span text:style-name="_32_9">t</text:span><text:span text:style-name="_31_"> </text:span><text:span text:style-name="_32_0">a</text:span><text:span text:style-name="_33_0">s</text:span><text:span text:style-name="_31_"> </text:span><text:span text:style-name="_32_1">w</text:span><text:span text:style-name="_33_3">e</text:span><text:span text:style-name="_39_">l</text:span><text:span text:style-name="_31_7">l</text:span><text:span text:style-name="_32_5"> </text:span><text:span text:style-name="_37_">h</text:span><text:span text:style-name="_32_4">a</text:span><text:span text:style-name="_33_0">v</text:span><text:span text:style-name="_31_2">e</text:span><text:span text:style-name="_31_3"> </text:span><text:span text:style-name="_33_2">n</text:span><text:span text:style-name="_31_1">o</text:span><text:span text:style-name="_31_3"> </text:span><text:span text:style-name="_33_1">a</text:span><text:span text:style-name="_39_">r</text:span><text:span text:style-name="_31_7">m</text:span><text:span text:style-name="_33_2">o</text:span><text:span text:style-name="_35_">r</text:span><text:span text:style-name="_31_3"> </text:span><text:span text:style-name="_33_6">o</text:span><text:span text:style-name="_31_1">n</text:span><text:span text:style-name="_31_3"> </text:span><text:span text:style-name="_32_9">a</text:span><text:span text:style-name="_35_">t</text:span><text:span text:style-name="_31_3"> </text:span><text:span text:style-name="_32_9">a</text:span><text:span text:style-name="_39_">l</text:span><text:span text:style-name="_32_1">l</text:span><text:span text:style-name="_32_5"> </text:span><text:span text:style-name="_35_">i</text:span><text:span text:style-name="_31_7">n</text:span><text:span text:style-name="_32_5"> </text:span><text:span text:style-name="_38_">b</text:span><text:span text:style-name="_31_9">a</text:span><text:span text:style-name="_32_9">t</text:span><text:span text:style-name="_39_">t</text:span><text:span text:style-name="_31_7">l</text:span><text:span text:style-name="_32_9">e</text:span><text:span text:style-name="_31_"> </text:span><text:span text:style-name="_31_9">a</text:span><text:span text:style-name="_33_2">s</text:span><text:span text:style-name="_31_"> </text:span><text:span text:style-name="_31_7">t</text:span><text:span text:style-name="_33_3">o</text:span><text:span text:style-name="_31_"> </text:span><text:span text:style-name="_31_9">h</text:span><text:span text:style-name="_33_2">a</text:span><text:span text:style-name="_38_">v</text:span><text:span text:style-name="_31_9">e</text:span><text:span text:style-name="_32_5"> </text:span><text:span text:style-name="_35_">i</text:span><text:span text:style-name="_31_7">t</text:span><text:span text:style-name="_32_5"> </text:span><text:span text:style-name="_31_2">o</text:span><text:span text:style-name="_32_3">n</text:span><text:span text:style-name="_32_9">l</text:span><text:span text:style-name="_35_">y</text:span><text:span text:style-name="_31_3"> </text:span><text:span text:style-name="_33_1">o</text:span><text:span text:style-name="_31_2">n</text:span><text:span text:style-name="_31_3"> </text:span><text:span text:style-name="_33_5">h</text:span><text:span text:style-name="_35_">i</text:span><text:span text:style-name="_32_0">s</text:span><text:span text:style-name="_32_5"> </text:span><text:span text:style-name="_35_">l</text:span><text:span text:style-name="_31_9">e</text:span><text:span text:style-name="_33_2">g</text:span><text:span text:style-name="_35_">s</text:span><text:span text:style-name="_32_1">.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4">e</text:span><text:span text:style-name="_33_4">x</text:span><text:span text:style-name="_31_2">p</text:span><text:span text:style-name="_32_3">e</text:span><text:span text:style-name="_33_3">r</text:span><text:span text:style-name="_39_">t</text:span><text:span text:style-name="_31_3"> </text:span><text:span text:style-name="_33_5">n</text:span><text:span text:style-name="_31_2">o</text:span><text:span text:style-name="_32_1">w</text:span><text:span text:style-name="_32_5"> </text:span><text:span text:style-name="_38_">p</text:span><text:span text:style-name="_32_3">u</text:span><text:span text:style-name="_33_3">t</text:span><text:span text:style-name="_31_"> </text:span><text:span text:style-name="_31_7">t</text:span><text:span text:style-name="_33_6">h</text:span><text:span text:style-name="_37_">e</text:span><text:span text:style-name="_31_3"> </text:span><text:span text:style-name="_33_3">w</text:span><text:span text:style-name="_31_1">h</text:span><text:span text:style-name="_32_4">o</text:span><text:span text:style-name="_33_3">l</text:span><text:span text:style-name="_39_">e</text:span><text:span text:style-name="_31_3"> </text:span><text:span text:style-name="_33_6">s</text:span><text:span text:style-name="_37_">e</text:span><text:span text:style-name="_32_4">c</text:span><text:span text:style-name="_33_5">o</text:span><text:span text:style-name="_31_1">n</text:span><text:span text:style-name="_32_4">d</text:span><text:span text:style-name="_32_5"> </text:span><text:span text:style-name="_36_">s</text:span><text:span text:style-name="_31_7">t</text:span><text:span text:style-name="_33_6">o</text:span><text:span text:style-name="_39_">r</text:span><text:span text:style-name="_32_1">y</text:span><text:span text:style-name="_32_5"> </text:span><text:span text:style-name="_38_">o</text:span><text:span text:style-name="_31_9">n</text:span><text:span text:style-name="_32_5"> </text:span><text:span text:style-name="_39_">t</text:span><text:span text:style-name="_32_3">h</text:span><text:span text:style-name="_33_2">e</text:span><text:span text:style-name="_31_"> </text:span><text:span text:style-name="_32_3">a</text:span><text:span text:style-name="_33_3">l</text:span><text:span text:style-name="_31_2">a</text:span><text:span text:style-name="_32_1">r</text:span><text:span text:style-name="_32_9">m</text:span><text:span text:style-name="_39_">,</text:span><text:span text:style-name="_31_3"> </text:span><text:span text:style-name="_33_4">c</text:span><text:span text:style-name="_31_2">h</text:span><text:span text:style-name="_32_4">a</text:span><text:span text:style-name="_32_9">r</text:span><text:span text:style-name="_31_1">g</text:span><text:span text:style-name="_32_0">e</text:span><text:span text:style-name="_33_5">d</text:span><text:span text:style-name="_31_"> </text:span><text:span text:style-name="_31_7">t</text:span><text:span text:style-name="_33_1">h</text:span><text:span text:style-name="_39_">r</text:span><text:span text:style-name="_32_4">e</text:span><text:span text:style-name="_32_9">e</text:span><text:span text:style-name="_31_"> </text:span><text:span text:style-name="_31_9">h</text:span><text:span text:style-name="_33_2">u</text:span><text:span text:style-name="_38_">n</text:span><text:span text:style-name="_32_3">d</text:span><text:span text:style-name="_32_9">r</text:span><text:span text:style-name="_37_">e</text:span><text:span text:style-name="_32_4">d</text:span><text:span text:style-name="_32_5"> </text:span><text:span text:style-name="_37_">d</text:span><text:span text:style-name="_32_0">o</text:span><text:span text:style-name="_33_3">l</text:span><text:span text:style-name="_39_">l</text:span><text:span text:style-name="_32_4">a</text:span><text:span text:style-name="_33_3">r</text:span><text:span text:style-name="_36_">s</text:span><text:span text:style-name="_31_3"> </text:span><text:span text:style-name="_33_3">f</text:span><text:span text:style-name="_39_">o</text:span><text:span text:style-name="_32_1">r</text:span><text:span text:style-name="_32_5"> </text:span><text:span text:style-name="_35_">i</text:span><text:span text:style-name="_32_1">t</text:span><text:span text:style-name="_32_9">,</text:span><text:span text:style-name="_31_"> </text:span><text:span text:style-name="_32_0">a</text:span><text:span text:style-name="_33_1">n</text:span><text:span text:style-name="_35_">d</text:span><text:span text:style-name="_31_3"> </text:span><text:span text:style-name="_33_3">w</text:span><text:span text:style-name="_38_">e</text:span><text:span text:style-name="_31_9">n</text:span><text:span text:style-name="_33_3">t</text:span><text:span text:style-name="_31_"> </text:span><text:span text:style-name="_31_9">h</text:span><text:span text:style-name="_32_9">i</text:span><text:span text:style-name="_38_">s</text:span><text:span text:style-name="_31_3"> </text:span><text:span text:style-name="_32_9">w</text:span><text:span text:style-name="_31_2">a</text:span><text:span text:style-name="_31_8">y</text:span><text:span text:style-name="_32_9">.</text:span><text:span text:style-name="_31_"> </text:span><text:span text:style-name="_32_1">B</text:span><text:span text:style-name="_32_9">y</text:span><text:span text:style-name="_31_"> </text:span><text:span text:style-name="_31_9">a</text:span><text:span text:style-name="_33_6">n</text:span><text:span text:style-name="_39_">d</text:span><text:span text:style-name="_31_3"> </text:span><text:span text:style-name="_33_6">b</text:span><text:span text:style-name="_36_">y</text:span><text:span text:style-name="_31_7">,</text:span><text:span text:style-name="_32_5"> </text:span><text:span text:style-name="_38_">o</text:span><text:span text:style-name="_32_3">n</text:span><text:span text:style-name="_32_9">e</text:span><text:span text:style-name="_31_"> </text:span><text:span text:style-name="_32_4">n</text:span><text:span text:style-name="_32_9">i</text:span><text:span text:style-name="_31_1">g</text:span><text:span text:style-name="_32_1">h</text:span><text:span text:style-name="_32_9">t</text:span><text:span text:style-name="_39_">,</text:span><text:span text:style-name="_31_3"> </text:span><text:span text:style-name="_32_9">I</text:span><text:span text:style-name="_31_"> </text:span><text:span text:style-name="_32_1">f</text:span><text:span text:style-name="_33_1">o</text:span><text:span text:style-name="_38_">u</text:span><text:span text:style-name="_32_0">n</text:span><text:span text:style-name="_33_5">d</text:span><text:span text:style-name="_31_"> </text:span><text:span text:style-name="_31_7">a</text:span><text:span text:style-name="_32_5"> </text:span><text:span text:style-name="_31_1">b</text:span><text:span text:style-name="_32_4">u</text:span><text:span text:style-name="_33_3">r</text:span><text:span text:style-name="_31_2">g</text:span><text:span text:style-name="_32_1">l</text:span><text:span text:style-name="_33_1">a</text:span><text:span text:style-name="_35_">r</text:span><text:span text:style-name="_31_3"> </text:span><text:span text:style-name="_33_3">i</text:span><text:span text:style-name="_35_">n</text:span><text:span text:style-name="_31_3"> </text:span><text:span text:style-name="_32_9">t</text:span><text:span text:style-name="_37_">h</text:span><text:span text:style-name="_32_4">e</text:span><text:span text:style-name="_32_5"> </text:span><text:span text:style-name="_39_">t</text:span><text:span text:style-name="_32_4">h</text:span><text:span text:style-name="_33_3">i</text:span><text:span text:style-name="_35_">r</text:span><text:span text:style-name="_31_9">d</text:span><text:span text:style-name="_32_5"> </text:span><text:span text:style-name="_31_0">s</text:span><text:span text:style-name="_32_1">t</text:span><text:span text:style-name="_33_2">o</text:span><text:span text:style-name="_39_">r</text:span><text:span text:style-name="_31_7">y</text:span><text:span text:style-name="_33_3">,</text:span><text:span text:style-name="_31_"> </text:span><text:span text:style-name="_31_9">a</text:span><text:span text:style-name="_33_6">b</text:span><text:span text:style-name="_38_">o</text:span><text:span text:style-name="_32_3">u</text:span><text:span text:style-name="_32_9">t</text:span><text:span text:style-name="_31_"> </text:span><text:span text:style-name="_32_1">t</text:span><text:span text:style-name="_32_9">o</text:span><text:span text:style-name="_31_"> </text:span><text:span text:style-name="_31_8">s</text:span><text:span text:style-name="_32_9">t</text:span><text:span text:style-name="_38_">a</text:span><text:span text:style-name="_31_7">r</text:span><text:span text:style-name="_32_9">t</text:span><text:span text:style-name="_31_"> </text:span><text:span text:style-name="_32_4">d</text:span><text:span text:style-name="_33_1">o</text:span><text:span text:style-name="_35_">w</text:span><text:span text:style-name="_32_1">n</text:span><text:span text:style-name="_32_5"> </text:span><text:span text:style-name="_39_">a</text:span><text:span text:style-name="_31_3"> </text:span><text:span text:style-name="_33_3">l</text:span><text:span text:style-name="_31_2">a</text:span><text:span text:style-name="_32_3">d</text:span><text:span text:style-name="_33_1">d</text:span><text:span text:style-name="_38_">e</text:span><text:span text:style-name="_31_7">r</text:span><text:span text:style-name="_32_5"> </text:span><text:span text:style-name="_39_">w</text:span><text:span text:style-name="_31_7">i</text:span><text:span text:style-name="_33_3">t</text:span><text:span text:style-name="_35_">h</text:span><text:span text:style-name="_31_3"> </text:span><text:span text:style-name="_32_9">a</text:span><text:span text:style-name="_31_"> </text:span><text:span text:style-name="_32_1">l</text:span><text:span text:style-name="_32_9">o</text:span><text:span text:style-name="_35_">t</text:span><text:span text:style-name="_31_3"> </text:span><text:span text:style-name="_33_3">o</text:span><text:span text:style-name="_35_">f</text:span><text:span text:style-name="_31_3"> </text:span><text:span text:style-name="_32_9">m</text:span><text:span text:style-name="_35_">i</text:span><text:span text:style-name="_32_0">s</text:span><text:span text:style-name="_33_4">c</text:span><text:span text:style-name="_37_">e</text:span><text:span text:style-name="_31_7">l</text:span><text:span text:style-name="_32_9">l</text:span><text:span text:style-name="_38_">a</text:span><text:span text:style-name="_32_4">n</text:span><text:span text:style-name="_33_1">e</text:span><text:span text:style-name="_38_">o</text:span><text:span text:style-name="_31_9">u</text:span><text:span text:style-name="_32_9">s</text:span><text:span text:style-name="_31_"> </text:span><text:span text:style-name="_32_4">p</text:span><text:span text:style-name="_32_9">r</text:span><text:span text:style-name="_37_">o</text:span><text:span text:style-name="_32_3">p</text:span><text:span text:style-name="_33_2">e</text:span><text:span text:style-name="_39_">r</text:span><text:span text:style-name="_32_1">t</text:span><text:span text:style-name="_33_3">y</text:span><text:span text:style-name="_39_">.</text:span><text:span text:style-name="_31_3"> </text:span><text:span text:style-name="_33_3">M</text:span><text:span text:style-name="_35_">y</text:span><text:span text:style-name="_31_3"> </text:span><text:span text:style-name="_33_3">f</text:span><text:span text:style-name="_35_">i</text:span><text:span text:style-name="_31_7">r</text:span><text:span text:style-name="_32_9">s</text:span><text:span text:style-name="_35_">t</text:span><text:span text:style-name="_31_3"> </text:span><text:span text:style-name="_32_9">i</text:span><text:span text:style-name="_35_">m</text:span><text:span text:style-name="_31_9">p</text:span><text:span text:style-name="_33_6">u</text:span><text:span text:style-name="_35_">l</text:span><text:span text:style-name="_32_2">s</text:span><text:span text:style-name="_33_2">e</text:span><text:span text:style-name="_31_"> </text:span><text:span text:style-name="_31_7">w</text:span><text:span text:style-name="_33_5">a</text:span><text:span text:style-name="_31_2">s</text:span><text:span text:style-name="_31_3"> </text:span><text:span text:style-name="_32_9">t</text:span><text:span text:style-name="_35_">o</text:span><text:span text:style-name="_31_3"> </text:span><text:span text:style-name="_33_4">c</text:span><text:span text:style-name="_39_">r</text:span><text:span text:style-name="_32_0">a</text:span><text:span text:style-name="_33_2">c</text:span><text:span text:style-name="_31_0">k</text:span><text:span text:style-name="_31_3"> </text:span><text:span text:style-name="_33_1">h</text:span><text:span text:style-name="_39_">i</text:span><text:span text:style-name="_32_4">s</text:span><text:span text:style-name="_32_5"> </text:span><text:span text:style-name="_31_1">h</text:span><text:span text:style-name="_32_4">e</text:span><text:span text:style-name="_33_5">a</text:span><text:span text:style-name="_31_2">d</text:span><text:span text:style-name="_31_3"> </text:span><text:span text:style-name="_32_9">w</text:span><text:span text:style-name="_35_">i</text:span><text:span text:style-name="_32_1">t</text:span><text:span text:style-name="_32_9">h</text:span><text:span text:style-name="_31_"> </text:span><text:span text:style-name="_31_7">a</text:span><text:span text:style-name="_32_5"> </text:span><text:span text:style-name="_31_1">b</text:span><text:span text:style-name="_31_7">i</text:span><text:span text:style-name="_33_3">l</text:span><text:span text:style-name="_39_">l</text:span><text:span text:style-name="_31_7">i</text:span><text:span text:style-name="_33_6">a</text:span><text:span text:style-name="_39_">r</text:span><text:span text:style-name="_32_1">d</text:span><text:span text:style-name="_32_5"> </text:span><text:span text:style-name="_31_2">c</text:span><text:span text:style-name="_32_3">u</text:span><text:span text:style-name="_32_9">e</text:span><text:span text:style-name="_35_">;</text:span><text:span text:style-name="_31_3"> </text:span><text:span text:style-name="_33_1">b</text:span><text:span text:style-name="_31_2">u</text:span><text:span text:style-name="_31_7">t</text:span><text:span text:style-name="_32_5"> </text:span><text:span text:style-name="_35_">m</text:span><text:span text:style-name="_32_1">y</text:span><text:span text:style-name="_32_5"> </text:span><text:span text:style-name="_36_">s</text:span><text:span text:style-name="_32_0">e</text:span><text:span text:style-name="_33_2">c</text:span><text:span text:style-name="_37_">o</text:span><text:span text:style-name="_32_4">n</text:span><text:span text:style-name="_33_5">d</text:span><text:span text:style-name="_31_"> </text:span><text:span text:style-name="_32_1">w</text:span><text:span text:style-name="_33_1">a</text:span><text:span text:style-name="_38_">s</text:span><text:span text:style-name="_31_3"> </text:span><text:span text:style-name="_32_9">t</text:span><text:span text:style-name="_35_">o</text:span><text:span text:style-name="_31_3"> </text:span><text:span text:style-name="_32_9">r</text:span><text:span text:style-name="_31_2">e</text:span><text:span text:style-name="_32_1">f</text:span><text:span text:style-name="_33_3">r</text:span><text:span text:style-name="_31_1">a</text:span><text:span text:style-name="_31_7">i</text:span><text:span text:style-name="_33_3">n</text:span><text:span text:style-name="_31_"> </text:span><text:span text:style-name="_31_7">f</text:span><text:span text:style-name="_32_9">r</text:span><text:span text:style-name="_39_">o</text:span><text:span text:style-name="_31_7">m</text:span><text:span text:style-name="_32_5"> </text:span><text:span text:style-name="_35_">t</text:span><text:span text:style-name="_31_9">h</text:span><text:span text:style-name="_32_9">i</text:span><text:span text:style-name="_31_2">s</text:span><text:span text:style-name="_31_3"> </text:span><text:span text:style-name="_33_2">a</text:span><text:span text:style-name="_39_">t</text:span><text:span text:style-name="_31_7">t</text:span><text:span text:style-name="_33_1">e</text:span><text:span text:style-name="_31_2">n</text:span><text:span text:style-name="_31_7">t</text:span><text:span text:style-name="_32_9">i</text:span><text:span text:style-name="_31_1">o</text:span><text:span text:style-name="_32_1">n</text:span><text:span text:style-name="_33_3">,</text:span><text:span text:style-name="_31_"> </text:span><text:span text:style-name="_32_0">b</text:span><text:span text:style-name="_33_1">e</text:span><text:span text:style-name="_31_0">c</text:span><text:span text:style-name="_32_4">a</text:span><text:span text:style-name="_33_1">u</text:span><text:span text:style-name="_31_2">s</text:span><text:span text:style-name="_32_1">e</text:span><text:span text:style-name="_32_5"> </text:span><text:span text:style-name="_37_">h</text:span><text:span text:style-name="_32_4">e</text:span><text:span text:style-name="_32_5"> </text:span><text:span text:style-name="_39_">w</text:span><text:span text:style-name="_32_0">a</text:span><text:span text:style-name="_33_0">s</text:span><text:span text:style-name="_31_"> </text:span><text:span text:style-name="_32_3">b</text:span><text:span text:style-name="_33_6">e</text:span><text:span text:style-name="_39_">t</text:span><text:span text:style-name="_32_1">w</text:span><text:span text:style-name="_33_6">e</text:span><text:span text:style-name="_37_">e</text:span><text:span text:style-name="_32_1">n</text:span><text:span text:style-name="_32_5"> </text:span><text:span text:style-name="_39_">m</text:span><text:span text:style-name="_31_7">e</text:span><text:span text:style-name="_32_5"> </text:span><text:span text:style-name="_38_">a</text:span><text:span text:style-name="_32_3">n</text:span><text:span text:style-name="_32_9">d</text:span><text:span text:style-name="_31_"> </text:span><text:span text:style-name="_32_1">t</text:span><text:span text:style-name="_33_5">h</text:span><text:span text:style-name="_38_">e</text:span><text:span text:style-name="_31_3"> </text:span><text:span text:style-name="_33_6">c</text:span><text:span text:style-name="_37_">u</text:span><text:span text:style-name="_31_7">e</text:span><text:span text:style-name="_32_5"> </text:span><text:span text:style-name="_35_">r</text:span><text:span text:style-name="_32_4">a</text:span><text:span text:style-name="_33_0">c</text:span><text:span text:style-name="_39_">k</text:span><text:span text:style-name="_32_1">.</text:span><text:span text:style-name="_32_5"> </text:span><text:span text:style-name="_39_">T</text:span><text:span text:style-name="_31_9">h</text:span><text:span text:style-name="_33_2">e</text:span><text:span text:style-name="_31_"> </text:span><text:span text:style-name="_32_0">s</text:span><text:span text:style-name="_33_1">e</text:span><text:span text:style-name="_31_2">c</text:span><text:span text:style-name="_32_3">o</text:span><text:span text:style-name="_33_2">n</text:span><text:span text:style-name="_37_">d</text:span><text:span text:style-name="_31_3"> </text:span><text:span text:style-name="_32_9">i</text:span><text:span text:style-name="_39_">m</text:span><text:span text:style-name="_32_4">p</text:span><text:span text:style-name="_33_5">u</text:span><text:span text:style-name="_35_">l</text:span><text:span text:style-name="_32_0">s</text:span><text:span text:style-name="_33_1">e</text:span><text:span text:style-name="_31_"> </text:span><text:span text:style-name="_32_1">w</text:span><text:span text:style-name="_33_6">a</text:span><text:span text:style-name="_36_">s</text:span><text:span text:style-name="_31_3"> </text:span><text:span text:style-name="_33_1">p</text:span><text:span text:style-name="_35_">l</text:span><text:span text:style-name="_32_0">a</text:span><text:span text:style-name="_32_9">i</text:span><text:span text:style-name="_31_2">n</text:span><text:span text:style-name="_31_7">l</text:span><text:span text:style-name="_33_0">y</text:span><text:span text:style-name="_31_"> </text:span><text:span text:style-name="_32_1">t</text:span><text:span text:style-name="_33_5">h</text:span><text:span text:style-name="_31_2">e</text:span><text:span text:style-name="_31_3"> </text:span><text:span text:style-name="_33_0">s</text:span><text:span text:style-name="_31_2">o</text:span><text:span text:style-name="_31_9">u</text:span><text:span text:style-name="_33_6">n</text:span><text:span text:style-name="_37_">d</text:span><text:span text:style-name="_32_0">e</text:span><text:span text:style-name="_32_9">s</text:span><text:span text:style-name="_39_">t</text:span><text:span text:style-name="_31_7">,</text:span><text:span text:style-name="_32_5"> </text:span><text:span text:style-name="_38_">s</text:span><text:span text:style-name="_32_3">o</text:span><text:span text:style-name="_32_5"> </text:span><text:span text:style-name="_39_">I</text:span><text:span text:style-name="_31_3"> </text:span><text:span text:style-name="_33_3">r</text:span><text:span text:style-name="_31_1">e</text:span><text:span text:style-name="_31_7">f</text:span><text:span text:style-name="_32_9">r</text:span><text:span text:style-name="_31_2">a</text:span><text:span text:style-name="_32_1">i</text:span><text:span text:style-name="_33_2">n</text:span><text:span text:style-name="_37_">e</text:span><text:span text:style-name="_32_1">d</text:span><text:span text:style-name="_33_3">,</text:span><text:span text:style-name="_31_"> </text:span><text:span text:style-name="_32_4">a</text:span><text:span text:style-name="_33_1">n</text:span><text:span text:style-name="_35_">d</text:span><text:span text:style-name="_31_3"> </text:span><text:span text:style-name="_33_2">p</text:span><text:span text:style-name="_35_">r</text:span><text:span text:style-name="_32_3">o</text:span><text:span text:style-name="_33_0">c</text:span><text:span text:style-name="_38_">e</text:span><text:span text:style-name="_32_0">e</text:span><text:span text:style-name="_33_1">d</text:span><text:span text:style-name="_37_">e</text:span><text:span text:style-name="_32_4">d</text:span><text:span text:style-name="_32_5"> </text:span><text:span text:style-name="_39_">t</text:span><text:span text:style-name="_32_1">o</text:span><text:span text:style-name="_32_5"> </text:span><text:span text:style-name="_31_0">c</text:span><text:span text:style-name="_32_4">o</text:span><text:span text:style-name="_33_3">m</text:span><text:span text:style-name="_31_2">p</text:span><text:span text:style-name="_31_7">r</text:span><text:span text:style-name="_33_1">o</text:span><text:span text:style-name="_39_">m</text:span><text:span text:style-name="_31_7">i</text:span><text:span text:style-name="_33_4">s</text:span><text:span text:style-name="_38_">e</text:span><text:span text:style-name="_32_1">.</text:span><text:span text:style-name="_32_5"> </text:span><text:span text:style-name="_39_">I</text:span><text:span text:style-name="_31_3"> </text:span><text:span text:style-name="_33_3">r</text:span><text:span text:style-name="_31_2">e</text:span><text:span text:style-name="_31_9">d</text:span><text:span text:style-name="_33_6">e</text:span><text:span text:style-name="_31_1">e</text:span><text:span text:style-name="_31_7">m</text:span><text:span text:style-name="_33_2">e</text:span><text:span text:style-name="_37_">d</text:span><text:span text:style-name="_31_3"> </text:span><text:span text:style-name="_33_3">t</text:span><text:span text:style-name="_38_">h</text:span><text:span text:style-name="_31_9">e</text:span><text:span text:style-name="_32_5"> </text:span><text:span text:style-name="_37_">p</text:span><text:span text:style-name="_31_7">r</text:span><text:span text:style-name="_33_6">o</text:span><text:span text:style-name="_38_">p</text:span><text:span text:style-name="_31_9">e</text:span><text:span text:style-name="_32_9">r</text:span><text:span text:style-name="_35_">t</text:span><text:span text:style-name="_31_7">y</text:span><text:span text:style-name="_32_5"> </text:span><text:span text:style-name="_39_">a</text:span><text:span text:style-name="_32_1">t</text:span><text:span text:style-name="_32_5"> </text:span><text:span text:style-name="_35_">f</text:span><text:span text:style-name="_32_0">o</text:span><text:span text:style-name="_33_3">r</text:span><text:span text:style-name="_35_">m</text:span><text:span text:style-name="_32_3">e</text:span><text:span text:style-name="_32_9">r</text:span><text:span text:style-name="_31_"> </text:span><text:span text:style-name="_32_1">r</text:span><text:span text:style-name="_33_2">a</text:span><text:span text:style-name="_35_">t</text:span><text:span text:style-name="_31_9">e</text:span><text:span text:style-name="_32_9">s</text:span><text:span text:style-name="_35_">,</text:span><text:span text:style-name="_31_3"> </text:span><text:span text:style-name="_33_2">a</text:span><text:span text:style-name="_39_">f</text:span><text:span text:style-name="_32_1">t</text:span><text:span text:style-name="_33_5">e</text:span><text:span text:style-name="_39_">r</text:span><text:span text:style-name="_31_3"> </text:span><text:span text:style-name="_33_6">d</text:span><text:span text:style-name="_37_">e</text:span><text:span text:style-name="_32_4">d</text:span><text:span text:style-name="_33_5">u</text:span><text:span text:style-name="_38_">c</text:span><text:span text:style-name="_31_7">t</text:span><text:span text:style-name="_33_3">i</text:span><text:span text:style-name="_31_1">n</text:span><text:span text:style-name="_31_7">g</text:span><text:span text:style-name="_32_5"> </text:span><text:span text:style-name="_39_">t</text:span><text:span text:style-name="_31_9">e</text:span><text:span text:style-name="_33_2">n</text:span><text:span text:style-name="_31_"> </text:span><text:span text:style-name="_32_0">p</text:span><text:span text:style-name="_33_5">e</text:span><text:span text:style-name="_39_">r</text:span><text:span text:style-name="_31_3"> </text:span><text:span text:style-name="_33_2">c</text:span><text:span text:style-name="_31_1">e</text:span><text:span text:style-name="_31_7">n</text:span><text:span text:style-name="_32_9">t</text:span><text:span text:style-name="_39_">.</text:span><text:span text:style-name="_31_3"> </text:span><text:span text:style-name="_33_3">f</text:span><text:span text:style-name="_39_">o</text:span><text:span text:style-name="_32_1">r</text:span><text:span text:style-name="_32_5"> </text:span><text:span text:style-name="_38_">u</text:span><text:span text:style-name="_31_8">s</text:span><text:span text:style-name="_33_3">e</text:span><text:span text:style-name="_31_"> </text:span><text:span text:style-name="_31_7">o</text:span><text:span text:style-name="_33_3">f</text:span><text:span text:style-name="_31_"> </text:span><text:span text:style-name="_31_7">l</text:span><text:span text:style-name="_33_6">a</text:span><text:span text:style-name="_37_">d</text:span><text:span text:style-name="_32_0">d</text:span><text:span text:style-name="_33_1">e</text:span><text:span text:style-name="_39_">r</text:span><text:span text:style-name="_32_1">,</text:span><text:span text:style-name="_32_5"> </text:span><text:span text:style-name="_39_">i</text:span><text:span text:style-name="_32_1">t</text:span><text:span text:style-name="_32_5"> </text:span><text:span text:style-name="_31_1">b</text:span><text:span text:style-name="_32_0">e</text:span><text:span text:style-name="_33_3">i</text:span><text:span text:style-name="_37_">n</text:span><text:span text:style-name="_32_4">g</text:span><text:span text:style-name="_32_5"> </text:span><text:span text:style-name="_35_">m</text:span><text:span text:style-name="_32_1">y</text:span><text:span text:style-name="_32_5"> </text:span><text:span text:style-name="_39_">l</text:span><text:span text:style-name="_31_9">a</text:span><text:span text:style-name="_33_6">d</text:span><text:span text:style-name="_31_2">d</text:span><text:span text:style-name="_31_9">e</text:span><text:span text:style-name="_33_3">r</text:span><text:span text:style-name="_35_">,</text:span><text:span text:style-name="_31_3"> </text:span><text:span text:style-name="_33_1">a</text:span><text:span text:style-name="_31_2">n</text:span><text:span text:style-name="_32_1">d</text:span><text:span text:style-name="_32_9">,</text:span><text:span text:style-name="_31_"> </text:span><text:span text:style-name="_32_3">n</text:span><text:span text:style-name="_33_2">e</text:span><text:span text:style-name="_35_">x</text:span><text:span text:style-name="_32_1">t</text:span><text:span text:style-name="_32_5"> </text:span><text:span text:style-name="_37_">d</text:span><text:span text:style-name="_32_4">a</text:span><text:span text:style-name="_32_9">y</text:span><text:span text:style-name="_31_"> </text:span><text:span text:style-name="_32_1">w</text:span><text:span text:style-name="_32_9">e</text:span><text:span text:style-name="_31_"> </text:span><text:span text:style-name="_32_0">s</text:span><text:span text:style-name="_33_1">e</text:span><text:span text:style-name="_39_">n</text:span><text:span text:style-name="_32_1">t</text:span><text:span text:style-name="_32_5"> </text:span><text:span text:style-name="_31_1">d</text:span><text:span text:style-name="_32_0">o</text:span><text:span text:style-name="_33_3">w</text:span><text:span text:style-name="_35_">n</text:span><text:span text:style-name="_31_3"> </text:span><text:span text:style-name="_32_9">f</text:span><text:span text:style-name="_35_">o</text:span><text:span text:style-name="_32_1">r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0">e</text:span><text:span text:style-name="_33_0">x</text:span><text:span text:style-name="_37_">p</text:span><text:span text:style-name="_32_4">e</text:span><text:span text:style-name="_33_3">r</text:span><text:span text:style-name="_35_">t</text:span><text:span text:style-name="_31_3"> </text:span><text:span text:style-name="_33_6">o</text:span><text:span text:style-name="_31_1">n</text:span><text:span text:style-name="_32_4">c</text:span><text:span text:style-name="_33_5">e</text:span><text:span text:style-name="_31_"> </text:span><text:span text:style-name="_31_7">m</text:span><text:span text:style-name="_33_5">o</text:span><text:span text:style-name="_35_">r</text:span><text:span text:style-name="_32_4">e</text:span><text:span text:style-name="_33_3">,</text:span><text:span text:style-name="_31_"> </text:span><text:span text:style-name="_32_3">a</text:span><text:span text:style-name="_33_6">n</text:span><text:span text:style-name="_39_">d</text:span><text:span text:style-name="_31_3"> </text:span><text:span text:style-name="_33_6">h</text:span><text:span text:style-name="_31_1">a</text:span><text:span text:style-name="_32_1">d</text:span><text:span text:style-name="_32_5"> </text:span><text:span text:style-name="_39_">t</text:span><text:span text:style-name="_31_9">h</text:span><text:span text:style-name="_33_6">e</text:span><text:span text:style-name="_31_"> </text:span><text:span text:style-name="_31_7">t</text:span><text:span text:style-name="_33_6">h</text:span><text:span text:style-name="_39_">i</text:span><text:span text:style-name="_32_1">r</text:span><text:span text:style-name="_33_5">d</text:span><text:span text:style-name="_31_"> </text:span><text:span text:style-name="_31_8">s</text:span><text:span text:style-name="_32_9">t</text:span><text:span text:style-name="_31_2">o</text:span><text:span text:style-name="_32_1">r</text:span><text:span text:style-name="_33_3">y</text:span><text:span text:style-name="_31_"> </text:span><text:span text:style-name="_31_9">a</text:span><text:span text:style-name="_33_3">t</text:span><text:span text:style-name="_35_">t</text:span><text:span text:style-name="_32_0">a</text:span><text:span text:style-name="_33_2">c</text:span><text:span text:style-name="_31_1">h</text:span><text:span text:style-name="_31_9">e</text:span><text:span text:style-name="_33_2">d</text:span><text:span text:style-name="_31_"> </text:span><text:span text:style-name="_31_7">t</text:span><text:span text:style-name="_33_3">o</text:span><text:span text:style-name="_31_"> </text:span><text:span text:style-name="_32_1">t</text:span><text:span text:style-name="_33_5">h</text:span><text:span text:style-name="_31_2">e</text:span><text:span text:style-name="_31_3"> </text:span><text:span text:style-name="_33_2">a</text:span><text:span text:style-name="_39_">l</text:span><text:span text:style-name="_31_9">a</text:span><text:span text:style-name="_32_9">r</text:span><text:span text:style-name="_35_">m</text:span><text:span text:style-name="_31_7">,</text:span><text:span text:style-name="_32_5"> </text:span><text:span text:style-name="_39_">f</text:span><text:span text:style-name="_31_7">o</text:span><text:span text:style-name="_33_3">r</text:span><text:span text:style-name="_31_"> </text:span><text:span text:style-name="_32_1">t</text:span><text:span text:style-name="_33_1">h</text:span><text:span text:style-name="_35_">r</text:span><text:span text:style-name="_32_4">e</text:span><text:span text:style-name="_32_9">e</text:span><text:span text:style-name="_31_"> </text:span><text:span text:style-name="_32_0">h</text:span><text:span text:style-name="_33_1">u</text:span><text:span text:style-name="_31_2">n</text:span><text:span text:style-name="_31_9">d</text:span><text:span text:style-name="_33_3">r</text:span><text:span text:style-name="_31_2">e</text:span><text:span text:style-name="_31_9">d</text:span><text:span text:style-name="_32_5"> </text:span><text:span text:style-name="_31_2">d</text:span><text:span text:style-name="_31_9">o</text:span><text:span text:style-name="_32_9">l</text:span><text:span text:style-name="_35_">l</text:span><text:span text:style-name="_31_9">a</text:span><text:span text:style-name="_33_3">r</text:span><text:span text:style-name="_38_">s</text:span><text:span text:style-name="_31_7">.</text:span></text:p>
      <text:p text:style-name="P1"><text:span text:style-name="_39_">"</text:span><text:span text:style-name="_32_1">B</text:span><text:span text:style-name="_33_3">y</text:span><text:span text:style-name="_31_"> </text:span><text:span text:style-name="_32_1">t</text:span><text:span text:style-name="_33_1">h</text:span><text:span text:style-name="_39_">i</text:span><text:span text:style-name="_32_4">s</text:span><text:span text:style-name="_32_5"> </text:span><text:span text:style-name="_35_">t</text:span><text:span text:style-name="_32_1">i</text:span><text:span text:style-name="_33_3">m</text:span><text:span text:style-name="_35_">e</text:span><text:span text:style-name="_31_3"> </text:span><text:span text:style-name="_33_3">t</text:span><text:span text:style-name="_37_">h</text:span><text:span text:style-name="_32_0">e</text:span><text:span text:style-name="_32_5"> </text:span><text:span text:style-name="_39_">'</text:span><text:span text:style-name="_32_4">a</text:span><text:span text:style-name="_33_5">n</text:span><text:span text:style-name="_37_">n</text:span><text:span text:style-name="_32_0">u</text:span><text:span text:style-name="_33_6">n</text:span><text:span text:style-name="_31_0">c</text:span><text:span text:style-name="_32_1">i</text:span><text:span text:style-name="_33_6">a</text:span><text:span text:style-name="_35_">t</text:span><text:span text:style-name="_32_3">o</text:span><text:span text:style-name="_32_9">r</text:span><text:span text:style-name="_35_">'</text:span><text:span text:style-name="_31_3"> </text:span><text:span text:style-name="_33_5">h</text:span><text:span text:style-name="_31_2">a</text:span><text:span text:style-name="_32_1">d</text:span><text:span text:style-name="_32_5"> </text:span><text:span text:style-name="_38_">g</text:span><text:span text:style-name="_32_1">r</text:span><text:span text:style-name="_33_5">o</text:span><text:span text:style-name="_35_">w</text:span><text:span text:style-name="_31_7">n</text:span><text:span text:style-name="_32_5"> </text:span><text:span text:style-name="_39_">t</text:span><text:span text:style-name="_31_7">o</text:span><text:span text:style-name="_32_5"> </text:span><text:span text:style-name="_35_">f</text:span><text:span text:style-name="_32_0">o</text:span><text:span text:style-name="_33_3">r</text:span><text:span text:style-name="_39_">m</text:span><text:span text:style-name="_32_1">i</text:span><text:span text:style-name="_33_1">d</text:span><text:span text:style-name="_31_2">a</text:span><text:span text:style-name="_31_9">b</text:span><text:span text:style-name="_33_3">l</text:span><text:span text:style-name="_39_">e</text:span><text:span text:style-name="_31_3"> </text:span><text:span text:style-name="_33_5">d</text:span><text:span text:style-name="_39_">i</text:span><text:span text:style-name="_32_1">m</text:span><text:span text:style-name="_33_2">e</text:span><text:span text:style-name="_31_2">n</text:span><text:span text:style-name="_31_8">s</text:span><text:span text:style-name="_32_9">i</text:span><text:span text:style-name="_38_">o</text:span><text:span text:style-name="_32_3">n</text:span><text:span text:style-name="_32_9">s</text:span><text:span text:style-name="_35_">.</text:span><text:span text:style-name="_31_3"> </text:span><text:span text:style-name="_32_9">I</text:span><text:span text:style-name="_35_">t</text:span><text:span text:style-name="_31_3"> </text:span><text:span text:style-name="_33_5">h</text:span><text:span text:style-name="_38_">a</text:span><text:span text:style-name="_32_1">d</text:span><text:span text:style-name="_32_5"> </text:span><text:span text:style-name="_35_">f</text:span><text:span text:style-name="_32_3">o</text:span><text:span text:style-name="_33_3">r</text:span><text:span text:style-name="_35_">t</text:span><text:span text:style-name="_32_0">y</text:span>-<text:span text:style-name="_31_0">s</text:span><text:span text:style-name="_32_4">e</text:span><text:span text:style-name="_33_2">v</text:span><text:span text:style-name="_37_">e</text:span><text:span text:style-name="_32_1">n</text:span><text:span text:style-name="_32_5"> </text:span><text:span text:style-name="_39_">t</text:span><text:span text:style-name="_32_4">a</text:span><text:span text:style-name="_33_1">g</text:span><text:span text:style-name="_39_">s</text:span><text:span text:style-name="_31_3"> </text:span><text:span text:style-name="_33_5">o</text:span><text:span text:style-name="_31_2">n</text:span><text:span text:style-name="_31_3"> </text:span><text:span text:style-name="_32_9">i</text:span><text:span text:style-name="_39_">t</text:span><text:span text:style-name="_32_1">,</text:span><text:span text:style-name="_32_5"> </text:span><text:span text:style-name="_35_">m</text:span><text:span text:style-name="_31_9">a</text:span><text:span text:style-name="_33_3">r</text:span><text:span text:style-name="_31_2">k</text:span><text:span text:style-name="_31_9">e</text:span><text:span text:style-name="_33_2">d</text:span><text:span text:style-name="_31_"> </text:span><text:span text:style-name="_32_1">w</text:span><text:span text:style-name="_33_3">i</text:span><text:span text:style-name="_35_">t</text:span><text:span text:style-name="_31_7">h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0">n</text:span><text:span text:style-name="_33_1">a</text:span><text:span text:style-name="_39_">m</text:span><text:span text:style-name="_32_0">e</text:span><text:span text:style-name="_33_4">s</text:span><text:span text:style-name="_31_"> </text:span><text:span text:style-name="_31_7">o</text:span><text:span text:style-name="_33_3">f</text:span><text:span text:style-name="_31_"> </text:span><text:span text:style-name="_32_1">t</text:span><text:span text:style-name="_33_2">h</text:span><text:span text:style-name="_31_1">e</text:span><text:span text:style-name="_31_3"> </text:span><text:span text:style-name="_33_6">v</text:span><text:span text:style-name="_31_1">a</text:span><text:span text:style-name="_31_7">r</text:span><text:span text:style-name="_33_3">i</text:span><text:span text:style-name="_31_2">o</text:span><text:span text:style-name="_32_3">u</text:span><text:span text:style-name="_33_3">s</text:span><text:span text:style-name="_31_"> </text:span><text:span text:style-name="_31_7">r</text:span><text:span text:style-name="_33_6">o</text:span><text:span text:style-name="_31_1">o</text:span><text:span text:style-name="_32_1">m</text:span><text:span text:style-name="_33_3">s</text:span><text:span text:style-name="_31_"> </text:span><text:span text:style-name="_32_0">a</text:span><text:span text:style-name="_33_1">n</text:span><text:span text:style-name="_35_">d</text:span><text:span text:style-name="_31_3"> </text:span><text:span text:style-name="_33_4">c</text:span><text:span text:style-name="_38_">h</text:span><text:span text:style-name="_32_1">i</text:span><text:span text:style-name="_33_3">m</text:span><text:span text:style-name="_31_2">n</text:span><text:span text:style-name="_32_3">e</text:span><text:span text:style-name="_33_6">y</text:span><text:span text:style-name="_36_">s</text:span><text:span text:style-name="_32_1">,</text:span><text:span text:style-name="_32_5"> </text:span><text:span text:style-name="_37_">a</text:span><text:span text:style-name="_32_4">n</text:span><text:span text:style-name="_32_9">d</text:span><text:span text:style-name="_31_"> </text:span><text:span text:style-name="_31_7">i</text:span><text:span text:style-name="_32_9">t</text:span><text:span text:style-name="_31_"> </text:span><text:span text:style-name="_31_9">o</text:span><text:span text:style-name="_33_6">c</text:span><text:span text:style-name="_36_">c</text:span><text:span text:style-name="_32_0">u</text:span><text:span text:style-name="_33_6">p</text:span><text:span text:style-name="_35_">i</text:span><text:span text:style-name="_31_9">e</text:span><text:span text:style-name="_33_3">d</text:span><text:span text:style-name="_31_"> </text:span><text:span text:style-name="_31_7">t</text:span><text:span text:style-name="_33_1">h</text:span><text:span text:style-name="_38_">e</text:span><text:span text:style-name="_31_3"> </text:span><text:span text:style-name="_33_2">s</text:span><text:span text:style-name="_37_">p</text:span><text:span text:style-name="_32_0">a</text:span><text:span text:style-name="_33_4">c</text:span><text:span text:style-name="_35_">e</text:span><text:span text:style-name="_31_3"> </text:span><text:span text:style-name="_33_3">o</text:span><text:span text:style-name="_39_">f</text:span><text:span text:style-name="_31_3"> </text:span><text:span text:style-name="_33_5">a</text:span><text:span text:style-name="_31_2">n</text:span><text:span text:style-name="_31_3"> </text:span><text:span text:style-name="_33_1">o</text:span><text:span text:style-name="_39_">r</text:span><text:span text:style-name="_32_0">d</text:span><text:span text:style-name="_33_3">i</text:span><text:span text:style-name="_31_1">n</text:span><text:span text:style-name="_32_4">a</text:span><text:span text:style-name="_33_3">r</text:span><text:span text:style-name="_39_">y</text:span><text:span text:style-name="_31_3"> </text:span><text:span text:style-name="_32_9">w</text:span><text:span text:style-name="_31_1">a</text:span><text:span text:style-name="_31_7">r</text:span><text:span text:style-name="_33_6">d</text:span><text:span text:style-name="_35_">r</text:span><text:span text:style-name="_32_3">o</text:span><text:span text:style-name="_33_6">b</text:span><text:span text:style-name="_35_">e</text:span><text:span text:style-name="_32_1">.</text:span><text:span text:style-name="_32_5"> </text:span><text:span text:style-name="_35_">T</text:span><text:span text:style-name="_32_3">h</text:span><text:span text:style-name="_33_6">e</text:span><text:span text:style-name="_31_"> </text:span><text:span text:style-name="_32_0">g</text:span><text:span text:style-name="_33_1">o</text:span><text:span text:style-name="_31_1">n</text:span><text:span text:style-name="_32_4">g</text:span><text:span text:style-name="_32_5"> </text:span><text:span text:style-name="_35_">w</text:span><text:span text:style-name="_32_0">a</text:span><text:span text:style-name="_33_4">s</text:span><text:span text:style-name="_31_"> </text:span><text:span text:style-name="_32_1">t</text:span><text:span text:style-name="_33_5">h</text:span><text:span text:style-name="_38_">e</text:span><text:span text:style-name="_31_3"> </text:span><text:span text:style-name="_33_6">s</text:span><text:span text:style-name="_35_">i</text:span><text:span text:style-name="_31_8">z</text:span><text:span text:style-name="_33_3">e</text:span><text:span text:style-name="_31_"> </text:span><text:span text:style-name="_32_1">o</text:span><text:span text:style-name="_33_3">f</text:span><text:span text:style-name="_31_"> </text:span><text:span text:style-name="_31_7">a</text:span><text:span text:style-name="_32_5"> </text:span><text:span text:style-name="_39_">w</text:span><text:span text:style-name="_32_3">a</text:span><text:span text:style-name="_33_6">s</text:span><text:span text:style-name="_31_2">h</text:span>-<text:span text:style-name="_33_1">b</text:span><text:span text:style-name="_39_">o</text:span><text:span text:style-name="_31_7">w</text:span><text:span text:style-name="_33_3">l</text:span><text:span text:style-name="_35_">,</text:span><text:span text:style-name="_31_3"> </text:span><text:span text:style-name="_33_5">a</text:span><text:span text:style-name="_31_2">n</text:span><text:span text:style-name="_32_1">d</text:span><text:span text:style-name="_32_5"> </text:span><text:span text:style-name="_39_">w</text:span><text:span text:style-name="_32_4">a</text:span><text:span text:style-name="_33_0">s</text:span><text:span text:style-name="_31_"> </text:span><text:span text:style-name="_32_4">p</text:span><text:span text:style-name="_32_9">l</text:span><text:span text:style-name="_37_">a</text:span><text:span text:style-name="_31_8">c</text:span><text:span text:style-name="_33_6">e</text:span><text:span text:style-name="_35_">d</text:span><text:span text:style-name="_31_3"> </text:span><text:span text:style-name="_33_2">a</text:span><text:span text:style-name="_37_">b</text:span><text:span text:style-name="_31_9">o</text:span><text:span text:style-name="_33_6">v</text:span><text:span text:style-name="_35_">e</text:span><text:span text:style-name="_31_3"> </text:span><text:span text:style-name="_33_3">t</text:span><text:span text:style-name="_38_">h</text:span><text:span text:style-name="_32_3">e</text:span><text:span text:style-name="_32_5"> </text:span><text:span text:style-name="_31_1">h</text:span><text:span text:style-name="_32_0">e</text:span><text:span text:style-name="_33_1">a</text:span><text:span text:style-name="_31_2">d</text:span><text:span text:style-name="_31_3"> </text:span><text:span text:style-name="_33_3">o</text:span><text:span text:style-name="_39_">f</text:span><text:span text:style-name="_31_3"> </text:span><text:span text:style-name="_33_6">o</text:span><text:span text:style-name="_37_">u</text:span><text:span text:style-name="_32_1">r</text:span><text:span text:style-name="_32_5"> </text:span><text:span text:style-name="_37_">b</text:span><text:span text:style-name="_32_4">e</text:span><text:span text:style-name="_33_3">d</text:span><text:span text:style-name="_35_">.</text:span><text:span text:style-name="_31_3"> </text:span><text:span text:style-name="_32_9">T</text:span><text:span text:style-name="_31_2">h</text:span><text:span text:style-name="_31_9">e</text:span><text:span text:style-name="_33_3">r</text:span><text:span text:style-name="_35_">e</text:span><text:span text:style-name="_31_3"> </text:span><text:span text:style-name="_33_3">w</text:span><text:span text:style-name="_37_">a</text:span><text:span text:style-name="_32_0">s</text:span><text:span text:style-name="_32_5"> </text:span><text:span text:style-name="_35_">a</text:span><text:span text:style-name="_31_3"> </text:span><text:span text:style-name="_32_9">w</text:span><text:span text:style-name="_35_">i</text:span><text:span text:style-name="_31_7">r</text:span><text:span text:style-name="_32_9">e</text:span><text:span text:style-name="_31_"> </text:span><text:span text:style-name="_31_7">f</text:span><text:span text:style-name="_33_3">r</text:span><text:span text:style-name="_35_">o</text:span><text:span text:style-name="_32_1">m</text:span><text:span text:style-name="_32_5"> </text:span><text:span text:style-name="_35_">t</text:span><text:span text:style-name="_32_4">h</text:span><text:span text:style-name="_33_5">e</text:span><text:span text:style-name="_31_"> </text:span><text:span text:style-name="_32_3">h</text:span><text:span text:style-name="_33_6">o</text:span><text:span text:style-name="_37_">u</text:span><text:span text:style-name="_32_4">s</text:span><text:span text:style-name="_33_3">e</text:span><text:span text:style-name="_31_"> </text:span><text:span text:style-name="_31_7">t</text:span><text:span text:style-name="_32_9">o</text:span><text:span text:style-name="_31_"> </text:span><text:span text:style-name="_32_1">t</text:span><text:span text:style-name="_33_6">h</text:span><text:span text:style-name="_31_1">e</text:span><text:span text:style-name="_31_3"> </text:span><text:span text:style-name="_33_2">c</text:span><text:span text:style-name="_37_">o</text:span><text:span text:style-name="_32_4">a</text:span><text:span text:style-name="_33_0">c</text:span><text:span text:style-name="_38_">h</text:span><text:span text:style-name="_32_1">m</text:span><text:span text:style-name="_33_1">a</text:span><text:span text:style-name="_38_">n</text:span><text:span text:style-name="_31_7">'</text:span><text:span text:style-name="_33_0">s</text:span><text:span text:style-name="_31_"> </text:span><text:span text:style-name="_32_4">q</text:span><text:span text:style-name="_33_1">u</text:span><text:span text:style-name="_31_1">a</text:span><text:span text:style-name="_31_7">r</text:span><text:span text:style-name="_32_9">t</text:span><text:span text:style-name="_31_2">e</text:span><text:span text:style-name="_32_1">r</text:span><text:span text:style-name="_32_9">s</text:span><text:span text:style-name="_31_"> </text:span><text:span text:style-name="_31_7">i</text:span><text:span text:style-name="_32_9">n</text:span><text:span text:style-name="_31_"> </text:span><text:span text:style-name="_32_1">t</text:span><text:span text:style-name="_33_2">h</text:span><text:span text:style-name="_37_">e</text:span><text:span text:style-name="_31_3"> </text:span><text:span text:style-name="_33_6">s</text:span><text:span text:style-name="_39_">t</text:span><text:span text:style-name="_32_3">a</text:span><text:span text:style-name="_33_5">b</text:span><text:span text:style-name="_35_">l</text:span><text:span text:style-name="_32_0">e</text:span><text:span text:style-name="_33_3">,</text:span><text:span text:style-name="_31_"> </text:span><text:span text:style-name="_32_4">a</text:span><text:span text:style-name="_33_1">n</text:span><text:span text:style-name="_35_">d</text:span><text:span text:style-name="_31_3"> </text:span><text:span text:style-name="_33_3">a</text:span><text:span text:style-name="_31_"> </text:span><text:span text:style-name="_31_9">n</text:span><text:span text:style-name="_33_2">o</text:span><text:span text:style-name="_31_2">b</text:span><text:span text:style-name="_32_1">l</text:span><text:span text:style-name="_33_1">e</text:span><text:span text:style-name="_31_"> </text:span><text:span text:style-name="_32_3">g</text:span><text:span text:style-name="_33_6">o</text:span><text:span text:style-name="_31_2">n</text:span><text:span text:style-name="_31_9">g</text:span><text:span text:style-name="_32_5"> </text:span><text:span text:style-name="_31_2">a</text:span><text:span text:style-name="_32_1">l</text:span><text:span text:style-name="_33_1">o</text:span><text:span text:style-name="_37_">n</text:span><text:span text:style-name="_32_0">g</text:span><text:span text:style-name="_33_4">s</text:span><text:span text:style-name="_39_">i</text:span><text:span text:style-name="_32_4">d</text:span><text:span text:style-name="_32_9">e</text:span><text:span text:style-name="_31_"> </text:span><text:span text:style-name="_31_9">h</text:span><text:span text:style-name="_33_3">i</text:span><text:span text:style-name="_31_2">s</text:span><text:span text:style-name="_31_3"> </text:span><text:span text:style-name="_33_5">p</text:span><text:span text:style-name="_35_">i</text:span><text:span text:style-name="_32_1">l</text:span><text:span text:style-name="_33_3">l</text:span><text:span text:style-name="_31_2">o</text:span><text:span text:style-name="_32_1">w</text:span><text:span text:style-name="_33_3">.</text:span></text:p>
      <text:p text:style-name="P1"><text:span text:style-name="_32_1">"</text:span><text:span text:style-name="_33_3">W</text:span><text:span text:style-name="_35_">e</text:span><text:span text:style-name="_31_3"> </text:span><text:span text:style-name="_33_0">s</text:span><text:span text:style-name="_31_2">h</text:span><text:span text:style-name="_31_9">o</text:span><text:span text:style-name="_33_2">u</text:span><text:span text:style-name="_35_">l</text:span><text:span text:style-name="_31_7">d</text:span><text:span text:style-name="_32_5"> </text:span><text:span text:style-name="_37_">h</text:span><text:span text:style-name="_32_0">a</text:span><text:span text:style-name="_33_2">v</text:span><text:span text:style-name="_31_1">e</text:span><text:span text:style-name="_31_3"> </text:span><text:span text:style-name="_33_5">b</text:span><text:span text:style-name="_31_2">e</text:span><text:span text:style-name="_32_4">e</text:span><text:span text:style-name="_33_1">n</text:span><text:span text:style-name="_31_"> </text:span><text:span text:style-name="_31_8">c</text:span><text:span text:style-name="_33_2">o</text:span><text:span text:style-name="_35_">m</text:span><text:span text:style-name="_31_7">f</text:span><text:span text:style-name="_33_6">o</text:span><text:span text:style-name="_35_">r</text:span><text:span text:style-name="_31_7">t</text:span><text:span text:style-name="_33_5">a</text:span><text:span text:style-name="_31_1">b</text:span><text:span text:style-name="_31_7">l</text:span><text:span text:style-name="_33_2">e</text:span><text:span text:style-name="_31_"> </text:span><text:span text:style-name="_31_9">n</text:span><text:span text:style-name="_33_2">o</text:span><text:span text:style-name="_39_">w</text:span><text:span text:style-name="_31_3"> </text:span><text:span text:style-name="_33_6">b</text:span><text:span text:style-name="_31_1">u</text:span><text:span text:style-name="_31_7">t</text:span><text:span text:style-name="_32_5"> </text:span><text:span text:style-name="_35_">f</text:span><text:span text:style-name="_32_1">o</text:span><text:span text:style-name="_33_3">r</text:span><text:span text:style-name="_31_"> </text:span><text:span text:style-name="_32_3">o</text:span><text:span text:style-name="_33_2">n</text:span><text:span text:style-name="_35_">e</text:span><text:span text:style-name="_31_3"> </text:span><text:span text:style-name="_33_6">d</text:span><text:span text:style-name="_31_1">e</text:span><text:span text:style-name="_32_1">f</text:span><text:span text:style-name="_33_6">e</text:span><text:span text:style-name="_36_">c</text:span><text:span text:style-name="_32_1">t</text:span><text:span text:style-name="_32_9">.</text:span><text:span text:style-name="_31_"> </text:span><text:span text:style-name="_31_7">E</text:span><text:span text:style-name="_33_4">v</text:span><text:span text:style-name="_38_">e</text:span><text:span text:style-name="_32_1">r</text:span><text:span text:style-name="_32_9">y</text:span><text:span text:style-name="_31_"> </text:span><text:span text:style-name="_31_7">m</text:span><text:span text:style-name="_33_1">o</text:span><text:span text:style-name="_35_">r</text:span><text:span text:style-name="_32_0">n</text:span><text:span text:style-name="_32_9">i</text:span><text:span text:style-name="_38_">n</text:span><text:span text:style-name="_32_3">g</text:span><text:span text:style-name="_32_5"> </text:span><text:span text:style-name="_39_">a</text:span><text:span text:style-name="_32_1">t</text:span><text:span text:style-name="_32_5"> </text:span><text:span text:style-name="_35_">f</text:span><text:span text:style-name="_31_7">i</text:span><text:span text:style-name="_33_6">v</text:span><text:span text:style-name="_31_1">e</text:span><text:span text:style-name="_31_3"> </text:span><text:span text:style-name="_32_9">t</text:span><text:span text:style-name="_31_1">h</text:span><text:span text:style-name="_32_0">e</text:span><text:span text:style-name="_32_5"> </text:span><text:span text:style-name="_38_">c</text:span><text:span text:style-name="_31_9">o</text:span><text:span text:style-name="_33_5">o</text:span><text:span text:style-name="_38_">k</text:span><text:span text:style-name="_31_3"> </text:span><text:span text:style-name="_33_6">o</text:span><text:span text:style-name="_37_">p</text:span><text:span text:style-name="_32_4">e</text:span><text:span text:style-name="_33_5">n</text:span><text:span text:style-name="_31_1">e</text:span><text:span text:style-name="_32_0">d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4">k</text:span><text:span text:style-name="_33_3">i</text:span><text:span text:style-name="_39_">t</text:span><text:span text:style-name="_31_8">c</text:span><text:span text:style-name="_33_1">h</text:span><text:span text:style-name="_31_2">e</text:span><text:span text:style-name="_32_1">n</text:span><text:span text:style-name="_32_5"> </text:span><text:span text:style-name="_37_">d</text:span><text:span text:style-name="_32_0">o</text:span><text:span text:style-name="_32_9">o</text:span><text:span text:style-name="_39_">r</text:span><text:span text:style-name="_31_7">,</text:span><text:span text:style-name="_32_5"> </text:span><text:span text:style-name="_35_">i</text:span><text:span text:style-name="_31_7">n</text:span><text:span text:style-name="_32_5"> </text:span><text:span text:style-name="_39_">t</text:span><text:span text:style-name="_32_3">h</text:span><text:span text:style-name="_33_2">e</text:span><text:span text:style-name="_31_"> </text:span><text:span text:style-name="_31_7">w</text:span><text:span text:style-name="_33_2">a</text:span><text:span text:style-name="_31_0">y</text:span><text:span text:style-name="_31_3"> </text:span><text:span text:style-name="_32_9">o</text:span><text:span text:style-name="_39_">f</text:span><text:span text:style-name="_31_3"> </text:span><text:span text:style-name="_33_2">b</text:span><text:span text:style-name="_31_1">u</text:span><text:span text:style-name="_32_4">s</text:span><text:span text:style-name="_33_3">i</text:span><text:span text:style-name="_37_">n</text:span><text:span text:style-name="_31_9">e</text:span><text:span text:style-name="_33_6">s</text:span><text:span text:style-name="_35_">s</text:span><text:span text:style-name="_31_7">,</text:span><text:span text:style-name="_32_5"> </text:span><text:span text:style-name="_37_">a</text:span><text:span text:style-name="_32_4">n</text:span><text:span text:style-name="_32_9">d</text:span><text:span text:style-name="_31_"> </text:span><text:span text:style-name="_32_1">r</text:span><text:span text:style-name="_32_9">i</text:span><text:span text:style-name="_35_">p</text:span><text:span text:style-name="_31_3"> </text:span><text:span text:style-name="_33_3">w</text:span><text:span text:style-name="_37_">e</text:span><text:span text:style-name="_32_4">n</text:span><text:span text:style-name="_33_3">t</text:span><text:span text:style-name="_31_"> </text:span><text:span text:style-name="_32_1">t</text:span><text:span text:style-name="_33_5">h</text:span><text:span text:style-name="_38_">a</text:span><text:span text:style-name="_32_1">t</text:span><text:span text:style-name="_32_5"> </text:span><text:span text:style-name="_31_1">g</text:span><text:span text:style-name="_32_4">o</text:span><text:span text:style-name="_33_1">n</text:span><text:span text:style-name="_31_2">g</text:span><text:span text:style-name="_31_7">!</text:span><text:span text:style-name="_32_5"> </text:span><text:span text:style-name="_35_">T</text:span><text:span text:style-name="_32_4">h</text:span><text:span text:style-name="_33_1">e</text:span><text:span text:style-name="_31_"> </text:span><text:span text:style-name="_32_1">f</text:span><text:span text:style-name="_33_3">i</text:span><text:span text:style-name="_35_">r</text:span><text:span text:style-name="_31_7">s</text:span><text:span text:style-name="_32_9">t</text:span><text:span text:style-name="_31_"> </text:span><text:span text:style-name="_31_7">t</text:span><text:span text:style-name="_32_9">i</text:span><text:span text:style-name="_35_">m</text:span><text:span text:style-name="_32_1">e</text:span><text:span text:style-name="_32_5"> </text:span><text:span text:style-name="_39_">t</text:span><text:span text:style-name="_31_9">h</text:span><text:span text:style-name="_33_3">i</text:span><text:span text:style-name="_31_2">s</text:span><text:span text:style-name="_31_3"> </text:span><text:span text:style-name="_33_2">h</text:span><text:span text:style-name="_31_1">a</text:span><text:span text:style-name="_32_4">p</text:span><text:span text:style-name="_33_1">p</text:span><text:span text:style-name="_31_2">e</text:span><text:span text:style-name="_32_3">n</text:span><text:span text:style-name="_33_5">e</text:span><text:span text:style-name="_31_2">d</text:span><text:span text:style-name="_31_3"> </text:span><text:span text:style-name="_32_9">I</text:span><text:span text:style-name="_31_"> </text:span><text:span text:style-name="_31_7">t</text:span><text:span text:style-name="_33_2">h</text:span><text:span text:style-name="_31_1">o</text:span><text:span text:style-name="_32_0">u</text:span><text:span text:style-name="_33_5">g</text:span><text:span text:style-name="_39_">h</text:span><text:span text:style-name="_32_1">t</text:span><text:span text:style-name="_32_5"> </text:span><text:span text:style-name="_39_">t</text:span><text:span text:style-name="_32_0">h</text:span><text:span text:style-name="_33_5">e</text:span><text:span text:style-name="_31_"> </text:span><text:span text:style-name="_32_1">l</text:span><text:span text:style-name="_33_1">a</text:span><text:span text:style-name="_31_2">s</text:span><text:span text:style-name="_32_1">t</text:span><text:span text:style-name="_32_5"> </text:span><text:span text:style-name="_31_2">d</text:span><text:span text:style-name="_31_9">a</text:span><text:span text:style-name="_33_3">y</text:span><text:span text:style-name="_31_"> </text:span><text:span text:style-name="_31_7">w</text:span><text:span text:style-name="_33_1">a</text:span><text:span text:style-name="_31_2">s</text:span><text:span text:style-name="_31_3"> </text:span><text:span text:style-name="_33_6">c</text:span><text:span text:style-name="_31_1">o</text:span><text:span text:style-name="_32_1">m</text:span><text:span text:style-name="_33_3">e</text:span><text:span text:style-name="_31_"> </text:span><text:span text:style-name="_32_0">s</text:span><text:span text:style-name="_33_1">u</text:span><text:span text:style-name="_35_">r</text:span><text:span text:style-name="_31_7">e</text:span><text:span text:style-name="_32_9">.</text:span><text:span text:style-name="_31_"> </text:span><text:span text:style-name="_32_1">I</text:span><text:span text:style-name="_32_5"> </text:span><text:span text:style-name="_38_">d</text:span><text:span text:style-name="_32_1">i</text:span><text:span text:style-name="_33_5">d</text:span><text:span text:style-name="_39_">n</text:span><text:span text:style-name="_32_1">'</text:span><text:span text:style-name="_33_3">t</text:span><text:span text:style-name="_31_"> </text:span><text:span text:style-name="_32_1">t</text:span><text:span text:style-name="_33_2">h</text:span><text:span text:style-name="_35_">i</text:span><text:span text:style-name="_32_3">n</text:span><text:span text:style-name="_33_3">k</text:span><text:span text:style-name="_31_"> </text:span><text:span text:style-name="_31_7">i</text:span><text:span text:style-name="_32_9">t</text:span><text:span text:style-name="_31_"> </text:span><text:span text:style-name="_32_1">i</text:span><text:span text:style-name="_32_9">n</text:span><text:span text:style-name="_31_"> </text:span><text:span text:style-name="_31_9">b</text:span><text:span text:style-name="_33_6">e</text:span><text:span text:style-name="_37_">d</text:span>--<text:span text:style-name="_38_">n</text:span><text:span text:style-name="_31_7">o</text:span><text:span text:style-name="_33_3">,</text:span><text:span text:style-name="_31_"> </text:span><text:span text:style-name="_32_3">b</text:span><text:span text:style-name="_33_2">u</text:span><text:span text:style-name="_39_">t</text:span><text:span text:style-name="_31_3"> </text:span><text:span text:style-name="_33_2">o</text:span><text:span text:style-name="_37_">u</text:span><text:span text:style-name="_32_1">t</text:span><text:span text:style-name="_32_5"> </text:span><text:span text:style-name="_35_">o</text:span><text:span text:style-name="_31_7">f</text:span><text:span text:style-name="_32_5"> </text:span><text:span text:style-name="_39_">i</text:span><text:span text:style-name="_31_7">t</text:span>--<text:span text:style-name="_31_7">f</text:span><text:span text:style-name="_33_3">o</text:span><text:span text:style-name="_35_">r</text:span><text:span text:style-name="_31_3"> </text:span><text:span text:style-name="_33_3">t</text:span><text:span text:style-name="_38_">h</text:span><text:span text:style-name="_32_3">e</text:span><text:span text:style-name="_32_5"> </text:span><text:span text:style-name="_35_">f</text:span><text:span text:style-name="_31_7">i</text:span><text:span text:style-name="_32_9">r</text:span><text:span text:style-name="_39_">s</text:span><text:span text:style-name="_31_7">t</text:span><text:span text:style-name="_32_5"> </text:span><text:span text:style-name="_31_2">e</text:span><text:span text:style-name="_31_7">f</text:span><text:span text:style-name="_32_9">f</text:span><text:span text:style-name="_31_1">e</text:span><text:span text:style-name="_32_1">c</text:span><text:span text:style-name="_33_3">t</text:span><text:span text:style-name="_31_"> </text:span><text:span text:style-name="_32_1">o</text:span><text:span text:style-name="_33_3">f</text:span><text:span text:style-name="_31_"> </text:span><text:span text:style-name="_32_1">t</text:span><text:span text:style-name="_33_1">h</text:span><text:span text:style-name="_38_">a</text:span><text:span text:style-name="_32_1">t</text:span><text:span text:style-name="_32_5"> </text:span><text:span text:style-name="_39_">f</text:span><text:span text:style-name="_31_7">r</text:span><text:span text:style-name="_32_9">i</text:span><text:span text:style-name="_31_1">g</text:span><text:span text:style-name="_32_4">h</text:span><text:span text:style-name="_33_3">t</text:span><text:span text:style-name="_35_">f</text:span><text:span text:style-name="_32_1">u</text:span><text:span text:style-name="_33_3">l</text:span><text:span text:style-name="_31_"> </text:span><text:span text:style-name="_32_0">g</text:span><text:span text:style-name="_33_5">o</text:span><text:span text:style-name="_37_">n</text:span><text:span text:style-name="_32_0">g</text:span><text:span text:style-name="_32_5"> </text:span><text:span text:style-name="_35_">i</text:span><text:span text:style-name="_32_1">s</text:span><text:span text:style-name="_32_5"> </text:span><text:span text:style-name="_39_">t</text:span><text:span text:style-name="_32_1">o</text:span><text:span text:style-name="_32_5"> </text:span><text:span text:style-name="_37_">h</text:span><text:span text:style-name="_32_0">u</text:span><text:span text:style-name="_32_9">r</text:span><text:span text:style-name="_35_">l</text:span><text:span text:style-name="_31_3"> </text:span><text:span text:style-name="_33_4">y</text:span><text:span text:style-name="_31_2">o</text:span><text:span text:style-name="_32_1">u</text:span><text:span text:style-name="_32_5"> </text:span><text:span text:style-name="_37_">a</text:span><text:span text:style-name="_32_4">c</text:span><text:span text:style-name="_32_9">r</text:span><text:span text:style-name="_31_2">o</text:span><text:span text:style-name="_31_8">s</text:span><text:span text:style-name="_32_9">s</text:span><text:span text:style-name="_31_"> </text:span><text:span text:style-name="_31_7">t</text:span><text:span text:style-name="_33_5">h</text:span><text:span text:style-name="_38_">e</text:span><text:span text:style-name="_31_3"> </text:span><text:span text:style-name="_33_5">h</text:span><text:span text:style-name="_31_2">o</text:span><text:span text:style-name="_32_0">u</text:span><text:span text:style-name="_33_0">s</text:span><text:span text:style-name="_39_">e</text:span><text:span text:style-name="_31_7">,</text:span><text:span text:style-name="_32_5"> </text:span><text:span text:style-name="_31_2">a</text:span><text:span text:style-name="_31_9">n</text:span><text:span text:style-name="_33_3">d</text:span><text:span text:style-name="_31_"> </text:span><text:span text:style-name="_32_2">s</text:span><text:span text:style-name="_33_3">l</text:span><text:span text:style-name="_38_">a</text:span><text:span text:style-name="_31_7">m</text:span><text:span text:style-name="_32_5"> </text:span><text:span text:style-name="_36_">y</text:span><text:span text:style-name="_32_0">o</text:span><text:span text:style-name="_33_3">u</text:span><text:span text:style-name="_31_"> </text:span><text:span text:style-name="_32_3">a</text:span><text:span text:style-name="_33_2">g</text:span><text:span text:style-name="_38_">a</text:span><text:span text:style-name="_32_1">i</text:span><text:span text:style-name="_33_1">n</text:span><text:span text:style-name="_39_">s</text:span><text:span text:style-name="_31_7">t</text:span><text:span text:style-name="_32_5"> </text:span><text:span text:style-name="_35_">t</text:span><text:span text:style-name="_32_0">h</text:span><text:span text:style-name="_33_5">e</text:span><text:span text:style-name="_31_"> </text:span><text:span text:style-name="_31_7">w</text:span><text:span text:style-name="_32_9">a</text:span><text:span text:style-name="_35_">l</text:span><text:span text:style-name="_31_7">l</text:span><text:span text:style-name="_32_9">,</text:span><text:span text:style-name="_31_"> </text:span><text:span text:style-name="_32_0">a</text:span><text:span text:style-name="_33_5">n</text:span><text:span text:style-name="_39_">d</text:span><text:span text:style-name="_31_3"> </text:span><text:span text:style-name="_32_9">t</text:span><text:span text:style-name="_31_2">h</text:span><text:span text:style-name="_32_3">e</text:span><text:span text:style-name="_32_9">n</text:span><text:span text:style-name="_31_"> </text:span><text:span text:style-name="_32_2">c</text:span><text:span text:style-name="_33_2">u</text:span><text:span text:style-name="_35_">r</text:span><text:span text:style-name="_32_1">l</text:span><text:span text:style-name="_32_5"> </text:span><text:span text:style-name="_31_0">y</text:span><text:span text:style-name="_32_0">o</text:span><text:span text:style-name="_32_9">u</text:span><text:span text:style-name="_31_"> </text:span><text:span text:style-name="_32_3">u</text:span><text:span text:style-name="_33_6">p</text:span><text:span text:style-name="_35_">,</text:span><text:span text:style-name="_31_3"> </text:span><text:span text:style-name="_33_2">a</text:span><text:span text:style-name="_37_">n</text:span><text:span text:style-name="_31_7">d</text:span><text:span text:style-name="_32_5"> </text:span><text:span text:style-name="_38_">s</text:span><text:span text:style-name="_31_9">q</text:span><text:span text:style-name="_33_3">u</text:span><text:span text:style-name="_35_">i</text:span><text:span text:style-name="_32_1">r</text:span><text:span text:style-name="_33_3">m</text:span><text:span text:style-name="_31_"> </text:span><text:span text:style-name="_32_0">y</text:span><text:span text:style-name="_33_5">o</text:span><text:span text:style-name="_39_">u</text:span><text:span text:style-name="_31_3"> </text:span><text:span text:style-name="_32_9">l</text:span><text:span text:style-name="_39_">i</text:span><text:span text:style-name="_32_4">k</text:span><text:span text:style-name="_33_5">e</text:span><text:span text:style-name="_31_"> </text:span><text:span text:style-name="_32_1">a</text:span><text:span text:style-name="_32_5"> </text:span><text:span text:style-name="_31_2">s</text:span><text:span text:style-name="_32_3">p</text:span><text:span text:style-name="_32_9">i</text:span><text:span text:style-name="_31_1">d</text:span><text:span text:style-name="_32_0">e</text:span><text:span text:style-name="_33_3">r</text:span><text:span text:style-name="_31_"> </text:span><text:span text:style-name="_32_0">o</text:span><text:span text:style-name="_33_1">n</text:span><text:span text:style-name="_31_"> </text:span><text:span text:style-name="_31_7">a</text:span><text:span text:style-name="_32_5"> </text:span><text:span text:style-name="_31_0">s</text:span><text:span text:style-name="_31_7">t</text:span><text:span text:style-name="_33_2">o</text:span><text:span text:style-name="_36_">v</text:span><text:span text:style-name="_32_4">e</text:span><text:span text:style-name="_32_5"> </text:span><text:span text:style-name="_35_">l</text:span><text:span text:style-name="_32_1">i</text:span><text:span text:style-name="_32_9">d</text:span><text:span text:style-name="_39_">,</text:span><text:span text:style-name="_31_3"> </text:span><text:span text:style-name="_33_3">t</text:span><text:span text:style-name="_35_">i</text:span><text:span text:style-name="_31_7">l</text:span><text:span text:style-name="_32_9">l</text:span><text:span text:style-name="_31_"> </text:span><text:span text:style-name="_32_4">s</text:span><text:span text:style-name="_33_5">o</text:span><text:span text:style-name="_39_">m</text:span><text:span text:style-name="_32_3">e</text:span><text:span text:style-name="_33_2">b</text:span><text:span text:style-name="_38_">o</text:span><text:span text:style-name="_32_3">d</text:span><text:span text:style-name="_33_3">y</text:span><text:span text:style-name="_31_"> </text:span><text:span text:style-name="_32_0">s</text:span><text:span text:style-name="_33_5">h</text:span><text:span text:style-name="_38_">u</text:span><text:span text:style-name="_31_7">t</text:span><text:span text:style-name="_33_0">s</text:span><text:span text:style-name="_31_"> </text:span><text:span text:style-name="_32_1">t</text:span><text:span text:style-name="_33_5">h</text:span><text:span text:style-name="_31_2">e</text:span><text:span text:style-name="_31_3"> </text:span><text:span text:style-name="_33_0">k</text:span><text:span text:style-name="_35_">i</text:span><text:span text:style-name="_31_7">t</text:span><text:span text:style-name="_33_2">c</text:span><text:span text:style-name="_38_">h</text:span><text:span text:style-name="_31_9">e</text:span><text:span text:style-name="_33_3">n</text:span><text:span text:style-name="_31_"> </text:span><text:span text:style-name="_32_0">d</text:span><text:span text:style-name="_33_5">o</text:span><text:span text:style-name="_35_">o</text:span><text:span text:style-name="_32_1">r</text:span><text:span text:style-name="_33_3">.</text:span><text:span text:style-name="_31_"> </text:span><text:span text:style-name="_32_1">I</text:span><text:span text:style-name="_33_3">n</text:span><text:span text:style-name="_31_"> </text:span><text:span text:style-name="_32_2">s</text:span><text:span text:style-name="_33_6">o</text:span><text:span text:style-name="_35_">l</text:span><text:span text:style-name="_31_7">i</text:span><text:span text:style-name="_32_9">d</text:span><text:span text:style-name="_31_"> </text:span><text:span text:style-name="_31_7">f</text:span><text:span text:style-name="_33_5">a</text:span><text:span text:style-name="_31_2">c</text:span><text:span text:style-name="_31_7">t</text:span><text:span text:style-name="_33_3">,</text:span><text:span text:style-name="_31_"> </text:span><text:span text:style-name="_32_1">t</text:span><text:span text:style-name="_33_2">h</text:span><text:span text:style-name="_31_1">e</text:span><text:span text:style-name="_32_1">r</text:span><text:span text:style-name="_33_3">e</text:span><text:span text:style-name="_31_"> </text:span><text:span text:style-name="_31_7">i</text:span><text:span text:style-name="_32_9">s</text:span><text:span text:style-name="_31_"> </text:span><text:span text:style-name="_32_4">n</text:span><text:span text:style-name="_33_5">o</text:span><text:span text:style-name="_31_"> </text:span><text:span text:style-name="_31_8">c</text:span><text:span text:style-name="_33_3">l</text:span><text:span text:style-name="_31_2">a</text:span><text:span text:style-name="_31_7">m</text:span><text:span text:style-name="_32_9">o</text:span><text:span text:style-name="_35_">r</text:span><text:span text:style-name="_31_3"> </text:span><text:span text:style-name="_33_3">t</text:span><text:span text:style-name="_31_2">h</text:span><text:span text:style-name="_31_9">a</text:span><text:span text:style-name="_32_9">t</text:span><text:span text:style-name="_31_"> </text:span><text:span text:style-name="_32_1">i</text:span><text:span text:style-name="_32_9">s</text:span><text:span text:style-name="_31_"> </text:span><text:span text:style-name="_32_4">e</text:span><text:span text:style-name="_33_0">v</text:span><text:span text:style-name="_37_">e</text:span><text:span text:style-name="_32_0">n</text:span><text:span text:style-name="_32_5"> </text:span><text:span text:style-name="_39_">r</text:span><text:span text:style-name="_32_0">e</text:span><text:span text:style-name="_32_9">m</text:span><text:span text:style-name="_31_1">o</text:span><text:span text:style-name="_32_1">t</text:span><text:span text:style-name="_33_6">e</text:span><text:span text:style-name="_39_">l</text:span><text:span text:style-name="_31_8">y</text:span><text:span text:style-name="_32_5"> </text:span><text:span text:style-name="_31_0">c</text:span><text:span text:style-name="_32_0">o</text:span><text:span text:style-name="_32_9">m</text:span><text:span text:style-name="_31_2">p</text:span><text:span text:style-name="_31_9">a</text:span><text:span text:style-name="_33_3">r</text:span><text:span text:style-name="_37_">a</text:span><text:span text:style-name="_32_0">b</text:span><text:span text:style-name="_32_9">l</text:span><text:span text:style-name="_35_">e</text:span><text:span text:style-name="_31_3"> </text:span><text:span text:style-name="_32_9">t</text:span><text:span text:style-name="_39_">o</text:span><text:span text:style-name="_31_3"> </text:span><text:span text:style-name="_32_9">t</text:span><text:span text:style-name="_31_2">h</text:span><text:span text:style-name="_31_9">e</text:span><text:span text:style-name="_32_5"> </text:span><text:span text:style-name="_38_">d</text:span><text:span text:style-name="_32_1">i</text:span><text:span text:style-name="_32_9">r</text:span><text:span text:style-name="_31_1">e</text:span><text:span text:style-name="_31_3"> </text:span><text:span text:style-name="_33_0">c</text:span><text:span text:style-name="_39_">l</text:span><text:span text:style-name="_32_4">a</text:span><text:span text:style-name="_33_3">m</text:span><text:span text:style-name="_39_">o</text:span><text:span text:style-name="_32_1">r</text:span><text:span text:style-name="_32_5"> </text:span><text:span text:style-name="_35_">w</text:span><text:span text:style-name="_32_3">h</text:span><text:span text:style-name="_32_9">i</text:span><text:span text:style-name="_38_">c</text:span><text:span text:style-name="_32_1">h</text:span><text:span text:style-name="_32_5"> </text:span><text:span text:style-name="_35_">t</text:span><text:span text:style-name="_32_3">h</text:span><text:span text:style-name="_33_6">a</text:span><text:span text:style-name="_39_">t</text:span><text:span text:style-name="_31_3"> </text:span><text:span text:style-name="_33_1">g</text:span><text:span text:style-name="_38_">o</text:span><text:span text:style-name="_32_0">n</text:span><text:span text:style-name="_33_1">g</text:span><text:span text:style-name="_31_"> </text:span><text:span text:style-name="_31_7">m</text:span><text:span text:style-name="_33_1">a</text:span><text:span text:style-name="_38_">k</text:span><text:span text:style-name="_32_4">e</text:span><text:span text:style-name="_33_4">s</text:span><text:span text:style-name="_39_">.</text:span><text:span text:style-name="_31_3"> </text:span><text:span text:style-name="_32_9">W</text:span><text:span text:style-name="_35_">e</text:span><text:span text:style-name="_31_7">l</text:span><text:span text:style-name="_32_9">l</text:span><text:span text:style-name="_35_">,</text:span><text:span text:style-name="_31_3"> </text:span><text:span text:style-name="_33_3">t</text:span><text:span text:style-name="_31_2">h</text:span><text:span text:style-name="_31_7">i</text:span><text:span text:style-name="_33_4">s</text:span><text:span text:style-name="_31_"> </text:span><text:span text:style-name="_32_2">c</text:span><text:span text:style-name="_33_2">a</text:span><text:span text:style-name="_35_">t</text:span><text:span text:style-name="_31_9">a</text:span><text:span text:style-name="_33_2">s</text:span><text:span text:style-name="_39_">t</text:span><text:span text:style-name="_32_1">r</text:span><text:span text:style-name="_33_6">o</text:span><text:span text:style-name="_37_">p</text:span><text:span text:style-name="_32_0">h</text:span><text:span text:style-name="_33_5">e</text:span><text:span text:style-name="_31_"> </text:span><text:span text:style-name="_32_4">h</text:span><text:span text:style-name="_33_5">a</text:span><text:span text:style-name="_38_">p</text:span><text:span text:style-name="_32_3">p</text:span><text:span text:style-name="_33_2">e</text:span><text:span text:style-name="_37_">n</text:span><text:span text:style-name="_31_9">e</text:span><text:span text:style-name="_33_2">d</text:span><text:span text:style-name="_31_"> </text:span><text:span text:style-name="_32_3">e</text:span><text:span text:style-name="_33_2">v</text:span><text:span text:style-name="_38_">e</text:span><text:span text:style-name="_31_7">r</text:span><text:span text:style-name="_33_0">y</text:span><text:span text:style-name="_31_"> </text:span><text:span text:style-name="_31_7">m</text:span><text:span text:style-name="_33_1">o</text:span><text:span text:style-name="_39_">r</text:span><text:span text:style-name="_32_0">n</text:span><text:span text:style-name="_32_9">i</text:span><text:span text:style-name="_38_">n</text:span><text:span text:style-name="_32_3">g</text:span><text:span text:style-name="_32_5"> </text:span><text:span text:style-name="_35_">r</text:span><text:span text:style-name="_31_9">e</text:span><text:span text:style-name="_33_6">g</text:span><text:span text:style-name="_31_1">u</text:span><text:span text:style-name="_31_7">l</text:span><text:span text:style-name="_33_6">a</text:span><text:span text:style-name="_39_">r</text:span><text:span text:style-name="_31_7">l</text:span><text:span text:style-name="_32_9">y</text:span><text:span text:style-name="_31_"> </text:span><text:span text:style-name="_32_1">a</text:span><text:span text:style-name="_33_3">t</text:span><text:span text:style-name="_31_"> </text:span><text:span text:style-name="_32_1">f</text:span><text:span text:style-name="_33_3">i</text:span><text:span text:style-name="_31_2">v</text:span><text:span text:style-name="_31_9">e</text:span><text:span text:style-name="_32_5"> </text:span><text:span text:style-name="_31_1">o</text:span><text:span text:style-name="_32_1">'</text:span><text:span text:style-name="_33_2">c</text:span><text:span text:style-name="_39_">l</text:span><text:span text:style-name="_32_0">o</text:span><text:span text:style-name="_33_0">c</text:span><text:span text:style-name="_35_">k</text:span><text:span text:style-name="_32_1">,</text:span><text:span text:style-name="_32_5"> </text:span><text:span text:style-name="_31_2">a</text:span><text:span text:style-name="_31_9">n</text:span><text:span text:style-name="_33_3">d</text:span><text:span text:style-name="_31_"> </text:span><text:span text:style-name="_32_1">l</text:span><text:span text:style-name="_33_6">o</text:span><text:span text:style-name="_36_">s</text:span><text:span text:style-name="_32_1">t</text:span><text:span text:style-name="_32_5"> </text:span><text:span text:style-name="_37_">u</text:span><text:span text:style-name="_32_0">s</text:span><text:span text:style-name="_32_5"> </text:span><text:span text:style-name="_39_">t</text:span><text:span text:style-name="_32_0">h</text:span><text:span text:style-name="_32_9">r</text:span><text:span text:style-name="_31_1">e</text:span><text:span text:style-name="_32_1">e</text:span><text:span text:style-name="_32_5"> </text:span><text:span text:style-name="_37_">h</text:span><text:span text:style-name="_32_0">o</text:span><text:span text:style-name="_33_2">u</text:span><text:span text:style-name="_39_">r</text:span><text:span text:style-name="_31_8">s</text:span><text:span text:style-name="_32_5"> </text:span><text:span text:style-name="_38_">s</text:span><text:span text:style-name="_31_7">l</text:span><text:span text:style-name="_33_5">e</text:span><text:span text:style-name="_31_2">e</text:span><text:span text:style-name="_31_9">p</text:span><text:span text:style-name="_32_9">;</text:span><text:span text:style-name="_31_"> </text:span><text:span text:style-name="_31_7">f</text:span><text:span text:style-name="_33_3">o</text:span><text:span text:style-name="_35_">r</text:span><text:span text:style-name="_32_1">,</text:span><text:span text:style-name="_32_5"> </text:span><text:span text:style-name="_39_">m</text:span><text:span text:style-name="_32_1">i</text:span><text:span text:style-name="_33_6">n</text:span><text:span text:style-name="_31_1">d</text:span><text:span text:style-name="_31_3"> </text:span><text:span text:style-name="_33_6">y</text:span><text:span text:style-name="_37_">o</text:span><text:span text:style-name="_31_7">u</text:span><text:span text:style-name="_32_9">,</text:span><text:span text:style-name="_31_"> </text:span><text:span text:style-name="_31_7">w</text:span><text:span text:style-name="_33_2">h</text:span><text:span text:style-name="_37_">e</text:span><text:span text:style-name="_31_7">n</text:span><text:span text:style-name="_32_5"> </text:span><text:span text:style-name="_39_">t</text:span><text:span text:style-name="_32_4">h</text:span><text:span text:style-name="_33_5">a</text:span><text:span text:style-name="_35_">t</text:span><text:span text:style-name="_31_3"> </text:span><text:span text:style-name="_33_3">t</text:span><text:span text:style-name="_37_">h</text:span><text:span text:style-name="_31_7">i</text:span><text:span text:style-name="_33_2">n</text:span><text:span text:style-name="_39_">g</text:span><text:span text:style-name="_31_3"> </text:span><text:span text:style-name="_32_9">w</text:span><text:span text:style-name="_37_">a</text:span><text:span text:style-name="_32_0">k</text:span><text:span text:style-name="_33_1">e</text:span><text:span text:style-name="_38_">s</text:span><text:span text:style-name="_31_3"> </text:span><text:span text:style-name="_33_2">y</text:span><text:span text:style-name="_37_">o</text:span><text:span text:style-name="_31_7">u</text:span><text:span text:style-name="_32_9">,</text:span><text:span text:style-name="_31_"> </text:span><text:span text:style-name="_32_1">i</text:span><text:span text:style-name="_32_9">t</text:span><text:span text:style-name="_31_"> </text:span><text:span text:style-name="_32_3">d</text:span><text:span text:style-name="_33_2">o</text:span><text:span text:style-name="_31_1">e</text:span><text:span text:style-name="_32_4">s</text:span><text:span text:style-name="_32_9">n</text:span><text:span text:style-name="_35_">'</text:span><text:span text:style-name="_32_1">t</text:span><text:span text:style-name="_32_5"> </text:span><text:span text:style-name="_39_">m</text:span><text:span text:style-name="_32_4">e</text:span><text:span text:style-name="_32_9">r</text:span><text:span text:style-name="_37_">e</text:span><text:span text:style-name="_32_1">l</text:span><text:span text:style-name="_33_3">y</text:span><text:span text:style-name="_31_"> </text:span><text:span text:style-name="_32_1">w</text:span><text:span text:style-name="_33_1">a</text:span><text:span text:style-name="_38_">k</text:span><text:span text:style-name="_31_7">e</text:span><text:span text:style-name="_32_5"> </text:span><text:span text:style-name="_36_">y</text:span><text:span text:style-name="_32_4">o</text:span><text:span text:style-name="_33_3">u</text:span><text:span text:style-name="_31_"> </text:span><text:span text:style-name="_31_7">i</text:span><text:span text:style-name="_32_9">n</text:span><text:span text:style-name="_31_"> </text:span><text:span text:style-name="_32_2">s</text:span><text:span text:style-name="_33_6">p</text:span><text:span text:style-name="_31_1">o</text:span><text:span text:style-name="_31_7">t</text:span><text:span text:style-name="_33_6">s</text:span><text:span text:style-name="_39_">;</text:span><text:span text:style-name="_31_3"> </text:span><text:span text:style-name="_32_9">i</text:span><text:span text:style-name="_39_">t</text:span><text:span text:style-name="_31_3"> </text:span><text:span text:style-name="_32_9">w</text:span><text:span text:style-name="_38_">a</text:span><text:span text:style-name="_32_2">k</text:span><text:span text:style-name="_33_2">e</text:span><text:span text:style-name="_36_">s</text:span><text:span text:style-name="_31_3"> </text:span><text:span text:style-name="_33_4">y</text:span><text:span text:style-name="_31_2">o</text:span><text:span text:style-name="_31_7">u</text:span><text:span text:style-name="_32_5"> </text:span><text:span text:style-name="_39_">a</text:span><text:span text:style-name="_31_7">l</text:span><text:span text:style-name="_33_3">l</text:span><text:span text:style-name="_31_"> </text:span><text:span text:style-name="_32_0">o</text:span><text:span text:style-name="_33_0">v</text:span><text:span text:style-name="_39_">e</text:span><text:span text:style-name="_31_7">r</text:span><text:span text:style-name="_32_9">,</text:span><text:span text:style-name="_31_"> </text:span><text:span text:style-name="_32_4">c</text:span><text:span text:style-name="_33_1">o</text:span><text:span text:style-name="_38_">n</text:span><text:span text:style-name="_31_8">s</text:span><text:span text:style-name="_33_6">c</text:span><text:span text:style-name="_35_">i</text:span><text:span text:style-name="_31_9">e</text:span><text:span text:style-name="_33_6">n</text:span><text:span text:style-name="_36_">c</text:span><text:span text:style-name="_32_1">e</text:span><text:span text:style-name="_32_5"> </text:span><text:span text:style-name="_31_2">a</text:span><text:span text:style-name="_31_9">n</text:span><text:span text:style-name="_32_9">d</text:span><text:span text:style-name="_31_"> </text:span><text:span text:style-name="_31_7">a</text:span><text:span text:style-name="_33_3">l</text:span><text:span text:style-name="_35_">l</text:span><text:span text:style-name="_31_7">,</text:span><text:span text:style-name="_32_5"> </text:span><text:span text:style-name="_37_">a</text:span><text:span text:style-name="_32_0">n</text:span><text:span text:style-name="_32_9">d</text:span><text:span text:style-name="_31_"> </text:span><text:span text:style-name="_32_4">y</text:span><text:span text:style-name="_33_5">o</text:span><text:span text:style-name="_39_">u</text:span><text:span text:style-name="_31_3"> </text:span><text:span text:style-name="_33_6">a</text:span><text:span text:style-name="_35_">r</text:span><text:span text:style-name="_31_9">e</text:span><text:span text:style-name="_32_5"> </text:span><text:span text:style-name="_37_">g</text:span><text:span text:style-name="_32_4">o</text:span><text:span text:style-name="_33_6">o</text:span><text:span text:style-name="_37_">d</text:span><text:span text:style-name="_31_3"> </text:span><text:span text:style-name="_33_3">f</text:span><text:span text:style-name="_35_">o</text:span><text:span text:style-name="_31_7">r</text:span><text:span text:style-name="_32_5"> </text:span><text:span text:style-name="_38_">e</text:span><text:span text:style-name="_32_1">i</text:span><text:span text:style-name="_33_1">g</text:span><text:span text:style-name="_31_2">h</text:span><text:span text:style-name="_32_1">t</text:span><text:span text:style-name="_33_5">e</text:span><text:span text:style-name="_31_1">e</text:span><text:span text:style-name="_32_0">n</text:span><text:span text:style-name="_32_5"> </text:span><text:span text:style-name="_37_">h</text:span><text:span text:style-name="_32_0">o</text:span><text:span text:style-name="_33_5">u</text:span><text:span text:style-name="_39_">r</text:span><text:span text:style-name="_32_0">s</text:span><text:span text:style-name="_32_5"> </text:span><text:span text:style-name="_39_">o</text:span><text:span text:style-name="_32_1">f</text:span><text:span text:style-name="_32_5"> </text:span><text:span text:style-name="_39_">w</text:span><text:span text:style-name="_31_7">i</text:span><text:span text:style-name="_33_2">d</text:span><text:span text:style-name="_37_">e</text:span>-<text:span text:style-name="_33_6">a</text:span><text:span text:style-name="_39_">w</text:span><text:span text:style-name="_31_9">a</text:span><text:span text:style-name="_33_4">k</text:span><text:span text:style-name="_38_">e</text:span><text:span text:style-name="_31_9">n</text:span><text:span text:style-name="_33_2">e</text:span><text:span text:style-name="_38_">s</text:span><text:span text:style-name="_31_8">s</text:span><text:span text:style-name="_32_5"> </text:span><text:span text:style-name="_38_">s</text:span><text:span text:style-name="_32_3">u</text:span><text:span text:style-name="_33_2">b</text:span><text:span text:style-name="_31_0">s</text:span><text:span text:style-name="_32_0">e</text:span><text:span text:style-name="_33_5">q</text:span><text:span text:style-name="_38_">u</text:span><text:span text:style-name="_31_9">e</text:span><text:span text:style-name="_33_6">n</text:span><text:span text:style-name="_35_">t</text:span><text:span text:style-name="_31_7">l</text:span><text:span text:style-name="_33_0">y</text:span>--<text:span text:style-name="_33_2">e</text:span><text:span text:style-name="_35_">i</text:span><text:span text:style-name="_32_3">g</text:span><text:span text:style-name="_33_1">h</text:span><text:span text:style-name="_35_">t</text:span><text:span text:style-name="_32_0">e</text:span><text:span text:style-name="_33_6">e</text:span><text:span text:style-name="_37_">n</text:span><text:span text:style-name="_31_3"> </text:span><text:span text:style-name="_33_2">h</text:span><text:span text:style-name="_31_1">o</text:span><text:span text:style-name="_31_9">u</text:span><text:span text:style-name="_33_3">r</text:span><text:span text:style-name="_31_2">s</text:span><text:span text:style-name="_31_3"> </text:span><text:span text:style-name="_32_9">o</text:span><text:span text:style-name="_39_">f</text:span><text:span text:style-name="_31_3"> </text:span><text:span text:style-name="_32_9">t</text:span><text:span text:style-name="_37_">h</text:span><text:span text:style-name="_32_0">e</text:span><text:span text:style-name="_32_5"> </text:span><text:span text:style-name="_31_2">v</text:span><text:span text:style-name="_32_3">e</text:span><text:span text:style-name="_33_3">r</text:span><text:span text:style-name="_35_">y</text:span><text:span text:style-name="_31_3"> </text:span><text:span text:style-name="_32_9">m</text:span><text:span text:style-name="_38_">o</text:span><text:span text:style-name="_31_8">s</text:span><text:span text:style-name="_33_3">t</text:span><text:span text:style-name="_31_"> </text:span><text:span text:style-name="_32_1">i</text:span><text:span text:style-name="_33_5">n</text:span><text:span text:style-name="_38_">c</text:span><text:span text:style-name="_31_9">o</text:span><text:span text:style-name="_33_2">n</text:span><text:span text:style-name="_31_0">c</text:span><text:span text:style-name="_32_4">e</text:span><text:span text:style-name="_32_9">i</text:span><text:span text:style-name="_31_0">v</text:span><text:span text:style-name="_32_4">a</text:span><text:span text:style-name="_33_6">b</text:span><text:span text:style-name="_35_">l</text:span><text:span text:style-name="_32_3">e</text:span><text:span text:style-name="_32_5"> </text:span><text:span text:style-name="_35_">w</text:span><text:span text:style-name="_31_7">i</text:span><text:span text:style-name="_33_1">d</text:span><text:span text:style-name="_38_">e</text:span>-<text:span text:style-name="_33_1">a</text:span><text:span text:style-name="_35_">w</text:span><text:span text:style-name="_32_4">a</text:span><text:span text:style-name="_33_0">k</text:span><text:span text:style-name="_38_">e</text:span><text:span text:style-name="_32_3">n</text:span><text:span text:style-name="_33_2">e</text:span><text:span text:style-name="_36_">s</text:span><text:span text:style-name="_32_0">s</text:span><text:span text:style-name="_32_5"> </text:span><text:span text:style-name="_35_">t</text:span><text:span text:style-name="_32_4">h</text:span><text:span text:style-name="_33_1">a</text:span><text:span text:style-name="_39_">t</text:span><text:span text:style-name="_31_3"> </text:span><text:span text:style-name="_33_4">y</text:span><text:span text:style-name="_38_">o</text:span><text:span text:style-name="_32_1">u</text:span><text:span text:style-name="_32_5"> </text:span><text:span text:style-name="_31_2">e</text:span><text:span text:style-name="_31_8">v</text:span><text:span text:style-name="_33_3">e</text:span><text:span text:style-name="_35_">r</text:span><text:span text:style-name="_31_3"> </text:span><text:span text:style-name="_33_2">e</text:span><text:span text:style-name="_31_0">x</text:span><text:span text:style-name="_32_0">p</text:span><text:span text:style-name="_33_1">e</text:span><text:span text:style-name="_35_">r</text:span><text:span text:style-name="_32_1">i</text:span><text:span text:style-name="_33_1">e</text:span><text:span text:style-name="_31_2">n</text:span><text:span text:style-name="_32_4">c</text:span><text:span text:style-name="_33_5">e</text:span><text:span text:style-name="_35_">d</text:span><text:span text:style-name="_31_3"> </text:span><text:span text:style-name="_32_9">i</text:span><text:span text:style-name="_35_">n</text:span><text:span text:style-name="_31_3"> </text:span><text:span text:style-name="_33_4">y</text:span><text:span text:style-name="_31_2">o</text:span><text:span text:style-name="_31_7">u</text:span><text:span text:style-name="_32_9">r</text:span><text:span text:style-name="_31_"> </text:span><text:span text:style-name="_32_1">l</text:span><text:span text:style-name="_32_9">i</text:span><text:span text:style-name="_35_">f</text:span><text:span text:style-name="_32_1">e</text:span><text:span text:style-name="_32_9">.</text:span><text:span text:style-name="_31_"> </text:span><text:span text:style-name="_31_7">A</text:span><text:span text:style-name="_32_5"> </text:span><text:span text:style-name="_36_">s</text:span><text:span text:style-name="_31_7">t</text:span><text:span text:style-name="_33_3">r</text:span><text:span text:style-name="_38_">a</text:span><text:span text:style-name="_32_0">n</text:span><text:span text:style-name="_33_5">g</text:span><text:span text:style-name="_39_">e</text:span><text:span text:style-name="_32_1">r</text:span><text:span text:style-name="_32_5"> </text:span><text:span text:style-name="_31_2">d</text:span><text:span text:style-name="_31_7">i</text:span><text:span text:style-name="_33_1">e</text:span><text:span text:style-name="_39_">d</text:span><text:span text:style-name="_31_3"> </text:span><text:span text:style-name="_33_6">o</text:span><text:span text:style-name="_31_1">n</text:span><text:span text:style-name="_31_3"> </text:span><text:span text:style-name="_33_2">o</text:span><text:span text:style-name="_37_">u</text:span><text:span text:style-name="_31_7">r</text:span><text:span text:style-name="_32_5"> </text:span><text:span text:style-name="_31_1">h</text:span><text:span text:style-name="_32_4">a</text:span><text:span text:style-name="_33_6">n</text:span><text:span text:style-name="_31_1">d</text:span><text:span text:style-name="_32_1">s</text:span><text:span text:style-name="_32_5"> </text:span><text:span text:style-name="_37_">o</text:span><text:span text:style-name="_32_0">n</text:span><text:span text:style-name="_33_3">e</text:span><text:span text:style-name="_31_"> </text:span><text:span text:style-name="_31_7">t</text:span><text:span text:style-name="_33_3">i</text:span><text:span text:style-name="_39_">m</text:span><text:span text:style-name="_31_7">e</text:span><text:span text:style-name="_32_9">,</text:span><text:span text:style-name="_31_"> </text:span><text:span text:style-name="_32_4">a</text:span><text:span text:style-name="_32_9">i</text:span><text:span text:style-name="_37_">d</text:span><text:span text:style-name="_31_3"> </text:span><text:span text:style-name="_32_9">w</text:span><text:span text:style-name="_39_">e</text:span><text:span text:style-name="_31_3"> </text:span><text:span text:style-name="_33_0">v</text:span><text:span text:style-name="_31_2">a</text:span><text:span text:style-name="_31_8">c</text:span><text:span text:style-name="_33_2">a</text:span><text:span text:style-name="_39_">t</text:span><text:span text:style-name="_32_0">e</text:span><text:span text:style-name="_33_5">d</text:span><text:span text:style-name="_31_"> </text:span><text:span text:style-name="_32_3">a</text:span><text:span text:style-name="_33_2">n</text:span><text:span text:style-name="_35_">d</text:span><text:span text:style-name="_31_3"> </text:span><text:span text:style-name="_33_3">l</text:span><text:span text:style-name="_39_">e</text:span><text:span text:style-name="_31_7">f</text:span><text:span text:style-name="_33_3">t</text:span><text:span text:style-name="_31_"> </text:span><text:span text:style-name="_32_1">h</text:span><text:span text:style-name="_32_9">i</text:span><text:span text:style-name="_35_">m</text:span><text:span text:style-name="_31_3"> </text:span><text:span text:style-name="_33_3">i</text:span><text:span text:style-name="_39_">n</text:span><text:span text:style-name="_31_3"> </text:span><text:span text:style-name="_33_1">o</text:span><text:span text:style-name="_38_">u</text:span><text:span text:style-name="_32_1">r</text:span><text:span text:style-name="_32_5"> </text:span><text:span text:style-name="_35_">r</text:span><text:span text:style-name="_32_3">o</text:span><text:span text:style-name="_33_6">o</text:span><text:span text:style-name="_35_">m</text:span><text:span text:style-name="_31_3"> </text:span><text:span text:style-name="_33_5">o</text:span><text:span text:style-name="_31_2">v</text:span><text:span text:style-name="_32_3">e</text:span><text:span text:style-name="_32_9">r</text:span><text:span text:style-name="_31_2">n</text:span><text:span text:style-name="_31_7">i</text:span><text:span text:style-name="_33_5">g</text:span><text:span text:style-name="_31_2">h</text:span><text:span text:style-name="_31_7">t</text:span><text:span text:style-name="_33_3">.</text:span><text:span text:style-name="_31_"> </text:span><text:span text:style-name="_31_7">D</text:span><text:span text:style-name="_33_3">i</text:span><text:span text:style-name="_35_">d</text:span><text:span text:style-name="_31_3"> </text:span><text:span text:style-name="_32_9">t</text:span><text:span text:style-name="_31_2">h</text:span><text:span text:style-name="_32_3">a</text:span><text:span text:style-name="_33_3">t</text:span><text:span text:style-name="_31_"> </text:span><text:span text:style-name="_31_8">s</text:span><text:span text:style-name="_33_3">t</text:span><text:span text:style-name="_39_">r</text:span><text:span text:style-name="_32_0">a</text:span><text:span text:style-name="_33_6">n</text:span><text:span text:style-name="_37_">g</text:span><text:span text:style-name="_32_1">e</text:span><text:span text:style-name="_33_3">r</text:span><text:span text:style-name="_31_"> </text:span><text:span text:style-name="_32_1">w</text:span><text:span text:style-name="_33_3">a</text:span><text:span text:style-name="_35_">i</text:span><text:span text:style-name="_31_7">t</text:span><text:span text:style-name="_32_5"> </text:span><text:span text:style-name="_39_">f</text:span><text:span text:style-name="_31_7">o</text:span><text:span text:style-name="_33_3">r</text:span><text:span text:style-name="_31_"> </text:span><text:span text:style-name="_31_7">t</text:span><text:span text:style-name="_33_5">h</text:span><text:span text:style-name="_38_">e</text:span><text:span text:style-name="_31_3"> </text:span><text:span text:style-name="_33_5">g</text:span><text:span text:style-name="_38_">e</text:span><text:span text:style-name="_32_4">n</text:span><text:span text:style-name="_33_1">e</text:span><text:span text:style-name="_39_">r</text:span><text:span text:style-name="_32_1">a</text:span><text:span text:style-name="_32_9">l</text:span><text:span text:style-name="_31_"> </text:span><text:span text:style-name="_31_7">j</text:span><text:span text:style-name="_33_6">u</text:span><text:span text:style-name="_31_1">d</text:span><text:span text:style-name="_32_4">g</text:span><text:span text:style-name="_33_3">m</text:span><text:span text:style-name="_31_1">e</text:span><text:span text:style-name="_31_7">n</text:span><text:span text:style-name="_32_9">t</text:span><text:span text:style-name="_35_">?</text:span><text:span text:style-name="_31_3"> </text:span><text:span text:style-name="_32_9">N</text:span><text:span text:style-name="_35_">o</text:span><text:span text:style-name="_31_7">,</text:span><text:span text:style-name="_32_5"> </text:span><text:span text:style-name="_35_">s</text:span><text:span text:style-name="_31_7">i</text:span><text:span text:style-name="_33_3">r</text:span><text:span text:style-name="_39_">;</text:span><text:span text:style-name="_31_3"> </text:span><text:span text:style-name="_33_2">h</text:span><text:span text:style-name="_37_">e</text:span><text:span text:style-name="_31_3"> </text:span><text:span text:style-name="_33_1">g</text:span><text:span text:style-name="_38_">o</text:span><text:span text:style-name="_31_7">t</text:span><text:span text:style-name="_32_5"> </text:span><text:span text:style-name="_38_">u</text:span><text:span text:style-name="_32_3">p</text:span><text:span text:style-name="_32_5"> </text:span><text:span text:style-name="_39_">a</text:span><text:span text:style-name="_31_7">t</text:span><text:span text:style-name="_32_5"> </text:span><text:span text:style-name="_35_">f</text:span><text:span text:style-name="_32_1">i</text:span><text:span text:style-name="_33_6">v</text:span><text:span text:style-name="_31_1">e</text:span><text:span text:style-name="_31_3"> </text:span><text:span text:style-name="_32_9">t</text:span><text:span text:style-name="_37_">h</text:span><text:span text:style-name="_32_0">e</text:span><text:span text:style-name="_32_5"> </text:span><text:span text:style-name="_38_">n</text:span><text:span text:style-name="_32_3">e</text:span><text:span text:style-name="_32_9">x</text:span><text:span text:style-name="_35_">t</text:span><text:span text:style-name="_31_3"> </text:span><text:span text:style-name="_33_3">m</text:span><text:span text:style-name="_38_">o</text:span><text:span text:style-name="_32_1">r</text:span><text:span text:style-name="_33_1">n</text:span><text:span text:style-name="_39_">i</text:span><text:span text:style-name="_31_9">n</text:span><text:span text:style-name="_33_6">g</text:span><text:span text:style-name="_31_"> </text:span><text:span text:style-name="_31_7">i</text:span><text:span text:style-name="_33_3">n</text:span><text:span text:style-name="_31_"> </text:span><text:span text:style-name="_32_1">t</text:span><text:span text:style-name="_33_1">h</text:span><text:span text:style-name="_31_2">e</text:span><text:span text:style-name="_31_3"> </text:span><text:span text:style-name="_33_3">m</text:span><text:span text:style-name="_31_2">o</text:span><text:span text:style-name="_31_8">s</text:span><text:span text:style-name="_33_3">t</text:span><text:span text:style-name="_31_"> </text:span><text:span text:style-name="_32_4">p</text:span><text:span text:style-name="_32_9">r</text:span><text:span text:style-name="_37_">o</text:span><text:span text:style-name="_31_7">m</text:span><text:span text:style-name="_32_9">p</text:span><text:span text:style-name="_39_">t</text:span><text:span text:style-name="_31_3"> </text:span><text:span text:style-name="_33_1">a</text:span><text:span text:style-name="_38_">n</text:span><text:span text:style-name="_32_1">d</text:span><text:span text:style-name="_32_5"> </text:span><text:span text:style-name="_37_">u</text:span><text:span text:style-name="_32_0">n</text:span><text:span text:style-name="_33_5">o</text:span><text:span text:style-name="_38_">s</text:span><text:span text:style-name="_31_7">t</text:span><text:span text:style-name="_33_2">e</text:span><text:span text:style-name="_37_">n</text:span><text:span text:style-name="_31_7">t</text:span><text:span text:style-name="_33_1">a</text:span><text:span text:style-name="_39_">t</text:span><text:span text:style-name="_31_7">i</text:span><text:span text:style-name="_33_2">o</text:span><text:span text:style-name="_31_1">u</text:span><text:span text:style-name="_32_4">s</text:span><text:span text:style-name="_32_5"> </text:span><text:span text:style-name="_39_">w</text:span><text:span text:style-name="_32_4">a</text:span><text:span text:style-name="_33_4">y</text:span><text:span text:style-name="_35_">.</text:span><text:span text:style-name="_31_3"> </text:span><text:span text:style-name="_33_3">I</text:span><text:span text:style-name="_31_"> </text:span><text:span text:style-name="_32_0">k</text:span><text:span text:style-name="_33_1">n</text:span><text:span text:style-name="_39_">e</text:span><text:span text:style-name="_31_7">w</text:span><text:span text:style-name="_32_5"> </text:span><text:span text:style-name="_31_1">h</text:span><text:span text:style-name="_32_0">e</text:span><text:span text:style-name="_32_5"> </text:span><text:span text:style-name="_35_">w</text:span><text:span text:style-name="_32_4">o</text:span><text:span text:style-name="_33_5">u</text:span><text:span text:style-name="_39_">l</text:span><text:span text:style-name="_32_1">d</text:span><text:span text:style-name="_33_3">;</text:span><text:span text:style-name="_31_"> </text:span><text:span text:style-name="_31_7">I</text:span><text:span text:style-name="_32_5"> </text:span><text:span text:style-name="_31_2">k</text:span><text:span text:style-name="_31_9">n</text:span><text:span text:style-name="_33_3">e</text:span><text:span text:style-name="_39_">w</text:span><text:span text:style-name="_31_3"> </text:span><text:span text:style-name="_33_3">i</text:span><text:span text:style-name="_35_">t</text:span><text:span text:style-name="_31_3"> </text:span><text:span text:style-name="_32_9">m</text:span><text:span text:style-name="_39_">i</text:span><text:span text:style-name="_32_4">g</text:span><text:span text:style-name="_33_5">h</text:span><text:span text:style-name="_39_">t</text:span><text:span text:style-name="_32_1">y</text:span><text:span text:style-name="_32_5"> </text:span><text:span text:style-name="_39_">w</text:span><text:span text:style-name="_32_1">e</text:span><text:span text:style-name="_32_9">l</text:span><text:span text:style-name="_39_">l</text:span><text:span text:style-name="_32_1">.</text:span><text:span text:style-name="_32_5"> </text:span><text:span text:style-name="_39_">H</text:span><text:span text:style-name="_32_1">e</text:span><text:span text:style-name="_32_5"> </text:span><text:span text:style-name="_38_">c</text:span><text:span text:style-name="_31_9">o</text:span><text:span text:style-name="_33_3">l</text:span><text:span text:style-name="_35_">l</text:span><text:span text:style-name="_31_9">e</text:span><text:span text:style-name="_33_2">c</text:span><text:span text:style-name="_35_">t</text:span><text:span text:style-name="_31_9">e</text:span><text:span text:style-name="_33_2">d</text:span><text:span text:style-name="_31_"> </text:span><text:span text:style-name="_32_0">h</text:span><text:span text:style-name="_32_9">i</text:span><text:span text:style-name="_31_0">s</text:span><text:span text:style-name="_31_3"> </text:span><text:span text:style-name="_32_9">l</text:span><text:span text:style-name="_35_">i</text:span><text:span text:style-name="_32_1">f</text:span><text:span text:style-name="_33_5">e</text:span>-<text:span text:style-name="_31_7">i</text:span><text:span text:style-name="_33_6">n</text:span><text:span text:style-name="_31_0">s</text:span><text:span text:style-name="_32_4">u</text:span><text:span text:style-name="_33_3">r</text:span><text:span text:style-name="_31_1">a</text:span><text:span text:style-name="_32_4">n</text:span><text:span text:style-name="_33_0">c</text:span><text:span text:style-name="_31_2">e</text:span><text:span text:style-name="_32_1">,</text:span><text:span text:style-name="_32_5"> </text:span><text:span text:style-name="_31_1">a</text:span><text:span text:style-name="_32_4">n</text:span><text:span text:style-name="_33_3">d</text:span><text:span text:style-name="_31_"> </text:span><text:span text:style-name="_31_7">l</text:span><text:span text:style-name="_32_9">i</text:span><text:span text:style-name="_31_0">v</text:span><text:span text:style-name="_32_0">e</text:span><text:span text:style-name="_32_9">d</text:span><text:span text:style-name="_31_"> </text:span><text:span text:style-name="_31_9">h</text:span><text:span text:style-name="_33_2">a</text:span><text:span text:style-name="_31_2">p</text:span><text:span text:style-name="_31_9">p</text:span><text:span text:style-name="_33_3">y</text:span><text:span text:style-name="_31_"> </text:span><text:span text:style-name="_32_4">e</text:span><text:span text:style-name="_33_4">v</text:span><text:span text:style-name="_39_">e</text:span><text:span text:style-name="_31_7">r</text:span><text:span text:style-name="_32_5"> </text:span><text:span text:style-name="_31_2">a</text:span><text:span text:style-name="_31_7">f</text:span><text:span text:style-name="_32_9">t</text:span><text:span text:style-name="_37_">e</text:span><text:span text:style-name="_32_1">r</text:span><text:span text:style-name="_33_3">,</text:span><text:span text:style-name="_31_"> </text:span><text:span text:style-name="_32_1">f</text:span><text:span text:style-name="_33_3">o</text:span><text:span text:style-name="_39_">r</text:span><text:span text:style-name="_31_3"> </text:span><text:span text:style-name="_32_9">t</text:span><text:span text:style-name="_31_2">h</text:span><text:span text:style-name="_31_9">e</text:span><text:span text:style-name="_33_3">r</text:span><text:span text:style-name="_35_">e</text:span><text:span text:style-name="_31_3"> </text:span><text:span text:style-name="_32_9">w</text:span><text:span text:style-name="_31_1">a</text:span><text:span text:style-name="_32_0">s</text:span><text:span text:style-name="_32_5"> </text:span><text:span text:style-name="_31_1">p</text:span><text:span text:style-name="_31_7">l</text:span><text:span text:style-name="_33_6">e</text:span><text:span text:style-name="_31_1">n</text:span><text:span text:style-name="_31_7">t</text:span><text:span text:style-name="_33_6">y</text:span><text:span text:style-name="_31_"> </text:span><text:span text:style-name="_31_7">o</text:span><text:span text:style-name="_32_9">f</text:span><text:span text:style-name="_31_"> </text:span><text:span text:style-name="_32_4">p</text:span><text:span text:style-name="_32_9">r</text:span><text:span text:style-name="_31_1">o</text:span><text:span text:style-name="_32_1">o</text:span><text:span text:style-name="_32_9">f</text:span><text:span text:style-name="_31_"> </text:span><text:span text:style-name="_32_4">a</text:span><text:span text:style-name="_33_4">s</text:span><text:span text:style-name="_31_"> </text:span><text:span text:style-name="_31_7">t</text:span><text:span text:style-name="_32_9">o</text:span><text:span text:style-name="_31_"> </text:span><text:span text:style-name="_32_1">t</text:span><text:span text:style-name="_33_1">h</text:span><text:span text:style-name="_38_">e</text:span><text:span text:style-name="_31_3"> </text:span><text:span text:style-name="_33_2">p</text:span><text:span text:style-name="_31_1">e</text:span><text:span text:style-name="_31_7">r</text:span><text:span text:style-name="_33_3">f</text:span><text:span text:style-name="_31_1">e</text:span><text:span text:style-name="_32_4">c</text:span><text:span text:style-name="_32_9">t</text:span><text:span text:style-name="_31_"> </text:span><text:span text:style-name="_31_8">s</text:span><text:span text:style-name="_33_2">q</text:span><text:span text:style-name="_31_1">u</text:span><text:span text:style-name="_32_4">a</text:span><text:span text:style-name="_33_3">r</text:span><text:span text:style-name="_31_1">e</text:span><text:span text:style-name="_32_0">n</text:span><text:span text:style-name="_33_1">e</text:span><text:span text:style-name="_31_2">s</text:span><text:span text:style-name="_32_1">s</text:span><text:span text:style-name="_32_5"> </text:span><text:span text:style-name="_35_">o</text:span><text:span text:style-name="_32_1">f</text:span><text:span text:style-name="_32_5"> </text:span><text:span text:style-name="_37_">h</text:span><text:span text:style-name="_31_7">i</text:span><text:span text:style-name="_33_6">s</text:span><text:span text:style-name="_31_"> </text:span><text:span text:style-name="_31_9">d</text:span><text:span text:style-name="_33_2">e</text:span><text:span text:style-name="_31_1">a</text:span><text:span text:style-name="_31_7">t</text:span><text:span text:style-name="_33_6">h</text:span><text:span text:style-name="_35_">.</text:span></text:p>
      <text:p text:style-name="P1"><text:span text:style-name="_33_3">"</text:span><text:span text:style-name="_35_">W</text:span><text:span text:style-name="_32_1">e</text:span><text:span text:style-name="_32_9">l</text:span><text:span text:style-name="_39_">l</text:span><text:span text:style-name="_31_7">,</text:span><text:span text:style-name="_32_5"> </text:span><text:span text:style-name="_35_">w</text:span><text:span text:style-name="_32_1">e</text:span><text:span text:style-name="_32_5"> </text:span><text:span text:style-name="_39_">w</text:span><text:span text:style-name="_32_0">e</text:span><text:span text:style-name="_33_3">r</text:span><text:span text:style-name="_37_">e</text:span><text:span text:style-name="_31_3"> </text:span><text:span text:style-name="_33_2">g</text:span><text:span text:style-name="_35_">r</text:span><text:span text:style-name="_32_3">a</text:span><text:span text:style-name="_33_2">d</text:span><text:span text:style-name="_37_">u</text:span><text:span text:style-name="_32_0">a</text:span><text:span text:style-name="_33_3">l</text:span><text:span text:style-name="_39_">l</text:span><text:span text:style-name="_31_8">y</text:span><text:span text:style-name="_32_5"> </text:span><text:span text:style-name="_35_">f</text:span><text:span text:style-name="_32_3">a</text:span><text:span text:style-name="_33_2">d</text:span><text:span text:style-name="_39_">i</text:span><text:span text:style-name="_32_4">n</text:span><text:span text:style-name="_33_1">g</text:span><text:span text:style-name="_31_"> </text:span><text:span text:style-name="_32_1">t</text:span><text:span text:style-name="_33_5">o</text:span><text:span text:style-name="_35_">w</text:span><text:span text:style-name="_32_4">a</text:span><text:span text:style-name="_33_3">r</text:span><text:span text:style-name="_35_">d</text:span><text:span text:style-name="_31_3"> </text:span><text:span text:style-name="_32_9">a</text:span><text:span text:style-name="_31_"> </text:span><text:span text:style-name="_32_0">b</text:span><text:span text:style-name="_33_1">e</text:span><text:span text:style-name="_39_">t</text:span><text:span text:style-name="_31_7">t</text:span><text:span text:style-name="_32_9">e</text:span><text:span text:style-name="_35_">r</text:span><text:span text:style-name="_31_3"> </text:span><text:span text:style-name="_32_9">l</text:span><text:span text:style-name="_37_">a</text:span><text:span text:style-name="_32_4">n</text:span><text:span text:style-name="_32_9">d</text:span><text:span text:style-name="_35_">,</text:span><text:span text:style-name="_31_3"> </text:span><text:span text:style-name="_33_1">o</text:span><text:span text:style-name="_31_2">n</text:span><text:span text:style-name="_31_3"> </text:span><text:span text:style-name="_33_6">a</text:span><text:span text:style-name="_31_0">c</text:span><text:span text:style-name="_31_8">c</text:span><text:span text:style-name="_33_2">o</text:span><text:span text:style-name="_38_">u</text:span><text:span text:style-name="_32_3">n</text:span><text:span text:style-name="_32_9">t</text:span><text:span text:style-name="_31_"> </text:span><text:span text:style-name="_32_1">o</text:span><text:span text:style-name="_32_9">f</text:span><text:span text:style-name="_31_"> </text:span><text:span text:style-name="_32_1">t</text:span><text:span text:style-name="_33_2">h</text:span><text:span text:style-name="_31_1">e</text:span><text:span text:style-name="_31_3"> </text:span><text:span text:style-name="_33_6">d</text:span><text:span text:style-name="_37_">a</text:span><text:span text:style-name="_31_7">i</text:span><text:span text:style-name="_32_9">l</text:span><text:span text:style-name="_35_">y</text:span><text:span text:style-name="_31_3"> </text:span><text:span text:style-name="_33_3">l</text:span><text:span text:style-name="_37_">o</text:span><text:span text:style-name="_32_0">s</text:span><text:span text:style-name="_32_9">s</text:span><text:span text:style-name="_31_"> </text:span><text:span text:style-name="_32_1">o</text:span><text:span text:style-name="_32_9">f</text:span><text:span text:style-name="_31_"> </text:span><text:span text:style-name="_31_8">s</text:span><text:span text:style-name="_32_9">l</text:span><text:span text:style-name="_38_">e</text:span><text:span text:style-name="_32_4">e</text:span><text:span text:style-name="_33_5">p</text:span><text:span text:style-name="_39_">;</text:span><text:span text:style-name="_31_3"> </text:span><text:span text:style-name="_33_6">s</text:span><text:span text:style-name="_37_">o</text:span><text:span text:style-name="_31_3"> </text:span><text:span text:style-name="_33_3">w</text:span><text:span text:style-name="_35_">e</text:span><text:span text:style-name="_31_3"> </text:span><text:span text:style-name="_33_3">f</text:span><text:span text:style-name="_39_">i</text:span><text:span text:style-name="_32_3">n</text:span><text:span text:style-name="_33_6">a</text:span><text:span text:style-name="_39_">l</text:span><text:span text:style-name="_32_1">l</text:span><text:span text:style-name="_32_9">y</text:span><text:span text:style-name="_31_"> </text:span><text:span text:style-name="_31_9">h</text:span><text:span text:style-name="_33_6">a</text:span><text:span text:style-name="_39_">d</text:span><text:span text:style-name="_31_3"> </text:span><text:span text:style-name="_33_3">t</text:span><text:span text:style-name="_37_">h</text:span><text:span text:style-name="_32_4">e</text:span><text:span text:style-name="_32_5"> </text:span><text:span text:style-name="_38_">e</text:span><text:span text:style-name="_32_2">x</text:span><text:span text:style-name="_33_1">p</text:span><text:span text:style-name="_38_">e</text:span><text:span text:style-name="_32_1">r</text:span><text:span text:style-name="_33_3">t</text:span><text:span text:style-name="_31_"> </text:span><text:span text:style-name="_32_4">u</text:span><text:span text:style-name="_33_1">p</text:span><text:span text:style-name="_31_"> </text:span><text:span text:style-name="_32_0">a</text:span><text:span text:style-name="_33_5">g</text:span><text:span text:style-name="_37_">a</text:span><text:span text:style-name="_32_1">i</text:span><text:span text:style-name="_33_2">n</text:span><text:span text:style-name="_35_">,</text:span><text:span text:style-name="_31_3"> </text:span><text:span text:style-name="_33_5">a</text:span><text:span text:style-name="_38_">n</text:span><text:span text:style-name="_31_7">d</text:span><text:span text:style-name="_32_5"> </text:span><text:span text:style-name="_31_2">h</text:span><text:span text:style-name="_32_3">e</text:span><text:span text:style-name="_32_5"> </text:span><text:span text:style-name="_35_">r</text:span><text:span text:style-name="_32_4">a</text:span><text:span text:style-name="_33_1">n</text:span><text:span text:style-name="_31_"> </text:span><text:span text:style-name="_32_1">a</text:span><text:span text:style-name="_32_5"> </text:span><text:span text:style-name="_35_">w</text:span><text:span text:style-name="_32_1">i</text:span><text:span text:style-name="_33_3">r</text:span><text:span text:style-name="_39_">e</text:span><text:span text:style-name="_31_3"> </text:span><text:span text:style-name="_33_3">t</text:span><text:span text:style-name="_39_">o</text:span><text:span text:style-name="_31_3"> </text:span><text:span text:style-name="_32_9">t</text:span><text:span text:style-name="_31_2">h</text:span><text:span text:style-name="_32_3">e</text:span><text:span text:style-name="_32_5"> </text:span><text:span text:style-name="_37_">o</text:span><text:span text:style-name="_32_0">u</text:span><text:span text:style-name="_32_9">t</text:span><text:span text:style-name="_36_">s</text:span><text:span text:style-name="_31_7">i</text:span><text:span text:style-name="_33_6">d</text:span><text:span text:style-name="_35_">e</text:span><text:span text:style-name="_31_3"> </text:span><text:span text:style-name="_33_3">o</text:span><text:span text:style-name="_35_">f</text:span><text:span text:style-name="_31_3"> </text:span><text:span text:style-name="_32_9">t</text:span><text:span text:style-name="_37_">h</text:span><text:span text:style-name="_32_0">e</text:span><text:span text:style-name="_32_5"> </text:span><text:span text:style-name="_38_">d</text:span><text:span text:style-name="_31_9">o</text:span><text:span text:style-name="_33_3">o</text:span><text:span text:style-name="_35_">r</text:span><text:span text:style-name="_31_7">,</text:span><text:span text:style-name="_32_5"> </text:span><text:span text:style-name="_38_">a</text:span><text:span text:style-name="_32_3">n</text:span><text:span text:style-name="_32_9">d</text:span><text:span text:style-name="_31_"> </text:span><text:span text:style-name="_32_3">p</text:span><text:span text:style-name="_33_3">l</text:span><text:span text:style-name="_31_2">a</text:span><text:span text:style-name="_32_4">c</text:span><text:span text:style-name="_33_1">e</text:span><text:span text:style-name="_35_">d</text:span><text:span text:style-name="_31_3"> </text:span><text:span text:style-name="_32_9">a</text:span><text:span text:style-name="_31_"> </text:span><text:span text:style-name="_32_2">s</text:span><text:span text:style-name="_33_3">w</text:span><text:span text:style-name="_35_">i</text:span><text:span text:style-name="_32_1">t</text:span><text:span text:style-name="_33_6">c</text:span><text:span text:style-name="_35_">h</text:span><text:span text:style-name="_31_3"> </text:span><text:span text:style-name="_32_9">t</text:span><text:span text:style-name="_31_2">h</text:span><text:span text:style-name="_31_9">e</text:span><text:span text:style-name="_32_9">r</text:span><text:span text:style-name="_35_">e</text:span><text:span text:style-name="_32_1">,</text:span><text:span text:style-name="_32_5"> </text:span><text:span text:style-name="_35_">w</text:span><text:span text:style-name="_31_9">h</text:span><text:span text:style-name="_33_6">e</text:span><text:span text:style-name="_35_">r</text:span><text:span text:style-name="_31_9">e</text:span><text:span text:style-name="_33_2">b</text:span><text:span text:style-name="_35_">y</text:span><text:span text:style-name="_31_3"> </text:span><text:span text:style-name="_33_3">T</text:span><text:span text:style-name="_38_">h</text:span><text:span text:style-name="_32_3">o</text:span><text:span text:style-name="_33_3">m</text:span><text:span text:style-name="_31_2">a</text:span><text:span text:style-name="_32_2">s</text:span><text:span text:style-name="_33_3">,</text:span><text:span text:style-name="_31_"> </text:span><text:span text:style-name="_32_1">t</text:span><text:span text:style-name="_33_6">h</text:span><text:span text:style-name="_37_">e</text:span><text:span text:style-name="_31_3"> </text:span><text:span text:style-name="_33_2">b</text:span><text:span text:style-name="_31_1">u</text:span><text:span text:style-name="_31_7">t</text:span><text:span text:style-name="_33_3">l</text:span><text:span text:style-name="_35_">e</text:span><text:span text:style-name="_31_7">r</text:span><text:span text:style-name="_33_3">,</text:span><text:span text:style-name="_31_"> </text:span><text:span text:style-name="_32_4">a</text:span><text:span text:style-name="_33_3">l</text:span><text:span text:style-name="_39_">w</text:span><text:span text:style-name="_31_9">a</text:span><text:span text:style-name="_33_2">y</text:span><text:span text:style-name="_36_">s</text:span><text:span text:style-name="_31_3"> </text:span><text:span text:style-name="_32_9">m</text:span><text:span text:style-name="_38_">a</text:span><text:span text:style-name="_31_9">d</text:span><text:span text:style-name="_33_3">e</text:span><text:span text:style-name="_31_"> </text:span><text:span text:style-name="_31_9">o</text:span><text:span text:style-name="_33_2">n</text:span><text:span text:style-name="_35_">e</text:span><text:span text:style-name="_31_3"> </text:span><text:span text:style-name="_33_3">l</text:span><text:span text:style-name="_39_">i</text:span><text:span text:style-name="_32_1">t</text:span><text:span text:style-name="_33_3">t</text:span><text:span text:style-name="_35_">l</text:span><text:span text:style-name="_31_7">e</text:span><text:span text:style-name="_32_5"> </text:span><text:span text:style-name="_39_">m</text:span><text:span text:style-name="_32_1">i</text:span><text:span text:style-name="_33_6">s</text:span><text:span text:style-name="_39_">t</text:span><text:span text:style-name="_31_9">a</text:span><text:span text:style-name="_33_2">k</text:span><text:span text:style-name="_31_1">e</text:span>--<text:span text:style-name="_31_1">h</text:span><text:span text:style-name="_32_0">e</text:span><text:span text:style-name="_32_5"> </text:span><text:span text:style-name="_31_2">s</text:span><text:span text:style-name="_31_7">w</text:span><text:span text:style-name="_33_3">i</text:span><text:span text:style-name="_35_">t</text:span><text:span text:style-name="_31_8">c</text:span><text:span text:style-name="_33_2">h</text:span><text:span text:style-name="_31_1">e</text:span><text:span text:style-name="_31_7">d</text:span><text:span text:style-name="_32_5"> </text:span><text:span text:style-name="_35_">t</text:span><text:span text:style-name="_32_0">h</text:span><text:span text:style-name="_33_5">e</text:span><text:span text:style-name="_31_"> </text:span><text:span text:style-name="_32_4">a</text:span><text:span text:style-name="_32_9">l</text:span><text:span text:style-name="_37_">a</text:span><text:span text:style-name="_31_7">r</text:span><text:span text:style-name="_32_9">m</text:span><text:span text:style-name="_31_"> </text:span><text:span text:style-name="_31_7">o</text:span><text:span text:style-name="_32_9">f</text:span><text:span text:style-name="_39_">f</text:span><text:span text:style-name="_31_3"> </text:span><text:span text:style-name="_33_3">a</text:span><text:span text:style-name="_35_">t</text:span><text:span text:style-name="_31_3"> </text:span><text:span text:style-name="_33_2">n</text:span><text:span text:style-name="_39_">i</text:span><text:span text:style-name="_31_9">g</text:span><text:span text:style-name="_32_9">h</text:span><text:span text:style-name="_35_">t</text:span><text:span text:style-name="_31_3"> </text:span><text:span text:style-name="_33_3">w</text:span><text:span text:style-name="_38_">h</text:span><text:span text:style-name="_31_9">e</text:span><text:span text:style-name="_33_3">n</text:span><text:span text:style-name="_31_"> </text:span><text:span text:style-name="_32_4">h</text:span><text:span text:style-name="_33_1">e</text:span><text:span text:style-name="_31_"> </text:span><text:span text:style-name="_31_7">w</text:span><text:span text:style-name="_33_1">e</text:span><text:span text:style-name="_38_">n</text:span><text:span text:style-name="_31_7">t</text:span><text:span text:style-name="_32_5"> </text:span><text:span text:style-name="_35_">t</text:span><text:span text:style-name="_31_7">o</text:span><text:span text:style-name="_32_5"> </text:span><text:span text:style-name="_37_">b</text:span><text:span text:style-name="_32_0">e</text:span><text:span text:style-name="_33_3">d</text:span><text:span text:style-name="_35_">,</text:span><text:span text:style-name="_31_3"> </text:span><text:span text:style-name="_33_6">a</text:span><text:span text:style-name="_37_">n</text:span><text:span text:style-name="_31_7">d</text:span><text:span text:style-name="_32_5"> </text:span><text:span text:style-name="_31_2">s</text:span><text:span text:style-name="_32_1">w</text:span><text:span text:style-name="_33_3">i</text:span><text:span text:style-name="_35_">t</text:span><text:span text:style-name="_32_2">c</text:span><text:span text:style-name="_33_2">h</text:span><text:span text:style-name="_37_">e</text:span><text:span text:style-name="_32_1">d</text:span><text:span text:style-name="_32_5"> </text:span><text:span text:style-name="_35_">i</text:span><text:span text:style-name="_32_1">t</text:span><text:span text:style-name="_32_5"> </text:span><text:span text:style-name="_31_1">o</text:span><text:span text:style-name="_32_0">n</text:span><text:span text:style-name="_32_5"> </text:span><text:span text:style-name="_38_">a</text:span><text:span text:style-name="_31_9">g</text:span><text:span text:style-name="_33_6">a</text:span><text:span text:style-name="_35_">i</text:span><text:span text:style-name="_31_9">n</text:span><text:span text:style-name="_32_5"> </text:span><text:span text:style-name="_35_">a</text:span><text:span text:style-name="_32_1">t</text:span><text:span text:style-name="_32_5"> </text:span><text:span text:style-name="_38_">d</text:span><text:span text:style-name="_31_9">a</text:span><text:span text:style-name="_33_4">y</text:span><text:span text:style-name="_38_">b</text:span><text:span text:style-name="_31_7">r</text:span><text:span text:style-name="_33_5">e</text:span><text:span text:style-name="_38_">a</text:span><text:span text:style-name="_32_1">k</text:span><text:span text:style-name="_32_5"> </text:span><text:span text:style-name="_35_">i</text:span><text:span text:style-name="_31_7">n</text:span><text:span text:style-name="_32_5"> </text:span><text:span text:style-name="_39_">t</text:span><text:span text:style-name="_32_3">h</text:span><text:span text:style-name="_33_6">e</text:span><text:span text:style-name="_31_"> </text:span><text:span text:style-name="_32_1">m</text:span><text:span text:style-name="_33_6">o</text:span><text:span text:style-name="_35_">r</text:span><text:span text:style-name="_31_9">n</text:span><text:span text:style-name="_32_9">i</text:span><text:span text:style-name="_38_">n</text:span><text:span text:style-name="_32_3">g</text:span><text:span text:style-name="_33_3">,</text:span><text:span text:style-name="_31_"> </text:span><text:span text:style-name="_32_1">j</text:span><text:span text:style-name="_33_6">u</text:span><text:span text:style-name="_31_0">s</text:span><text:span text:style-name="_32_1">t</text:span><text:span text:style-name="_32_5"> </text:span><text:span text:style-name="_35_">i</text:span><text:span text:style-name="_32_1">n</text:span><text:span text:style-name="_32_5"> </text:span><text:span text:style-name="_39_">t</text:span><text:span text:style-name="_32_1">i</text:span><text:span text:style-name="_33_3">m</text:span><text:span text:style-name="_35_">e</text:span><text:span text:style-name="_31_3"> </text:span><text:span text:style-name="_33_3">f</text:span><text:span text:style-name="_39_">o</text:span><text:span text:style-name="_32_1">r</text:span><text:span text:style-name="_32_5"> </text:span><text:span text:style-name="_39_">t</text:span><text:span text:style-name="_32_4">h</text:span><text:span text:style-name="_33_5">e</text:span><text:span text:style-name="_31_"> </text:span><text:span text:style-name="_32_2">c</text:span><text:span text:style-name="_33_6">o</text:span><text:span text:style-name="_31_2">o</text:span><text:span text:style-name="_31_8">k</text:span><text:span text:style-name="_32_5"> </text:span><text:span text:style-name="_39_">t</text:span><text:span text:style-name="_32_1">o</text:span><text:span text:style-name="_32_5"> </text:span><text:span text:style-name="_38_">o</text:span><text:span text:style-name="_31_9">p</text:span><text:span text:style-name="_33_5">e</text:span><text:span text:style-name="_31_2">n</text:span><text:span text:style-name="_31_3"> </text:span><text:span text:style-name="_33_3">t</text:span><text:span text:style-name="_31_2">h</text:span><text:span text:style-name="_32_3">e</text:span><text:span text:style-name="_32_5"> </text:span><text:span text:style-name="_36_">k</text:span><text:span text:style-name="_31_7">i</text:span><text:span text:style-name="_32_9">t</text:span><text:span text:style-name="_31_2">c</text:span><text:span text:style-name="_32_0">h</text:span><text:span text:style-name="_33_1">e</text:span><text:span text:style-name="_39_">n</text:span><text:span text:style-name="_31_3"> </text:span><text:span text:style-name="_33_6">d</text:span><text:span text:style-name="_37_">o</text:span><text:span text:style-name="_31_7">o</text:span><text:span text:style-name="_32_9">r</text:span><text:span text:style-name="_39_">,</text:span><text:span text:style-name="_31_3"> </text:span><text:span text:style-name="_33_6">a</text:span><text:span text:style-name="_37_">n</text:span><text:span text:style-name="_31_7">d</text:span><text:span text:style-name="_32_5"> </text:span><text:span text:style-name="_38_">e</text:span><text:span text:style-name="_32_3">n</text:span><text:span text:style-name="_33_6">a</text:span><text:span text:style-name="_31_1">b</text:span><text:span text:style-name="_31_7">l</text:span><text:span text:style-name="_33_3">e</text:span><text:span text:style-name="_31_"> </text:span><text:span text:style-name="_31_7">t</text:span><text:span text:style-name="_33_6">h</text:span><text:span text:style-name="_37_">a</text:span><text:span text:style-name="_32_1">t</text:span><text:span text:style-name="_32_5"> </text:span><text:span text:style-name="_31_2">g</text:span><text:span text:style-name="_32_3">o</text:span><text:span text:style-name="_33_6">n</text:span><text:span text:style-name="_31_1">g</text:span><text:span text:style-name="_31_3"> </text:span><text:span text:style-name="_32_9">t</text:span><text:span text:style-name="_35_">o</text:span><text:span text:style-name="_31_3"> </text:span><text:span text:style-name="_33_6">s</text:span><text:span text:style-name="_39_">l</text:span><text:span text:style-name="_32_3">a</text:span><text:span text:style-name="_32_9">m</text:span><text:span text:style-name="_31_"> </text:span><text:span text:style-name="_32_0">u</text:span><text:span text:style-name="_33_0">s</text:span><text:span text:style-name="_31_"> </text:span><text:span text:style-name="_32_4">a</text:span><text:span text:style-name="_33_4">c</text:span><text:span text:style-name="_39_">r</text:span><text:span text:style-name="_32_3">o</text:span><text:span text:style-name="_33_2">s</text:span><text:span text:style-name="_35_">s</text:span><text:span text:style-name="_31_3"> </text:span><text:span text:style-name="_32_9">t</text:span><text:span text:style-name="_37_">h</text:span><text:span text:style-name="_32_4">e</text:span><text:span text:style-name="_32_5"> </text:span><text:span text:style-name="_31_2">h</text:span><text:span text:style-name="_32_3">o</text:span><text:span text:style-name="_33_5">u</text:span><text:span text:style-name="_38_">s</text:span><text:span text:style-name="_31_7">e</text:span><text:span text:style-name="_32_9">,</text:span><text:span text:style-name="_31_"> </text:span><text:span text:style-name="_32_4">s</text:span><text:span text:style-name="_33_5">o</text:span><text:span text:style-name="_39_">m</text:span><text:span text:style-name="_31_9">e</text:span><text:span text:style-name="_33_3">t</text:span><text:span text:style-name="_39_">i</text:span><text:span text:style-name="_32_1">m</text:span><text:span text:style-name="_33_6">e</text:span><text:span text:style-name="_35_">s</text:span><text:span text:style-name="_31_3"> </text:span><text:span text:style-name="_33_2">b</text:span><text:span text:style-name="_35_">r</text:span><text:span text:style-name="_31_9">e</text:span><text:span text:style-name="_33_2">a</text:span><text:span text:style-name="_31_0">k</text:span><text:span text:style-name="_32_1">i</text:span><text:span text:style-name="_33_5">n</text:span><text:span text:style-name="_31_2">g</text:span><text:span text:style-name="_31_3"> </text:span><text:span text:style-name="_32_9">a</text:span><text:span text:style-name="_31_"> </text:span><text:span text:style-name="_31_7">w</text:span><text:span text:style-name="_33_3">i</text:span><text:span text:style-name="_31_2">n</text:span><text:span text:style-name="_31_9">d</text:span><text:span text:style-name="_32_9">o</text:span><text:span text:style-name="_39_">w</text:span><text:span text:style-name="_31_3"> </text:span><text:span text:style-name="_32_9">w</text:span><text:span text:style-name="_39_">i</text:span><text:span text:style-name="_31_7">t</text:span><text:span text:style-name="_32_9">h</text:span><text:span text:style-name="_31_"> </text:span><text:span text:style-name="_31_9">o</text:span><text:span text:style-name="_33_2">n</text:span><text:span text:style-name="_39_">e</text:span><text:span text:style-name="_31_3"> </text:span><text:span text:style-name="_33_3">o</text:span><text:span text:style-name="_35_">r</text:span><text:span text:style-name="_31_3"> </text:span><text:span text:style-name="_32_9">t</text:span><text:span text:style-name="_31_2">h</text:span><text:span text:style-name="_31_9">e</text:span><text:span text:style-name="_32_5"> </text:span><text:span text:style-name="_37_">o</text:span><text:span text:style-name="_32_1">t</text:span><text:span text:style-name="_33_6">h</text:span><text:span text:style-name="_35_">e</text:span><text:span text:style-name="_32_1">r</text:span><text:span text:style-name="_32_5"> </text:span><text:span text:style-name="_39_">o</text:span><text:span text:style-name="_32_1">f</text:span><text:span text:style-name="_32_5"> </text:span><text:span text:style-name="_31_2">u</text:span><text:span text:style-name="_32_2">s</text:span><text:span text:style-name="_32_9">.</text:span><text:span text:style-name="_31_"> </text:span><text:span text:style-name="_32_1">A</text:span><text:span text:style-name="_33_3">t</text:span><text:span text:style-name="_31_"> </text:span><text:span text:style-name="_31_7">t</text:span><text:span text:style-name="_33_6">h</text:span><text:span text:style-name="_37_">e</text:span><text:span text:style-name="_31_3"> </text:span><text:span text:style-name="_33_2">e</text:span><text:span text:style-name="_31_1">n</text:span><text:span text:style-name="_32_1">d</text:span><text:span text:style-name="_32_5"> </text:span><text:span text:style-name="_39_">o</text:span><text:span text:style-name="_32_1">f</text:span><text:span text:style-name="_32_5"> </text:span><text:span text:style-name="_39_">a</text:span><text:span text:style-name="_31_3"> </text:span><text:span text:style-name="_33_3">w</text:span><text:span text:style-name="_31_2">e</text:span><text:span text:style-name="_31_9">e</text:span><text:span text:style-name="_33_3">k</text:span><text:span text:style-name="_31_"> </text:span><text:span text:style-name="_31_7">w</text:span><text:span text:style-name="_32_9">e</text:span><text:span text:style-name="_31_"> </text:span><text:span text:style-name="_31_7">r</text:span><text:span text:style-name="_33_5">e</text:span><text:span text:style-name="_31_2">c</text:span><text:span text:style-name="_31_9">o</text:span><text:span text:style-name="_33_2">g</text:span><text:span text:style-name="_31_1">n</text:span><text:span text:style-name="_31_7">i</text:span><text:span text:style-name="_33_6">z</text:span><text:span text:style-name="_31_1">e</text:span><text:span text:style-name="_32_0">d</text:span><text:span text:style-name="_32_5"> </text:span><text:span text:style-name="_39_">t</text:span><text:span text:style-name="_32_4">h</text:span><text:span text:style-name="_33_5">a</text:span><text:span text:style-name="_35_">t</text:span><text:span text:style-name="_31_3"> </text:span><text:span text:style-name="_32_9">t</text:span><text:span text:style-name="_31_1">h</text:span><text:span text:style-name="_31_7">i</text:span><text:span text:style-name="_33_2">s</text:span><text:span text:style-name="_31_"> </text:span><text:span text:style-name="_31_8">s</text:span><text:span text:style-name="_33_3">w</text:span><text:span text:style-name="_39_">i</text:span><text:span text:style-name="_32_1">t</text:span><text:span text:style-name="_33_2">c</text:span><text:span text:style-name="_39_">h</text:span><text:span text:style-name="_31_3"> </text:span><text:span text:style-name="_33_6">b</text:span><text:span text:style-name="_37_">u</text:span><text:span text:style-name="_32_2">s</text:span><text:span text:style-name="_33_3">i</text:span><text:span text:style-name="_38_">n</text:span><text:span text:style-name="_32_4">e</text:span><text:span text:style-name="_33_0">s</text:span><text:span text:style-name="_39_">s</text:span><text:span text:style-name="_31_3"> </text:span><text:span text:style-name="_33_3">w</text:span><text:span text:style-name="_37_">a</text:span><text:span text:style-name="_32_4">s</text:span><text:span text:style-name="_32_5"> </text:span><text:span text:style-name="_39_">a</text:span><text:span text:style-name="_31_3"> </text:span><text:span text:style-name="_33_5">d</text:span><text:span text:style-name="_31_2">e</text:span><text:span text:style-name="_32_1">l</text:span><text:span text:style-name="_33_6">u</text:span><text:span text:style-name="_36_">s</text:span><text:span text:style-name="_31_7">i</text:span><text:span text:style-name="_33_6">o</text:span><text:span text:style-name="_37_">n</text:span><text:span text:style-name="_31_3"> </text:span><text:span text:style-name="_33_2">a</text:span><text:span text:style-name="_37_">n</text:span><text:span text:style-name="_31_7">d</text:span><text:span text:style-name="_32_5"> </text:span><text:span text:style-name="_39_">a</text:span><text:span text:style-name="_31_3"> </text:span><text:span text:style-name="_33_2">s</text:span><text:span text:style-name="_37_">n</text:span><text:span text:style-name="_32_4">a</text:span><text:span text:style-name="_32_9">r</text:span><text:span text:style-name="_37_">e</text:span><text:span text:style-name="_31_7">.</text:span><text:span text:style-name="_32_5"> </text:span><text:span text:style-name="_39_">W</text:span><text:span text:style-name="_31_7">e</text:span><text:span text:style-name="_32_5"> </text:span><text:span text:style-name="_31_2">a</text:span><text:span text:style-name="_32_1">l</text:span><text:span text:style-name="_33_0">s</text:span><text:span text:style-name="_39_">o</text:span><text:span text:style-name="_31_3"> </text:span><text:span text:style-name="_33_2">d</text:span><text:span text:style-name="_39_">i</text:span><text:span text:style-name="_31_8">s</text:span><text:span text:style-name="_33_4">c</text:span><text:span text:style-name="_31_2">o</text:span><text:span text:style-name="_32_0">v</text:span><text:span text:style-name="_33_5">e</text:span><text:span text:style-name="_39_">r</text:span><text:span text:style-name="_32_3">e</text:span><text:span text:style-name="_33_2">d</text:span><text:span text:style-name="_31_"> </text:span><text:span text:style-name="_31_7">t</text:span><text:span text:style-name="_33_5">h</text:span><text:span text:style-name="_38_">a</text:span><text:span text:style-name="_32_1">t</text:span><text:span text:style-name="_32_5"> </text:span><text:span text:style-name="_35_">a</text:span><text:span text:style-name="_31_3"> </text:span><text:span text:style-name="_33_1">b</text:span><text:span text:style-name="_31_2">a</text:span><text:span text:style-name="_32_0">n</text:span><text:span text:style-name="_33_1">d</text:span><text:span text:style-name="_31_"> </text:span><text:span text:style-name="_32_1">o</text:span><text:span text:style-name="_32_9">f</text:span><text:span text:style-name="_31_"> </text:span><text:span text:style-name="_32_4">b</text:span><text:span text:style-name="_33_5">u</text:span><text:span text:style-name="_35_">r</text:span><text:span text:style-name="_31_9">g</text:span><text:span text:style-name="_33_3">l</text:span><text:span text:style-name="_38_">a</text:span><text:span text:style-name="_32_1">r</text:span><text:span text:style-name="_33_3">s</text:span><text:span text:style-name="_31_"> </text:span><text:span text:style-name="_32_4">h</text:span><text:span text:style-name="_33_1">a</text:span><text:span text:style-name="_35_">d</text:span><text:span text:style-name="_31_3"> </text:span><text:span text:style-name="_33_2">b</text:span><text:span text:style-name="_37_">e</text:span><text:span text:style-name="_32_0">e</text:span><text:span text:style-name="_33_1">n</text:span><text:span text:style-name="_31_"> </text:span><text:span text:style-name="_31_7">l</text:span><text:span text:style-name="_33_1">o</text:span><text:span text:style-name="_31_2">d</text:span><text:span text:style-name="_32_4">g</text:span><text:span text:style-name="_32_9">i</text:span><text:span text:style-name="_37_">n</text:span><text:span text:style-name="_31_7">g</text:span><text:span text:style-name="_32_5"> </text:span><text:span text:style-name="_39_">i</text:span><text:span text:style-name="_32_1">n</text:span><text:span text:style-name="_32_5"> </text:span><text:span text:style-name="_35_">t</text:span><text:span text:style-name="_32_4">h</text:span><text:span text:style-name="_33_1">e</text:span><text:span text:style-name="_31_"> </text:span><text:span text:style-name="_31_9">h</text:span><text:span text:style-name="_33_2">o</text:span><text:span text:style-name="_31_2">u</text:span><text:span text:style-name="_32_2">s</text:span><text:span text:style-name="_32_9">e</text:span><text:span text:style-name="_31_"> </text:span><text:span text:style-name="_31_7">t</text:span><text:span text:style-name="_33_2">h</text:span><text:span text:style-name="_31_1">e</text:span><text:span text:style-name="_31_3"> </text:span><text:span text:style-name="_33_3">w</text:span><text:span text:style-name="_38_">h</text:span><text:span text:style-name="_32_3">o</text:span><text:span text:style-name="_32_9">l</text:span><text:span text:style-name="_35_">e</text:span><text:span text:style-name="_31_3"> </text:span><text:span text:style-name="_33_3">t</text:span><text:span text:style-name="_35_">i</text:span><text:span text:style-name="_31_7">m</text:span><text:span text:style-name="_33_5">e</text:span>--<text:span text:style-name="_33_2">n</text:span><text:span text:style-name="_35_">o</text:span><text:span text:style-name="_32_1">t</text:span><text:span text:style-name="_32_5"> </text:span><text:span text:style-name="_37_">e</text:span><text:span text:style-name="_32_4">x</text:span><text:span text:style-name="_33_5">a</text:span><text:span text:style-name="_38_">c</text:span><text:span text:style-name="_32_1">t</text:span><text:span text:style-name="_32_9">l</text:span><text:span text:style-name="_35_">y</text:span><text:span text:style-name="_31_3"> </text:span><text:span text:style-name="_33_3">t</text:span><text:span text:style-name="_39_">o</text:span><text:span text:style-name="_31_3"> </text:span><text:span text:style-name="_33_6">s</text:span><text:span text:style-name="_39_">t</text:span><text:span text:style-name="_31_9">e</text:span><text:span text:style-name="_32_9">a</text:span><text:span text:style-name="_35_">l</text:span><text:span text:style-name="_31_7">,</text:span><text:span text:style-name="_32_5"> </text:span><text:span text:style-name="_39_">f</text:span><text:span text:style-name="_31_7">o</text:span><text:span text:style-name="_33_3">r</text:span><text:span text:style-name="_31_"> </text:span><text:span text:style-name="_31_7">t</text:span><text:span text:style-name="_33_1">h</text:span><text:span text:style-name="_31_2">e</text:span><text:span text:style-name="_31_7">r</text:span><text:span text:style-name="_33_3">e</text:span><text:span text:style-name="_31_"> </text:span><text:span text:style-name="_32_1">w</text:span><text:span text:style-name="_33_6">a</text:span><text:span text:style-name="_36_">s</text:span><text:span text:style-name="_31_7">n</text:span><text:span text:style-name="_32_9">'</text:span><text:span text:style-name="_35_">t</text:span><text:span text:style-name="_31_3"> </text:span><text:span text:style-name="_32_9">m</text:span><text:span text:style-name="_31_2">u</text:span><text:span text:style-name="_32_2">c</text:span><text:span text:style-name="_33_3">h</text:span><text:span text:style-name="_31_"> </text:span><text:span text:style-name="_31_7">l</text:span><text:span text:style-name="_32_9">e</text:span><text:span text:style-name="_35_">f</text:span><text:span text:style-name="_32_1">t</text:span><text:span text:style-name="_32_5"> </text:span><text:span text:style-name="_37_">n</text:span><text:span text:style-name="_32_4">o</text:span><text:span text:style-name="_32_9">w</text:span><text:span text:style-name="_35_">,</text:span><text:span text:style-name="_31_3"> </text:span><text:span text:style-name="_33_6">b</text:span><text:span text:style-name="_31_1">u</text:span><text:span text:style-name="_31_7">t</text:span><text:span text:style-name="_32_5"> </text:span><text:span text:style-name="_39_">t</text:span><text:span text:style-name="_32_1">o</text:span><text:span text:style-name="_32_5"> </text:span><text:span text:style-name="_31_2">h</text:span><text:span text:style-name="_31_7">i</text:span><text:span text:style-name="_33_5">d</text:span><text:span text:style-name="_39_">e</text:span><text:span text:style-name="_31_3"> </text:span><text:span text:style-name="_33_3">f</text:span><text:span text:style-name="_39_">r</text:span><text:span text:style-name="_31_7">o</text:span><text:span text:style-name="_32_9">m</text:span><text:span text:style-name="_31_"> </text:span><text:span text:style-name="_32_1">t</text:span><text:span text:style-name="_33_6">h</text:span><text:span text:style-name="_37_">e</text:span><text:span text:style-name="_31_3"> </text:span><text:span text:style-name="_33_1">p</text:span><text:span text:style-name="_31_2">o</text:span><text:span text:style-name="_32_1">l</text:span><text:span text:style-name="_32_9">i</text:span><text:span text:style-name="_31_2">c</text:span><text:span text:style-name="_31_9">e</text:span><text:span text:style-name="_33_3">,</text:span><text:span text:style-name="_31_"> </text:span><text:span text:style-name="_31_7">f</text:span><text:span text:style-name="_33_3">o</text:span><text:span text:style-name="_39_">r</text:span><text:span text:style-name="_31_3"> </text:span><text:span text:style-name="_33_3">t</text:span><text:span text:style-name="_38_">h</text:span><text:span text:style-name="_32_3">e</text:span><text:span text:style-name="_32_9">y</text:span><text:span text:style-name="_31_"> </text:span><text:span text:style-name="_31_7">w</text:span><text:span text:style-name="_33_1">e</text:span><text:span text:style-name="_39_">r</text:span><text:span text:style-name="_32_0">e</text:span><text:span text:style-name="_32_5"> </text:span><text:span text:style-name="_31_2">h</text:span><text:span text:style-name="_31_9">o</text:span><text:span text:style-name="_33_3">t</text:span><text:span text:style-name="_31_"> </text:span><text:span text:style-name="_32_3">p</text:span><text:span text:style-name="_33_3">r</text:span><text:span text:style-name="_31_2">e</text:span><text:span text:style-name="_32_4">s</text:span><text:span text:style-name="_33_0">s</text:span><text:span text:style-name="_37_">e</text:span><text:span text:style-name="_32_0">d</text:span><text:span text:style-name="_33_3">,</text:span><text:span text:style-name="_31_"> </text:span><text:span text:style-name="_31_9">a</text:span><text:span text:style-name="_33_6">n</text:span><text:span text:style-name="_39_">d</text:span><text:span text:style-name="_31_3"> </text:span><text:span text:style-name="_32_9">t</text:span><text:span text:style-name="_31_1">h</text:span><text:span text:style-name="_32_0">e</text:span><text:span text:style-name="_33_3">y</text:span><text:span text:style-name="_31_"> </text:span><text:span text:style-name="_32_0">s</text:span><text:span text:style-name="_33_5">h</text:span><text:span text:style-name="_39_">r</text:span><text:span text:style-name="_32_4">e</text:span><text:span text:style-name="_33_3">w</text:span><text:span text:style-name="_31_1">d</text:span><text:span text:style-name="_32_1">l</text:span><text:span text:style-name="_33_3">y</text:span><text:span text:style-name="_31_"> </text:span><text:span text:style-name="_31_7">j</text:span><text:span text:style-name="_33_5">u</text:span><text:span text:style-name="_31_2">d</text:span><text:span text:style-name="_32_0">g</text:span><text:span text:style-name="_33_5">e</text:span><text:span text:style-name="_35_">d</text:span><text:span text:style-name="_31_3"> </text:span><text:span text:style-name="_32_9">t</text:span><text:span text:style-name="_31_2">h</text:span><text:span text:style-name="_31_9">a</text:span><text:span text:style-name="_33_3">t</text:span><text:span text:style-name="_31_"> </text:span><text:span text:style-name="_32_1">t</text:span><text:span text:style-name="_33_5">h</text:span><text:span text:style-name="_31_2">e</text:span><text:span text:style-name="_31_3"> </text:span><text:span text:style-name="_33_1">d</text:span><text:span text:style-name="_38_">e</text:span><text:span text:style-name="_32_1">t</text:span><text:span text:style-name="_33_5">e</text:span><text:span text:style-name="_31_2">c</text:span><text:span text:style-name="_32_1">t</text:span><text:span text:style-name="_32_9">i</text:span><text:span text:style-name="_38_">v</text:span><text:span text:style-name="_32_3">e</text:span><text:span text:style-name="_33_3">s</text:span><text:span text:style-name="_31_"> </text:span><text:span text:style-name="_31_7">w</text:span><text:span text:style-name="_33_6">o</text:span><text:span text:style-name="_37_">u</text:span><text:span text:style-name="_32_1">l</text:span><text:span text:style-name="_33_3">d</text:span><text:span text:style-name="_31_"> </text:span><text:span text:style-name="_32_0">n</text:span><text:span text:style-name="_33_1">e</text:span><text:span text:style-name="_38_">v</text:span><text:span text:style-name="_32_3">e</text:span><text:span text:style-name="_32_9">r</text:span><text:span text:style-name="_31_"> </text:span><text:span text:style-name="_32_1">t</text:span><text:span text:style-name="_33_5">h</text:span><text:span text:style-name="_35_">i</text:span><text:span text:style-name="_32_4">n</text:span><text:span text:style-name="_33_3">k</text:span><text:span text:style-name="_31_"> </text:span><text:span text:style-name="_31_7">o</text:span><text:span text:style-name="_32_9">f</text:span><text:span text:style-name="_31_"> </text:span><text:span text:style-name="_31_7">a</text:span><text:span text:style-name="_32_5"> </text:span><text:span text:style-name="_35_">t</text:span><text:span text:style-name="_31_7">r</text:span><text:span text:style-name="_32_9">i</text:span><text:span text:style-name="_38_">b</text:span><text:span text:style-name="_31_9">e</text:span><text:span text:style-name="_32_5"> </text:span><text:span text:style-name="_35_">o</text:span><text:span text:style-name="_32_1">f</text:span><text:span text:style-name="_32_5"> </text:span><text:span text:style-name="_31_2">b</text:span><text:span text:style-name="_31_9">u</text:span><text:span text:style-name="_33_3">r</text:span><text:span text:style-name="_31_2">g</text:span><text:span text:style-name="_32_1">l</text:span><text:span text:style-name="_33_1">a</text:span><text:span text:style-name="_39_">r</text:span><text:span text:style-name="_32_1">s</text:span><text:span text:style-name="_32_5"> </text:span><text:span text:style-name="_39_">t</text:span><text:span text:style-name="_32_0">a</text:span><text:span text:style-name="_33_4">k</text:span><text:span text:style-name="_35_">i</text:span><text:span text:style-name="_32_0">n</text:span><text:span text:style-name="_33_5">g</text:span><text:span text:style-name="_31_"> </text:span><text:span text:style-name="_32_4">s</text:span><text:span text:style-name="_33_5">a</text:span><text:span text:style-name="_37_">n</text:span><text:span text:style-name="_32_4">c</text:span><text:span text:style-name="_32_9">t</text:span><text:span text:style-name="_38_">u</text:span><text:span text:style-name="_32_3">a</text:span><text:span text:style-name="_32_9">r</text:span><text:span text:style-name="_35_">y</text:span><text:span text:style-name="_31_3"> </text:span><text:span text:style-name="_32_9">i</text:span><text:span text:style-name="_39_">n</text:span><text:span text:style-name="_31_3"> </text:span><text:span text:style-name="_33_3">a</text:span><text:span text:style-name="_31_"> </text:span><text:span text:style-name="_32_4">h</text:span><text:span text:style-name="_33_1">o</text:span><text:span text:style-name="_31_1">u</text:span><text:span text:style-name="_32_0">s</text:span><text:span text:style-name="_32_9">e</text:span><text:span text:style-name="_31_"> </text:span><text:span text:style-name="_32_3">n</text:span><text:span text:style-name="_33_2">o</text:span><text:span text:style-name="_39_">t</text:span><text:span text:style-name="_31_9">o</text:span><text:span text:style-name="_32_9">r</text:span><text:span text:style-name="_39_">i</text:span><text:span text:style-name="_32_4">o</text:span><text:span text:style-name="_33_6">u</text:span><text:span text:style-name="_36_">s</text:span><text:span text:style-name="_31_7">l</text:span><text:span text:style-name="_32_9">y</text:span><text:span text:style-name="_31_"> </text:span><text:span text:style-name="_32_0">p</text:span><text:span text:style-name="_32_9">r</text:span><text:span text:style-name="_37_">o</text:span><text:span text:style-name="_32_1">t</text:span><text:span text:style-name="_33_6">e</text:span><text:span text:style-name="_36_">c</text:span><text:span text:style-name="_31_7">t</text:span><text:span text:style-name="_33_6">e</text:span><text:span text:style-name="_37_">d</text:span><text:span text:style-name="_31_3"> </text:span><text:span text:style-name="_33_5">b</text:span><text:span text:style-name="_31_2">y</text:span><text:span text:style-name="_31_3"> </text:span><text:span text:style-name="_32_9">t</text:span><text:span text:style-name="_31_2">h</text:span><text:span text:style-name="_31_9">e</text:span><text:span text:style-name="_32_5"> </text:span><text:span text:style-name="_39_">m</text:span><text:span text:style-name="_32_0">o</text:span><text:span text:style-name="_33_0">s</text:span><text:span text:style-name="_39_">t</text:span><text:span text:style-name="_31_3"> </text:span><text:span text:style-name="_32_9">i</text:span><text:span text:style-name="_35_">m</text:span><text:span text:style-name="_32_4">p</text:span><text:span text:style-name="_33_5">o</text:span><text:span text:style-name="_31_0">s</text:span><text:span text:style-name="_32_1">i</text:span><text:span text:style-name="_33_6">n</text:span><text:span text:style-name="_39_">g</text:span><text:span text:style-name="_31_3"> </text:span><text:span text:style-name="_33_1">a</text:span><text:span text:style-name="_31_2">n</text:span><text:span text:style-name="_31_7">d</text:span><text:span text:style-name="_32_5"> </text:span><text:span text:style-name="_38_">e</text:span><text:span text:style-name="_32_1">l</text:span><text:span text:style-name="_33_1">a</text:span><text:span text:style-name="_38_">b</text:span><text:span text:style-name="_32_3">o</text:span><text:span text:style-name="_32_9">r</text:span><text:span text:style-name="_31_1">a</text:span><text:span text:style-name="_32_1">t</text:span><text:span text:style-name="_33_6">e</text:span><text:span text:style-name="_31_"> </text:span><text:span text:style-name="_32_3">b</text:span><text:span text:style-name="_33_2">u</text:span><text:span text:style-name="_39_">r</text:span><text:span text:style-name="_31_9">g</text:span><text:span text:style-name="_32_9">l</text:span><text:span text:style-name="_38_">a</text:span><text:span text:style-name="_31_7">r</text:span><text:span text:style-name="_32_5"> </text:span><text:span text:style-name="_38_">a</text:span><text:span text:style-name="_32_1">l</text:span><text:span text:style-name="_33_1">a</text:span><text:span text:style-name="_39_">r</text:span><text:span text:style-name="_32_1">m</text:span><text:span text:style-name="_32_5"> </text:span><text:span text:style-name="_39_">i</text:span><text:span text:style-name="_31_7">n</text:span><text:span text:style-name="_32_5"> </text:span><text:span text:style-name="_35_">A</text:span><text:span text:style-name="_32_1">m</text:span><text:span text:style-name="_33_6">e</text:span><text:span text:style-name="_35_">r</text:span><text:span text:style-name="_31_7">i</text:span><text:span text:style-name="_33_4">c</text:span><text:span text:style-name="_35_">a</text:span><text:span text:style-name="_31_7">.</text:span></text:p>
      <text:p text:style-name="P1"><text:span text:style-name="_35_">"</text:span><text:span text:style-name="_31_7">S</text:span><text:span text:style-name="_33_1">e</text:span><text:span text:style-name="_31_2">n</text:span><text:span text:style-name="_31_7">t</text:span><text:span text:style-name="_32_5"> </text:span><text:span text:style-name="_31_2">d</text:span><text:span text:style-name="_31_9">o</text:span><text:span text:style-name="_32_9">w</text:span><text:span text:style-name="_35_">n</text:span><text:span text:style-name="_31_3"> </text:span><text:span text:style-name="_33_3">f</text:span><text:span text:style-name="_35_">o</text:span><text:span text:style-name="_31_7">r</text:span><text:span text:style-name="_32_5"> </text:span><text:span text:style-name="_35_">t</text:span><text:span text:style-name="_32_4">h</text:span><text:span text:style-name="_33_1">e</text:span><text:span text:style-name="_31_"> </text:span><text:span text:style-name="_32_3">e</text:span><text:span text:style-name="_33_2">x</text:span><text:span text:style-name="_31_1">p</text:span><text:span text:style-name="_32_4">e</text:span><text:span text:style-name="_32_9">r</text:span><text:span text:style-name="_35_">t</text:span><text:span text:style-name="_31_3"> </text:span><text:span text:style-name="_33_1">a</text:span><text:span text:style-name="_31_2">g</text:span><text:span text:style-name="_32_3">a</text:span><text:span text:style-name="_33_3">i</text:span><text:span text:style-name="_38_">n</text:span><text:span text:style-name="_32_1">,</text:span><text:span text:style-name="_32_5"> </text:span><text:span text:style-name="_31_2">a</text:span><text:span text:style-name="_31_9">n</text:span><text:span text:style-name="_32_9">d</text:span><text:span text:style-name="_31_"> </text:span><text:span text:style-name="_32_1">t</text:span><text:span text:style-name="_33_5">h</text:span><text:span text:style-name="_35_">i</text:span><text:span text:style-name="_32_4">s</text:span><text:span text:style-name="_32_5"> </text:span><text:span text:style-name="_39_">t</text:span><text:span text:style-name="_31_7">i</text:span><text:span text:style-name="_33_3">m</text:span><text:span text:style-name="_35_">e</text:span><text:span text:style-name="_31_3"> </text:span><text:span text:style-name="_33_1">h</text:span><text:span text:style-name="_38_">e</text:span><text:span text:style-name="_31_3"> </text:span><text:span text:style-name="_33_2">s</text:span><text:span text:style-name="_39_">t</text:span><text:span text:style-name="_31_7">r</text:span><text:span text:style-name="_33_5">u</text:span><text:span text:style-name="_38_">c</text:span><text:span text:style-name="_32_2">k</text:span><text:span text:style-name="_32_5"> </text:span><text:span text:style-name="_35_">a</text:span><text:span text:style-name="_31_3"> </text:span><text:span text:style-name="_32_9">m</text:span><text:span text:style-name="_38_">o</text:span><text:span text:style-name="_32_2">s</text:span><text:span text:style-name="_32_9">t</text:span><text:span text:style-name="_31_"> </text:span><text:span text:style-name="_31_9">d</text:span><text:span text:style-name="_33_6">a</text:span><text:span text:style-name="_38_">z</text:span><text:span text:style-name="_31_8">z</text:span><text:span text:style-name="_32_9">l</text:span><text:span text:style-name="_35_">i</text:span><text:span text:style-name="_32_4">n</text:span><text:span text:style-name="_33_1">g</text:span><text:span text:style-name="_31_"> </text:span><text:span text:style-name="_31_7">i</text:span><text:span text:style-name="_33_2">d</text:span><text:span text:style-name="_31_1">e</text:span><text:span text:style-name="_32_3">a</text:span>--<text:span text:style-name="_32_4">h</text:span><text:span text:style-name="_33_3">e</text:span><text:span text:style-name="_31_"> </text:span><text:span text:style-name="_31_7">f</text:span><text:span text:style-name="_32_9">i</text:span><text:span text:style-name="_31_2">x</text:span><text:span text:style-name="_31_9">e</text:span><text:span text:style-name="_33_3">d</text:span><text:span text:style-name="_31_"> </text:span><text:span text:style-name="_31_7">t</text:span><text:span text:style-name="_33_5">h</text:span><text:span text:style-name="_38_">e</text:span><text:span text:style-name="_31_3"> </text:span><text:span text:style-name="_32_9">t</text:span><text:span text:style-name="_31_2">h</text:span><text:span text:style-name="_31_7">i</text:span><text:span text:style-name="_33_1">n</text:span><text:span text:style-name="_35_">g</text:span><text:span text:style-name="_31_3"> </text:span><text:span text:style-name="_33_6">s</text:span><text:span text:style-name="_37_">o</text:span><text:span text:style-name="_31_3"> </text:span><text:span text:style-name="_32_9">t</text:span><text:span text:style-name="_31_2">h</text:span><text:span text:style-name="_31_9">a</text:span><text:span text:style-name="_33_3">t</text:span><text:span text:style-name="_31_"> </text:span><text:span text:style-name="_32_0">o</text:span><text:span text:style-name="_33_1">p</text:span><text:span text:style-name="_31_1">e</text:span><text:span text:style-name="_32_0">n</text:span><text:span text:style-name="_32_9">i</text:span><text:span text:style-name="_31_1">n</text:span><text:span text:style-name="_32_4">g</text:span><text:span text:style-name="_32_5"> </text:span><text:span text:style-name="_35_">t</text:span><text:span text:style-name="_31_9">h</text:span><text:span text:style-name="_33_2">e</text:span><text:span text:style-name="_31_"> </text:span><text:span text:style-name="_32_4">k</text:span><text:span text:style-name="_32_9">i</text:span><text:span text:style-name="_39_">t</text:span><text:span text:style-name="_31_8">c</text:span><text:span text:style-name="_33_6">h</text:span><text:span text:style-name="_37_">e</text:span><text:span text:style-name="_32_1">n</text:span><text:span text:style-name="_32_5"> </text:span><text:span text:style-name="_31_2">d</text:span><text:span text:style-name="_31_9">o</text:span><text:span text:style-name="_32_9">o</text:span><text:span text:style-name="_39_">r</text:span><text:span text:style-name="_31_3"> </text:span><text:span text:style-name="_33_3">w</text:span><text:span text:style-name="_37_">o</text:span><text:span text:style-name="_32_4">u</text:span><text:span text:style-name="_32_9">l</text:span><text:span text:style-name="_35_">d</text:span><text:span text:style-name="_31_3"> </text:span><text:span text:style-name="_33_3">t</text:span><text:span text:style-name="_31_2">a</text:span><text:span text:style-name="_31_8">k</text:span><text:span text:style-name="_33_3">e</text:span><text:span text:style-name="_31_"> </text:span><text:span text:style-name="_31_7">o</text:span><text:span text:style-name="_33_3">f</text:span><text:span text:style-name="_39_">f</text:span><text:span text:style-name="_31_3"> </text:span><text:span text:style-name="_32_9">t</text:span><text:span text:style-name="_38_">h</text:span><text:span text:style-name="_32_3">e</text:span><text:span text:style-name="_32_5"> </text:span><text:span text:style-name="_31_1">a</text:span><text:span text:style-name="_32_1">l</text:span><text:span text:style-name="_33_2">a</text:span><text:span text:style-name="_39_">r</text:span><text:span text:style-name="_32_1">m</text:span><text:span text:style-name="_33_3">.</text:span><text:span text:style-name="_31_"> </text:span><text:span text:style-name="_32_1">I</text:span><text:span text:style-name="_33_3">t</text:span><text:span text:style-name="_31_"> </text:span><text:span text:style-name="_31_7">w</text:span><text:span text:style-name="_33_6">a</text:span><text:span text:style-name="_31_0">s</text:span><text:span text:style-name="_31_3"> </text:span><text:span text:style-name="_33_3">a</text:span><text:span text:style-name="_31_"> </text:span><text:span text:style-name="_31_9">n</text:span><text:span text:style-name="_33_6">o</text:span><text:span text:style-name="_37_">b</text:span><text:span text:style-name="_31_7">l</text:span><text:span text:style-name="_33_2">e</text:span><text:span text:style-name="_31_"> </text:span><text:span text:style-name="_31_7">i</text:span><text:span text:style-name="_33_6">d</text:span><text:span text:style-name="_37_">e</text:span><text:span text:style-name="_32_1">a</text:span><text:span text:style-name="_33_3">,</text:span><text:span text:style-name="_31_"> </text:span><text:span text:style-name="_32_4">a</text:span><text:span text:style-name="_33_5">n</text:span><text:span text:style-name="_35_">d</text:span><text:span text:style-name="_31_3"> </text:span><text:span text:style-name="_33_5">h</text:span><text:span text:style-name="_31_2">e</text:span><text:span text:style-name="_31_3"> </text:span><text:span text:style-name="_33_0">c</text:span><text:span text:style-name="_31_2">h</text:span><text:span text:style-name="_31_9">a</text:span><text:span text:style-name="_33_3">r</text:span><text:span text:style-name="_31_2">g</text:span><text:span text:style-name="_31_9">e</text:span><text:span text:style-name="_33_6">d</text:span><text:span text:style-name="_31_"> </text:span><text:span text:style-name="_32_3">a</text:span><text:span text:style-name="_33_2">c</text:span><text:span text:style-name="_38_">c</text:span><text:span text:style-name="_31_9">o</text:span><text:span text:style-name="_33_3">r</text:span><text:span text:style-name="_37_">d</text:span><text:span text:style-name="_32_1">i</text:span><text:span text:style-name="_33_2">n</text:span><text:span text:style-name="_37_">g</text:span><text:span text:style-name="_31_7">l</text:span><text:span text:style-name="_33_2">y</text:span><text:span text:style-name="_35_">.</text:span><text:span text:style-name="_31_3"> </text:span><text:span text:style-name="_32_9">B</text:span><text:span text:style-name="_35_">u</text:span><text:span text:style-name="_31_7">t</text:span><text:span text:style-name="_32_5"> </text:span><text:span text:style-name="_31_2">y</text:span><text:span text:style-name="_31_9">o</text:span><text:span text:style-name="_32_9">u</text:span><text:span text:style-name="_31_"> </text:span><text:span text:style-name="_32_4">a</text:span><text:span text:style-name="_32_9">l</text:span><text:span text:style-name="_39_">r</text:span><text:span text:style-name="_31_9">e</text:span><text:span text:style-name="_33_5">a</text:span><text:span text:style-name="_31_2">d</text:span><text:span text:style-name="_31_7">y</text:span><text:span text:style-name="_32_5"> </text:span><text:span text:style-name="_35_">f</text:span><text:span text:style-name="_32_0">o</text:span><text:span text:style-name="_32_9">r</text:span><text:span text:style-name="_31_1">e</text:span><text:span text:style-name="_32_0">s</text:span><text:span text:style-name="_33_5">e</text:span><text:span text:style-name="_35_">e</text:span><text:span text:style-name="_31_3"> </text:span><text:span text:style-name="_32_9">t</text:span><text:span text:style-name="_37_">h</text:span><text:span text:style-name="_32_4">e</text:span><text:span text:style-name="_32_5"> </text:span><text:span text:style-name="_35_">r</text:span><text:span text:style-name="_31_9">e</text:span><text:span text:style-name="_33_6">s</text:span><text:span text:style-name="_39_">u</text:span><text:span text:style-name="_31_7">l</text:span><text:span text:style-name="_32_9">t</text:span><text:span text:style-name="_35_">.</text:span><text:span text:style-name="_31_3"> </text:span><text:span text:style-name="_33_3">I</text:span><text:span text:style-name="_31_"> </text:span><text:span text:style-name="_32_2">s</text:span><text:span text:style-name="_32_9">w</text:span><text:span text:style-name="_39_">i</text:span><text:span text:style-name="_31_7">t</text:span><text:span text:style-name="_33_6">c</text:span><text:span text:style-name="_38_">h</text:span><text:span text:style-name="_31_9">e</text:span><text:span text:style-name="_32_9">d</text:span><text:span text:style-name="_31_"> </text:span><text:span text:style-name="_32_4">o</text:span><text:span text:style-name="_33_1">n</text:span><text:span text:style-name="_31_"> </text:span><text:span text:style-name="_32_1">t</text:span><text:span text:style-name="_33_5">h</text:span><text:span text:style-name="_38_">e</text:span><text:span text:style-name="_31_3"> </text:span><text:span text:style-name="_33_6">a</text:span><text:span text:style-name="_39_">l</text:span><text:span text:style-name="_32_3">a</text:span><text:span text:style-name="_32_9">r</text:span><text:span text:style-name="_39_">m</text:span><text:span text:style-name="_31_3"> </text:span><text:span text:style-name="_33_2">e</text:span><text:span text:style-name="_31_0">v</text:span><text:span text:style-name="_32_3">e</text:span><text:span text:style-name="_32_9">r</text:span><text:span text:style-name="_38_">y</text:span><text:span text:style-name="_31_3"> </text:span><text:span text:style-name="_33_1">n</text:span><text:span text:style-name="_35_">i</text:span><text:span text:style-name="_32_0">g</text:span><text:span text:style-name="_33_3">h</text:span><text:span text:style-name="_39_">t</text:span><text:span text:style-name="_31_3"> </text:span><text:span text:style-name="_32_9">a</text:span><text:span text:style-name="_35_">t</text:span><text:span text:style-name="_31_3"> </text:span><text:span text:style-name="_33_2">b</text:span><text:span text:style-name="_37_">e</text:span><text:span text:style-name="_32_1">d</text:span>-<text:span text:style-name="_31_"> </text:span><text:span text:style-name="_32_1">t</text:span><text:span text:style-name="_32_9">i</text:span><text:span text:style-name="_35_">m</text:span><text:span text:style-name="_31_7">e</text:span><text:span text:style-name="_32_9">,</text:span><text:span text:style-name="_31_"> </text:span><text:span text:style-name="_32_0">n</text:span><text:span text:style-name="_33_1">o</text:span><text:span text:style-name="_31_"> </text:span><text:span text:style-name="_31_7">l</text:span><text:span text:style-name="_33_2">o</text:span><text:span text:style-name="_31_1">n</text:span><text:span text:style-name="_32_4">g</text:span><text:span text:style-name="_33_5">e</text:span><text:span text:style-name="_39_">r</text:span><text:span text:style-name="_31_3"> </text:span><text:span text:style-name="_32_9">t</text:span><text:span text:style-name="_35_">r</text:span><text:span text:style-name="_32_4">u</text:span><text:span text:style-name="_33_0">s</text:span><text:span text:style-name="_39_">t</text:span><text:span text:style-name="_32_1">i</text:span><text:span text:style-name="_33_6">n</text:span><text:span text:style-name="_31_1">g</text:span><text:span text:style-name="_31_3"> </text:span><text:span text:style-name="_33_2">o</text:span><text:span text:style-name="_31_1">n</text:span><text:span text:style-name="_31_3"> </text:span><text:span text:style-name="_32_9">T</text:span><text:span text:style-name="_38_">h</text:span><text:span text:style-name="_31_9">o</text:span><text:span text:style-name="_32_9">m</text:span><text:span text:style-name="_37_">a</text:span><text:span text:style-name="_32_0">s</text:span><text:span text:style-name="_33_3">'</text:span><text:span text:style-name="_35_">s</text:span><text:span text:style-name="_31_3"> </text:span><text:span text:style-name="_33_3">f</text:span><text:span text:style-name="_39_">r</text:span><text:span text:style-name="_32_1">a</text:span><text:span text:style-name="_33_3">i</text:span><text:span text:style-name="_35_">l</text:span><text:span text:style-name="_31_3"> </text:span><text:span text:style-name="_32_9">m</text:span><text:span text:style-name="_31_1">e</text:span><text:span text:style-name="_31_7">m</text:span><text:span text:style-name="_33_2">o</text:span><text:span text:style-name="_35_">r</text:span><text:span text:style-name="_32_1">y</text:span><text:span text:style-name="_33_3">;</text:span><text:span text:style-name="_31_"> </text:span><text:span text:style-name="_32_0">a</text:span><text:span text:style-name="_33_1">n</text:span><text:span text:style-name="_35_">d</text:span><text:span text:style-name="_31_3"> </text:span><text:span text:style-name="_33_6">a</text:span><text:span text:style-name="_36_">s</text:span><text:span text:style-name="_31_3"> </text:span><text:span text:style-name="_33_2">s</text:span><text:span text:style-name="_37_">o</text:span><text:span text:style-name="_32_0">o</text:span><text:span text:style-name="_33_5">n</text:span><text:span text:style-name="_31_"> </text:span><text:span text:style-name="_32_0">a</text:span><text:span text:style-name="_33_0">s</text:span><text:span text:style-name="_31_"> </text:span><text:span text:style-name="_31_7">t</text:span><text:span text:style-name="_33_2">h</text:span><text:span text:style-name="_37_">e</text:span><text:span text:style-name="_31_3"> </text:span><text:span text:style-name="_33_3">l</text:span><text:span text:style-name="_35_">i</text:span><text:span text:style-name="_31_9">g</text:span><text:span text:style-name="_33_2">h</text:span><text:span text:style-name="_35_">t</text:span><text:span text:style-name="_32_1">s</text:span><text:span text:style-name="_32_5"> </text:span><text:span text:style-name="_35_">w</text:span><text:span text:style-name="_32_4">e</text:span><text:span text:style-name="_33_3">r</text:span><text:span text:style-name="_31_1">e</text:span><text:span text:style-name="_31_3"> </text:span><text:span text:style-name="_33_1">o</text:span><text:span text:style-name="_31_2">u</text:span><text:span text:style-name="_32_1">t</text:span><text:span text:style-name="_32_5"> </text:span><text:span text:style-name="_35_">t</text:span><text:span text:style-name="_31_9">h</text:span><text:span text:style-name="_33_2">e</text:span><text:span text:style-name="_31_"> </text:span><text:span text:style-name="_32_0">b</text:span><text:span text:style-name="_33_5">u</text:span><text:span text:style-name="_39_">r</text:span><text:span text:style-name="_32_0">g</text:span><text:span text:style-name="_32_9">l</text:span><text:span text:style-name="_37_">a</text:span><text:span text:style-name="_31_7">r</text:span><text:span text:style-name="_32_9">s</text:span><text:span text:style-name="_31_"> </text:span><text:span text:style-name="_32_1">w</text:span><text:span text:style-name="_33_1">a</text:span><text:span text:style-name="_39_">l</text:span><text:span text:style-name="_32_4">k</text:span><text:span text:style-name="_33_5">e</text:span><text:span text:style-name="_38_">d</text:span><text:span text:style-name="_31_3"> </text:span><text:span text:style-name="_32_9">i</text:span><text:span text:style-name="_39_">n</text:span><text:span text:style-name="_31_3"> </text:span><text:span text:style-name="_32_9">a</text:span><text:span text:style-name="_39_">t</text:span><text:span text:style-name="_31_3"> </text:span><text:span text:style-name="_33_3">t</text:span><text:span text:style-name="_31_2">h</text:span><text:span text:style-name="_32_3">e</text:span><text:span text:style-name="_32_5"> </text:span><text:span text:style-name="_36_">k</text:span><text:span text:style-name="_31_7">i</text:span><text:span text:style-name="_33_3">t</text:span><text:span text:style-name="_38_">c</text:span><text:span text:style-name="_32_0">h</text:span><text:span text:style-name="_33_1">e</text:span><text:span text:style-name="_39_">n</text:span><text:span text:style-name="_31_3"> </text:span><text:span text:style-name="_33_2">d</text:span><text:span text:style-name="_31_1">o</text:span><text:span text:style-name="_31_7">o</text:span><text:span text:style-name="_32_9">r</text:span><text:span text:style-name="_39_">,</text:span><text:span text:style-name="_31_3"> </text:span><text:span text:style-name="_32_9">t</text:span><text:span text:style-name="_37_">h</text:span><text:span text:style-name="_32_4">u</text:span><text:span text:style-name="_33_3">s</text:span><text:span text:style-name="_31_"> </text:span><text:span text:style-name="_31_7">t</text:span><text:span text:style-name="_33_5">a</text:span><text:span text:style-name="_38_">k</text:span><text:span text:style-name="_31_7">i</text:span><text:span text:style-name="_33_6">n</text:span><text:span text:style-name="_31_1">g</text:span><text:span text:style-name="_31_3"> </text:span><text:span text:style-name="_33_3">t</text:span><text:span text:style-name="_31_2">h</text:span><text:span text:style-name="_31_9">e</text:span><text:span text:style-name="_32_5"> </text:span><text:span text:style-name="_37_">a</text:span><text:span text:style-name="_31_7">l</text:span><text:span text:style-name="_33_6">a</text:span><text:span text:style-name="_39_">r</text:span><text:span text:style-name="_32_1">m</text:span><text:span text:style-name="_32_5"> </text:span><text:span text:style-name="_39_">o</text:span><text:span text:style-name="_32_1">f</text:span><text:span text:style-name="_33_3">f</text:span><text:span text:style-name="_31_"> </text:span><text:span text:style-name="_32_1">w</text:span><text:span text:style-name="_32_9">i</text:span><text:span text:style-name="_35_">t</text:span><text:span text:style-name="_32_3">h</text:span><text:span text:style-name="_33_2">o</text:span><text:span text:style-name="_35_">u</text:span><text:span text:style-name="_31_7">t</text:span><text:span text:style-name="_32_5"> </text:span><text:span text:style-name="_35_">w</text:span><text:span text:style-name="_32_0">a</text:span><text:span text:style-name="_33_3">i</text:span><text:span text:style-name="_39_">t</text:span><text:span text:style-name="_32_1">i</text:span><text:span text:style-name="_33_1">n</text:span><text:span text:style-name="_39_">g</text:span><text:span text:style-name="_31_3"> </text:span><text:span text:style-name="_33_3">f</text:span><text:span text:style-name="_39_">o</text:span><text:span text:style-name="_31_7">r</text:span><text:span text:style-name="_32_5"> </text:span><text:span text:style-name="_39_">t</text:span><text:span text:style-name="_32_0">h</text:span><text:span text:style-name="_33_5">e</text:span><text:span text:style-name="_31_"> </text:span><text:span text:style-name="_32_2">c</text:span><text:span text:style-name="_33_2">o</text:span><text:span text:style-name="_37_">o</text:span><text:span text:style-name="_32_4">k</text:span><text:span text:style-name="_32_5"> </text:span><text:span text:style-name="_35_">t</text:span><text:span text:style-name="_31_7">o</text:span><text:span text:style-name="_32_5"> </text:span><text:span text:style-name="_38_">d</text:span><text:span text:style-name="_31_9">o</text:span><text:span text:style-name="_32_5"> </text:span><text:span text:style-name="_35_">i</text:span><text:span text:style-name="_32_1">t</text:span><text:span text:style-name="_32_5"> </text:span><text:span text:style-name="_35_">i</text:span><text:span text:style-name="_31_7">n</text:span><text:span text:style-name="_32_5"> </text:span><text:span text:style-name="_35_">t</text:span><text:span text:style-name="_32_4">h</text:span><text:span text:style-name="_33_5">e</text:span><text:span text:style-name="_31_"> </text:span><text:span text:style-name="_32_1">m</text:span><text:span text:style-name="_33_2">o</text:span><text:span text:style-name="_35_">r</text:span><text:span text:style-name="_31_9">n</text:span><text:span text:style-name="_32_9">i</text:span><text:span text:style-name="_31_2">n</text:span><text:span text:style-name="_31_9">g</text:span><text:span text:style-name="_32_9">.</text:span><text:span text:style-name="_31_"> </text:span><text:span text:style-name="_32_1">Y</text:span><text:span text:style-name="_33_2">o</text:span><text:span text:style-name="_37_">u</text:span><text:span text:style-name="_31_3"> </text:span><text:span text:style-name="_33_4">s</text:span><text:span text:style-name="_38_">e</text:span><text:span text:style-name="_31_7">e</text:span><text:span text:style-name="_32_5"> </text:span><text:span text:style-name="_38_">h</text:span><text:span text:style-name="_31_9">o</text:span><text:span text:style-name="_33_3">w</text:span><text:span text:style-name="_31_"> </text:span><text:span text:style-name="_32_4">a</text:span><text:span text:style-name="_33_5">g</text:span><text:span text:style-name="_37_">g</text:span><text:span text:style-name="_32_1">r</text:span><text:span text:style-name="_33_2">a</text:span><text:span text:style-name="_38_">v</text:span><text:span text:style-name="_32_3">a</text:span><text:span text:style-name="_33_3">t</text:span><text:span text:style-name="_39_">i</text:span><text:span text:style-name="_32_0">n</text:span><text:span text:style-name="_33_1">g</text:span><text:span text:style-name="_35_">l</text:span><text:span text:style-name="_31_7">y</text:span><text:span text:style-name="_32_5"> </text:span><text:span text:style-name="_35_">w</text:span><text:span text:style-name="_32_1">e</text:span><text:span text:style-name="_32_5"> </text:span><text:span text:style-name="_39_">w</text:span><text:span text:style-name="_32_4">e</text:span><text:span text:style-name="_33_3">r</text:span><text:span text:style-name="_31_1">e</text:span><text:span text:style-name="_31_3"> </text:span><text:span text:style-name="_33_2">s</text:span><text:span text:style-name="_39_">i</text:span><text:span text:style-name="_31_7">t</text:span><text:span text:style-name="_33_5">u</text:span><text:span text:style-name="_31_1">a</text:span><text:span text:style-name="_31_7">t</text:span><text:span text:style-name="_33_6">e</text:span><text:span text:style-name="_35_">d</text:span><text:span text:style-name="_32_1">.</text:span><text:span text:style-name="_32_5"> </text:span><text:span text:style-name="_35_">F</text:span><text:span text:style-name="_32_1">o</text:span><text:span text:style-name="_33_3">r</text:span><text:span text:style-name="_31_"> </text:span><text:span text:style-name="_31_7">m</text:span><text:span text:style-name="_33_2">o</text:span><text:span text:style-name="_37_">n</text:span><text:span text:style-name="_31_7">t</text:span><text:span text:style-name="_33_1">h</text:span><text:span text:style-name="_31_2">s</text:span><text:span text:style-name="_31_3"> </text:span><text:span text:style-name="_32_9">w</text:span><text:span text:style-name="_35_">e</text:span><text:span text:style-name="_31_3"> </text:span><text:span text:style-name="_33_2">c</text:span><text:span text:style-name="_31_1">o</text:span><text:span text:style-name="_32_3">u</text:span><text:span text:style-name="_32_9">l</text:span><text:span text:style-name="_31_2">d</text:span><text:span text:style-name="_32_1">n</text:span><text:span text:style-name="_32_9">'</text:span><text:span text:style-name="_39_">t</text:span><text:span text:style-name="_31_3"> </text:span><text:span text:style-name="_33_2">h</text:span><text:span text:style-name="_37_">a</text:span><text:span text:style-name="_31_8">v</text:span><text:span text:style-name="_33_2">e</text:span><text:span text:style-name="_31_"> </text:span><text:span text:style-name="_32_0">a</text:span><text:span text:style-name="_33_1">n</text:span><text:span text:style-name="_35_">y</text:span><text:span text:style-name="_31_3"> </text:span><text:span text:style-name="_33_0">c</text:span><text:span text:style-name="_31_2">o</text:span><text:span text:style-name="_31_7">m</text:span><text:span text:style-name="_33_2">p</text:span><text:span text:style-name="_37_">a</text:span><text:span text:style-name="_32_3">n</text:span><text:span text:style-name="_33_2">y</text:span><text:span text:style-name="_39_">.</text:span><text:span text:style-name="_31_3"> </text:span><text:span text:style-name="_32_9">N</text:span><text:span text:style-name="_39_">o</text:span><text:span text:style-name="_32_1">t</text:span><text:span text:style-name="_32_5"> </text:span><text:span text:style-name="_39_">a</text:span><text:span text:style-name="_31_3"> </text:span><text:span text:style-name="_33_6">s</text:span><text:span text:style-name="_37_">p</text:span><text:span text:style-name="_32_4">a</text:span><text:span text:style-name="_32_9">r</text:span><text:span text:style-name="_37_">e</text:span><text:span text:style-name="_31_3"> </text:span><text:span text:style-name="_33_6">b</text:span><text:span text:style-name="_31_1">e</text:span><text:span text:style-name="_32_1">d</text:span><text:span text:style-name="_32_5"> </text:span><text:span text:style-name="_39_">i</text:span><text:span text:style-name="_32_1">n</text:span><text:span text:style-name="_32_5"> </text:span><text:span text:style-name="_35_">t</text:span><text:span text:style-name="_32_0">h</text:span><text:span text:style-name="_33_5">e</text:span><text:span text:style-name="_31_"> </text:span><text:span text:style-name="_32_4">h</text:span><text:span text:style-name="_33_5">o</text:span><text:span text:style-name="_37_">u</text:span><text:span text:style-name="_32_4">s</text:span><text:span text:style-name="_32_9">e</text:span><text:span text:style-name="_39_">;</text:span><text:span text:style-name="_31_3"> </text:span><text:span text:style-name="_32_9">a</text:span><text:span text:style-name="_39_">l</text:span><text:span text:style-name="_32_1">l</text:span><text:span text:style-name="_32_5"> </text:span><text:span text:style-name="_31_2">o</text:span><text:span text:style-name="_32_2">c</text:span><text:span text:style-name="_33_2">c</text:span><text:span text:style-name="_37_">u</text:span><text:span text:style-name="_32_4">p</text:span><text:span text:style-name="_32_9">i</text:span><text:span text:style-name="_37_">e</text:span><text:span text:style-name="_31_7">d</text:span><text:span text:style-name="_32_5"> </text:span><text:span text:style-name="_37_">b</text:span><text:span text:style-name="_32_4">y</text:span><text:span text:style-name="_32_5"> </text:span><text:span text:style-name="_38_">b</text:span><text:span text:style-name="_31_9">u</text:span><text:span text:style-name="_33_3">r</text:span><text:span text:style-name="_31_1">g</text:span><text:span text:style-name="_32_1">l</text:span><text:span text:style-name="_33_6">a</text:span><text:span text:style-name="_35_">r</text:span><text:span text:style-name="_31_7">s</text:span><text:span text:style-name="_32_9">.</text:span><text:span text:style-name="_35_">_</text:span><text:span text:style-name="_31_7">_</text:span></text:p>
      <text:p text:style-name="P1"><text:span text:style-name="_39_">"</text:span><text:span text:style-name="_31_7">F</text:span><text:span text:style-name="_32_9">i</text:span><text:span text:style-name="_31_2">n</text:span><text:span text:style-name="_31_9">a</text:span><text:span text:style-name="_32_9">l</text:span><text:span text:style-name="_39_">l</text:span><text:span text:style-name="_32_1">y</text:span><text:span text:style-name="_32_9">,</text:span><text:span text:style-name="_31_"> </text:span><text:span text:style-name="_31_7">I</text:span><text:span text:style-name="_32_5"> </text:span><text:span text:style-name="_31_1">g</text:span><text:span text:style-name="_32_4">o</text:span><text:span text:style-name="_32_9">t</text:span><text:span text:style-name="_31_"> </text:span><text:span text:style-name="_32_0">u</text:span><text:span text:style-name="_33_5">p</text:span><text:span text:style-name="_31_"> </text:span><text:span text:style-name="_32_1">a</text:span><text:span text:style-name="_32_5"> </text:span><text:span text:style-name="_36_">c</text:span><text:span text:style-name="_32_0">u</text:span><text:span text:style-name="_32_9">r</text:span><text:span text:style-name="_39_">e</text:span><text:span text:style-name="_31_3"> </text:span><text:span text:style-name="_33_3">o</text:span><text:span text:style-name="_35_">f</text:span><text:span text:style-name="_31_3"> </text:span><text:span text:style-name="_32_9">m</text:span><text:span text:style-name="_35_">y</text:span><text:span text:style-name="_31_3"> </text:span><text:span text:style-name="_33_5">o</text:span><text:span text:style-name="_35_">w</text:span><text:span text:style-name="_32_4">n</text:span><text:span text:style-name="_33_3">.</text:span><text:span text:style-name="_31_"> </text:span><text:span text:style-name="_32_1">T</text:span><text:span text:style-name="_33_2">h</text:span><text:span text:style-name="_37_">e</text:span><text:span text:style-name="_31_3"> </text:span><text:span text:style-name="_33_5">e</text:span><text:span text:style-name="_31_2">x</text:span><text:span text:style-name="_31_9">p</text:span><text:span text:style-name="_33_6">e</text:span><text:span text:style-name="_35_">r</text:span><text:span text:style-name="_31_7">t</text:span><text:span text:style-name="_32_5"> </text:span><text:span text:style-name="_37_">a</text:span><text:span text:style-name="_32_4">n</text:span><text:span text:style-name="_33_4">s</text:span><text:span text:style-name="_35_">w</text:span><text:span text:style-name="_32_4">e</text:span><text:span text:style-name="_33_3">r</text:span><text:span text:style-name="_38_">e</text:span><text:span text:style-name="_32_3">d</text:span><text:span text:style-name="_32_5"> </text:span><text:span text:style-name="_39_">t</text:span><text:span text:style-name="_32_3">h</text:span><text:span text:style-name="_33_6">e</text:span><text:span text:style-name="_31_"> </text:span><text:span text:style-name="_32_2">c</text:span><text:span text:style-name="_33_6">a</text:span><text:span text:style-name="_39_">l</text:span><text:span text:style-name="_32_1">l</text:span><text:span text:style-name="_32_9">,</text:span><text:span text:style-name="_31_"> </text:span><text:span text:style-name="_32_4">a</text:span><text:span text:style-name="_33_1">n</text:span><text:span text:style-name="_35_">d</text:span><text:span text:style-name="_31_3"> </text:span><text:span text:style-name="_33_3">r</text:span><text:span text:style-name="_38_">a</text:span><text:span text:style-name="_32_3">n</text:span><text:span text:style-name="_32_5"> </text:span><text:span text:style-name="_31_2">a</text:span><text:span text:style-name="_32_3">n</text:span><text:span text:style-name="_33_2">o</text:span><text:span text:style-name="_35_">t</text:span><text:span text:style-name="_31_9">h</text:span><text:span text:style-name="_33_3">e</text:span><text:span text:style-name="_39_">r</text:span><text:span text:style-name="_31_3"> </text:span><text:span text:style-name="_33_5">g</text:span><text:span text:style-name="_35_">r</text:span><text:span text:style-name="_32_0">o</text:span><text:span text:style-name="_33_2">u</text:span><text:span text:style-name="_37_">n</text:span><text:span text:style-name="_32_1">d</text:span><text:span text:style-name="_32_5"> </text:span><text:span text:style-name="_35_">w</text:span><text:span text:style-name="_31_7">i</text:span><text:span text:style-name="_33_3">r</text:span><text:span text:style-name="_35_">e</text:span><text:span text:style-name="_31_3"> </text:span><text:span text:style-name="_32_9">t</text:span><text:span text:style-name="_35_">o</text:span><text:span text:style-name="_31_3"> </text:span><text:span text:style-name="_32_9">t</text:span><text:span text:style-name="_31_1">h</text:span><text:span text:style-name="_32_0">e</text:span><text:span text:style-name="_32_5"> </text:span><text:span text:style-name="_31_0">s</text:span><text:span text:style-name="_32_1">t</text:span><text:span text:style-name="_33_6">a</text:span><text:span text:style-name="_37_">b</text:span><text:span text:style-name="_31_7">l</text:span><text:span text:style-name="_33_2">e</text:span><text:span text:style-name="_39_">,</text:span><text:span text:style-name="_31_3"> </text:span><text:span text:style-name="_33_1">a</text:span><text:span text:style-name="_38_">n</text:span><text:span text:style-name="_32_1">d</text:span><text:span text:style-name="_32_5"> </text:span><text:span text:style-name="_38_">e</text:span><text:span text:style-name="_32_2">s</text:span><text:span text:style-name="_32_9">t</text:span><text:span text:style-name="_38_">a</text:span><text:span text:style-name="_31_9">b</text:span><text:span text:style-name="_33_3">l</text:span><text:span text:style-name="_39_">i</text:span><text:span text:style-name="_32_0">s</text:span><text:span text:style-name="_33_5">h</text:span><text:span text:style-name="_31_2">e</text:span><text:span text:style-name="_32_3">d</text:span><text:span text:style-name="_32_5"> </text:span><text:span text:style-name="_39_">a</text:span><text:span text:style-name="_31_3"> </text:span><text:span text:style-name="_33_6">s</text:span><text:span text:style-name="_39_">w</text:span><text:span text:style-name="_32_1">i</text:span><text:span text:style-name="_33_3">t</text:span><text:span text:style-name="_31_0">c</text:span><text:span text:style-name="_31_7">h</text:span><text:span text:style-name="_32_5"> </text:span><text:span text:style-name="_39_">t</text:span><text:span text:style-name="_32_0">h</text:span><text:span text:style-name="_33_5">e</text:span><text:span text:style-name="_35_">r</text:span><text:span text:style-name="_32_1">e</text:span><text:span text:style-name="_32_9">,</text:span><text:span text:style-name="_31_"> </text:span><text:span text:style-name="_32_0">s</text:span><text:span text:style-name="_33_1">o</text:span><text:span text:style-name="_31_"> </text:span><text:span text:style-name="_32_1">t</text:span><text:span text:style-name="_33_1">h</text:span><text:span text:style-name="_31_2">a</text:span><text:span text:style-name="_32_1">t</text:span><text:span text:style-name="_32_5"> </text:span><text:span text:style-name="_39_">t</text:span><text:span text:style-name="_32_3">h</text:span><text:span text:style-name="_33_2">e</text:span><text:span text:style-name="_31_"> </text:span><text:span text:style-name="_32_2">c</text:span><text:span text:style-name="_33_2">o</text:span><text:span text:style-name="_31_1">a</text:span><text:span text:style-name="_32_0">c</text:span><text:span text:style-name="_33_6">h</text:span><text:span text:style-name="_35_">m</text:span><text:span text:style-name="_31_9">a</text:span><text:span text:style-name="_32_9">n</text:span><text:span text:style-name="_31_"> </text:span><text:span text:style-name="_31_8">c</text:span><text:span text:style-name="_33_6">o</text:span><text:span text:style-name="_37_">u</text:span><text:span text:style-name="_32_1">l</text:span><text:span text:style-name="_33_6">d</text:span><text:span text:style-name="_31_"> </text:span><text:span text:style-name="_32_3">p</text:span><text:span text:style-name="_33_2">u</text:span><text:span text:style-name="_35_">t</text:span><text:span text:style-name="_31_3"> </text:span><text:span text:style-name="_33_5">o</text:span><text:span text:style-name="_38_">n</text:span><text:span text:style-name="_31_3"> </text:span><text:span text:style-name="_33_2">a</text:span><text:span text:style-name="_37_">n</text:span><text:span text:style-name="_32_1">d</text:span><text:span text:style-name="_32_5"> </text:span><text:span text:style-name="_35_">t</text:span><text:span text:style-name="_32_0">a</text:span><text:span text:style-name="_33_4">k</text:span><text:span text:style-name="_35_">e</text:span><text:span text:style-name="_31_3"> </text:span><text:span text:style-name="_33_3">o</text:span><text:span text:style-name="_35_">f</text:span><text:span text:style-name="_32_1">f</text:span><text:span text:style-name="_32_5"> </text:span><text:span text:style-name="_35_">t</text:span><text:span text:style-name="_32_0">h</text:span><text:span text:style-name="_33_1">e</text:span><text:span text:style-name="_31_"> </text:span><text:span text:style-name="_32_0">a</text:span><text:span text:style-name="_32_9">l</text:span><text:span text:style-name="_31_1">a</text:span><text:span text:style-name="_31_7">r</text:span><text:span text:style-name="_32_9">m</text:span><text:span text:style-name="_35_">.</text:span><text:span text:style-name="_31_3"> </text:span><text:span text:style-name="_32_9">T</text:span><text:span text:style-name="_37_">h</text:span><text:span text:style-name="_32_4">a</text:span><text:span text:style-name="_33_3">t</text:span><text:span text:style-name="_31_"> </text:span><text:span text:style-name="_31_7">w</text:span><text:span text:style-name="_33_2">o</text:span><text:span text:style-name="_39_">r</text:span><text:span text:style-name="_32_2">k</text:span><text:span text:style-name="_33_2">e</text:span><text:span text:style-name="_31_1">d</text:span><text:span text:style-name="_31_3"> </text:span><text:span text:style-name="_33_3">f</text:span><text:span text:style-name="_39_">i</text:span><text:span text:style-name="_31_7">r</text:span><text:span text:style-name="_32_9">s</text:span><text:span text:style-name="_39_">t</text:span><text:span text:style-name="_31_3"> </text:span><text:span text:style-name="_33_3">r</text:span><text:span text:style-name="_31_2">a</text:span><text:span text:style-name="_32_1">t</text:span><text:span text:style-name="_33_1">e</text:span><text:span text:style-name="_35_">,</text:span><text:span text:style-name="_31_3"> </text:span><text:span text:style-name="_33_1">a</text:span><text:span text:style-name="_31_2">n</text:span><text:span text:style-name="_32_1">d</text:span><text:span text:style-name="_32_5"> </text:span><text:span text:style-name="_35_">a</text:span><text:span text:style-name="_31_3"> </text:span><text:span text:style-name="_33_0">s</text:span><text:span text:style-name="_31_2">e</text:span><text:span text:style-name="_32_3">a</text:span><text:span text:style-name="_33_2">s</text:span><text:span text:style-name="_31_1">o</text:span><text:span text:style-name="_32_4">n</text:span><text:span text:style-name="_32_5"> </text:span><text:span text:style-name="_39_">o</text:span><text:span text:style-name="_32_1">f</text:span><text:span text:style-name="_32_5"> </text:span><text:span text:style-name="_38_">p</text:span><text:span text:style-name="_32_3">e</text:span><text:span text:style-name="_33_2">a</text:span><text:span text:style-name="_36_">c</text:span><text:span text:style-name="_31_7">e</text:span><text:span text:style-name="_32_5"> </text:span><text:span text:style-name="_38_">e</text:span><text:span text:style-name="_31_9">n</text:span><text:span text:style-name="_33_6">s</text:span><text:span text:style-name="_31_1">u</text:span><text:span text:style-name="_32_3">e</text:span><text:span text:style-name="_33_6">d</text:span><text:span text:style-name="_35_">,</text:span><text:span text:style-name="_31_3"> </text:span><text:span text:style-name="_33_6">d</text:span><text:span text:style-name="_37_">u</text:span><text:span text:style-name="_31_7">r</text:span><text:span text:style-name="_33_3">i</text:span><text:span text:style-name="_31_1">n</text:span><text:span text:style-name="_32_4">g</text:span><text:span text:style-name="_32_5"> </text:span><text:span text:style-name="_39_">w</text:span><text:span text:style-name="_31_9">h</text:span><text:span text:style-name="_32_9">i</text:span><text:span text:style-name="_31_2">c</text:span><text:span text:style-name="_31_7">h</text:span><text:span text:style-name="_32_5"> </text:span><text:span text:style-name="_39_">w</text:span><text:span text:style-name="_32_1">e</text:span><text:span text:style-name="_32_5"> </text:span><text:span text:style-name="_37_">g</text:span><text:span text:style-name="_32_4">o</text:span><text:span text:style-name="_32_9">t</text:span><text:span text:style-name="_31_"> </text:span><text:span text:style-name="_31_7">t</text:span><text:span text:style-name="_33_3">o</text:span><text:span text:style-name="_31_"> </text:span><text:span text:style-name="_31_7">i</text:span><text:span text:style-name="_33_5">n</text:span><text:span text:style-name="_38_">v</text:span><text:span text:style-name="_31_7">i</text:span><text:span text:style-name="_33_3">t</text:span><text:span text:style-name="_35_">i</text:span><text:span text:style-name="_31_9">n</text:span><text:span text:style-name="_33_6">g</text:span><text:span text:style-name="_31_"> </text:span><text:span text:style-name="_32_4">c</text:span><text:span text:style-name="_33_5">o</text:span><text:span text:style-name="_35_">m</text:span><text:span text:style-name="_32_3">p</text:span><text:span text:style-name="_33_2">a</text:span><text:span text:style-name="_31_2">n</text:span><text:span text:style-name="_32_2">y</text:span><text:span text:style-name="_32_5"> </text:span><text:span text:style-name="_38_">o</text:span><text:span text:style-name="_31_9">n</text:span><text:span text:style-name="_33_6">c</text:span><text:span text:style-name="_31_1">e</text:span><text:span text:style-name="_31_3"> </text:span><text:span text:style-name="_32_9">m</text:span><text:span text:style-name="_31_2">o</text:span><text:span text:style-name="_32_1">r</text:span><text:span text:style-name="_33_1">e</text:span><text:span text:style-name="_31_"> </text:span><text:span text:style-name="_32_4">a</text:span><text:span text:style-name="_33_1">n</text:span><text:span text:style-name="_39_">d</text:span><text:span text:style-name="_31_3"> </text:span><text:span text:style-name="_33_5">e</text:span><text:span text:style-name="_38_">n</text:span><text:span text:style-name="_31_7">j</text:span><text:span text:style-name="_33_5">o</text:span><text:span text:style-name="_31_2">y</text:span><text:span text:style-name="_32_1">i</text:span><text:span text:style-name="_33_5">n</text:span><text:span text:style-name="_31_2">g</text:span><text:span text:style-name="_31_3"> </text:span><text:span text:style-name="_32_9">l</text:span><text:span text:style-name="_35_">i</text:span><text:span text:style-name="_32_1">f</text:span><text:span text:style-name="_33_3">e</text:span><text:span text:style-name="_35_">.</text:span></text:p>
      <text:p text:style-name="P1"><text:span text:style-name="_33_3">"</text:span><text:span text:style-name="_39_">B</text:span><text:span text:style-name="_31_7">u</text:span><text:span text:style-name="_33_3">t</text:span><text:span text:style-name="_31_"> </text:span><text:span text:style-name="_31_9">b</text:span><text:span text:style-name="_33_6">y</text:span><text:span text:style-name="_31_"> </text:span><text:span text:style-name="_32_4">a</text:span><text:span text:style-name="_33_5">n</text:span><text:span text:style-name="_39_">d</text:span><text:span text:style-name="_31_3"> </text:span><text:span text:style-name="_33_1">b</text:span><text:span text:style-name="_31_2">y</text:span><text:span text:style-name="_31_3"> </text:span><text:span text:style-name="_33_3">t</text:span><text:span text:style-name="_31_1">h</text:span><text:span text:style-name="_32_0">e</text:span><text:span text:style-name="_32_5"> </text:span><text:span text:style-name="_35_">i</text:span><text:span text:style-name="_31_7">r</text:span><text:span text:style-name="_33_3">r</text:span><text:span text:style-name="_31_2">e</text:span><text:span text:style-name="_32_3">p</text:span><text:span text:style-name="_33_3">r</text:span><text:span text:style-name="_31_2">e</text:span><text:span text:style-name="_31_8">s</text:span><text:span text:style-name="_33_2">s</text:span><text:span text:style-name="_35_">i</text:span><text:span text:style-name="_32_3">b</text:span><text:span text:style-name="_33_3">l</text:span><text:span text:style-name="_35_">e</text:span><text:span text:style-name="_31_3"> </text:span><text:span text:style-name="_33_1">a</text:span><text:span text:style-name="_35_">l</text:span><text:span text:style-name="_32_0">a</text:span><text:span text:style-name="_33_3">r</text:span><text:span text:style-name="_39_">m</text:span><text:span text:style-name="_31_3"> </text:span><text:span text:style-name="_33_3">i</text:span><text:span text:style-name="_38_">n</text:span><text:span text:style-name="_31_8">v</text:span><text:span text:style-name="_33_1">e</text:span><text:span text:style-name="_31_2">n</text:span><text:span text:style-name="_31_7">t</text:span><text:span text:style-name="_33_5">e</text:span><text:span text:style-name="_31_2">d</text:span><text:span text:style-name="_31_3"> </text:span><text:span text:style-name="_32_9">a</text:span><text:span text:style-name="_31_"> </text:span><text:span text:style-name="_31_9">n</text:span><text:span text:style-name="_33_2">e</text:span><text:span text:style-name="_35_">w</text:span><text:span text:style-name="_31_3"> </text:span><text:span text:style-name="_33_6">k</text:span><text:span text:style-name="_39_">i</text:span><text:span text:style-name="_31_9">n</text:span><text:span text:style-name="_32_9">k</text:span><text:span text:style-name="_35_">.</text:span><text:span text:style-name="_31_3"> </text:span><text:span text:style-name="_33_3">O</text:span><text:span text:style-name="_31_2">n</text:span><text:span text:style-name="_32_3">e</text:span><text:span text:style-name="_32_5"> </text:span><text:span text:style-name="_39_">w</text:span><text:span text:style-name="_31_7">i</text:span><text:span text:style-name="_33_2">n</text:span><text:span text:style-name="_35_">t</text:span><text:span text:style-name="_32_3">e</text:span><text:span text:style-name="_32_9">r</text:span><text:span text:style-name="_35_">'</text:span><text:span text:style-name="_32_1">s</text:span><text:span text:style-name="_32_5"> </text:span><text:span text:style-name="_31_2">n</text:span><text:span text:style-name="_31_7">i</text:span><text:span text:style-name="_33_1">g</text:span><text:span text:style-name="_35_">h</text:span><text:span text:style-name="_32_1">t</text:span><text:span text:style-name="_32_5"> </text:span><text:span text:style-name="_35_">w</text:span><text:span text:style-name="_31_7">e</text:span><text:span text:style-name="_32_5"> </text:span><text:span text:style-name="_35_">w</text:span><text:span text:style-name="_32_0">e</text:span><text:span text:style-name="_33_3">r</text:span><text:span text:style-name="_37_">e</text:span><text:span text:style-name="_31_3"> </text:span><text:span text:style-name="_33_3">f</text:span><text:span text:style-name="_35_">l</text:span><text:span text:style-name="_32_4">u</text:span><text:span text:style-name="_33_5">n</text:span><text:span text:style-name="_39_">g</text:span><text:span text:style-name="_31_3"> </text:span><text:span text:style-name="_33_5">o</text:span><text:span text:style-name="_38_">u</text:span><text:span text:style-name="_32_1">t</text:span><text:span text:style-name="_32_5"> </text:span><text:span text:style-name="_35_">o</text:span><text:span text:style-name="_31_7">f</text:span><text:span text:style-name="_32_5"> </text:span><text:span text:style-name="_31_2">b</text:span><text:span text:style-name="_32_3">e</text:span><text:span text:style-name="_33_3">d</text:span><text:span text:style-name="_31_"> </text:span><text:span text:style-name="_31_9">b</text:span><text:span text:style-name="_33_2">y</text:span><text:span text:style-name="_31_"> </text:span><text:span text:style-name="_31_7">t</text:span><text:span text:style-name="_33_1">h</text:span><text:span text:style-name="_38_">e</text:span><text:span text:style-name="_31_3"> </text:span><text:span text:style-name="_33_6">s</text:span><text:span text:style-name="_31_1">u</text:span><text:span text:style-name="_32_4">d</text:span><text:span text:style-name="_33_1">d</text:span><text:span text:style-name="_31_2">e</text:span><text:span text:style-name="_32_3">n</text:span><text:span text:style-name="_32_5"> </text:span><text:span text:style-name="_35_">m</text:span><text:span text:style-name="_32_3">u</text:span><text:span text:style-name="_33_6">s</text:span><text:span text:style-name="_35_">i</text:span><text:span text:style-name="_32_1">c</text:span><text:span text:style-name="_32_5"> </text:span><text:span text:style-name="_39_">o</text:span><text:span text:style-name="_31_7">f</text:span><text:span text:style-name="_32_5"> </text:span><text:span text:style-name="_39_">t</text:span><text:span text:style-name="_32_4">h</text:span><text:span text:style-name="_33_1">a</text:span><text:span text:style-name="_35_">t</text:span><text:span text:style-name="_31_3"> </text:span><text:span text:style-name="_33_6">a</text:span><text:span text:style-name="_35_">w</text:span><text:span text:style-name="_31_7">f</text:span><text:span text:style-name="_33_1">u</text:span><text:span text:style-name="_39_">l</text:span><text:span text:style-name="_31_3"> </text:span><text:span text:style-name="_33_6">g</text:span><text:span text:style-name="_31_1">o</text:span><text:span text:style-name="_32_0">n</text:span><text:span text:style-name="_33_1">g</text:span><text:span text:style-name="_39_">,</text:span><text:span text:style-name="_31_3"> </text:span><text:span text:style-name="_33_6">a</text:span><text:span text:style-name="_37_">n</text:span><text:span text:style-name="_32_1">d</text:span><text:span text:style-name="_32_5"> </text:span><text:span text:style-name="_39_">w</text:span><text:span text:style-name="_32_3">h</text:span><text:span text:style-name="_33_2">e</text:span><text:span text:style-name="_35_">n</text:span><text:span text:style-name="_31_3"> </text:span><text:span text:style-name="_32_9">w</text:span><text:span text:style-name="_39_">e</text:span><text:span text:style-name="_31_3"> </text:span><text:span text:style-name="_33_1">h</text:span><text:span text:style-name="_31_2">o</text:span><text:span text:style-name="_31_9">b</text:span><text:span text:style-name="_33_2">b</text:span><text:span text:style-name="_35_">l</text:span><text:span text:style-name="_32_4">e</text:span><text:span text:style-name="_33_5">d</text:span><text:span text:style-name="_31_"> </text:span><text:span text:style-name="_32_1">t</text:span><text:span text:style-name="_33_3">o</text:span><text:span text:style-name="_31_"> </text:span><text:span text:style-name="_32_1">t</text:span><text:span text:style-name="_33_5">h</text:span><text:span text:style-name="_38_">e</text:span><text:span text:style-name="_31_3"> </text:span><text:span text:style-name="_33_1">a</text:span><text:span text:style-name="_38_">n</text:span><text:span text:style-name="_32_0">n</text:span><text:span text:style-name="_33_1">u</text:span><text:span text:style-name="_37_">n</text:span><text:span text:style-name="_32_0">c</text:span><text:span text:style-name="_33_3">i</text:span><text:span text:style-name="_31_1">a</text:span><text:span text:style-name="_32_1">t</text:span><text:span text:style-name="_33_6">o</text:span><text:span text:style-name="_39_">r</text:span><text:span text:style-name="_31_7">,</text:span><text:span text:style-name="_32_5"> </text:span><text:span text:style-name="_39_">t</text:span><text:span text:style-name="_31_9">u</text:span><text:span text:style-name="_33_3">r</text:span><text:span text:style-name="_31_2">n</text:span><text:span text:style-name="_32_0">e</text:span><text:span text:style-name="_33_5">d</text:span><text:span text:style-name="_31_"> </text:span><text:span text:style-name="_32_4">u</text:span><text:span text:style-name="_33_5">p</text:span><text:span text:style-name="_31_"> </text:span><text:span text:style-name="_31_7">t</text:span><text:span text:style-name="_33_5">h</text:span><text:span text:style-name="_31_2">e</text:span><text:span text:style-name="_31_3"> </text:span><text:span text:style-name="_33_2">g</text:span><text:span text:style-name="_37_">a</text:span><text:span text:style-name="_31_7">s</text:span><text:span text:style-name="_33_3">,</text:span><text:span text:style-name="_31_"> </text:span><text:span text:style-name="_32_4">a</text:span><text:span text:style-name="_33_5">n</text:span><text:span text:style-name="_39_">d</text:span><text:span text:style-name="_31_3"> </text:span><text:span text:style-name="_33_0">s</text:span><text:span text:style-name="_31_2">a</text:span><text:span text:style-name="_32_1">w</text:span><text:span text:style-name="_32_5"> </text:span><text:span text:style-name="_35_">t</text:span><text:span text:style-name="_32_3">h</text:span><text:span text:style-name="_33_2">e</text:span><text:span text:style-name="_31_"> </text:span><text:span text:style-name="_32_1">w</text:span><text:span text:style-name="_33_2">o</text:span><text:span text:style-name="_39_">r</text:span><text:span text:style-name="_31_9">d</text:span><text:span text:style-name="_32_5"> </text:span><text:span text:style-name="_39_">'</text:span><text:span text:style-name="_32_1">N</text:span><text:span text:style-name="_33_1">u</text:span><text:span text:style-name="_39_">r</text:span><text:span text:style-name="_32_4">s</text:span><text:span text:style-name="_33_6">e</text:span><text:span text:style-name="_35_">r</text:span><text:span text:style-name="_32_2">y</text:span><text:span text:style-name="_33_3">'</text:span><text:span text:style-name="_31_"> </text:span><text:span text:style-name="_32_4">e</text:span><text:span text:style-name="_33_0">x</text:span><text:span text:style-name="_37_">p</text:span><text:span text:style-name="_32_0">o</text:span><text:span text:style-name="_33_0">s</text:span><text:span text:style-name="_38_">e</text:span><text:span text:style-name="_32_1">d</text:span><text:span text:style-name="_32_9">,</text:span><text:span text:style-name="_31_"> </text:span><text:span text:style-name="_31_7">M</text:span><text:span text:style-name="_32_9">r</text:span><text:span text:style-name="_39_">s</text:span><text:span text:style-name="_31_7">.</text:span><text:span text:style-name="_32_5"> </text:span><text:span text:style-name="_35_">M</text:span><text:span text:style-name="_32_2">c</text:span><text:span text:style-name="_33_3">W</text:span><text:span text:style-name="_39_">i</text:span><text:span text:style-name="_32_1">l</text:span><text:span text:style-name="_33_3">l</text:span><text:span text:style-name="_39_">i</text:span><text:span text:style-name="_32_0">a</text:span><text:span text:style-name="_32_9">m</text:span><text:span text:style-name="_35_">s</text:span><text:span text:style-name="_31_3"> </text:span><text:span text:style-name="_32_9">f</text:span><text:span text:style-name="_37_">a</text:span><text:span text:style-name="_32_1">i</text:span><text:span text:style-name="_33_6">n</text:span><text:span text:style-name="_35_">t</text:span><text:span text:style-name="_31_9">e</text:span><text:span text:style-name="_33_2">d</text:span><text:span text:style-name="_31_"> </text:span><text:span text:style-name="_32_0">d</text:span><text:span text:style-name="_33_1">e</text:span><text:span text:style-name="_37_">a</text:span><text:span text:style-name="_32_0">d</text:span><text:span text:style-name="_32_5"> </text:span><text:span text:style-name="_37_">a</text:span><text:span text:style-name="_32_1">w</text:span><text:span text:style-name="_33_2">a</text:span><text:span text:style-name="_35_">y</text:span><text:span text:style-name="_31_7">,</text:span><text:span text:style-name="_32_5"> </text:span><text:span text:style-name="_37_">a</text:span><text:span text:style-name="_32_4">n</text:span><text:span text:style-name="_33_3">d</text:span><text:span text:style-name="_31_"> </text:span><text:span text:style-name="_32_1">I</text:span><text:span text:style-name="_32_5"> </text:span><text:span text:style-name="_31_0">c</text:span><text:span text:style-name="_32_4">a</text:span><text:span text:style-name="_32_9">m</text:span><text:span text:style-name="_39_">e</text:span><text:span text:style-name="_31_3"> </text:span><text:span text:style-name="_33_2">p</text:span><text:span text:style-name="_35_">r</text:span><text:span text:style-name="_32_3">e</text:span><text:span text:style-name="_33_4">c</text:span><text:span text:style-name="_35_">i</text:span><text:span text:style-name="_32_0">o</text:span><text:span text:style-name="_33_5">u</text:span><text:span text:style-name="_38_">s</text:span><text:span text:style-name="_31_3"> </text:span><text:span text:style-name="_33_6">n</text:span><text:span text:style-name="_31_1">e</text:span><text:span text:style-name="_32_1">a</text:span><text:span text:style-name="_33_3">r</text:span><text:span text:style-name="_31_"> </text:span><text:span text:style-name="_31_9">d</text:span><text:span text:style-name="_33_6">o</text:span><text:span text:style-name="_35_">i</text:span><text:span text:style-name="_32_4">n</text:span><text:span text:style-name="_33_1">g</text:span><text:span text:style-name="_31_"> </text:span><text:span text:style-name="_31_7">t</text:span><text:span text:style-name="_33_6">h</text:span><text:span text:style-name="_37_">e</text:span><text:span text:style-name="_31_3"> </text:span><text:span text:style-name="_33_6">s</text:span><text:span text:style-name="_31_1">a</text:span><text:span text:style-name="_32_1">m</text:span><text:span text:style-name="_32_9">e</text:span><text:span text:style-name="_31_"> </text:span><text:span text:style-name="_32_1">t</text:span><text:span text:style-name="_33_6">h</text:span><text:span text:style-name="_39_">i</text:span><text:span text:style-name="_31_9">n</text:span><text:span text:style-name="_32_9">g</text:span><text:span text:style-name="_31_"> </text:span><text:span text:style-name="_32_1">m</text:span><text:span text:style-name="_33_4">y</text:span><text:span text:style-name="_38_">s</text:span><text:span text:style-name="_31_7">e</text:span><text:span text:style-name="_32_9">l</text:span><text:span text:style-name="_35_">f</text:span><text:span text:style-name="_31_7">.</text:span><text:span text:style-name="_32_5"> </text:span><text:span text:style-name="_39_">I</text:span><text:span text:style-name="_31_3"> </text:span><text:span text:style-name="_33_2">s</text:span><text:span text:style-name="_37_">e</text:span><text:span text:style-name="_31_7">i</text:span><text:span text:style-name="_33_6">z</text:span><text:span text:style-name="_37_">e</text:span><text:span text:style-name="_32_1">d</text:span><text:span text:style-name="_32_5"> </text:span><text:span text:style-name="_35_">m</text:span><text:span text:style-name="_31_7">y</text:span><text:span text:style-name="_32_5"> </text:span><text:span text:style-name="_36_">s</text:span><text:span text:style-name="_32_0">h</text:span><text:span text:style-name="_33_2">o</text:span><text:span text:style-name="_39_">t</text:span><text:span text:style-name="_32_3">g</text:span><text:span text:style-name="_33_2">u</text:span><text:span text:style-name="_31_1">n</text:span><text:span text:style-name="_32_1">,</text:span><text:span text:style-name="_32_5"> </text:span><text:span text:style-name="_38_">a</text:span><text:span text:style-name="_32_3">n</text:span><text:span text:style-name="_33_3">d</text:span><text:span text:style-name="_31_"> </text:span><text:span text:style-name="_32_0">s</text:span><text:span text:style-name="_32_9">t</text:span><text:span text:style-name="_31_1">o</text:span><text:span text:style-name="_32_3">o</text:span><text:span text:style-name="_33_2">d</text:span><text:span text:style-name="_31_"> </text:span><text:span text:style-name="_32_1">t</text:span><text:span text:style-name="_33_3">i</text:span><text:span text:style-name="_35_">m</text:span><text:span text:style-name="_31_7">i</text:span><text:span text:style-name="_33_6">n</text:span><text:span text:style-name="_37_">g</text:span><text:span text:style-name="_31_3"> </text:span><text:span text:style-name="_33_3">t</text:span><text:span text:style-name="_38_">h</text:span><text:span text:style-name="_32_3">e</text:span><text:span text:style-name="_32_5"> </text:span><text:span text:style-name="_31_0">c</text:span><text:span text:style-name="_32_4">o</text:span><text:span text:style-name="_33_5">a</text:span><text:span text:style-name="_38_">c</text:span><text:span text:style-name="_32_3">h</text:span><text:span text:style-name="_32_9">m</text:span><text:span text:style-name="_31_2">a</text:span><text:span text:style-name="_31_7">n</text:span><text:span text:style-name="_32_5"> </text:span><text:span text:style-name="_35_">w</text:span><text:span text:style-name="_32_0">h</text:span><text:span text:style-name="_33_3">i</text:span><text:span text:style-name="_39_">l</text:span><text:span text:style-name="_32_2">s</text:span><text:span text:style-name="_32_9">t</text:span><text:span text:style-name="_31_"> </text:span><text:span text:style-name="_31_7">t</text:span><text:span text:style-name="_33_6">h</text:span><text:span text:style-name="_31_1">a</text:span><text:span text:style-name="_32_1">t</text:span><text:span text:style-name="_32_5"> </text:span><text:span text:style-name="_31_1">a</text:span><text:span text:style-name="_32_0">p</text:span><text:span text:style-name="_33_1">p</text:span><text:span text:style-name="_38_">a</text:span><text:span text:style-name="_32_1">l</text:span><text:span text:style-name="_33_3">l</text:span><text:span text:style-name="_35_">i</text:span><text:span text:style-name="_32_3">n</text:span><text:span text:style-name="_33_2">g</text:span><text:span text:style-name="_31_"> </text:span><text:span text:style-name="_32_3">b</text:span><text:span text:style-name="_33_2">u</text:span><text:span text:style-name="_36_">z</text:span><text:span text:style-name="_32_0">z</text:span><text:span text:style-name="_32_9">i</text:span><text:span text:style-name="_37_">n</text:span><text:span text:style-name="_32_4">g</text:span><text:span text:style-name="_32_5"> </text:span><text:span text:style-name="_35_">w</text:span><text:span text:style-name="_31_9">e</text:span><text:span text:style-name="_33_6">n</text:span><text:span text:style-name="_35_">t</text:span><text:span text:style-name="_31_3"> </text:span><text:span text:style-name="_33_6">o</text:span><text:span text:style-name="_37_">n</text:span><text:span text:style-name="_32_1">.</text:span><text:span text:style-name="_32_5"> </text:span><text:span text:style-name="_35_">I</text:span><text:span text:style-name="_31_3"> </text:span><text:span text:style-name="_33_2">k</text:span><text:span text:style-name="_31_1">n</text:span><text:span text:style-name="_32_1">e</text:span><text:span text:style-name="_33_3">w</text:span><text:span text:style-name="_31_"> </text:span><text:span text:style-name="_31_7">t</text:span><text:span text:style-name="_33_2">h</text:span><text:span text:style-name="_31_1">a</text:span><text:span text:style-name="_32_1">t</text:span><text:span text:style-name="_32_5"> </text:span><text:span text:style-name="_31_1">h</text:span><text:span text:style-name="_31_7">i</text:span><text:span text:style-name="_33_2">s</text:span><text:span text:style-name="_31_"> </text:span><text:span text:style-name="_32_0">g</text:span><text:span text:style-name="_33_1">o</text:span><text:span text:style-name="_38_">n</text:span><text:span text:style-name="_31_9">g</text:span><text:span text:style-name="_32_5"> </text:span><text:span text:style-name="_37_">h</text:span><text:span text:style-name="_32_4">a</text:span><text:span text:style-name="_32_9">d</text:span><text:span text:style-name="_31_"> </text:span><text:span text:style-name="_31_7">f</text:span><text:span text:style-name="_33_3">l</text:span><text:span text:style-name="_38_">u</text:span><text:span text:style-name="_32_3">n</text:span><text:span text:style-name="_33_3">g</text:span><text:span text:style-name="_31_"> </text:span><text:span text:style-name="_31_7">h</text:span><text:span text:style-name="_32_9">i</text:span><text:span text:style-name="_35_">m</text:span><text:span text:style-name="_31_3"> </text:span><text:span text:style-name="_33_5">o</text:span><text:span text:style-name="_38_">u</text:span><text:span text:style-name="_31_7">t</text:span><text:span text:style-name="_33_3">,</text:span><text:span text:style-name="_31_"> </text:span><text:span text:style-name="_31_7">t</text:span><text:span text:style-name="_33_5">o</text:span><text:span text:style-name="_31_2">o</text:span><text:span text:style-name="_32_1">,</text:span><text:span text:style-name="_32_5"> </text:span><text:span text:style-name="_37_">a</text:span><text:span text:style-name="_32_4">n</text:span><text:span text:style-name="_32_9">d</text:span><text:span text:style-name="_31_"> </text:span><text:span text:style-name="_32_1">t</text:span><text:span text:style-name="_33_5">h</text:span><text:span text:style-name="_31_2">a</text:span><text:span text:style-name="_32_1">t</text:span><text:span text:style-name="_32_5"> </text:span><text:span text:style-name="_37_">h</text:span><text:span text:style-name="_32_4">e</text:span><text:span text:style-name="_32_5"> </text:span><text:span text:style-name="_35_">w</text:span><text:span text:style-name="_32_3">o</text:span><text:span text:style-name="_33_2">u</text:span><text:span text:style-name="_35_">l</text:span><text:span text:style-name="_31_7">d</text:span><text:span text:style-name="_32_5"> </text:span><text:span text:style-name="_38_">b</text:span><text:span text:style-name="_32_3">e</text:span><text:span text:style-name="_32_5"> </text:span><text:span text:style-name="_31_1">a</text:span><text:span text:style-name="_31_7">l</text:span><text:span text:style-name="_33_6">o</text:span><text:span text:style-name="_31_2">n</text:span><text:span text:style-name="_32_3">g</text:span><text:span text:style-name="_32_5"> </text:span><text:span text:style-name="_39_">w</text:span><text:span text:style-name="_32_1">i</text:span><text:span text:style-name="_32_9">t</text:span><text:span text:style-name="_35_">h</text:span><text:span text:style-name="_31_3"> </text:span><text:span text:style-name="_33_6">h</text:span><text:span text:style-name="_35_">i</text:span><text:span text:style-name="_32_2">s</text:span><text:span text:style-name="_32_5"> </text:span><text:span text:style-name="_38_">g</text:span><text:span text:style-name="_32_3">u</text:span><text:span text:style-name="_33_3">n</text:span><text:span text:style-name="_31_"> </text:span><text:span text:style-name="_31_9">a</text:span><text:span text:style-name="_33_6">s</text:span><text:span text:style-name="_31_"> </text:span><text:span text:style-name="_32_2">s</text:span><text:span text:style-name="_33_6">o</text:span><text:span text:style-name="_37_">o</text:span><text:span text:style-name="_32_4">n</text:span><text:span text:style-name="_32_5"> </text:span><text:span text:style-name="_31_1">a</text:span><text:span text:style-name="_32_4">s</text:span><text:span text:style-name="_32_5"> </text:span><text:span text:style-name="_37_">h</text:span><text:span text:style-name="_32_4">e</text:span><text:span text:style-name="_32_5"> </text:span><text:span text:style-name="_31_0">c</text:span><text:span text:style-name="_32_4">o</text:span><text:span text:style-name="_33_1">u</text:span><text:span text:style-name="_35_">l</text:span><text:span text:style-name="_32_4">d</text:span><text:span text:style-name="_32_5"> </text:span><text:span text:style-name="_35_">j</text:span><text:span text:style-name="_32_4">u</text:span><text:span text:style-name="_32_9">m</text:span><text:span text:style-name="_37_">p</text:span><text:span text:style-name="_31_3"> </text:span><text:span text:style-name="_32_9">i</text:span><text:span text:style-name="_31_1">n</text:span><text:span text:style-name="_31_7">t</text:span><text:span text:style-name="_33_2">o</text:span><text:span text:style-name="_31_"> </text:span><text:span text:style-name="_32_4">h</text:span><text:span text:style-name="_32_9">i</text:span><text:span text:style-name="_31_0">s</text:span><text:span text:style-name="_31_3"> </text:span><text:span text:style-name="_33_2">c</text:span><text:span text:style-name="_35_">l</text:span><text:span text:style-name="_31_9">o</text:span><text:span text:style-name="_33_3">t</text:span><text:span text:style-name="_38_">h</text:span><text:span text:style-name="_32_3">e</text:span><text:span text:style-name="_32_9">s</text:span><text:span text:style-name="_39_">.</text:span><text:span text:style-name="_31_3"> </text:span><text:span text:style-name="_33_3">W</text:span><text:span text:style-name="_37_">h</text:span><text:span text:style-name="_32_4">e</text:span><text:span text:style-name="_33_3">n</text:span><text:span text:style-name="_31_"> </text:span><text:span text:style-name="_31_7">I</text:span><text:span text:style-name="_32_5"> </text:span><text:span text:style-name="_39_">j</text:span><text:span text:style-name="_32_3">u</text:span><text:span text:style-name="_33_6">d</text:span><text:span text:style-name="_37_">g</text:span><text:span text:style-name="_32_4">e</text:span><text:span text:style-name="_33_3">d</text:span><text:span text:style-name="_31_"> </text:span><text:span text:style-name="_31_7">t</text:span><text:span text:style-name="_33_2">h</text:span><text:span text:style-name="_37_">a</text:span><text:span text:style-name="_31_7">t</text:span><text:span text:style-name="_32_5"> </text:span><text:span text:style-name="_39_">t</text:span><text:span text:style-name="_32_0">h</text:span><text:span text:style-name="_33_5">e</text:span><text:span text:style-name="_31_"> </text:span><text:span text:style-name="_31_7">t</text:span><text:span text:style-name="_32_9">i</text:span><text:span text:style-name="_35_">m</text:span><text:span text:style-name="_31_7">e</text:span><text:span text:style-name="_32_5"> </text:span><text:span text:style-name="_39_">w</text:span><text:span text:style-name="_32_3">a</text:span><text:span text:style-name="_33_6">s</text:span><text:span text:style-name="_31_"> </text:span><text:span text:style-name="_31_7">r</text:span><text:span text:style-name="_33_3">i</text:span><text:span text:style-name="_37_">p</text:span><text:span text:style-name="_32_4">e</text:span><text:span text:style-name="_33_3">,</text:span><text:span text:style-name="_31_"> </text:span><text:span text:style-name="_32_1">I</text:span><text:span text:style-name="_32_5"> </text:span><text:span text:style-name="_38_">c</text:span><text:span text:style-name="_31_7">r</text:span><text:span text:style-name="_33_1">e</text:span><text:span text:style-name="_35_">p</text:span><text:span text:style-name="_31_7">t</text:span><text:span text:style-name="_32_5"> </text:span><text:span text:style-name="_39_">t</text:span><text:span text:style-name="_32_1">o</text:span><text:span text:style-name="_32_5"> </text:span><text:span text:style-name="_39_">t</text:span><text:span text:style-name="_31_9">h</text:span><text:span text:style-name="_33_2">e</text:span><text:span text:style-name="_31_"> </text:span><text:span text:style-name="_31_7">r</text:span><text:span text:style-name="_33_5">o</text:span><text:span text:style-name="_38_">o</text:span><text:span text:style-name="_31_7">m</text:span><text:span text:style-name="_32_5"> </text:span><text:span text:style-name="_31_2">n</text:span><text:span text:style-name="_32_3">e</text:span><text:span text:style-name="_32_9">x</text:span><text:span text:style-name="_39_">t</text:span><text:span text:style-name="_31_3"> </text:span><text:span text:style-name="_32_9">t</text:span><text:span text:style-name="_31_2">h</text:span><text:span text:style-name="_32_3">e</text:span><text:span text:style-name="_32_5"> </text:span><text:span text:style-name="_31_1">n</text:span><text:span text:style-name="_32_0">u</text:span><text:span text:style-name="_32_9">r</text:span><text:span text:style-name="_38_">s</text:span><text:span text:style-name="_31_9">e</text:span><text:span text:style-name="_33_3">r</text:span><text:span text:style-name="_35_">y</text:span><text:span text:style-name="_31_7">,</text:span><text:span text:style-name="_32_5"> </text:span><text:span text:style-name="_31_1">g</text:span><text:span text:style-name="_32_1">l</text:span><text:span text:style-name="_33_2">a</text:span><text:span text:style-name="_37_">n</text:span><text:span text:style-name="_32_0">c</text:span><text:span text:style-name="_33_1">e</text:span><text:span text:style-name="_38_">d</text:span><text:span text:style-name="_31_3"> </text:span><text:span text:style-name="_32_9">t</text:span><text:span text:style-name="_38_">h</text:span><text:span text:style-name="_32_1">r</text:span><text:span text:style-name="_33_5">o</text:span><text:span text:style-name="_31_1">u</text:span><text:span text:style-name="_32_0">g</text:span><text:span text:style-name="_32_9">h</text:span><text:span text:style-name="_31_"> </text:span><text:span text:style-name="_31_7">t</text:span><text:span text:style-name="_33_2">h</text:span><text:span text:style-name="_37_">e</text:span><text:span text:style-name="_31_3"> </text:span><text:span text:style-name="_33_3">w</text:span><text:span text:style-name="_35_">i</text:span><text:span text:style-name="_32_3">n</text:span><text:span text:style-name="_33_6">d</text:span><text:span text:style-name="_35_">o</text:span><text:span text:style-name="_31_7">w</text:span><text:span text:style-name="_32_9">,</text:span><text:span text:style-name="_31_"> </text:span><text:span text:style-name="_32_3">a</text:span><text:span text:style-name="_33_2">n</text:span><text:span text:style-name="_39_">d</text:span><text:span text:style-name="_31_3"> </text:span><text:span text:style-name="_33_0">s</text:span><text:span text:style-name="_31_2">a</text:span><text:span text:style-name="_32_1">w</text:span><text:span text:style-name="_32_5"> </text:span><text:span text:style-name="_39_">t</text:span><text:span text:style-name="_32_3">h</text:span><text:span text:style-name="_33_2">e</text:span><text:span text:style-name="_31_"> </text:span><text:span text:style-name="_31_7">d</text:span><text:span text:style-name="_32_9">i</text:span><text:span text:style-name="_35_">m</text:span><text:span text:style-name="_31_3"> </text:span><text:span text:style-name="_33_6">o</text:span><text:span text:style-name="_37_">u</text:span><text:span text:style-name="_32_1">t</text:span><text:span text:style-name="_33_3">l</text:span><text:span text:style-name="_35_">i</text:span><text:span text:style-name="_32_0">n</text:span><text:span text:style-name="_33_1">e</text:span><text:span text:style-name="_31_"> </text:span><text:span text:style-name="_31_7">o</text:span><text:span text:style-name="_32_9">f</text:span><text:span text:style-name="_31_"> </text:span><text:span text:style-name="_32_1">t</text:span><text:span text:style-name="_33_6">h</text:span><text:span text:style-name="_31_1">e</text:span><text:span text:style-name="_31_3"> </text:span><text:span text:style-name="_33_6">c</text:span><text:span text:style-name="_31_1">o</text:span><text:span text:style-name="_32_3">a</text:span><text:span text:style-name="_33_6">c</text:span><text:span text:style-name="_31_1">h</text:span><text:span text:style-name="_32_1">m</text:span><text:span text:style-name="_33_2">a</text:span><text:span text:style-name="_39_">n</text:span><text:span text:style-name="_31_3"> </text:span><text:span text:style-name="_33_3">i</text:span><text:span text:style-name="_35_">n</text:span><text:span text:style-name="_31_3"> </text:span><text:span text:style-name="_32_9">t</text:span><text:span text:style-name="_37_">h</text:span><text:span text:style-name="_32_4">e</text:span><text:span text:style-name="_32_5"> </text:span><text:span text:style-name="_31_0">y</text:span><text:span text:style-name="_32_0">a</text:span><text:span text:style-name="_33_3">r</text:span><text:span text:style-name="_39_">d</text:span><text:span text:style-name="_31_3"> </text:span><text:span text:style-name="_33_5">b</text:span><text:span text:style-name="_31_2">e</text:span><text:span text:style-name="_32_1">l</text:span><text:span text:style-name="_33_3">o</text:span><text:span text:style-name="_39_">w</text:span><text:span text:style-name="_32_1">,</text:span><text:span text:style-name="_32_5"> </text:span><text:span text:style-name="_31_2">s</text:span><text:span text:style-name="_31_7">t</text:span><text:span text:style-name="_33_1">a</text:span><text:span text:style-name="_31_1">n</text:span><text:span text:style-name="_32_0">d</text:span><text:span text:style-name="_32_9">i</text:span><text:span text:style-name="_38_">n</text:span><text:span text:style-name="_32_3">g</text:span><text:span text:style-name="_32_5"> </text:span><text:span text:style-name="_35_">a</text:span><text:span text:style-name="_31_7">t</text:span><text:span text:style-name="_32_5"> </text:span><text:span text:style-name="_37_">p</text:span><text:span text:style-name="_31_7">r</text:span><text:span text:style-name="_33_6">e</text:span><text:span text:style-name="_36_">s</text:span><text:span text:style-name="_32_0">e</text:span><text:span text:style-name="_33_5">n</text:span><text:span text:style-name="_35_">t</text:span>-<text:span text:style-name="_33_6">a</text:span><text:span text:style-name="_39_">r</text:span><text:span text:style-name="_31_7">m</text:span><text:span text:style-name="_33_3">s</text:span><text:span text:style-name="_31_"> </text:span><text:span text:style-name="_32_0">a</text:span><text:span text:style-name="_33_5">n</text:span><text:span text:style-name="_39_">d</text:span><text:span text:style-name="_31_3"> </text:span><text:span text:style-name="_33_3">w</text:span><text:span text:style-name="_38_">a</text:span><text:span text:style-name="_32_1">i</text:span><text:span text:style-name="_33_3">t</text:span><text:span text:style-name="_35_">i</text:span><text:span text:style-name="_32_3">n</text:span><text:span text:style-name="_32_9">g</text:span><text:span text:style-name="_31_"> </text:span><text:span text:style-name="_32_1">f</text:span><text:span text:style-name="_33_3">o</text:span><text:span text:style-name="_39_">r</text:span><text:span text:style-name="_31_3"> </text:span><text:span text:style-name="_33_3">a</text:span><text:span text:style-name="_31_"> </text:span><text:span text:style-name="_31_8">c</text:span><text:span text:style-name="_33_2">h</text:span><text:span text:style-name="_37_">a</text:span><text:span text:style-name="_32_4">n</text:span><text:span text:style-name="_33_4">c</text:span><text:span text:style-name="_31_2">e</text:span><text:span text:style-name="_31_7">.</text:span><text:span text:style-name="_32_5"> </text:span><text:span text:style-name="_35_">T</text:span><text:span text:style-name="_31_9">h</text:span><text:span text:style-name="_33_6">e</text:span><text:span text:style-name="_39_">n</text:span><text:span text:style-name="_31_3"> </text:span><text:span text:style-name="_32_9">I</text:span><text:span text:style-name="_31_"> </text:span><text:span text:style-name="_32_4">h</text:span><text:span text:style-name="_33_5">o</text:span><text:span text:style-name="_31_2">p</text:span><text:span text:style-name="_31_9">p</text:span><text:span text:style-name="_33_6">e</text:span><text:span text:style-name="_31_1">d</text:span><text:span text:style-name="_31_3"> </text:span><text:span text:style-name="_33_3">i</text:span><text:span text:style-name="_38_">n</text:span><text:span text:style-name="_31_7">t</text:span><text:span text:style-name="_33_1">o</text:span><text:span text:style-name="_31_"> </text:span><text:span text:style-name="_32_1">t</text:span><text:span text:style-name="_33_6">h</text:span><text:span text:style-name="_37_">e</text:span><text:span text:style-name="_31_3"> </text:span><text:span text:style-name="_33_5">n</text:span><text:span text:style-name="_31_2">u</text:span><text:span text:style-name="_32_1">r</text:span><text:span text:style-name="_33_6">s</text:span><text:span text:style-name="_37_">e</text:span><text:span text:style-name="_31_7">r</text:span><text:span text:style-name="_32_9">y</text:span><text:span text:style-name="_31_"> </text:span><text:span text:style-name="_32_4">a</text:span><text:span text:style-name="_33_1">n</text:span><text:span text:style-name="_35_">d</text:span><text:span text:style-name="_31_3"> </text:span><text:span text:style-name="_32_9">f</text:span><text:span text:style-name="_39_">i</text:span><text:span text:style-name="_31_7">r</text:span><text:span text:style-name="_33_6">e</text:span><text:span text:style-name="_37_">d</text:span><text:span text:style-name="_32_1">,</text:span><text:span text:style-name="_32_5"> </text:span><text:span text:style-name="_31_1">a</text:span><text:span text:style-name="_32_4">n</text:span><text:span text:style-name="_32_9">d</text:span><text:span text:style-name="_31_"> </text:span><text:span text:style-name="_32_1">i</text:span><text:span text:style-name="_33_3">n</text:span><text:span text:style-name="_31_"> </text:span><text:span text:style-name="_31_7">t</text:span><text:span text:style-name="_33_1">h</text:span><text:span text:style-name="_31_2">e</text:span><text:span text:style-name="_31_3"> </text:span><text:span text:style-name="_33_4">s</text:span><text:span text:style-name="_31_2">a</text:span><text:span text:style-name="_31_7">m</text:span><text:span text:style-name="_33_3">e</text:span><text:span text:style-name="_31_"> </text:span><text:span text:style-name="_31_7">i</text:span><text:span text:style-name="_33_2">n</text:span><text:span text:style-name="_31_0">s</text:span><text:span text:style-name="_32_1">t</text:span><text:span text:style-name="_33_6">a</text:span><text:span text:style-name="_31_1">n</text:span><text:span text:style-name="_31_7">t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2">c</text:span><text:span text:style-name="_33_2">o</text:span><text:span text:style-name="_37_">a</text:span><text:span text:style-name="_32_0">c</text:span><text:span text:style-name="_33_2">h</text:span><text:span text:style-name="_39_">m</text:span><text:span text:style-name="_31_9">a</text:span><text:span text:style-name="_32_9">n</text:span><text:span text:style-name="_31_"> </text:span><text:span text:style-name="_31_7">f</text:span><text:span text:style-name="_33_3">i</text:span><text:span text:style-name="_39_">r</text:span><text:span text:style-name="_31_9">e</text:span><text:span text:style-name="_33_2">d</text:span><text:span text:style-name="_31_"> </text:span><text:span text:style-name="_32_1">a</text:span><text:span text:style-name="_32_9">t</text:span><text:span text:style-name="_31_"> </text:span><text:span text:style-name="_31_7">t</text:span><text:span text:style-name="_33_5">h</text:span><text:span text:style-name="_31_2">e</text:span><text:span text:style-name="_31_3"> </text:span><text:span text:style-name="_33_3">r</text:span><text:span text:style-name="_37_">e</text:span><text:span text:style-name="_32_0">d</text:span><text:span text:style-name="_32_5"> </text:span><text:span text:style-name="_39_">f</text:span><text:span text:style-name="_31_7">l</text:span><text:span text:style-name="_33_6">a</text:span><text:span text:style-name="_36_">s</text:span><text:span text:style-name="_31_7">h</text:span><text:span text:style-name="_32_5"> </text:span><text:span text:style-name="_39_">o</text:span><text:span text:style-name="_31_7">f</text:span><text:span text:style-name="_32_5"> </text:span><text:span text:style-name="_39_">m</text:span><text:span text:style-name="_31_7">y</text:span><text:span text:style-name="_32_5"> </text:span><text:span text:style-name="_31_2">g</text:span><text:span text:style-name="_31_9">u</text:span><text:span text:style-name="_33_3">n</text:span><text:span text:style-name="_39_">.</text:span><text:span text:style-name="_31_3"> </text:span><text:span text:style-name="_32_9">B</text:span><text:span text:style-name="_31_2">o</text:span><text:span text:style-name="_31_7">t</text:span><text:span text:style-name="_33_1">h</text:span><text:span text:style-name="_31_"> </text:span><text:span text:style-name="_31_7">o</text:span><text:span text:style-name="_32_9">f</text:span><text:span text:style-name="_31_"> </text:span><text:span text:style-name="_32_3">u</text:span><text:span text:style-name="_33_2">s</text:span><text:span text:style-name="_31_"> </text:span><text:span text:style-name="_31_7">w</text:span><text:span text:style-name="_33_6">e</text:span><text:span text:style-name="_39_">r</text:span><text:span text:style-name="_31_9">e</text:span><text:span text:style-name="_32_5"> </text:span><text:span text:style-name="_31_2">s</text:span><text:span text:style-name="_32_3">u</text:span><text:span text:style-name="_33_0">c</text:span><text:span text:style-name="_38_">c</text:span><text:span text:style-name="_32_4">e</text:span><text:span text:style-name="_33_0">s</text:span><text:span text:style-name="_36_">s</text:span><text:span text:style-name="_31_7">f</text:span><text:span text:style-name="_33_2">u</text:span><text:span text:style-name="_35_">l</text:span><text:span text:style-name="_32_1">;</text:span><text:span text:style-name="_32_5"> </text:span><text:span text:style-name="_39_">I</text:span><text:span text:style-name="_31_3"> </text:span><text:span text:style-name="_33_4">c</text:span><text:span text:style-name="_39_">r</text:span><text:span text:style-name="_31_7">i</text:span><text:span text:style-name="_33_6">p</text:span><text:span text:style-name="_37_">p</text:span><text:span text:style-name="_31_7">l</text:span><text:span text:style-name="_33_6">e</text:span><text:span text:style-name="_39_">d</text:span><text:span text:style-name="_31_3"> </text:span><text:span text:style-name="_32_9">a</text:span><text:span text:style-name="_31_"> </text:span><text:span text:style-name="_32_0">n</text:span><text:span text:style-name="_33_1">u</text:span><text:span text:style-name="_35_">r</text:span><text:span text:style-name="_31_8">s</text:span><text:span text:style-name="_33_6">e</text:span><text:span text:style-name="_35_">,</text:span><text:span text:style-name="_31_3"> </text:span><text:span text:style-name="_33_5">a</text:span><text:span text:style-name="_31_2">n</text:span><text:span text:style-name="_31_7">d</text:span><text:span text:style-name="_32_5"> </text:span><text:span text:style-name="_31_2">h</text:span><text:span text:style-name="_32_3">e</text:span><text:span text:style-name="_32_5"> </text:span><text:span text:style-name="_36_">s</text:span><text:span text:style-name="_32_4">h</text:span><text:span text:style-name="_33_3">o</text:span><text:span text:style-name="_39_">t</text:span><text:span text:style-name="_31_3"> </text:span><text:span text:style-name="_33_3">o</text:span><text:span text:style-name="_35_">f</text:span><text:span text:style-name="_31_7">f</text:span><text:span text:style-name="_32_5"> </text:span><text:span text:style-name="_39_">a</text:span><text:span text:style-name="_32_1">l</text:span><text:span text:style-name="_32_9">l</text:span><text:span text:style-name="_31_"> </text:span><text:span text:style-name="_31_7">m</text:span><text:span text:style-name="_32_9">y</text:span><text:span text:style-name="_31_"> </text:span><text:span text:style-name="_32_4">b</text:span><text:span text:style-name="_33_1">a</text:span><text:span text:style-name="_38_">c</text:span><text:span text:style-name="_32_2">k</text:span><text:span text:style-name="_32_5"> </text:span><text:span text:style-name="_38_">h</text:span><text:span text:style-name="_32_3">a</text:span><text:span text:style-name="_32_9">i</text:span><text:span text:style-name="_35_">r</text:span><text:span text:style-name="_32_1">.</text:span><text:span text:style-name="_32_5"> </text:span><text:span text:style-name="_39_">W</text:span><text:span text:style-name="_31_7">e</text:span><text:span text:style-name="_32_5"> </text:span><text:span text:style-name="_35_">t</text:span><text:span text:style-name="_32_0">u</text:span><text:span text:style-name="_33_3">r</text:span><text:span text:style-name="_37_">n</text:span><text:span text:style-name="_31_9">e</text:span><text:span text:style-name="_33_2">d</text:span><text:span text:style-name="_31_"> </text:span><text:span text:style-name="_31_9">u</text:span><text:span text:style-name="_33_2">p</text:span><text:span text:style-name="_31_"> </text:span><text:span text:style-name="_32_1">t</text:span><text:span text:style-name="_33_6">h</text:span><text:span text:style-name="_31_1">e</text:span><text:span text:style-name="_31_3"> </text:span><text:span text:style-name="_33_2">g</text:span><text:span text:style-name="_31_1">a</text:span><text:span text:style-name="_31_7">s</text:span><text:span text:style-name="_32_9">,</text:span><text:span text:style-name="_31_"> </text:span><text:span text:style-name="_32_4">a</text:span><text:span text:style-name="_33_5">n</text:span><text:span text:style-name="_35_">d</text:span><text:span text:style-name="_31_3"> </text:span><text:span text:style-name="_33_3">t</text:span><text:span text:style-name="_38_">e</text:span><text:span text:style-name="_31_7">l</text:span><text:span text:style-name="_33_1">e</text:span><text:span text:style-name="_31_2">p</text:span><text:span text:style-name="_31_9">h</text:span><text:span text:style-name="_33_5">o</text:span><text:span text:style-name="_38_">n</text:span><text:span text:style-name="_32_4">e</text:span><text:span text:style-name="_33_5">d</text:span><text:span text:style-name="_31_"> </text:span><text:span text:style-name="_32_1">f</text:span><text:span text:style-name="_32_9">o</text:span><text:span text:style-name="_39_">r</text:span><text:span text:style-name="_31_3"> </text:span><text:span text:style-name="_33_3">a</text:span><text:span text:style-name="_31_"> </text:span><text:span text:style-name="_32_2">s</text:span><text:span text:style-name="_33_2">u</text:span><text:span text:style-name="_35_">r</text:span><text:span text:style-name="_32_0">g</text:span><text:span text:style-name="_33_1">e</text:span><text:span text:style-name="_37_">o</text:span><text:span text:style-name="_32_4">n</text:span><text:span text:style-name="_32_9">.</text:span><text:span text:style-name="_31_"> </text:span><text:span text:style-name="_32_1">T</text:span><text:span text:style-name="_33_2">h</text:span><text:span text:style-name="_37_">e</text:span><text:span text:style-name="_31_7">r</text:span><text:span text:style-name="_32_9">e</text:span><text:span text:style-name="_31_"> </text:span><text:span text:style-name="_31_7">w</text:span><text:span text:style-name="_33_1">a</text:span><text:span text:style-name="_31_2">s</text:span><text:span text:style-name="_31_3"> </text:span><text:span text:style-name="_33_5">n</text:span><text:span text:style-name="_38_">o</text:span><text:span text:style-name="_31_7">t</text:span><text:span text:style-name="_32_5"> </text:span><text:span text:style-name="_39_">a</text:span><text:span text:style-name="_31_3"> </text:span><text:span text:style-name="_33_0">s</text:span><text:span text:style-name="_39_">i</text:span><text:span text:style-name="_32_0">g</text:span><text:span text:style-name="_32_9">n</text:span><text:span text:style-name="_31_"> </text:span><text:span text:style-name="_31_7">o</text:span><text:span text:style-name="_32_9">f</text:span><text:span text:style-name="_31_"> </text:span><text:span text:style-name="_31_7">a</text:span><text:span text:style-name="_32_5"> </text:span><text:span text:style-name="_38_">b</text:span><text:span text:style-name="_31_9">u</text:span><text:span text:style-name="_32_9">r</text:span><text:span text:style-name="_37_">g</text:span><text:span text:style-name="_32_1">l</text:span><text:span text:style-name="_33_2">a</text:span><text:span text:style-name="_39_">r</text:span><text:span text:style-name="_31_7">,</text:span><text:span text:style-name="_32_5"> </text:span><text:span text:style-name="_31_2">a</text:span><text:span text:style-name="_31_9">n</text:span><text:span text:style-name="_33_3">d</text:span><text:span text:style-name="_31_"> </text:span><text:span text:style-name="_32_0">n</text:span><text:span text:style-name="_33_1">o</text:span><text:span text:style-name="_31_"> </text:span><text:span text:style-name="_31_7">w</text:span><text:span text:style-name="_33_3">i</text:span><text:span text:style-name="_31_1">n</text:span><text:span text:style-name="_32_0">d</text:span><text:span text:style-name="_33_3">o</text:span><text:span text:style-name="_35_">w</text:span><text:span text:style-name="_31_3"> </text:span><text:span text:style-name="_33_5">h</text:span><text:span text:style-name="_38_">a</text:span><text:span text:style-name="_32_1">d</text:span><text:span text:style-name="_32_5"> </text:span><text:span text:style-name="_38_">b</text:span><text:span text:style-name="_31_9">e</text:span><text:span text:style-name="_33_5">e</text:span><text:span text:style-name="_38_">n</text:span><text:span text:style-name="_31_3"> </text:span><text:span text:style-name="_32_9">r</text:span><text:span text:style-name="_37_">a</text:span><text:span text:style-name="_32_1">i</text:span><text:span text:style-name="_33_6">s</text:span><text:span text:style-name="_31_2">e</text:span><text:span text:style-name="_32_3">d</text:span><text:span text:style-name="_33_3">.</text:span><text:span text:style-name="_31_"> </text:span><text:span text:style-name="_32_1">O</text:span><text:span text:style-name="_33_6">n</text:span><text:span text:style-name="_31_1">e</text:span><text:span text:style-name="_31_3"> </text:span><text:span text:style-name="_33_6">g</text:span><text:span text:style-name="_39_">l</text:span><text:span text:style-name="_31_9">a</text:span><text:span text:style-name="_33_2">s</text:span><text:span text:style-name="_36_">s</text:span><text:span text:style-name="_31_3"> </text:span><text:span text:style-name="_33_3">w</text:span><text:span text:style-name="_38_">a</text:span><text:span text:style-name="_32_2">s</text:span><text:span text:style-name="_32_5"> </text:span><text:span text:style-name="_31_2">a</text:span><text:span text:style-name="_32_3">b</text:span><text:span text:style-name="_33_4">s</text:span><text:span text:style-name="_31_2">e</text:span><text:span text:style-name="_32_1">n</text:span><text:span text:style-name="_32_9">t</text:span><text:span text:style-name="_39_">,</text:span><text:span text:style-name="_31_3"> </text:span><text:span text:style-name="_33_2">b</text:span><text:span text:style-name="_37_">u</text:span><text:span text:style-name="_32_1">t</text:span><text:span text:style-name="_32_5"> </text:span><text:span text:style-name="_39_">t</text:span><text:span text:style-name="_32_4">h</text:span><text:span text:style-name="_33_5">a</text:span><text:span text:style-name="_39_">t</text:span><text:span text:style-name="_31_3"> </text:span><text:span text:style-name="_32_9">w</text:span><text:span text:style-name="_31_2">a</text:span><text:span text:style-name="_31_8">s</text:span><text:span text:style-name="_32_5"> </text:span><text:span text:style-name="_35_">w</text:span><text:span text:style-name="_32_4">h</text:span><text:span text:style-name="_33_1">e</text:span><text:span text:style-name="_35_">r</text:span><text:span text:style-name="_32_1">e</text:span><text:span text:style-name="_32_5"> </text:span><text:span text:style-name="_35_">t</text:span><text:span text:style-name="_32_4">h</text:span><text:span text:style-name="_33_1">e</text:span><text:span text:style-name="_31_"> </text:span><text:span text:style-name="_32_2">c</text:span><text:span text:style-name="_33_2">o</text:span><text:span text:style-name="_31_2">a</text:span><text:span text:style-name="_32_2">c</text:span><text:span text:style-name="_33_2">h</text:span><text:span text:style-name="_39_">m</text:span><text:span text:style-name="_31_9">a</text:span><text:span text:style-name="_33_2">n</text:span><text:span text:style-name="_35_">'</text:span><text:span text:style-name="_32_2">s</text:span><text:span text:style-name="_32_5"> </text:span><text:span text:style-name="_31_0">c</text:span><text:span text:style-name="_32_0">h</text:span><text:span text:style-name="_33_2">a</text:span><text:span text:style-name="_35_">r</text:span><text:span text:style-name="_32_3">g</text:span><text:span text:style-name="_32_9">e</text:span><text:span text:style-name="_31_"> </text:span><text:span text:style-name="_31_9">h</text:span><text:span text:style-name="_33_6">a</text:span><text:span text:style-name="_39_">d</text:span><text:span text:style-name="_31_3"> </text:span><text:span text:style-name="_33_2">c</text:span><text:span text:style-name="_37_">o</text:span><text:span text:style-name="_31_7">m</text:span><text:span text:style-name="_33_3">e</text:span><text:span text:style-name="_31_"> </text:span><text:span text:style-name="_31_7">t</text:span><text:span text:style-name="_33_2">h</text:span><text:span text:style-name="_39_">r</text:span><text:span text:style-name="_31_9">o</text:span><text:span text:style-name="_33_5">u</text:span><text:span text:style-name="_38_">g</text:span><text:span text:style-name="_32_1">h</text:span><text:span text:style-name="_33_3">.</text:span><text:span text:style-name="_31_"> </text:span><text:span text:style-name="_32_1">H</text:span><text:span text:style-name="_33_2">e</text:span><text:span text:style-name="_39_">r</text:span><text:span text:style-name="_31_9">e</text:span><text:span text:style-name="_32_5"> </text:span><text:span text:style-name="_35_">w</text:span><text:span text:style-name="_32_0">a</text:span><text:span text:style-name="_33_4">s</text:span><text:span text:style-name="_31_"> </text:span><text:span text:style-name="_31_7">a</text:span><text:span text:style-name="_32_5"> </text:span><text:span text:style-name="_39_">f</text:span><text:span text:style-name="_32_1">i</text:span><text:span text:style-name="_33_5">n</text:span><text:span text:style-name="_38_">e</text:span><text:span text:style-name="_31_3"> </text:span><text:span text:style-name="_33_3">m</text:span><text:span text:style-name="_36_">y</text:span><text:span text:style-name="_32_4">s</text:span><text:span text:style-name="_33_3">t</text:span><text:span text:style-name="_31_2">e</text:span><text:span text:style-name="_32_1">r</text:span><text:span text:style-name="_33_0">y</text:span>--<text:span text:style-name="_32_9">a</text:span><text:span text:style-name="_31_"> </text:span><text:span text:style-name="_32_4">b</text:span><text:span text:style-name="_33_1">u</text:span><text:span text:style-name="_39_">r</text:span><text:span text:style-name="_32_0">g</text:span><text:span text:style-name="_33_3">l</text:span><text:span text:style-name="_31_1">a</text:span><text:span text:style-name="_31_7">r</text:span><text:span text:style-name="_32_5"> </text:span><text:span text:style-name="_38_">a</text:span><text:span text:style-name="_31_7">l</text:span><text:span text:style-name="_33_5">a</text:span><text:span text:style-name="_39_">r</text:span><text:span text:style-name="_31_7">m</text:span><text:span text:style-name="_32_5"> </text:span><text:span text:style-name="_39_">'</text:span><text:span text:style-name="_31_9">g</text:span><text:span text:style-name="_33_6">o</text:span><text:span text:style-name="_35_">i</text:span><text:span text:style-name="_32_4">n</text:span><text:span text:style-name="_33_5">g</text:span><text:span text:style-name="_31_"> </text:span><text:span text:style-name="_31_7">o</text:span><text:span text:style-name="_33_3">f</text:span><text:span text:style-name="_39_">f</text:span><text:span text:style-name="_32_1">'</text:span><text:span text:style-name="_32_5"> </text:span><text:span text:style-name="_39_">a</text:span><text:span text:style-name="_32_1">t</text:span><text:span text:style-name="_32_5"> </text:span><text:span text:style-name="_35_">m</text:span><text:span text:style-name="_32_1">i</text:span><text:span text:style-name="_33_5">d</text:span><text:span text:style-name="_38_">n</text:span><text:span text:style-name="_32_1">i</text:span><text:span text:style-name="_33_6">g</text:span><text:span text:style-name="_37_">h</text:span><text:span text:style-name="_31_7">t</text:span><text:span text:style-name="_32_5"> </text:span><text:span text:style-name="_35_">o</text:span><text:span text:style-name="_31_7">f</text:span><text:span text:style-name="_32_5"> </text:span><text:span text:style-name="_39_">i</text:span><text:span text:style-name="_31_7">t</text:span><text:span text:style-name="_32_9">s</text:span><text:span text:style-name="_31_"> </text:span><text:span text:style-name="_32_4">o</text:span><text:span text:style-name="_32_9">w</text:span><text:span text:style-name="_37_">n</text:span><text:span text:style-name="_31_3"> </text:span><text:span text:style-name="_33_5">a</text:span><text:span text:style-name="_31_2">c</text:span><text:span text:style-name="_32_4">c</text:span><text:span text:style-name="_33_5">o</text:span><text:span text:style-name="_39_">r</text:span><text:span text:style-name="_31_7">d</text:span><text:span text:style-name="_33_3">,</text:span><text:span text:style-name="_31_"> </text:span><text:span text:style-name="_32_3">a</text:span><text:span text:style-name="_33_6">n</text:span><text:span text:style-name="_35_">d</text:span><text:span text:style-name="_31_3"> </text:span><text:span text:style-name="_33_2">n</text:span><text:span text:style-name="_31_1">o</text:span><text:span text:style-name="_32_1">t</text:span><text:span text:style-name="_32_5"> </text:span><text:span text:style-name="_39_">a</text:span><text:span text:style-name="_31_3"> </text:span><text:span text:style-name="_33_5">b</text:span><text:span text:style-name="_38_">u</text:span><text:span text:style-name="_32_1">r</text:span><text:span text:style-name="_33_5">g</text:span><text:span text:style-name="_35_">l</text:span><text:span text:style-name="_32_4">a</text:span><text:span text:style-name="_33_3">r</text:span><text:span text:style-name="_31_"> </text:span><text:span text:style-name="_31_7">i</text:span><text:span text:style-name="_32_9">n</text:span><text:span text:style-name="_31_"> </text:span><text:span text:style-name="_31_7">t</text:span><text:span text:style-name="_33_5">h</text:span><text:span text:style-name="_31_2">e</text:span><text:span text:style-name="_31_3"> </text:span><text:span text:style-name="_33_1">n</text:span><text:span text:style-name="_31_2">e</text:span><text:span text:style-name="_32_1">i</text:span><text:span text:style-name="_33_5">g</text:span><text:span text:style-name="_31_2">h</text:span><text:span text:style-name="_31_9">b</text:span><text:span text:style-name="_33_2">o</text:span><text:span text:style-name="_35_">r</text:span><text:span text:style-name="_32_3">h</text:span><text:span text:style-name="_33_6">o</text:span><text:span text:style-name="_37_">o</text:span><text:span text:style-name="_32_4">d</text:span><text:span text:style-name="_32_9">!</text:span></text:p>
      <text:p text:style-name="P1"><text:span text:style-name="_31_7">"</text:span><text:span text:style-name="_33_3">T</text:span><text:span text:style-name="_37_">h</text:span><text:span text:style-name="_32_4">e</text:span><text:span text:style-name="_32_5"> </text:span><text:span text:style-name="_31_2">e</text:span><text:span text:style-name="_31_8">x</text:span><text:span text:style-name="_33_5">p</text:span><text:span text:style-name="_38_">e</text:span><text:span text:style-name="_32_1">r</text:span><text:span text:style-name="_33_3">t</text:span><text:span text:style-name="_31_"> </text:span><text:span text:style-name="_32_4">a</text:span><text:span text:style-name="_33_5">n</text:span><text:span text:style-name="_36_">s</text:span><text:span text:style-name="_32_1">w</text:span><text:span text:style-name="_33_2">e</text:span><text:span text:style-name="_35_">r</text:span><text:span text:style-name="_32_0">e</text:span><text:span text:style-name="_33_5">d</text:span><text:span text:style-name="_31_"> </text:span><text:span text:style-name="_32_1">t</text:span><text:span text:style-name="_33_6">h</text:span><text:span text:style-name="_37_">e</text:span><text:span text:style-name="_31_3"> </text:span><text:span text:style-name="_33_5">u</text:span><text:span text:style-name="_38_">s</text:span><text:span text:style-name="_32_0">u</text:span><text:span text:style-name="_33_1">a</text:span><text:span text:style-name="_35_">l</text:span><text:span text:style-name="_31_3"> </text:span><text:span text:style-name="_33_2">c</text:span><text:span text:style-name="_37_">a</text:span><text:span text:style-name="_31_7">l</text:span><text:span text:style-name="_33_3">l</text:span><text:span text:style-name="_39_">,</text:span><text:span text:style-name="_31_3"> </text:span><text:span text:style-name="_33_2">a</text:span><text:span text:style-name="_31_1">n</text:span><text:span text:style-name="_32_1">d</text:span><text:span text:style-name="_32_5"> </text:span><text:span text:style-name="_37_">e</text:span><text:span text:style-name="_32_0">x</text:span><text:span text:style-name="_33_1">p</text:span><text:span text:style-name="_35_">l</text:span><text:span text:style-name="_32_0">a</text:span><text:span text:style-name="_32_9">i</text:span><text:span text:style-name="_31_2">n</text:span><text:span text:style-name="_32_3">e</text:span><text:span text:style-name="_33_3">d</text:span><text:span text:style-name="_31_"> </text:span><text:span text:style-name="_31_7">t</text:span><text:span text:style-name="_33_6">h</text:span><text:span text:style-name="_31_1">a</text:span><text:span text:style-name="_32_1">t</text:span><text:span text:style-name="_32_5"> </text:span><text:span text:style-name="_39_">i</text:span><text:span text:style-name="_32_1">t</text:span><text:span text:style-name="_32_5"> </text:span><text:span text:style-name="_35_">w</text:span><text:span text:style-name="_32_3">a</text:span><text:span text:style-name="_33_6">s</text:span><text:span text:style-name="_31_"> </text:span><text:span text:style-name="_32_1">a</text:span><text:span text:style-name="_32_5"> </text:span><text:span text:style-name="_35_">'</text:span><text:span text:style-name="_31_7">F</text:span><text:span text:style-name="_33_1">a</text:span><text:span text:style-name="_39_">l</text:span><text:span text:style-name="_32_0">s</text:span><text:span text:style-name="_32_9">e</text:span><text:span text:style-name="_31_"> </text:span><text:span text:style-name="_32_0">a</text:span><text:span text:style-name="_32_9">l</text:span><text:span text:style-name="_31_1">a</text:span><text:span text:style-name="_32_1">r</text:span><text:span text:style-name="_32_9">m</text:span><text:span text:style-name="_35_">.</text:span><text:span text:style-name="_31_7">'</text:span><text:span text:style-name="_32_5"> </text:span><text:span text:style-name="_39_">S</text:span><text:span text:style-name="_32_3">a</text:span><text:span text:style-name="_33_3">i</text:span><text:span text:style-name="_38_">d</text:span><text:span text:style-name="_31_3"> </text:span><text:span text:style-name="_32_9">i</text:span><text:span text:style-name="_35_">t</text:span><text:span text:style-name="_31_3"> </text:span><text:span text:style-name="_32_9">w</text:span><text:span text:style-name="_31_1">a</text:span><text:span text:style-name="_32_0">s</text:span><text:span text:style-name="_32_5"> </text:span><text:span text:style-name="_31_2">e</text:span><text:span text:style-name="_32_3">a</text:span><text:span text:style-name="_33_2">s</text:span><text:span text:style-name="_35_">i</text:span><text:span text:style-name="_31_7">l</text:span><text:span text:style-name="_33_0">y</text:span><text:span text:style-name="_31_"> </text:span><text:span text:style-name="_32_1">f</text:span><text:span text:style-name="_32_9">i</text:span><text:span text:style-name="_36_">x</text:span><text:span text:style-name="_32_0">e</text:span><text:span text:style-name="_32_9">d</text:span><text:span text:style-name="_39_">.</text:span><text:span text:style-name="_31_3"> </text:span><text:span text:style-name="_33_3">S</text:span><text:span text:style-name="_39_">o</text:span><text:span text:style-name="_31_3"> </text:span><text:span text:style-name="_33_2">h</text:span><text:span text:style-name="_31_1">e</text:span><text:span text:style-name="_31_3"> </text:span><text:span text:style-name="_33_6">o</text:span><text:span text:style-name="_31_0">v</text:span><text:span text:style-name="_31_9">e</text:span><text:span text:style-name="_33_3">r</text:span><text:span text:style-name="_38_">h</text:span><text:span text:style-name="_31_9">a</text:span><text:span text:style-name="_33_6">u</text:span><text:span text:style-name="_39_">l</text:span><text:span text:style-name="_32_3">e</text:span><text:span text:style-name="_33_6">d</text:span><text:span text:style-name="_31_"> </text:span><text:span text:style-name="_32_1">t</text:span><text:span text:style-name="_33_2">h</text:span><text:span text:style-name="_31_1">e</text:span><text:span text:style-name="_31_3"> </text:span><text:span text:style-name="_33_6">n</text:span><text:span text:style-name="_31_1">u</text:span><text:span text:style-name="_32_1">r</text:span><text:span text:style-name="_33_6">s</text:span><text:span text:style-name="_31_1">e</text:span><text:span text:style-name="_31_7">r</text:span><text:span text:style-name="_33_3">y</text:span><text:span text:style-name="_31_"> </text:span><text:span text:style-name="_32_1">w</text:span><text:span text:style-name="_33_3">i</text:span><text:span text:style-name="_31_1">n</text:span><text:span text:style-name="_32_4">d</text:span><text:span text:style-name="_32_9">o</text:span><text:span text:style-name="_39_">w</text:span><text:span text:style-name="_31_7">,</text:span><text:span text:style-name="_32_5"> </text:span><text:span text:style-name="_31_0">c</text:span><text:span text:style-name="_32_4">h</text:span><text:span text:style-name="_33_6">a</text:span><text:span text:style-name="_35_">r</text:span><text:span text:style-name="_31_9">g</text:span><text:span text:style-name="_33_5">e</text:span><text:span text:style-name="_31_2">d</text:span><text:span text:style-name="_31_3"> </text:span><text:span text:style-name="_32_9">a</text:span><text:span text:style-name="_31_"> </text:span><text:span text:style-name="_32_1">r</text:span><text:span text:style-name="_33_6">e</text:span><text:span text:style-name="_35_">m</text:span><text:span text:style-name="_32_3">u</text:span><text:span text:style-name="_33_6">n</text:span><text:span text:style-name="_37_">e</text:span><text:span text:style-name="_31_7">r</text:span><text:span text:style-name="_33_5">a</text:span><text:span text:style-name="_35_">t</text:span><text:span text:style-name="_31_7">i</text:span><text:span text:style-name="_33_6">v</text:span><text:span text:style-name="_35_">e</text:span><text:span text:style-name="_31_3"> </text:span><text:span text:style-name="_33_3">f</text:span><text:span text:style-name="_35_">i</text:span><text:span text:style-name="_32_4">g</text:span><text:span text:style-name="_33_5">u</text:span><text:span text:style-name="_35_">r</text:span><text:span text:style-name="_32_1">e</text:span><text:span text:style-name="_32_5"> </text:span><text:span text:style-name="_35_">f</text:span><text:span text:style-name="_31_7">o</text:span><text:span text:style-name="_32_9">r</text:span><text:span text:style-name="_31_"> </text:span><text:span text:style-name="_32_1">i</text:span><text:span text:style-name="_32_9">t</text:span><text:span text:style-name="_35_">,</text:span><text:span text:style-name="_31_3"> </text:span><text:span text:style-name="_33_1">a</text:span><text:span text:style-name="_38_">n</text:span><text:span text:style-name="_31_7">d</text:span><text:span text:style-name="_32_5"> </text:span><text:span text:style-name="_31_1">d</text:span><text:span text:style-name="_32_4">e</text:span><text:span text:style-name="_33_2">p</text:span><text:span text:style-name="_31_1">a</text:span><text:span text:style-name="_31_7">r</text:span><text:span text:style-name="_32_9">t</text:span><text:span text:style-name="_31_1">e</text:span><text:span text:style-name="_32_0">d</text:span><text:span text:style-name="_32_9">.</text:span></text:p>
      <text:p text:style-name="P1"><text:span text:style-name="_31_7">"</text:span><text:span text:style-name="_33_3">W</text:span><text:span text:style-name="_31_2">h</text:span><text:span text:style-name="_31_9">a</text:span><text:span text:style-name="_33_3">t</text:span><text:span text:style-name="_31_"> </text:span><text:span text:style-name="_31_7">w</text:span><text:span text:style-name="_32_9">e</text:span><text:span text:style-name="_31_"> </text:span><text:span text:style-name="_32_4">s</text:span><text:span text:style-name="_33_1">u</text:span><text:span text:style-name="_35_">f</text:span><text:span text:style-name="_32_1">f</text:span><text:span text:style-name="_33_2">e</text:span><text:span text:style-name="_39_">r</text:span><text:span text:style-name="_32_3">e</text:span><text:span text:style-name="_33_3">d</text:span><text:span text:style-name="_31_"> </text:span><text:span text:style-name="_32_1">f</text:span><text:span text:style-name="_33_3">r</text:span><text:span text:style-name="_35_">o</text:span><text:span text:style-name="_32_1">m</text:span><text:span text:style-name="_32_5"> </text:span><text:span text:style-name="_35_">f</text:span><text:span text:style-name="_32_4">a</text:span><text:span text:style-name="_32_9">l</text:span><text:span text:style-name="_31_0">s</text:span><text:span text:style-name="_32_1">e</text:span><text:span text:style-name="_32_5"> </text:span><text:span text:style-name="_37_">a</text:span><text:span text:style-name="_32_1">l</text:span><text:span text:style-name="_33_2">a</text:span><text:span text:style-name="_35_">r</text:span><text:span text:style-name="_32_1">m</text:span><text:span text:style-name="_32_9">s</text:span><text:span text:style-name="_31_"> </text:span><text:span text:style-name="_32_1">f</text:span><text:span text:style-name="_32_9">o</text:span><text:span text:style-name="_35_">r</text:span><text:span text:style-name="_31_3"> </text:span><text:span text:style-name="_32_9">t</text:span><text:span text:style-name="_37_">h</text:span><text:span text:style-name="_32_0">e</text:span><text:span text:style-name="_32_5"> </text:span><text:span text:style-name="_31_2">n</text:span><text:span text:style-name="_31_9">e</text:span><text:span text:style-name="_33_3">x</text:span><text:span text:style-name="_39_">t</text:span><text:span text:style-name="_31_3"> </text:span><text:span text:style-name="_33_3">t</text:span><text:span text:style-name="_38_">h</text:span><text:span text:style-name="_31_7">r</text:span><text:span text:style-name="_33_1">e</text:span><text:span text:style-name="_35_">e</text:span><text:span text:style-name="_31_3"> </text:span><text:span text:style-name="_33_0">y</text:span><text:span text:style-name="_31_2">e</text:span><text:span text:style-name="_32_3">a</text:span><text:span text:style-name="_33_3">r</text:span><text:span text:style-name="_38_">s</text:span><text:span text:style-name="_31_3"> </text:span><text:span text:style-name="_33_6">n</text:span><text:span text:style-name="_31_1">o</text:span><text:span text:style-name="_31_3"> </text:span><text:span text:style-name="_33_6">s</text:span><text:span text:style-name="_35_">t</text:span><text:span text:style-name="_32_2">y</text:span><text:span text:style-name="_33_3">l</text:span><text:span text:style-name="_31_2">o</text:span><text:span text:style-name="_31_9">g</text:span><text:span text:style-name="_33_3">r</text:span><text:span text:style-name="_31_1">a</text:span><text:span text:style-name="_32_0">p</text:span><text:span text:style-name="_33_6">h</text:span><text:span text:style-name="_35_">i</text:span><text:span text:style-name="_31_8">c</text:span><text:span text:style-name="_32_5"> </text:span><text:span text:style-name="_37_">p</text:span><text:span text:style-name="_32_4">e</text:span><text:span text:style-name="_32_9">n</text:span><text:span text:style-name="_31_"> </text:span><text:span text:style-name="_31_8">c</text:span><text:span text:style-name="_33_6">a</text:span><text:span text:style-name="_39_">n</text:span><text:span text:style-name="_31_3"> </text:span><text:span text:style-name="_33_2">d</text:span><text:span text:style-name="_37_">e</text:span><text:span text:style-name="_32_2">s</text:span><text:span text:style-name="_33_6">c</text:span><text:span text:style-name="_35_">r</text:span><text:span text:style-name="_32_1">i</text:span><text:span text:style-name="_33_1">b</text:span><text:span text:style-name="_38_">e</text:span><text:span text:style-name="_32_1">.</text:span><text:span text:style-name="_32_5"> </text:span><text:span text:style-name="_39_">D</text:span><text:span text:style-name="_32_4">u</text:span><text:span text:style-name="_32_9">r</text:span><text:span text:style-name="_35_">i</text:span><text:span text:style-name="_31_9">n</text:span><text:span text:style-name="_33_3">g</text:span><text:span text:style-name="_31_"> </text:span><text:span text:style-name="_32_1">t</text:span><text:span text:style-name="_33_2">h</text:span><text:span text:style-name="_31_1">e</text:span><text:span text:style-name="_31_3"> </text:span><text:span text:style-name="_33_1">n</text:span><text:span text:style-name="_31_2">e</text:span><text:span text:style-name="_32_1">x</text:span><text:span text:style-name="_32_9">t</text:span><text:span text:style-name="_31_"> </text:span><text:span text:style-name="_32_1">t</text:span><text:span text:style-name="_33_1">h</text:span><text:span text:style-name="_35_">r</text:span><text:span text:style-name="_32_0">e</text:span><text:span text:style-name="_33_3">e</text:span><text:span text:style-name="_31_"> </text:span><text:span text:style-name="_32_1">m</text:span><text:span text:style-name="_33_6">o</text:span><text:span text:style-name="_37_">n</text:span><text:span text:style-name="_32_1">t</text:span><text:span text:style-name="_33_6">h</text:span><text:span text:style-name="_31_0">s</text:span><text:span text:style-name="_31_3"> </text:span><text:span text:style-name="_33_3">I</text:span><text:span text:style-name="_31_"> </text:span><text:span text:style-name="_32_0">a</text:span><text:span text:style-name="_32_9">l</text:span><text:span text:style-name="_35_">w</text:span><text:span text:style-name="_32_3">a</text:span><text:span text:style-name="_33_6">y</text:span><text:span text:style-name="_36_">s</text:span><text:span text:style-name="_31_3"> </text:span><text:span text:style-name="_32_9">f</text:span><text:span text:style-name="_35_">l</text:span><text:span text:style-name="_31_7">e</text:span><text:span text:style-name="_32_9">w</text:span><text:span text:style-name="_31_"> </text:span><text:span text:style-name="_32_1">w</text:span><text:span text:style-name="_33_3">i</text:span><text:span text:style-name="_35_">t</text:span><text:span text:style-name="_32_1">h</text:span><text:span text:style-name="_32_5"> </text:span><text:span text:style-name="_35_">m</text:span><text:span text:style-name="_32_1">y</text:span><text:span text:style-name="_32_5"> </text:span><text:span text:style-name="_31_2">g</text:span><text:span text:style-name="_32_3">u</text:span><text:span text:style-name="_33_3">n</text:span><text:span text:style-name="_31_"> </text:span><text:span text:style-name="_31_7">t</text:span><text:span text:style-name="_32_9">o</text:span><text:span text:style-name="_31_"> </text:span><text:span text:style-name="_32_1">t</text:span><text:span text:style-name="_33_2">h</text:span><text:span text:style-name="_31_1">e</text:span><text:span text:style-name="_31_3"> </text:span><text:span text:style-name="_33_3">r</text:span><text:span text:style-name="_37_">o</text:span><text:span text:style-name="_32_0">o</text:span><text:span text:style-name="_33_3">m</text:span><text:span text:style-name="_31_"> </text:span><text:span text:style-name="_32_1">i</text:span><text:span text:style-name="_33_6">n</text:span><text:span text:style-name="_31_1">d</text:span><text:span text:style-name="_32_1">i</text:span><text:span text:style-name="_33_4">c</text:span><text:span text:style-name="_38_">a</text:span><text:span text:style-name="_32_1">t</text:span><text:span text:style-name="_33_5">e</text:span><text:span text:style-name="_31_2">d</text:span><text:span text:style-name="_32_1">,</text:span><text:span text:style-name="_32_5"> </text:span><text:span text:style-name="_31_2">a</text:span><text:span text:style-name="_32_3">n</text:span><text:span text:style-name="_33_3">d</text:span><text:span text:style-name="_31_"> </text:span><text:span text:style-name="_31_7">t</text:span><text:span text:style-name="_33_1">h</text:span><text:span text:style-name="_38_">e</text:span><text:span text:style-name="_31_3"> </text:span><text:span text:style-name="_33_2">c</text:span><text:span text:style-name="_37_">o</text:span><text:span text:style-name="_32_4">a</text:span><text:span text:style-name="_33_4">c</text:span><text:span text:style-name="_31_2">h</text:span><text:span text:style-name="_32_1">m</text:span><text:span text:style-name="_33_1">a</text:span><text:span text:style-name="_39_">n</text:span><text:span text:style-name="_31_3"> </text:span><text:span text:style-name="_33_5">a</text:span><text:span text:style-name="_39_">l</text:span><text:span text:style-name="_32_1">w</text:span><text:span text:style-name="_33_2">a</text:span><text:span text:style-name="_31_0">y</text:span><text:span text:style-name="_32_0">s</text:span><text:span text:style-name="_32_5"> </text:span><text:span text:style-name="_36_">s</text:span><text:span text:style-name="_32_4">a</text:span><text:span text:style-name="_32_9">l</text:span><text:span text:style-name="_35_">l</text:span><text:span text:style-name="_31_7">i</text:span><text:span text:style-name="_33_1">e</text:span><text:span text:style-name="_31_2">d</text:span><text:span text:style-name="_31_3"> </text:span><text:span text:style-name="_33_3">f</text:span><text:span text:style-name="_38_">o</text:span><text:span text:style-name="_32_1">r</text:span><text:span text:style-name="_32_9">t</text:span><text:span text:style-name="_37_">h</text:span><text:span text:style-name="_31_3"> </text:span><text:span text:style-name="_33_3">w</text:span><text:span text:style-name="_39_">i</text:span><text:span text:style-name="_31_7">t</text:span><text:span text:style-name="_32_9">h</text:span><text:span text:style-name="_31_"> </text:span><text:span text:style-name="_32_0">h</text:span><text:span text:style-name="_32_9">i</text:span><text:span text:style-name="_31_0">s</text:span><text:span text:style-name="_31_3"> </text:span><text:span text:style-name="_33_2">b</text:span><text:span text:style-name="_31_1">a</text:span><text:span text:style-name="_31_7">t</text:span><text:span text:style-name="_32_9">t</text:span><text:span text:style-name="_31_1">e</text:span><text:span text:style-name="_31_7">r</text:span><text:span text:style-name="_33_2">y</text:span><text:span text:style-name="_31_"> </text:span><text:span text:style-name="_31_7">t</text:span><text:span text:style-name="_33_3">o</text:span><text:span text:style-name="_31_"> </text:span><text:span text:style-name="_31_8">s</text:span><text:span text:style-name="_33_2">u</text:span><text:span text:style-name="_31_1">p</text:span><text:span text:style-name="_32_0">p</text:span><text:span text:style-name="_32_9">o</text:span><text:span text:style-name="_39_">r</text:span><text:span text:style-name="_32_1">t</text:span><text:span text:style-name="_32_5"> </text:span><text:span text:style-name="_35_">m</text:span><text:span text:style-name="_31_7">e</text:span><text:span text:style-name="_33_3">.</text:span><text:span text:style-name="_31_"> </text:span><text:span text:style-name="_31_7">B</text:span><text:span text:style-name="_33_3">u</text:span><text:span text:style-name="_39_">t</text:span><text:span text:style-name="_31_3"> </text:span><text:span text:style-name="_32_9">t</text:span><text:span text:style-name="_37_">h</text:span><text:span text:style-name="_32_4">e</text:span><text:span text:style-name="_33_3">r</text:span><text:span text:style-name="_35_">e</text:span><text:span text:style-name="_31_3"> </text:span><text:span text:style-name="_33_3">w</text:span><text:span text:style-name="_38_">a</text:span><text:span text:style-name="_31_8">s</text:span><text:span text:style-name="_32_5"> </text:span><text:span text:style-name="_37_">n</text:span><text:span text:style-name="_32_4">e</text:span><text:span text:style-name="_33_4">v</text:span><text:span text:style-name="_38_">e</text:span><text:span text:style-name="_32_1">r</text:span><text:span text:style-name="_32_5"> </text:span><text:span text:style-name="_38_">a</text:span><text:span text:style-name="_31_9">n</text:span><text:span text:style-name="_33_4">y</text:span><text:span text:style-name="_35_">t</text:span><text:span text:style-name="_32_0">h</text:span><text:span text:style-name="_33_3">i</text:span><text:span text:style-name="_31_1">n</text:span><text:span text:style-name="_32_0">g</text:span><text:span text:style-name="_32_5"> </text:span><text:span text:style-name="_39_">t</text:span><text:span text:style-name="_32_1">o</text:span><text:span text:style-name="_32_5"> </text:span><text:span text:style-name="_38_">s</text:span><text:span text:style-name="_31_9">h</text:span><text:span text:style-name="_33_2">o</text:span><text:span text:style-name="_37_">o</text:span><text:span text:style-name="_32_1">t</text:span><text:span text:style-name="_32_5"> </text:span><text:span text:style-name="_37_">a</text:span><text:span text:style-name="_31_7">t</text:span>--<text:span text:style-name="_31_7">w</text:span><text:span text:style-name="_33_3">i</text:span><text:span text:style-name="_31_2">n</text:span><text:span text:style-name="_32_3">d</text:span><text:span text:style-name="_33_6">o</text:span><text:span text:style-name="_35_">w</text:span><text:span text:style-name="_32_1">s</text:span><text:span text:style-name="_32_5"> </text:span><text:span text:style-name="_35_">a</text:span><text:span text:style-name="_31_7">l</text:span><text:span text:style-name="_33_3">l</text:span><text:span text:style-name="_31_"> </text:span><text:span text:style-name="_32_1">t</text:span><text:span text:style-name="_32_9">i</text:span><text:span text:style-name="_31_2">g</text:span><text:span text:style-name="_31_9">h</text:span><text:span text:style-name="_33_3">t</text:span><text:span text:style-name="_31_"> </text:span><text:span text:style-name="_31_9">a</text:span><text:span text:style-name="_33_2">n</text:span><text:span text:style-name="_35_">d</text:span><text:span text:style-name="_31_3"> </text:span><text:span text:style-name="_33_2">s</text:span><text:span text:style-name="_37_">e</text:span><text:span text:style-name="_32_4">c</text:span><text:span text:style-name="_33_5">u</text:span><text:span text:style-name="_39_">r</text:span><text:span text:style-name="_31_7">e</text:span><text:span text:style-name="_32_9">.</text:span><text:span text:style-name="_31_"> </text:span><text:span text:style-name="_31_7">W</text:span><text:span text:style-name="_32_9">e</text:span><text:span text:style-name="_31_"> </text:span><text:span text:style-name="_32_4">a</text:span><text:span text:style-name="_32_9">l</text:span><text:span text:style-name="_39_">w</text:span><text:span text:style-name="_31_9">a</text:span><text:span text:style-name="_33_4">y</text:span><text:span text:style-name="_31_2">s</text:span><text:span text:style-name="_31_3"> </text:span><text:span text:style-name="_33_0">s</text:span><text:span text:style-name="_38_">e</text:span><text:span text:style-name="_32_1">n</text:span><text:span text:style-name="_33_3">t</text:span><text:span text:style-name="_31_"> </text:span><text:span text:style-name="_32_3">d</text:span><text:span text:style-name="_33_6">o</text:span><text:span text:style-name="_35_">w</text:span><text:span text:style-name="_31_7">n</text:span><text:span text:style-name="_32_5"> </text:span><text:span text:style-name="_39_">f</text:span><text:span text:style-name="_31_7">o</text:span><text:span text:style-name="_33_3">r</text:span><text:span text:style-name="_31_"> </text:span><text:span text:style-name="_32_1">t</text:span><text:span text:style-name="_33_5">h</text:span><text:span text:style-name="_38_">e</text:span><text:span text:style-name="_31_3"> </text:span><text:span text:style-name="_33_6">e</text:span><text:span text:style-name="_36_">x</text:span><text:span text:style-name="_32_3">p</text:span><text:span text:style-name="_33_2">e</text:span><text:span text:style-name="_35_">r</text:span><text:span text:style-name="_32_1">t</text:span><text:span text:style-name="_32_5"> </text:span><text:span text:style-name="_37_">n</text:span><text:span text:style-name="_32_0">e</text:span><text:span text:style-name="_32_9">x</text:span><text:span text:style-name="_39_">t</text:span><text:span text:style-name="_31_3"> </text:span><text:span text:style-name="_33_2">d</text:span><text:span text:style-name="_31_1">a</text:span><text:span text:style-name="_31_7">y</text:span><text:span text:style-name="_33_3">,</text:span><text:span text:style-name="_31_"> </text:span><text:span text:style-name="_31_9">a</text:span><text:span text:style-name="_33_6">n</text:span><text:span text:style-name="_35_">d</text:span><text:span text:style-name="_31_3"> </text:span><text:span text:style-name="_33_6">h</text:span><text:span text:style-name="_37_">e</text:span><text:span text:style-name="_31_3"> </text:span><text:span text:style-name="_32_9">f</text:span><text:span text:style-name="_39_">i</text:span><text:span text:style-name="_31_8">x</text:span><text:span text:style-name="_33_6">e</text:span><text:span text:style-name="_35_">d</text:span><text:span text:style-name="_31_3"> </text:span><text:span text:style-name="_33_3">t</text:span><text:span text:style-name="_31_2">h</text:span><text:span text:style-name="_32_3">o</text:span><text:span text:style-name="_33_2">s</text:span><text:span text:style-name="_31_1">e</text:span><text:span text:style-name="_31_3"> </text:span><text:span text:style-name="_33_2">p</text:span><text:span text:style-name="_31_1">a</text:span><text:span text:style-name="_31_7">r</text:span><text:span text:style-name="_33_3">t</text:span><text:span text:style-name="_39_">i</text:span><text:span text:style-name="_32_0">c</text:span><text:span text:style-name="_33_1">u</text:span><text:span text:style-name="_35_">l</text:span><text:span text:style-name="_32_1">a</text:span><text:span text:style-name="_32_9">r</text:span><text:span text:style-name="_31_"> </text:span><text:span text:style-name="_32_1">w</text:span><text:span text:style-name="_33_3">i</text:span><text:span text:style-name="_38_">n</text:span><text:span text:style-name="_31_9">d</text:span><text:span text:style-name="_33_6">o</text:span><text:span text:style-name="_39_">w</text:span><text:span text:style-name="_32_2">s</text:span><text:span text:style-name="_32_5"> </text:span><text:span text:style-name="_31_0">s</text:span><text:span text:style-name="_32_4">o</text:span><text:span text:style-name="_32_5"> </text:span><text:span text:style-name="_39_">t</text:span><text:span text:style-name="_32_3">h</text:span><text:span text:style-name="_33_2">e</text:span><text:span text:style-name="_39_">y</text:span><text:span text:style-name="_31_3"> </text:span><text:span text:style-name="_32_9">w</text:span><text:span text:style-name="_31_1">o</text:span><text:span text:style-name="_32_0">u</text:span><text:span text:style-name="_32_9">l</text:span><text:span text:style-name="_35_">d</text:span><text:span text:style-name="_31_3"> </text:span><text:span text:style-name="_33_0">k</text:span><text:span text:style-name="_38_">e</text:span><text:span text:style-name="_31_9">e</text:span><text:span text:style-name="_33_2">p</text:span><text:span text:style-name="_31_"> </text:span><text:span text:style-name="_32_3">q</text:span><text:span text:style-name="_33_6">u</text:span><text:span text:style-name="_39_">i</text:span><text:span text:style-name="_32_1">e</text:span><text:span text:style-name="_33_3">t</text:span><text:span text:style-name="_31_"> </text:span><text:span text:style-name="_32_1">a</text:span><text:span text:style-name="_32_5"> </text:span><text:span text:style-name="_39_">w</text:span><text:span text:style-name="_32_4">e</text:span><text:span text:style-name="_33_1">e</text:span><text:span text:style-name="_39_">k</text:span><text:span text:style-name="_31_3"> </text:span><text:span text:style-name="_32_9">o</text:span><text:span text:style-name="_39_">r</text:span><text:span text:style-name="_31_3"> </text:span><text:span text:style-name="_33_6">s</text:span><text:span text:style-name="_37_">o</text:span><text:span text:style-name="_32_1">,</text:span><text:span text:style-name="_32_5"> </text:span><text:span text:style-name="_31_1">a</text:span><text:span text:style-name="_32_4">n</text:span><text:span text:style-name="_33_3">d</text:span><text:span text:style-name="_31_"> </text:span><text:span text:style-name="_32_0">a</text:span><text:span text:style-name="_32_9">l</text:span><text:span text:style-name="_39_">w</text:span><text:span text:style-name="_32_3">a</text:span><text:span text:style-name="_33_4">y</text:span><text:span text:style-name="_31_2">s</text:span><text:span text:style-name="_31_3"> </text:span><text:span text:style-name="_33_3">r</text:span><text:span text:style-name="_37_">e</text:span><text:span text:style-name="_31_7">m</text:span><text:span text:style-name="_33_6">e</text:span><text:span text:style-name="_39_">m</text:span><text:span text:style-name="_32_0">b</text:span><text:span text:style-name="_33_1">e</text:span><text:span text:style-name="_39_">r</text:span><text:span text:style-name="_32_3">e</text:span><text:span text:style-name="_33_2">d</text:span><text:span text:style-name="_31_"> </text:span><text:span text:style-name="_32_1">t</text:span><text:span text:style-name="_33_3">o</text:span><text:span text:style-name="_31_"> </text:span><text:span text:style-name="_32_2">s</text:span><text:span text:style-name="_33_2">e</text:span><text:span text:style-name="_31_2">n</text:span><text:span text:style-name="_31_9">d</text:span><text:span text:style-name="_32_5"> </text:span><text:span text:style-name="_31_1">u</text:span><text:span text:style-name="_32_4">s</text:span><text:span text:style-name="_32_5"> </text:span><text:span text:style-name="_39_">a</text:span><text:span text:style-name="_31_3"> </text:span><text:span text:style-name="_33_3">b</text:span><text:span text:style-name="_35_">i</text:span><text:span text:style-name="_32_1">l</text:span><text:span text:style-name="_33_3">l</text:span><text:span text:style-name="_31_"> </text:span><text:span text:style-name="_32_3">a</text:span><text:span text:style-name="_33_6">b</text:span><text:span text:style-name="_31_1">o</text:span><text:span text:style-name="_32_0">u</text:span><text:span text:style-name="_33_3">t</text:span><text:span text:style-name="_31_"> </text:span><text:span text:style-name="_31_7">l</text:span><text:span text:style-name="_32_9">i</text:span><text:span text:style-name="_38_">k</text:span><text:span text:style-name="_31_9">e</text:span><text:span text:style-name="_32_5"> </text:span><text:span text:style-name="_39_">t</text:span><text:span text:style-name="_32_3">h</text:span><text:span text:style-name="_33_3">i</text:span><text:span text:style-name="_38_">s</text:span><text:span text:style-name="_31_7">:</text:span></text:p>
      <text:p text:style-name="P1"><text:span text:style-name="_39_">_</text:span><text:span text:style-name="_31_7">_</text:span><text:span text:style-name="_32_9">_</text:span><text:span text:style-name="_39_">_</text:span><text:span text:style-name="_31_7">_</text:span><text:span text:style-name="_33_3">_</text:span><text:span text:style-name="_39_">_</text:span><text:span text:style-name="_32_1">_</text:span><text:span text:style-name="_32_9">_</text:span><text:span text:style-name="_35_">_</text:span><text:span text:style-name="_31_7">W</text:span><text:span text:style-name="_32_9">i</text:span><text:span text:style-name="_39_">r</text:span><text:span text:style-name="_32_1">e</text:span><text:span text:style-name="_33_3">_</text:span><text:span text:style-name="_35_">.</text:span><text:span text:style-name="_32_1">.</text:span><text:span text:style-name="_33_3">.</text:span><text:span text:style-name="_39_">.</text:span><text:span text:style-name="_32_1">.</text:span><text:span text:style-name="_33_3">.</text:span><text:span text:style-name="_35_">.</text:span><text:span text:style-name="_31_7">.</text:span><text:span text:style-name="_32_9">.</text:span><text:span text:style-name="_35_">.</text:span><text:span text:style-name="_31_7">.</text:span><text:span text:style-name="_33_3">.</text:span><text:span text:style-name="_39_">.</text:span><text:span text:style-name="_32_1">.</text:span><text:span text:style-name="_33_3">.</text:span><text:span text:style-name="_35_">.</text:span><text:span text:style-name="_31_7">.</text:span><text:span text:style-name="_33_3">.</text:span><text:span text:style-name="_35_">.</text:span><text:span text:style-name="_32_1">.</text:span><text:span text:style-name="_32_9">.</text:span><text:span text:style-name="_35_">.</text:span><text:span text:style-name="_31_7">.</text:span><text:span text:style-name="_32_9">.</text:span><text:span text:style-name="_35_">.</text:span><text:span text:style-name="_31_7">.</text:span><text:span text:style-name="_33_3">.</text:span><text:span text:style-name="_39_">.</text:span><text:span text:style-name="_31_7">$</text:span><text:span text:style-name="_33_3">2</text:span><text:span text:style-name="_39_">.</text:span><text:span text:style-name="_31_7">1</text:span><text:span text:style-name="_32_9">5</text:span></text:p>
      <text:p text:style-name="P1"><text:span text:style-name="_31_7">_</text:span><text:span text:style-name="_32_9">_</text:span><text:span text:style-name="_39_">_</text:span><text:span text:style-name="_31_7">_</text:span><text:span text:style-name="_32_9">_</text:span><text:span text:style-name="_35_">_</text:span><text:span text:style-name="_31_7">_</text:span><text:span text:style-name="_33_3">_</text:span><text:span text:style-name="_35_">_</text:span><text:span text:style-name="_32_1">_</text:span><text:span text:style-name="_33_3">N</text:span><text:span text:style-name="_39_">i</text:span><text:span text:style-name="_32_4">p</text:span><text:span text:style-name="_33_5">p</text:span><text:span text:style-name="_39_">l</text:span><text:span text:style-name="_32_1">e</text:span><text:span text:style-name="_32_9">.</text:span><text:span text:style-name="_35_">.</text:span><text:span text:style-name="_32_1">.</text:span><text:span text:style-name="_32_9">.</text:span><text:span text:style-name="_39_">.</text:span><text:span text:style-name="_31_7">.</text:span><text:span text:style-name="_33_3">.</text:span><text:span text:style-name="_39_">.</text:span><text:span text:style-name="_31_7">.</text:span><text:span text:style-name="_32_9">.</text:span><text:span text:style-name="_35_">.</text:span><text:span text:style-name="_32_1">.</text:span><text:span text:style-name="_32_9">.</text:span><text:span text:style-name="_35_">.</text:span><text:span text:style-name="_31_7">.</text:span><text:span text:style-name="_33_3">.</text:span><text:span text:style-name="_39_">.</text:span><text:span text:style-name="_31_7">.</text:span><text:span text:style-name="_32_9">.</text:span><text:span text:style-name="_39_">.</text:span><text:span text:style-name="_32_1">.</text:span><text:span text:style-name="_33_3">.</text:span><text:span text:style-name="_39_">.</text:span><text:span text:style-name="_32_1">.</text:span><text:span text:style-name="_32_9">.</text:span><text:span text:style-name="_39_">.</text:span><text:span text:style-name="_32_1">.</text:span><text:span text:style-name="_33_3">_</text:span><text:span text:style-name="_39_">_</text:span><text:span text:style-name="_32_1">.</text:span><text:span text:style-name="_33_3">7</text:span><text:span text:style-name="_39_">5</text:span></text:p>
      <text:p text:style-name="P1"><text:span text:style-name="_33_3">_</text:span><text:span text:style-name="_35_">_</text:span><text:span text:style-name="_31_7">_</text:span><text:span text:style-name="_33_3">_</text:span><text:span text:style-name="_35_">_</text:span><text:span text:style-name="_32_1">_</text:span><text:span text:style-name="_32_9">_</text:span><text:span text:style-name="_35_">_</text:span><text:span text:style-name="_31_7">_</text:span><text:span text:style-name="_33_3">_</text:span><text:span text:style-name="_35_">T</text:span><text:span text:style-name="_32_1">w</text:span><text:span text:style-name="_33_6">o</text:span><text:span text:style-name="_35_">_</text:span><text:span text:style-name="_31_9">h</text:span><text:span text:style-name="_33_6">o</text:span><text:span text:style-name="_37_">u</text:span><text:span text:style-name="_32_1">r</text:span><text:span text:style-name="_33_4">s</text:span><text:span text:style-name="_35_">'</text:span><text:span text:style-name="_31_7">_</text:span><text:span text:style-name="_32_9">l</text:span><text:span text:style-name="_38_">a</text:span><text:span text:style-name="_32_0">b</text:span><text:span text:style-name="_33_1">o</text:span><text:span text:style-name="_35_">r</text:span><text:span text:style-name="_32_1">_</text:span><text:span text:style-name="_32_9">.</text:span><text:span text:style-name="_35_">.</text:span><text:span text:style-name="_32_1">.</text:span><text:span text:style-name="_33_3">.</text:span><text:span text:style-name="_39_">.</text:span><text:span text:style-name="_32_1">.</text:span><text:span text:style-name="_32_9">.</text:span><text:span text:style-name="_35_">.</text:span><text:span text:style-name="_31_7">.</text:span><text:span text:style-name="_33_3">.</text:span><text:span text:style-name="_39_">.</text:span><text:span text:style-name="_31_7">.</text:span><text:span text:style-name="_33_3">.</text:span><text:span text:style-name="_39_">.</text:span><text:span text:style-name="_31_7">.</text:span><text:span text:style-name="_32_9">.</text:span><text:span text:style-name="_39_">_</text:span><text:span text:style-name="_31_7">1</text:span><text:span text:style-name="_33_3">.</text:span><text:span text:style-name="_39_">5</text:span><text:span text:style-name="_31_7">0</text:span></text:p>
      <text:p text:style-name="P1"><text:span text:style-name="_39_">_</text:span><text:span text:style-name="_32_1">_</text:span><text:span text:style-name="_32_9">_</text:span><text:span text:style-name="_35_">_</text:span><text:span text:style-name="_32_1">_</text:span><text:span text:style-name="_33_3">_</text:span><text:span text:style-name="_39_">_</text:span><text:span text:style-name="_32_1">_</text:span><text:span text:style-name="_33_3">_</text:span><text:span text:style-name="_35_">_</text:span><text:span text:style-name="_32_1">W</text:span><text:span text:style-name="_33_2">a</text:span><text:span text:style-name="_36_">x</text:span><text:span text:style-name="_32_1">.</text:span><text:span text:style-name="_33_3">.</text:span><text:span text:style-name="_39_">.</text:span><text:span text:style-name="_31_7">.</text:span><text:span text:style-name="_32_9">.</text:span><text:span text:style-name="_35_">.</text:span><text:span text:style-name="_32_1">.</text:span><text:span text:style-name="_33_3">.</text:span><text:span text:style-name="_35_">.</text:span><text:span text:style-name="_32_1">.</text:span><text:span text:style-name="_33_3">.</text:span><text:span text:style-name="_39_">.</text:span><text:span text:style-name="_32_1">.</text:span><text:span text:style-name="_33_3">.</text:span><text:span text:style-name="_39_">.</text:span><text:span text:style-name="_31_7">.</text:span><text:span text:style-name="_32_9">.</text:span><text:span text:style-name="_39_">.</text:span><text:span text:style-name="_32_1">.</text:span><text:span text:style-name="_33_3">.</text:span><text:span text:style-name="_35_">.</text:span><text:span text:style-name="_31_7">.</text:span><text:span text:style-name="_33_3">.</text:span><text:span text:style-name="_39_">.</text:span><text:span text:style-name="_31_7">.</text:span><text:span text:style-name="_33_3">.</text:span><text:span text:style-name="_39_">.</text:span><text:span text:style-name="_32_1">.</text:span><text:span text:style-name="_33_3">.</text:span><text:span text:style-name="_35_">.</text:span><text:span text:style-name="_32_1">_</text:span><text:span text:style-name="_32_9">_</text:span><text:span text:style-name="_39_">.</text:span><text:span text:style-name="_32_1">4</text:span><text:span text:style-name="_32_9">7</text:span></text:p>
      <text:p text:style-name="P1"><text:span text:style-name="_32_1">_</text:span><text:span text:style-name="_32_9">_</text:span><text:span text:style-name="_39_">_</text:span><text:span text:style-name="_32_1">_</text:span><text:span text:style-name="_32_9">_</text:span><text:span text:style-name="_39_">_</text:span><text:span text:style-name="_32_1">_</text:span><text:span text:style-name="_33_3">_</text:span><text:span text:style-name="_35_">_</text:span><text:span text:style-name="_31_7">_</text:span><text:span text:style-name="_32_9">T</text:span><text:span text:style-name="_31_1">a</text:span><text:span text:style-name="_32_4">p</text:span><text:span text:style-name="_33_3">e</text:span><text:span text:style-name="_35_">.</text:span><text:span text:style-name="_32_1">.</text:span><text:span text:style-name="_33_3">.</text:span><text:span text:style-name="_35_">.</text:span><text:span text:style-name="_31_7">.</text:span><text:span text:style-name="_32_9">.</text:span><text:span text:style-name="_39_">.</text:span><text:span text:style-name="_31_7">.</text:span><text:span text:style-name="_33_3">.</text:span><text:span text:style-name="_35_">.</text:span><text:span text:style-name="_32_1">.</text:span><text:span text:style-name="_32_9">.</text:span><text:span text:style-name="_35_">.</text:span><text:span text:style-name="_32_1">.</text:span><text:span text:style-name="_32_9">.</text:span><text:span text:style-name="_39_">.</text:span><text:span text:style-name="_32_1">.</text:span><text:span text:style-name="_32_9">.</text:span><text:span text:style-name="_39_">.</text:span><text:span text:style-name="_32_1">.</text:span><text:span text:style-name="_33_3">.</text:span><text:span text:style-name="_39_">.</text:span><text:span text:style-name="_32_1">.</text:span><text:span text:style-name="_33_3">.</text:span><text:span text:style-name="_35_">.</text:span><text:span text:style-name="_32_1">.</text:span><text:span text:style-name="_33_3">.</text:span><text:span text:style-name="_39_">.</text:span><text:span text:style-name="_32_1">.</text:span><text:span text:style-name="_32_9">_</text:span><text:span text:style-name="_35_">_</text:span><text:span text:style-name="_32_1">.</text:span><text:span text:style-name="_32_9">3</text:span><text:span text:style-name="_35_">4</text:span></text:p>
      <text:p text:style-name="P1"><text:span text:style-name="_33_3">_</text:span><text:span text:style-name="_35_">_</text:span><text:span text:style-name="_32_1">_</text:span><text:span text:style-name="_33_3">_</text:span><text:span text:style-name="_39_">_</text:span><text:span text:style-name="_32_1">_</text:span><text:span text:style-name="_33_3">_</text:span><text:span text:style-name="_35_">_</text:span><text:span text:style-name="_31_7">_</text:span><text:span text:style-name="_33_3">_</text:span><text:span text:style-name="_39_">S</text:span><text:span text:style-name="_31_8">c</text:span><text:span text:style-name="_32_9">r</text:span><text:span text:style-name="_38_">e</text:span><text:span text:style-name="_32_1">w</text:span><text:span text:style-name="_33_3">s</text:span><text:span text:style-name="_39_">.</text:span><text:span text:style-name="_31_7">.</text:span><text:span text:style-name="_32_9">.</text:span><text:span text:style-name="_39_">.</text:span><text:span text:style-name="_31_7">.</text:span><text:span text:style-name="_32_9">.</text:span><text:span text:style-name="_39_">.</text:span><text:span text:style-name="_32_1">.</text:span><text:span text:style-name="_32_9">.</text:span><text:span text:style-name="_35_">.</text:span><text:span text:style-name="_32_1">.</text:span><text:span text:style-name="_33_3">.</text:span><text:span text:style-name="_35_">.</text:span><text:span text:style-name="_32_1">.</text:span><text:span text:style-name="_33_3">.</text:span><text:span text:style-name="_35_">.</text:span><text:span text:style-name="_31_7">.</text:span><text:span text:style-name="_33_3">.</text:span><text:span text:style-name="_39_">.</text:span><text:span text:style-name="_31_7">.</text:span><text:span text:style-name="_33_3">.</text:span><text:span text:style-name="_35_">.</text:span><text:span text:style-name="_32_1">.</text:span><text:span text:style-name="_32_9">.</text:span><text:span text:style-name="_39_">.</text:span><text:span text:style-name="_32_1">.</text:span><text:span text:style-name="_33_3">.</text:span><text:span text:style-name="_35_">_</text:span><text:span text:style-name="_31_7">_</text:span><text:span text:style-name="_32_9">.</text:span><text:span text:style-name="_39_">1</text:span><text:span text:style-name="_31_7">5</text:span></text:p>
      <text:p text:style-name="P1"><text:span text:style-name="_39_">_</text:span><text:span text:style-name="_31_7">_</text:span><text:span text:style-name="_33_3">_</text:span><text:span text:style-name="_39_">_</text:span><text:span text:style-name="_31_7">_</text:span><text:span text:style-name="_32_9">_</text:span><text:span text:style-name="_35_">_</text:span><text:span text:style-name="_31_7">_</text:span><text:span text:style-name="_33_3">_</text:span><text:span text:style-name="_35_">_</text:span><text:span text:style-name="_32_1">R</text:span><text:span text:style-name="_33_5">e</text:span><text:span text:style-name="_38_">c</text:span><text:span text:style-name="_32_4">h</text:span><text:span text:style-name="_33_1">a</text:span><text:span text:style-name="_35_">r</text:span><text:span text:style-name="_32_3">g</text:span><text:span text:style-name="_33_3">i</text:span><text:span text:style-name="_31_2">n</text:span><text:span text:style-name="_32_0">g</text:span><text:span text:style-name="_32_9">_</text:span><text:span text:style-name="_31_1">b</text:span><text:span text:style-name="_32_4">a</text:span><text:span text:style-name="_32_9">t</text:span><text:span text:style-name="_35_">t</text:span><text:span text:style-name="_31_9">e</text:span><text:span text:style-name="_33_3">r</text:span><text:span text:style-name="_39_">y</text:span><text:span text:style-name="_32_1">_</text:span><text:span text:style-name="_33_3">.</text:span><text:span text:style-name="_35_">.</text:span><text:span text:style-name="_31_7">.</text:span><text:span text:style-name="_33_3">.</text:span><text:span text:style-name="_39_">.</text:span><text:span text:style-name="_31_7">.</text:span><text:span text:style-name="_32_9">.</text:span><text:span text:style-name="_35_">.</text:span><text:span text:style-name="_32_1">.</text:span><text:span text:style-name="_32_9">.</text:span><text:span text:style-name="_39_">.</text:span><text:span text:style-name="_31_7">.</text:span><text:span text:style-name="_32_9">.</text:span><text:span text:style-name="_39_">.</text:span><text:span text:style-name="_31_7">_</text:span><text:span text:style-name="_32_9">_</text:span><text:span text:style-name="_35_">.</text:span><text:span text:style-name="_31_7">9</text:span><text:span text:style-name="_32_9">8</text:span></text:p>
      <text:p text:style-name="P1"><text:span text:style-name="_32_1">_</text:span><text:span text:style-name="_32_9">_</text:span><text:span text:style-name="_39_">_</text:span><text:span text:style-name="_31_7">_</text:span><text:span text:style-name="_33_3">_</text:span><text:span text:style-name="_39_">_</text:span><text:span text:style-name="_32_1">_</text:span><text:span text:style-name="_32_9">_</text:span><text:span text:style-name="_39_">_</text:span><text:span text:style-name="_31_7">_</text:span><text:span text:style-name="_32_9">T</text:span><text:span text:style-name="_38_">h</text:span><text:span text:style-name="_31_7">r</text:span><text:span text:style-name="_33_1">e</text:span><text:span text:style-name="_38_">e</text:span><text:span text:style-name="_31_7">_</text:span><text:span text:style-name="_33_5">h</text:span><text:span text:style-name="_31_2">o</text:span><text:span text:style-name="_32_3">u</text:span><text:span text:style-name="_33_3">r</text:span><text:span text:style-name="_31_2">s</text:span><text:span text:style-name="_32_1">'</text:span><text:span text:style-name="_32_9">_</text:span><text:span text:style-name="_39_">l</text:span><text:span text:style-name="_32_3">a</text:span><text:span text:style-name="_33_1">b</text:span><text:span text:style-name="_31_2">o</text:span><text:span text:style-name="_31_7">r</text:span><text:span text:style-name="_32_9">_</text:span><text:span text:style-name="_39_">.</text:span><text:span text:style-name="_31_7">.</text:span><text:span text:style-name="_32_9">.</text:span><text:span text:style-name="_35_">.</text:span><text:span text:style-name="_31_7">.</text:span><text:span text:style-name="_32_9">.</text:span><text:span text:style-name="_35_">.</text:span><text:span text:style-name="_31_7">.</text:span><text:span text:style-name="_33_3">.</text:span><text:span text:style-name="_35_">.</text:span><text:span text:style-name="_32_1">.</text:span><text:span text:style-name="_32_9">.</text:span><text:span text:style-name="_35_">.</text:span><text:span text:style-name="_32_1">.</text:span><text:span text:style-name="_33_3">_</text:span><text:span text:style-name="_39_">2</text:span><text:span text:style-name="_31_7">.</text:span><text:span text:style-name="_32_9">2</text:span><text:span text:style-name="_35_">5</text:span></text:p>
      <text:p text:style-name="P1"><text:span text:style-name="_32_9">_</text:span><text:span text:style-name="_35_">_</text:span><text:span text:style-name="_32_1">_</text:span><text:span text:style-name="_32_9">_</text:span><text:span text:style-name="_39_">_</text:span><text:span text:style-name="_32_1">_</text:span><text:span text:style-name="_33_3">_</text:span><text:span text:style-name="_39_">_</text:span><text:span text:style-name="_32_1">_</text:span><text:span text:style-name="_32_9">_</text:span><text:span text:style-name="_35_">S</text:span><text:span text:style-name="_31_7">t</text:span><text:span text:style-name="_32_9">r</text:span><text:span text:style-name="_35_">i</text:span><text:span text:style-name="_32_4">n</text:span><text:span text:style-name="_33_5">g</text:span><text:span text:style-name="_35_">.</text:span><text:span text:style-name="_32_1">.</text:span><text:span text:style-name="_32_9">.</text:span><text:span text:style-name="_39_">.</text:span><text:span text:style-name="_31_7">.</text:span><text:span text:style-name="_32_9">.</text:span><text:span text:style-name="_39_">.</text:span><text:span text:style-name="_31_7">.</text:span><text:span text:style-name="_33_3">.</text:span><text:span text:style-name="_39_">.</text:span><text:span text:style-name="_32_1">.</text:span><text:span text:style-name="_33_3">.</text:span><text:span text:style-name="_35_">.</text:span><text:span text:style-name="_31_7">.</text:span><text:span text:style-name="_32_9">.</text:span><text:span text:style-name="_39_">.</text:span><text:span text:style-name="_31_7">.</text:span><text:span text:style-name="_32_9">.</text:span><text:span text:style-name="_35_">.</text:span><text:span text:style-name="_31_7">.</text:span><text:span text:style-name="_33_3">.</text:span><text:span text:style-name="_35_">.</text:span><text:span text:style-name="_31_7">.</text:span><text:span text:style-name="_32_9">.</text:span><text:span text:style-name="_39_">.</text:span><text:span text:style-name="_32_1">.</text:span><text:span text:style-name="_32_9">.</text:span><text:span text:style-name="_35_">_</text:span><text:span text:style-name="_32_1">_</text:span><text:span text:style-name="_32_9">.</text:span><text:span text:style-name="_35_">0</text:span><text:span text:style-name="_32_1">2</text:span></text:p>
      <text:p text:style-name="P1"><text:span text:style-name="_39_">_</text:span><text:span text:style-name="_31_7">_</text:span><text:span text:style-name="_32_9">_</text:span><text:span text:style-name="_35_">_</text:span><text:span text:style-name="_31_7">_</text:span><text:span text:style-name="_32_9">_</text:span><text:span text:style-name="_35_">_</text:span><text:span text:style-name="_31_7">_</text:span><text:span text:style-name="_33_3">_</text:span><text:span text:style-name="_35_">_</text:span><text:span text:style-name="_31_7">L</text:span><text:span text:style-name="_33_5">a</text:span><text:span text:style-name="_35_">r</text:span><text:span text:style-name="_32_4">d</text:span><text:span text:style-name="_32_9">_</text:span><text:span text:style-name="_35_">.</text:span><text:span text:style-name="_32_1">.</text:span><text:span text:style-name="_33_3">.</text:span><text:span text:style-name="_35_">.</text:span><text:span text:style-name="_32_1">.</text:span><text:span text:style-name="_33_3">.</text:span><text:span text:style-name="_39_">.</text:span><text:span text:style-name="_32_1">.</text:span><text:span text:style-name="_32_9">.</text:span><text:span text:style-name="_35_">.</text:span><text:span text:style-name="_31_7">.</text:span><text:span text:style-name="_33_3">.</text:span><text:span text:style-name="_35_">.</text:span><text:span text:style-name="_32_1">.</text:span><text:span text:style-name="_33_3">.</text:span><text:span text:style-name="_35_">.</text:span><text:span text:style-name="_32_1">.</text:span><text:span text:style-name="_32_9">.</text:span><text:span text:style-name="_35_">.</text:span><text:span text:style-name="_32_1">.</text:span><text:span text:style-name="_32_9">.</text:span><text:span text:style-name="_35_">.</text:span><text:span text:style-name="_31_7">.</text:span><text:span text:style-name="_33_3">.</text:span><text:span text:style-name="_35_">.</text:span><text:span text:style-name="_31_7">.</text:span><text:span text:style-name="_33_3">.</text:span><text:span text:style-name="_35_">.</text:span><text:span text:style-name="_31_7">_</text:span><text:span text:style-name="_33_3">_</text:span><text:span text:style-name="_39_">.</text:span><text:span text:style-name="_32_1">6</text:span><text:span text:style-name="_33_3">6</text:span></text:p>
      <text:p text:style-name="P1"><text:span text:style-name="_32_1">_</text:span><text:span text:style-name="_32_9">_</text:span><text:span text:style-name="_39_">_</text:span><text:span text:style-name="_31_7">_</text:span><text:span text:style-name="_33_3">_</text:span><text:span text:style-name="_35_">_</text:span><text:span text:style-name="_32_1">_</text:span><text:span text:style-name="_32_9">_</text:span><text:span text:style-name="_39_">_</text:span><text:span text:style-name="_32_1">_</text:span><text:span text:style-name="_32_9">P</text:span><text:span text:style-name="_31_2">o</text:span><text:span text:style-name="_32_3">n</text:span><text:span text:style-name="_33_6">d</text:span><text:span text:style-name="_35_">'</text:span><text:span text:style-name="_31_8">s</text:span><text:span text:style-name="_33_3">_</text:span><text:span text:style-name="_35_">E</text:span><text:span text:style-name="_31_8">x</text:span><text:span text:style-name="_32_9">t</text:span><text:span text:style-name="_39_">r</text:span><text:span text:style-name="_32_4">a</text:span><text:span text:style-name="_32_9">c</text:span><text:span text:style-name="_39_">t</text:span><text:span text:style-name="_32_1">_</text:span><text:span text:style-name="_33_3">.</text:span><text:span text:style-name="_39_">.</text:span><text:span text:style-name="_32_1">.</text:span><text:span text:style-name="_32_9">.</text:span><text:span text:style-name="_35_">.</text:span><text:span text:style-name="_31_7">.</text:span><text:span text:style-name="_32_9">.</text:span><text:span text:style-name="_39_">.</text:span><text:span text:style-name="_32_1">.</text:span><text:span text:style-name="_32_9">.</text:span><text:span text:style-name="_39_">.</text:span><text:span text:style-name="_32_1">.</text:span><text:span text:style-name="_33_3">.</text:span><text:span text:style-name="_35_">.</text:span><text:span text:style-name="_32_1">.</text:span><text:span text:style-name="_33_3">.</text:span><text:span text:style-name="_35_">.</text:span><text:span text:style-name="_32_1">.</text:span><text:span text:style-name="_33_3">_</text:span><text:span text:style-name="_39_">1</text:span><text:span text:style-name="_32_1">.</text:span><text:span text:style-name="_33_3">2</text:span><text:span text:style-name="_35_">5</text:span></text:p>
      <text:p text:style-name="P1"><text:span text:style-name="_32_9">_</text:span><text:span text:style-name="_39_">_</text:span><text:span text:style-name="_32_1">_</text:span><text:span text:style-name="_32_9">_</text:span><text:span text:style-name="_35_">_</text:span><text:span text:style-name="_31_7">_</text:span><text:span text:style-name="_32_9">_</text:span><text:span text:style-name="_39_">_</text:span><text:span text:style-name="_32_1">_</text:span><text:span text:style-name="_32_9">_</text:span><text:span text:style-name="_35_">S</text:span><text:span text:style-name="_31_9">p</text:span><text:span text:style-name="_32_9">r</text:span><text:span text:style-name="_39_">i</text:span><text:span text:style-name="_32_4">n</text:span><text:span text:style-name="_33_1">g</text:span><text:span text:style-name="_38_">s</text:span><text:span text:style-name="_32_1">_</text:span><text:span text:style-name="_33_3">a</text:span><text:span text:style-name="_39_">t</text:span><text:span text:style-name="_32_1">_</text:span><text:span text:style-name="_32_9">5</text:span><text:span text:style-name="_39_">0</text:span><text:span text:style-name="_32_1">.</text:span><text:span text:style-name="_33_3">.</text:span><text:span text:style-name="_39_">.</text:span><text:span text:style-name="_31_7">.</text:span><text:span text:style-name="_33_3">.</text:span><text:span text:style-name="_35_">.</text:span><text:span text:style-name="_32_1">.</text:span><text:span text:style-name="_32_9">.</text:span><text:span text:style-name="_39_">.</text:span><text:span text:style-name="_32_1">.</text:span><text:span text:style-name="_32_9">.</text:span><text:span text:style-name="_39_">.</text:span><text:span text:style-name="_31_7">.</text:span><text:span text:style-name="_33_3">.</text:span><text:span text:style-name="_39_">.</text:span><text:span text:style-name="_32_1">.</text:span><text:span text:style-name="_33_3">.</text:span><text:span text:style-name="_39_">.</text:span><text:span text:style-name="_31_7">.</text:span><text:span text:style-name="_32_9">.</text:span><text:span text:style-name="_39_">_</text:span><text:span text:style-name="_32_1">2</text:span><text:span text:style-name="_32_9">.</text:span><text:span text:style-name="_35_">0</text:span><text:span text:style-name="_32_1">0</text:span></text:p>
      <text:p text:style-name="P1"><text:span text:style-name="_39_">_</text:span><text:span text:style-name="_31_7">_</text:span><text:span text:style-name="_33_3">_</text:span><text:span text:style-name="_35_">_</text:span><text:span text:style-name="_32_1">_</text:span><text:span text:style-name="_32_9">_</text:span><text:span text:style-name="_35_">_</text:span><text:span text:style-name="_31_7">_</text:span><text:span text:style-name="_32_9">_</text:span><text:span text:style-name="_39_">_</text:span><text:span text:style-name="_32_1">R</text:span><text:span text:style-name="_33_1">a</text:span><text:span text:style-name="_35_">i</text:span><text:span text:style-name="_31_7">l</text:span><text:span text:style-name="_33_3">r</text:span><text:span text:style-name="_31_2">o</text:span><text:span text:style-name="_31_9">a</text:span><text:span text:style-name="_33_2">d</text:span><text:span text:style-name="_35_">_</text:span><text:span text:style-name="_31_7">f</text:span><text:span text:style-name="_33_1">a</text:span><text:span text:style-name="_35_">r</text:span><text:span text:style-name="_32_4">e</text:span><text:span text:style-name="_33_3">s</text:span><text:span text:style-name="_39_">.</text:span><text:span text:style-name="_31_7">.</text:span><text:span text:style-name="_32_9">.</text:span><text:span text:style-name="_35_">.</text:span><text:span text:style-name="_32_1">.</text:span><text:span text:style-name="_32_9">.</text:span><text:span text:style-name="_35_">.</text:span><text:span text:style-name="_31_7">.</text:span><text:span text:style-name="_32_9">.</text:span><text:span text:style-name="_39_">.</text:span><text:span text:style-name="_31_7">.</text:span><text:span text:style-name="_33_3">.</text:span><text:span text:style-name="_39_">.</text:span><text:span text:style-name="_31_7">.</text:span><text:span text:style-name="_33_3">.</text:span><text:span text:style-name="_39_">.</text:span><text:span text:style-name="_31_7">.</text:span><text:span text:style-name="_32_9">.</text:span><text:span text:style-name="_35_">.</text:span><text:span text:style-name="_31_7">_</text:span><text:span text:style-name="_32_9">7</text:span><text:span text:style-name="_39_">.</text:span><text:span text:style-name="_32_1">2</text:span><text:span text:style-name="_32_9">5</text:span></text:p>
      <text:p text:style-name="P1"><text:span text:style-name="_32_1">"</text:span><text:span text:style-name="_33_3">A</text:span><text:span text:style-name="_35_">t</text:span><text:span text:style-name="_31_3"> </text:span><text:span text:style-name="_33_3">l</text:span><text:span text:style-name="_37_">e</text:span><text:span text:style-name="_32_0">n</text:span><text:span text:style-name="_33_5">g</text:span><text:span text:style-name="_39_">t</text:span><text:span text:style-name="_32_4">h</text:span><text:span text:style-name="_32_5"> </text:span><text:span text:style-name="_39_">a</text:span><text:span text:style-name="_31_3"> </text:span><text:span text:style-name="_33_6">p</text:span><text:span text:style-name="_31_1">e</text:span><text:span text:style-name="_32_1">r</text:span><text:span text:style-name="_32_9">f</text:span><text:span text:style-name="_31_2">e</text:span><text:span text:style-name="_32_2">c</text:span><text:span text:style-name="_32_9">t</text:span><text:span text:style-name="_39_">l</text:span><text:span text:style-name="_31_7">y</text:span><text:span text:style-name="_32_5"> </text:span><text:span text:style-name="_37_">n</text:span><text:span text:style-name="_32_4">a</text:span><text:span text:style-name="_33_3">t</text:span><text:span text:style-name="_31_1">u</text:span><text:span text:style-name="_32_1">r</text:span><text:span text:style-name="_33_6">a</text:span><text:span text:style-name="_35_">l</text:span><text:span text:style-name="_31_3"> </text:span><text:span text:style-name="_32_9">t</text:span><text:span text:style-name="_31_1">h</text:span><text:span text:style-name="_32_1">i</text:span><text:span text:style-name="_33_6">n</text:span><text:span text:style-name="_39_">g</text:span><text:span text:style-name="_31_3"> </text:span><text:span text:style-name="_33_2">c</text:span><text:span text:style-name="_37_">a</text:span><text:span text:style-name="_31_7">m</text:span><text:span text:style-name="_32_9">e</text:span><text:span text:style-name="_31_"> </text:span><text:span text:style-name="_31_9">a</text:span><text:span text:style-name="_33_6">b</text:span><text:span text:style-name="_38_">o</text:span><text:span text:style-name="_32_3">u</text:span><text:span text:style-name="_32_9">t</text:span>--<text:span text:style-name="_33_5">a</text:span><text:span text:style-name="_39_">f</text:span><text:span text:style-name="_31_7">t</text:span><text:span text:style-name="_33_6">e</text:span><text:span text:style-name="_35_">r</text:span><text:span text:style-name="_31_3"> </text:span><text:span text:style-name="_33_3">w</text:span><text:span text:style-name="_39_">e</text:span><text:span text:style-name="_31_3"> </text:span><text:span text:style-name="_33_5">h</text:span><text:span text:style-name="_38_">a</text:span><text:span text:style-name="_31_7">d</text:span><text:span text:style-name="_32_5"> </text:span><text:span text:style-name="_38_">a</text:span><text:span text:style-name="_32_3">n</text:span><text:span text:style-name="_33_0">s</text:span><text:span text:style-name="_39_">w</text:span><text:span text:style-name="_32_4">e</text:span><text:span text:style-name="_33_3">r</text:span><text:span text:style-name="_38_">e</text:span><text:span text:style-name="_31_9">d</text:span><text:span text:style-name="_32_5"> </text:span><text:span text:style-name="_39_">t</text:span><text:span text:style-name="_32_4">h</text:span><text:span text:style-name="_33_3">r</text:span><text:span text:style-name="_37_">e</text:span><text:span text:style-name="_32_1">e</text:span><text:span text:style-name="_32_5"> </text:span><text:span text:style-name="_35_">o</text:span><text:span text:style-name="_31_7">r</text:span><text:span text:style-name="_32_5"> </text:span><text:span text:style-name="_39_">f</text:span><text:span text:style-name="_32_0">o</text:span><text:span text:style-name="_33_5">u</text:span><text:span text:style-name="_35_">r</text:span><text:span text:style-name="_31_3"> </text:span><text:span text:style-name="_33_6">h</text:span><text:span text:style-name="_37_">u</text:span><text:span text:style-name="_31_9">n</text:span><text:span text:style-name="_33_2">d</text:span><text:span text:style-name="_39_">r</text:span><text:span text:style-name="_32_3">e</text:span><text:span text:style-name="_33_2">d</text:span><text:span text:style-name="_31_"> </text:span><text:span text:style-name="_32_1">f</text:span><text:span text:style-name="_33_2">a</text:span><text:span text:style-name="_39_">l</text:span><text:span text:style-name="_31_8">s</text:span><text:span text:style-name="_32_9">e</text:span><text:span text:style-name="_31_"> </text:span><text:span text:style-name="_32_0">a</text:span><text:span text:style-name="_33_3">l</text:span><text:span text:style-name="_37_">a</text:span><text:span text:style-name="_32_1">r</text:span><text:span text:style-name="_33_3">m</text:span><text:span text:style-name="_31_2">s</text:span>--<text:span text:style-name="_35_">t</text:span><text:span text:style-name="_31_9">o</text:span><text:span text:style-name="_32_5"> </text:span><text:span text:style-name="_39_">w</text:span><text:span text:style-name="_32_1">i</text:span><text:span text:style-name="_33_3">t</text:span><text:span text:style-name="_35_">,</text:span><text:span text:style-name="_31_3"> </text:span><text:span text:style-name="_32_9">w</text:span><text:span text:style-name="_35_">e</text:span><text:span text:style-name="_31_3"> </text:span><text:span text:style-name="_33_2">s</text:span><text:span text:style-name="_35_">t</text:span><text:span text:style-name="_32_3">o</text:span><text:span text:style-name="_33_6">p</text:span><text:span text:style-name="_37_">p</text:span><text:span text:style-name="_32_3">e</text:span><text:span text:style-name="_33_2">d</text:span><text:span text:style-name="_31_"> </text:span><text:span text:style-name="_32_0">a</text:span><text:span text:style-name="_33_1">n</text:span><text:span text:style-name="_36_">s</text:span><text:span text:style-name="_32_1">w</text:span><text:span text:style-name="_33_2">e</text:span><text:span text:style-name="_35_">r</text:span><text:span text:style-name="_32_1">i</text:span><text:span text:style-name="_33_1">n</text:span><text:span text:style-name="_31_2">g</text:span><text:span text:style-name="_31_3"> </text:span><text:span text:style-name="_33_3">t</text:span><text:span text:style-name="_31_1">h</text:span><text:span text:style-name="_32_4">e</text:span><text:span text:style-name="_32_9">m</text:span><text:span text:style-name="_35_">.</text:span><text:span text:style-name="_31_3"> </text:span><text:span text:style-name="_33_3">Y</text:span><text:span text:style-name="_37_">e</text:span><text:span text:style-name="_32_0">s</text:span><text:span text:style-name="_33_3">,</text:span><text:span text:style-name="_31_"> </text:span><text:span text:style-name="_32_1">I</text:span><text:span text:style-name="_32_5"> </text:span><text:span text:style-name="_36_">s</text:span><text:span text:style-name="_31_7">i</text:span><text:span text:style-name="_32_9">m</text:span><text:span text:style-name="_31_2">p</text:span><text:span text:style-name="_32_1">l</text:span><text:span text:style-name="_33_3">y</text:span><text:span text:style-name="_31_"> </text:span><text:span text:style-name="_32_1">r</text:span><text:span text:style-name="_33_1">o</text:span><text:span text:style-name="_31_2">s</text:span><text:span text:style-name="_31_7">e</text:span><text:span text:style-name="_32_5"> </text:span><text:span text:style-name="_31_2">u</text:span><text:span text:style-name="_31_9">p</text:span><text:span text:style-name="_32_5"> </text:span><text:span text:style-name="_31_0">c</text:span><text:span text:style-name="_32_0">a</text:span><text:span text:style-name="_33_3">l</text:span><text:span text:style-name="_35_">m</text:span><text:span text:style-name="_32_1">l</text:span><text:span text:style-name="_32_9">y</text:span><text:span text:style-name="_39_">,</text:span><text:span text:style-name="_31_3"> </text:span><text:span text:style-name="_33_3">w</text:span><text:span text:style-name="_31_1">h</text:span><text:span text:style-name="_32_0">e</text:span><text:span text:style-name="_32_9">n</text:span><text:span text:style-name="_31_"> </text:span><text:span text:style-name="_32_2">s</text:span><text:span text:style-name="_33_3">l</text:span><text:span text:style-name="_31_2">a</text:span><text:span text:style-name="_32_1">m</text:span><text:span text:style-name="_33_3">m</text:span><text:span text:style-name="_31_2">e</text:span><text:span text:style-name="_32_3">d</text:span><text:span text:style-name="_32_5"> </text:span><text:span text:style-name="_31_1">a</text:span><text:span text:style-name="_32_0">c</text:span><text:span text:style-name="_32_9">r</text:span><text:span text:style-name="_31_1">o</text:span><text:span text:style-name="_32_0">s</text:span><text:span text:style-name="_32_9">s</text:span><text:span text:style-name="_31_"> </text:span><text:span text:style-name="_31_7">t</text:span><text:span text:style-name="_33_6">h</text:span><text:span text:style-name="_37_">e</text:span><text:span text:style-name="_31_3"> </text:span><text:span text:style-name="_33_5">h</text:span><text:span text:style-name="_31_2">o</text:span><text:span text:style-name="_32_4">u</text:span><text:span text:style-name="_33_0">s</text:span><text:span text:style-name="_35_">e</text:span><text:span text:style-name="_31_3"> </text:span><text:span text:style-name="_33_5">b</text:span><text:span text:style-name="_38_">y</text:span><text:span text:style-name="_31_3"> </text:span><text:span text:style-name="_32_9">t</text:span><text:span text:style-name="_38_">h</text:span><text:span text:style-name="_31_9">e</text:span><text:span text:style-name="_32_5"> </text:span><text:span text:style-name="_31_2">a</text:span><text:span text:style-name="_32_1">l</text:span><text:span text:style-name="_33_1">a</text:span><text:span text:style-name="_35_">r</text:span><text:span text:style-name="_32_1">m</text:span><text:span text:style-name="_32_9">,</text:span><text:span text:style-name="_31_"> </text:span><text:span text:style-name="_32_0">c</text:span><text:span text:style-name="_33_1">a</text:span><text:span text:style-name="_39_">l</text:span><text:span text:style-name="_32_1">m</text:span><text:span text:style-name="_33_3">l</text:span><text:span text:style-name="_39_">y</text:span><text:span text:style-name="_31_3"> </text:span><text:span text:style-name="_33_3">i</text:span><text:span text:style-name="_31_1">n</text:span><text:span text:style-name="_32_4">s</text:span><text:span text:style-name="_33_5">p</text:span><text:span text:style-name="_38_">e</text:span><text:span text:style-name="_32_2">c</text:span><text:span text:style-name="_32_9">t</text:span><text:span text:style-name="_31_2">e</text:span><text:span text:style-name="_31_7">d</text:span><text:span text:style-name="_32_5"> </text:span><text:span text:style-name="_35_">t</text:span><text:span text:style-name="_31_9">h</text:span><text:span text:style-name="_33_2">e</text:span><text:span text:style-name="_31_"> </text:span><text:span text:style-name="_32_0">a</text:span><text:span text:style-name="_33_1">n</text:span><text:span text:style-name="_31_2">n</text:span><text:span text:style-name="_32_3">u</text:span><text:span text:style-name="_33_1">n</text:span><text:span text:style-name="_38_">c</text:span><text:span text:style-name="_32_1">i</text:span><text:span text:style-name="_33_5">a</text:span><text:span text:style-name="_35_">t</text:span><text:span text:style-name="_32_4">o</text:span><text:span text:style-name="_32_9">r</text:span><text:span text:style-name="_39_">,</text:span><text:span text:style-name="_31_3"> </text:span><text:span text:style-name="_32_9">t</text:span><text:span text:style-name="_31_2">o</text:span><text:span text:style-name="_32_3">o</text:span><text:span text:style-name="_33_3">k</text:span><text:span text:style-name="_31_"> </text:span><text:span text:style-name="_32_3">n</text:span><text:span text:style-name="_33_6">o</text:span><text:span text:style-name="_39_">t</text:span><text:span text:style-name="_32_1">e</text:span><text:span text:style-name="_32_5"> </text:span><text:span text:style-name="_39_">o</text:span><text:span text:style-name="_31_7">f</text:span><text:span text:style-name="_32_5"> </text:span><text:span text:style-name="_35_">t</text:span><text:span text:style-name="_32_0">h</text:span><text:span text:style-name="_33_1">e</text:span><text:span text:style-name="_31_"> </text:span><text:span text:style-name="_31_7">r</text:span><text:span text:style-name="_33_5">o</text:span><text:span text:style-name="_38_">o</text:span><text:span text:style-name="_32_1">m</text:span><text:span text:style-name="_32_5"> </text:span><text:span text:style-name="_39_">i</text:span><text:span text:style-name="_32_4">n</text:span><text:span text:style-name="_33_5">d</text:span><text:span text:style-name="_35_">i</text:span><text:span text:style-name="_32_2">c</text:span><text:span text:style-name="_33_2">a</text:span><text:span text:style-name="_35_">t</text:span><text:span text:style-name="_32_0">e</text:span><text:span text:style-name="_33_1">d</text:span><text:span text:style-name="_39_">;</text:span><text:span text:style-name="_31_3"> </text:span><text:span text:style-name="_33_5">a</text:span><text:span text:style-name="_38_">n</text:span><text:span text:style-name="_32_1">d</text:span><text:span text:style-name="_32_5"> </text:span><text:span text:style-name="_35_">t</text:span><text:span text:style-name="_32_0">h</text:span><text:span text:style-name="_33_1">e</text:span><text:span text:style-name="_35_">n</text:span><text:span text:style-name="_31_3"> </text:span><text:span text:style-name="_33_6">c</text:span><text:span text:style-name="_31_1">a</text:span><text:span text:style-name="_31_7">l</text:span><text:span text:style-name="_32_9">m</text:span><text:span text:style-name="_39_">l</text:span><text:span text:style-name="_31_7">y</text:span><text:span text:style-name="_32_5"> </text:span><text:span text:style-name="_37_">d</text:span><text:span text:style-name="_32_1">i</text:span><text:span text:style-name="_33_2">s</text:span><text:span text:style-name="_31_0">c</text:span><text:span text:style-name="_32_4">o</text:span><text:span text:style-name="_33_2">n</text:span><text:span text:style-name="_37_">n</text:span><text:span text:style-name="_32_4">e</text:span><text:span text:style-name="_33_0">c</text:span><text:span text:style-name="_35_">t</text:span><text:span text:style-name="_32_4">e</text:span><text:span text:style-name="_33_1">d</text:span><text:span text:style-name="_31_"> </text:span><text:span text:style-name="_32_1">t</text:span><text:span text:style-name="_33_2">h</text:span><text:span text:style-name="_31_1">a</text:span><text:span text:style-name="_32_1">t</text:span><text:span text:style-name="_32_5"> </text:span><text:span text:style-name="_39_">r</text:span><text:span text:style-name="_32_0">o</text:span><text:span text:style-name="_33_5">o</text:span><text:span text:style-name="_39_">m</text:span><text:span text:style-name="_31_3"> </text:span><text:span text:style-name="_33_3">f</text:span><text:span text:style-name="_35_">r</text:span><text:span text:style-name="_31_7">o</text:span><text:span text:style-name="_32_9">m</text:span><text:span text:style-name="_31_"> </text:span><text:span text:style-name="_31_7">t</text:span><text:span text:style-name="_33_1">h</text:span><text:span text:style-name="_38_">e</text:span><text:span text:style-name="_31_3"> </text:span><text:span text:style-name="_33_1">a</text:span><text:span text:style-name="_39_">l</text:span><text:span text:style-name="_32_4">a</text:span><text:span text:style-name="_32_9">r</text:span><text:span text:style-name="_39_">m</text:span><text:span text:style-name="_32_1">,</text:span><text:span text:style-name="_32_5"> </text:span><text:span text:style-name="_38_">a</text:span><text:span text:style-name="_31_9">n</text:span><text:span text:style-name="_32_9">d</text:span><text:span text:style-name="_31_"> </text:span><text:span text:style-name="_32_1">w</text:span><text:span text:style-name="_33_5">e</text:span><text:span text:style-name="_31_2">n</text:span><text:span text:style-name="_31_7">t</text:span><text:span text:style-name="_32_5"> </text:span><text:span text:style-name="_31_1">b</text:span><text:span text:style-name="_32_4">a</text:span><text:span text:style-name="_33_6">c</text:span><text:span text:style-name="_31_0">k</text:span><text:span text:style-name="_31_3"> </text:span><text:span text:style-name="_33_3">t</text:span><text:span text:style-name="_35_">o</text:span><text:span text:style-name="_31_3"> </text:span><text:span text:style-name="_33_6">b</text:span><text:span text:style-name="_31_1">e</text:span><text:span text:style-name="_31_7">d</text:span><text:span text:style-name="_32_5"> </text:span><text:span text:style-name="_38_">a</text:span><text:span text:style-name="_31_8">s</text:span><text:span text:style-name="_32_5"> </text:span><text:span text:style-name="_39_">i</text:span><text:span text:style-name="_32_1">f</text:span><text:span text:style-name="_32_5"> </text:span><text:span text:style-name="_37_">n</text:span><text:span text:style-name="_32_0">o</text:span><text:span text:style-name="_32_9">t</text:span><text:span text:style-name="_37_">h</text:span><text:span text:style-name="_31_7">i</text:span><text:span text:style-name="_33_6">n</text:span><text:span text:style-name="_35_">g</text:span><text:span text:style-name="_31_3"> </text:span><text:span text:style-name="_33_5">h</text:span><text:span text:style-name="_38_">a</text:span><text:span text:style-name="_31_7">d</text:span><text:span text:style-name="_32_5"> </text:span><text:span text:style-name="_31_2">h</text:span><text:span text:style-name="_32_3">a</text:span><text:span text:style-name="_33_5">p</text:span><text:span text:style-name="_31_2">p</text:span><text:span text:style-name="_32_3">e</text:span><text:span text:style-name="_33_2">n</text:span><text:span text:style-name="_31_2">e</text:span><text:span text:style-name="_31_9">d</text:span><text:span text:style-name="_33_3">.</text:span><text:span text:style-name="_31_"> </text:span><text:span text:style-name="_31_7">M</text:span><text:span text:style-name="_33_2">o</text:span><text:span text:style-name="_35_">r</text:span><text:span text:style-name="_31_9">e</text:span><text:span text:style-name="_33_2">o</text:span><text:span text:style-name="_31_0">v</text:span><text:span text:style-name="_31_7">e</text:span><text:span text:style-name="_32_9">r</text:span><text:span text:style-name="_39_">,</text:span><text:span text:style-name="_31_3"> </text:span><text:span text:style-name="_33_3">I</text:span><text:span text:style-name="_31_"> </text:span><text:span text:style-name="_32_1">l</text:span><text:span text:style-name="_33_3">e</text:span><text:span text:style-name="_35_">f</text:span><text:span text:style-name="_31_7">t</text:span><text:span text:style-name="_32_5"> </text:span><text:span text:style-name="_35_">t</text:span><text:span text:style-name="_32_3">h</text:span><text:span text:style-name="_33_6">a</text:span><text:span text:style-name="_39_">t</text:span><text:span text:style-name="_31_3"> </text:span><text:span text:style-name="_32_9">r</text:span><text:span text:style-name="_38_">o</text:span><text:span text:style-name="_32_3">o</text:span><text:span text:style-name="_32_9">m</text:span><text:span text:style-name="_31_"> </text:span><text:span text:style-name="_31_7">o</text:span><text:span text:style-name="_32_9">f</text:span><text:span text:style-name="_39_">f</text:span><text:span text:style-name="_31_3"> </text:span><text:span text:style-name="_33_2">p</text:span><text:span text:style-name="_31_1">e</text:span><text:span text:style-name="_32_1">r</text:span><text:span text:style-name="_33_3">m</text:span><text:span text:style-name="_37_">a</text:span><text:span text:style-name="_32_4">n</text:span><text:span text:style-name="_33_6">e</text:span><text:span text:style-name="_31_1">n</text:span><text:span text:style-name="_31_7">t</text:span><text:span text:style-name="_32_9">l</text:span><text:span text:style-name="_39_">y</text:span><text:span text:style-name="_31_7">,</text:span><text:span text:style-name="_32_5"> </text:span><text:span text:style-name="_31_1">a</text:span><text:span text:style-name="_32_0">n</text:span><text:span text:style-name="_32_9">d</text:span><text:span text:style-name="_31_"> </text:span><text:span text:style-name="_32_0">d</text:span><text:span text:style-name="_32_9">i</text:span><text:span text:style-name="_37_">d</text:span><text:span text:style-name="_31_3"> </text:span><text:span text:style-name="_33_2">n</text:span><text:span text:style-name="_37_">o</text:span><text:span text:style-name="_32_1">t</text:span><text:span text:style-name="_32_5"> </text:span><text:span text:style-name="_38_">s</text:span><text:span text:style-name="_32_3">e</text:span><text:span text:style-name="_33_1">n</text:span><text:span text:style-name="_31_2">d</text:span><text:span text:style-name="_31_3"> </text:span><text:span text:style-name="_32_9">f</text:span><text:span text:style-name="_35_">o</text:span><text:span text:style-name="_32_1">r</text:span><text:span text:style-name="_32_5"> </text:span><text:span text:style-name="_39_">t</text:span><text:span text:style-name="_32_4">h</text:span><text:span text:style-name="_33_1">e</text:span><text:span text:style-name="_31_"> </text:span><text:span text:style-name="_31_9">e</text:span><text:span text:style-name="_33_6">x</text:span><text:span text:style-name="_37_">p</text:span><text:span text:style-name="_32_4">e</text:span><text:span text:style-name="_33_3">r</text:span><text:span text:style-name="_35_">t</text:span><text:span text:style-name="_32_1">.</text:span><text:span text:style-name="_32_5"> </text:span><text:span text:style-name="_39_">W</text:span><text:span text:style-name="_32_1">e</text:span><text:span text:style-name="_33_3">l</text:span><text:span text:style-name="_35_">l</text:span><text:span text:style-name="_32_1">,</text:span><text:span text:style-name="_32_5"> </text:span><text:span text:style-name="_35_">i</text:span><text:span text:style-name="_31_7">t</text:span><text:span text:style-name="_32_5"> </text:span><text:span text:style-name="_31_2">g</text:span><text:span text:style-name="_31_9">o</text:span><text:span text:style-name="_33_5">e</text:span><text:span text:style-name="_38_">s</text:span><text:span text:style-name="_31_3"> </text:span><text:span text:style-name="_33_3">w</text:span><text:span text:style-name="_35_">i</text:span><text:span text:style-name="_31_7">t</text:span><text:span text:style-name="_33_1">h</text:span><text:span text:style-name="_31_2">o</text:span><text:span text:style-name="_31_7">u</text:span><text:span text:style-name="_33_3">t</text:span><text:span text:style-name="_31_"> </text:span><text:span text:style-name="_32_2">s</text:span><text:span text:style-name="_33_2">a</text:span><text:span text:style-name="_36_">y</text:span><text:span text:style-name="_31_7">i</text:span><text:span text:style-name="_33_2">n</text:span><text:span text:style-name="_35_">g</text:span><text:span text:style-name="_31_3"> </text:span><text:span text:style-name="_33_3">t</text:span><text:span text:style-name="_38_">h</text:span><text:span text:style-name="_32_3">a</text:span><text:span text:style-name="_33_3">t</text:span><text:span text:style-name="_31_"> </text:span><text:span text:style-name="_31_7">i</text:span><text:span text:style-name="_33_3">n</text:span><text:span text:style-name="_31_"> </text:span><text:span text:style-name="_32_1">t</text:span><text:span text:style-name="_33_6">h</text:span><text:span text:style-name="_31_1">e</text:span><text:span text:style-name="_31_3"> </text:span><text:span text:style-name="_33_4">c</text:span><text:span text:style-name="_31_2">o</text:span><text:span text:style-name="_32_4">u</text:span><text:span text:style-name="_33_3">r</text:span><text:span text:style-name="_36_">s</text:span><text:span text:style-name="_32_1">e</text:span><text:span text:style-name="_32_5"> </text:span><text:span text:style-name="_39_">o</text:span><text:span text:style-name="_31_7">f</text:span><text:span text:style-name="_32_5"> </text:span><text:span text:style-name="_35_">t</text:span><text:span text:style-name="_31_7">i</text:span><text:span text:style-name="_32_9">m</text:span><text:span text:style-name="_39_">e</text:span><text:span text:style-name="_31_3"> </text:span><text:span text:style-name="_32_9">a</text:span><text:span text:style-name="_39_">l</text:span><text:span text:style-name="_31_7">l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1_7">r</text:span><text:span text:style-name="_33_6">o</text:span><text:span text:style-name="_31_1">o</text:span><text:span text:style-name="_31_7">m</text:span><text:span text:style-name="_32_9">s</text:span><text:span text:style-name="_31_"> </text:span><text:span text:style-name="_32_1">w</text:span><text:span text:style-name="_33_6">e</text:span><text:span text:style-name="_35_">r</text:span><text:span text:style-name="_31_9">e</text:span><text:span text:style-name="_32_5"> </text:span><text:span text:style-name="_35_">t</text:span><text:span text:style-name="_32_4">a</text:span><text:span text:style-name="_33_4">k</text:span><text:span text:style-name="_37_">e</text:span><text:span text:style-name="_32_4">n</text:span><text:span text:style-name="_32_5"> </text:span><text:span text:style-name="_35_">o</text:span><text:span text:style-name="_31_7">f</text:span><text:span text:style-name="_32_9">f</text:span><text:span text:style-name="_39_">,</text:span><text:span text:style-name="_31_3"> </text:span><text:span text:style-name="_33_5">a</text:span><text:span text:style-name="_31_2">n</text:span><text:span text:style-name="_32_1">d</text:span><text:span text:style-name="_32_5"> </text:span><text:span text:style-name="_39_">t</text:span><text:span text:style-name="_32_3">h</text:span><text:span text:style-name="_33_2">e</text:span><text:span text:style-name="_31_"> </text:span><text:span text:style-name="_32_4">e</text:span><text:span text:style-name="_33_5">n</text:span><text:span text:style-name="_39_">t</text:span><text:span text:style-name="_31_7">i</text:span><text:span text:style-name="_32_9">r</text:span><text:span text:style-name="_39_">e</text:span><text:span text:style-name="_31_3"> </text:span><text:span text:style-name="_32_9">m</text:span><text:span text:style-name="_38_">a</text:span><text:span text:style-name="_32_2">c</text:span><text:span text:style-name="_33_2">h</text:span><text:span text:style-name="_35_">i</text:span><text:span text:style-name="_32_3">n</text:span><text:span text:style-name="_32_9">e</text:span><text:span text:style-name="_31_"> </text:span><text:span text:style-name="_31_7">w</text:span><text:span text:style-name="_33_1">a</text:span><text:span text:style-name="_31_2">s</text:span><text:span text:style-name="_31_3"> </text:span><text:span text:style-name="_33_5">o</text:span><text:span text:style-name="_31_2">u</text:span><text:span text:style-name="_32_1">t</text:span><text:span text:style-name="_32_5"> </text:span><text:span text:style-name="_35_">o</text:span><text:span text:style-name="_31_7">f</text:span><text:span text:style-name="_32_5"> </text:span><text:span text:style-name="_38_">s</text:span><text:span text:style-name="_31_9">e</text:span><text:span text:style-name="_32_9">r</text:span><text:span text:style-name="_36_">v</text:span><text:span text:style-name="_32_1">i</text:span><text:span text:style-name="_33_6">c</text:span><text:span text:style-name="_35_">e</text:span><text:span text:style-name="_31_7">.</text:span></text:p>
      <text:p text:style-name="P1"><text:span text:style-name="_39_">"</text:span><text:span text:style-name="_32_1">I</text:span><text:span text:style-name="_33_3">t</text:span><text:span text:style-name="_31_"> </text:span><text:span text:style-name="_31_7">w</text:span><text:span text:style-name="_33_5">a</text:span><text:span text:style-name="_38_">s</text:span><text:span text:style-name="_31_3"> </text:span><text:span text:style-name="_32_9">a</text:span><text:span text:style-name="_39_">t</text:span><text:span text:style-name="_31_3"> </text:span><text:span text:style-name="_32_9">t</text:span><text:span text:style-name="_31_1">h</text:span><text:span text:style-name="_31_7">i</text:span><text:span text:style-name="_33_6">s</text:span><text:span text:style-name="_31_"> </text:span><text:span text:style-name="_31_9">u</text:span><text:span text:style-name="_33_6">n</text:span><text:span text:style-name="_31_1">p</text:span><text:span text:style-name="_31_7">r</text:span><text:span text:style-name="_33_6">o</text:span><text:span text:style-name="_39_">t</text:span><text:span text:style-name="_32_3">e</text:span><text:span text:style-name="_33_2">c</text:span><text:span text:style-name="_39_">t</text:span><text:span text:style-name="_32_0">e</text:span><text:span text:style-name="_33_5">d</text:span><text:span text:style-name="_31_"> </text:span><text:span text:style-name="_31_7">t</text:span><text:span text:style-name="_32_9">i</text:span><text:span text:style-name="_39_">m</text:span><text:span text:style-name="_32_1">e</text:span><text:span text:style-name="_32_5"> </text:span><text:span text:style-name="_39_">t</text:span><text:span text:style-name="_32_4">h</text:span><text:span text:style-name="_33_5">a</text:span><text:span text:style-name="_35_">t</text:span><text:span text:style-name="_31_3"> </text:span><text:span text:style-name="_32_9">t</text:span><text:span text:style-name="_31_1">h</text:span><text:span text:style-name="_32_4">e</text:span><text:span text:style-name="_32_5"> </text:span><text:span text:style-name="_37_">h</text:span><text:span text:style-name="_32_0">e</text:span><text:span text:style-name="_33_2">a</text:span><text:span text:style-name="_36_">v</text:span><text:span text:style-name="_31_7">i</text:span><text:span text:style-name="_33_2">e</text:span><text:span text:style-name="_31_0">s</text:span><text:span text:style-name="_31_7">t</text:span><text:span text:style-name="_32_5"> </text:span><text:span text:style-name="_31_0">c</text:span><text:span text:style-name="_32_4">a</text:span><text:span text:style-name="_33_3">l</text:span><text:span text:style-name="_38_">a</text:span><text:span text:style-name="_31_7">m</text:span><text:span text:style-name="_32_9">i</text:span><text:span text:style-name="_35_">t</text:span><text:span text:style-name="_32_2">y</text:span><text:span text:style-name="_32_5"> </text:span><text:span text:style-name="_39_">o</text:span><text:span text:style-name="_31_7">f</text:span><text:span text:style-name="_32_5"> </text:span><text:span text:style-name="_39_">a</text:span><text:span text:style-name="_31_7">l</text:span><text:span text:style-name="_33_3">l</text:span><text:span text:style-name="_31_"> </text:span><text:span text:style-name="_32_4">h</text:span><text:span text:style-name="_33_5">a</text:span><text:span text:style-name="_31_2">p</text:span><text:span text:style-name="_31_9">p</text:span><text:span text:style-name="_33_1">e</text:span><text:span text:style-name="_31_2">n</text:span><text:span text:style-name="_32_0">e</text:span><text:span text:style-name="_33_1">d</text:span><text:span text:style-name="_39_">.</text:span><text:span text:style-name="_31_3"> </text:span><text:span text:style-name="_33_3">T</text:span><text:span text:style-name="_31_1">h</text:span><text:span text:style-name="_32_0">e</text:span><text:span text:style-name="_32_5"> </text:span><text:span text:style-name="_37_">b</text:span><text:span text:style-name="_32_0">u</text:span><text:span text:style-name="_33_3">r</text:span><text:span text:style-name="_37_">g</text:span><text:span text:style-name="_32_1">l</text:span><text:span text:style-name="_33_2">a</text:span><text:span text:style-name="_39_">r</text:span><text:span text:style-name="_32_1">s</text:span><text:span text:style-name="_32_5"> </text:span><text:span text:style-name="_35_">w</text:span><text:span text:style-name="_32_0">a</text:span><text:span text:style-name="_33_3">l</text:span><text:span text:style-name="_36_">k</text:span><text:span text:style-name="_32_0">e</text:span><text:span text:style-name="_33_1">d</text:span><text:span text:style-name="_31_"> </text:span><text:span text:style-name="_31_7">i</text:span><text:span text:style-name="_33_3">n</text:span><text:span text:style-name="_31_"> </text:span><text:span text:style-name="_32_3">o</text:span><text:span text:style-name="_33_6">n</text:span><text:span text:style-name="_35_">e</text:span><text:span text:style-name="_31_3"> </text:span><text:span text:style-name="_33_2">n</text:span><text:span text:style-name="_39_">i</text:span><text:span text:style-name="_31_9">g</text:span><text:span text:style-name="_32_9">h</text:span><text:span text:style-name="_39_">t</text:span><text:span text:style-name="_31_3"> </text:span><text:span text:style-name="_33_6">a</text:span><text:span text:style-name="_37_">n</text:span><text:span text:style-name="_32_1">d</text:span><text:span text:style-name="_32_5"> </text:span><text:span text:style-name="_36_">c</text:span><text:span text:style-name="_32_0">a</text:span><text:span text:style-name="_33_3">r</text:span><text:span text:style-name="_35_">r</text:span><text:span text:style-name="_32_1">i</text:span><text:span text:style-name="_33_2">e</text:span><text:span text:style-name="_37_">d</text:span><text:span text:style-name="_31_3"> </text:span><text:span text:style-name="_32_9">o</text:span><text:span text:style-name="_39_">f</text:span><text:span text:style-name="_31_7">f</text:span><text:span text:style-name="_32_5"> </text:span><text:span text:style-name="_35_">t</text:span><text:span text:style-name="_32_3">h</text:span><text:span text:style-name="_33_2">e</text:span><text:span text:style-name="_31_"> </text:span><text:span text:style-name="_32_3">b</text:span><text:span text:style-name="_33_6">u</text:span><text:span text:style-name="_39_">r</text:span><text:span text:style-name="_31_9">g</text:span><text:span text:style-name="_33_3">l</text:span><text:span text:style-name="_38_">a</text:span><text:span text:style-name="_32_1">r</text:span><text:span text:style-name="_32_5"> </text:span><text:span text:style-name="_31_2">a</text:span><text:span text:style-name="_32_1">l</text:span><text:span text:style-name="_33_1">a</text:span><text:span text:style-name="_39_">r</text:span><text:span text:style-name="_32_1">m</text:span><text:span text:style-name="_33_3">!</text:span><text:span text:style-name="_31_"> </text:span><text:span text:style-name="_32_2">y</text:span><text:span text:style-name="_33_6">e</text:span><text:span text:style-name="_39_">s</text:span><text:span text:style-name="_32_1">,</text:span><text:span text:style-name="_32_5"> </text:span><text:span text:style-name="_35_">s</text:span><text:span text:style-name="_31_7">i</text:span><text:span text:style-name="_33_3">r</text:span><text:span text:style-name="_39_">,</text:span><text:span text:style-name="_31_3"> </text:span><text:span text:style-name="_33_2">e</text:span><text:span text:style-name="_36_">v</text:span><text:span text:style-name="_32_0">e</text:span><text:span text:style-name="_32_9">r</text:span><text:span text:style-name="_36_">y</text:span><text:span text:style-name="_31_3"> </text:span><text:span text:style-name="_33_6">h</text:span><text:span text:style-name="_35_">i</text:span><text:span text:style-name="_32_3">d</text:span><text:span text:style-name="_33_3">e</text:span><text:span text:style-name="_31_"> </text:span><text:span text:style-name="_32_4">a</text:span><text:span text:style-name="_33_5">n</text:span><text:span text:style-name="_35_">d</text:span><text:span text:style-name="_31_3"> </text:span><text:span text:style-name="_33_1">h</text:span><text:span text:style-name="_38_">a</text:span><text:span text:style-name="_32_1">i</text:span><text:span text:style-name="_32_9">r</text:span><text:span text:style-name="_31_"> </text:span><text:span text:style-name="_31_7">o</text:span><text:span text:style-name="_32_9">f</text:span><text:span text:style-name="_31_"> </text:span><text:span text:style-name="_31_7">i</text:span><text:span text:style-name="_32_9">t</text:span><text:span text:style-name="_35_">:</text:span><text:span text:style-name="_31_3"> </text:span><text:span text:style-name="_33_3">r</text:span><text:span text:style-name="_35_">i</text:span><text:span text:style-name="_32_3">p</text:span><text:span text:style-name="_33_6">p</text:span><text:span text:style-name="_37_">e</text:span><text:span text:style-name="_32_4">d</text:span><text:span text:style-name="_32_5"> </text:span><text:span text:style-name="_35_">i</text:span><text:span text:style-name="_31_7">t</text:span><text:span text:style-name="_32_5"> </text:span><text:span text:style-name="_31_2">o</text:span><text:span text:style-name="_32_3">u</text:span><text:span text:style-name="_33_3">t</text:span><text:span text:style-name="_35_">,</text:span><text:span text:style-name="_31_3"> </text:span><text:span text:style-name="_32_9">t</text:span><text:span text:style-name="_31_1">o</text:span><text:span text:style-name="_32_4">o</text:span><text:span text:style-name="_32_9">t</text:span><text:span text:style-name="_39_">h</text:span><text:span text:style-name="_31_3"> </text:span><text:span text:style-name="_33_5">a</text:span><text:span text:style-name="_31_2">n</text:span><text:span text:style-name="_32_1">d</text:span><text:span text:style-name="_32_5"> </text:span><text:span text:style-name="_37_">n</text:span><text:span text:style-name="_32_0">a</text:span><text:span text:style-name="_33_3">i</text:span><text:span text:style-name="_35_">l</text:span><text:span text:style-name="_31_7">;</text:span><text:span text:style-name="_32_5"> </text:span><text:span text:style-name="_31_0">s</text:span><text:span text:style-name="_32_4">p</text:span><text:span text:style-name="_33_3">r</text:span><text:span text:style-name="_39_">i</text:span><text:span text:style-name="_31_9">n</text:span><text:span text:style-name="_33_2">g</text:span><text:span text:style-name="_39_">s</text:span><text:span text:style-name="_31_7">,</text:span><text:span text:style-name="_32_5"> </text:span><text:span text:style-name="_37_">b</text:span><text:span text:style-name="_32_0">e</text:span><text:span text:style-name="_33_3">l</text:span><text:span text:style-name="_39_">l</text:span><text:span text:style-name="_31_7">s</text:span><text:span text:style-name="_32_9">,</text:span><text:span text:style-name="_31_"> </text:span><text:span text:style-name="_32_0">g</text:span><text:span text:style-name="_33_5">o</text:span><text:span text:style-name="_31_2">n</text:span><text:span text:style-name="_31_9">g</text:span><text:span text:style-name="_32_9">s</text:span><text:span text:style-name="_35_">,</text:span><text:span text:style-name="_31_3"> </text:span><text:span text:style-name="_33_5">b</text:span><text:span text:style-name="_31_2">a</text:span><text:span text:style-name="_31_7">t</text:span><text:span text:style-name="_32_9">t</text:span><text:span text:style-name="_37_">e</text:span><text:span text:style-name="_32_1">r</text:span><text:span text:style-name="_33_2">y</text:span><text:span text:style-name="_39_">,</text:span><text:span text:style-name="_31_3"> </text:span><text:span text:style-name="_33_6">a</text:span><text:span text:style-name="_31_1">n</text:span><text:span text:style-name="_31_7">d</text:span><text:span text:style-name="_32_5"> </text:span><text:span text:style-name="_39_">a</text:span><text:span text:style-name="_31_7">l</text:span><text:span text:style-name="_33_3">l</text:span><text:span text:style-name="_39_">;</text:span><text:span text:style-name="_31_3"> </text:span><text:span text:style-name="_33_3">t</text:span><text:span text:style-name="_31_1">h</text:span><text:span text:style-name="_32_4">e</text:span><text:span text:style-name="_33_3">y</text:span><text:span text:style-name="_31_"> </text:span><text:span text:style-name="_31_7">t</text:span><text:span text:style-name="_33_6">o</text:span><text:span text:style-name="_37_">o</text:span><text:span text:style-name="_32_1">k</text:span><text:span text:style-name="_32_5"> </text:span><text:span text:style-name="_39_">a</text:span><text:span text:style-name="_31_3"> </text:span><text:span text:style-name="_33_2">h</text:span><text:span text:style-name="_31_1">u</text:span><text:span text:style-name="_31_9">n</text:span><text:span text:style-name="_33_2">d</text:span><text:span text:style-name="_39_">r</text:span><text:span text:style-name="_32_4">e</text:span><text:span text:style-name="_33_5">d</text:span><text:span text:style-name="_31_"> </text:span><text:span text:style-name="_32_0">a</text:span><text:span text:style-name="_33_5">n</text:span><text:span text:style-name="_35_">d</text:span><text:span text:style-name="_31_3"> </text:span><text:span text:style-name="_33_3">f</text:span><text:span text:style-name="_35_">i</text:span><text:span text:style-name="_32_1">f</text:span><text:span text:style-name="_33_3">t</text:span><text:span text:style-name="_39_">y</text:span><text:span text:style-name="_31_3"> </text:span><text:span text:style-name="_33_3">m</text:span><text:span text:style-name="_35_">i</text:span><text:span text:style-name="_32_1">l</text:span><text:span text:style-name="_33_1">e</text:span><text:span text:style-name="_38_">s</text:span><text:span text:style-name="_31_3"> </text:span><text:span text:style-name="_33_3">o</text:span><text:span text:style-name="_35_">f</text:span><text:span text:style-name="_31_3"> </text:span><text:span text:style-name="_33_0">c</text:span><text:span text:style-name="_31_2">o</text:span><text:span text:style-name="_31_9">p</text:span><text:span text:style-name="_33_6">p</text:span><text:span text:style-name="_35_">e</text:span><text:span text:style-name="_31_7">r</text:span><text:span text:style-name="_32_5"> </text:span><text:span text:style-name="_39_">w</text:span><text:span text:style-name="_31_7">i</text:span><text:span text:style-name="_33_3">r</text:span><text:span text:style-name="_39_">e</text:span><text:span text:style-name="_31_7">;</text:span><text:span text:style-name="_32_5"> </text:span><text:span text:style-name="_35_">t</text:span><text:span text:style-name="_32_0">h</text:span><text:span text:style-name="_33_5">e</text:span><text:span text:style-name="_35_">y</text:span><text:span text:style-name="_31_3"> </text:span><text:span text:style-name="_32_9">j</text:span><text:span text:style-name="_38_">u</text:span><text:span text:style-name="_31_8">s</text:span><text:span text:style-name="_33_3">t</text:span><text:span text:style-name="_31_"> </text:span><text:span text:style-name="_32_4">c</text:span><text:span text:style-name="_32_9">l</text:span><text:span text:style-name="_37_">e</text:span><text:span text:style-name="_31_9">a</text:span><text:span text:style-name="_33_2">n</text:span><text:span text:style-name="_37_">e</text:span><text:span text:style-name="_32_0">d</text:span><text:span text:style-name="_32_5"> </text:span><text:span text:style-name="_38_">h</text:span><text:span text:style-name="_32_3">e</text:span><text:span text:style-name="_32_9">r</text:span><text:span text:style-name="_31_"> </text:span><text:span text:style-name="_32_0">o</text:span><text:span text:style-name="_33_1">u</text:span><text:span text:style-name="_39_">t</text:span><text:span text:style-name="_31_7">,</text:span><text:span text:style-name="_32_5"> </text:span><text:span text:style-name="_37_">b</text:span><text:span text:style-name="_32_4">a</text:span><text:span text:style-name="_32_9">g</text:span><text:span text:style-name="_31_"> </text:span><text:span text:style-name="_32_3">a</text:span><text:span text:style-name="_33_2">n</text:span><text:span text:style-name="_39_">d</text:span><text:span text:style-name="_31_3"> </text:span><text:span text:style-name="_33_2">b</text:span><text:span text:style-name="_31_1">a</text:span><text:span text:style-name="_32_3">g</text:span><text:span text:style-name="_33_2">g</text:span><text:span text:style-name="_38_">a</text:span><text:span text:style-name="_31_9">g</text:span><text:span text:style-name="_32_9">e</text:span><text:span text:style-name="_35_">,</text:span><text:span text:style-name="_31_3"> </text:span><text:span text:style-name="_33_1">a</text:span><text:span text:style-name="_31_2">n</text:span><text:span text:style-name="_32_1">d</text:span><text:span text:style-name="_32_5"> </text:span><text:span text:style-name="_31_1">n</text:span><text:span text:style-name="_32_0">e</text:span><text:span text:style-name="_33_6">v</text:span><text:span text:style-name="_37_">e</text:span><text:span text:style-name="_31_7">r</text:span><text:span text:style-name="_32_5"> </text:span><text:span text:style-name="_35_">l</text:span><text:span text:style-name="_32_1">e</text:span><text:span text:style-name="_32_9">f</text:span><text:span text:style-name="_35_">t</text:span><text:span text:style-name="_31_3"> </text:span><text:span text:style-name="_33_6">u</text:span><text:span text:style-name="_36_">s</text:span><text:span text:style-name="_31_3"> </text:span><text:span text:style-name="_32_9">a</text:span><text:span text:style-name="_31_"> </text:span><text:span text:style-name="_32_0">v</text:span><text:span text:style-name="_33_1">e</text:span><text:span text:style-name="_36_">s</text:span><text:span text:style-name="_32_1">t</text:span><text:span text:style-name="_33_3">i</text:span><text:span text:style-name="_31_2">g</text:span><text:span text:style-name="_32_1">e</text:span><text:span text:style-name="_32_5"> </text:span><text:span text:style-name="_39_">o</text:span><text:span text:style-name="_32_1">f</text:span><text:span text:style-name="_32_5"> </text:span><text:span text:style-name="_31_2">h</text:span><text:span text:style-name="_32_3">e</text:span><text:span text:style-name="_33_3">r</text:span><text:span text:style-name="_31_"> </text:span><text:span text:style-name="_31_7">t</text:span><text:span text:style-name="_32_9">o</text:span><text:span text:style-name="_31_"> </text:span><text:span text:style-name="_32_2">s</text:span><text:span text:style-name="_33_3">w</text:span><text:span text:style-name="_38_">e</text:span><text:span text:style-name="_31_7">a</text:span><text:span text:style-name="_33_3">r</text:span><text:span text:style-name="_31_"> </text:span><text:span text:style-name="_32_0">a</text:span><text:span text:style-name="_32_9">t</text:span>--<text:span text:style-name="_33_0">s</text:span><text:span text:style-name="_35_">w</text:span><text:span text:style-name="_31_9">e</text:span><text:span text:style-name="_33_2">a</text:span><text:span text:style-name="_39_">r</text:span><text:span text:style-name="_31_3"> </text:span><text:span text:style-name="_33_6">b</text:span><text:span text:style-name="_36_">y</text:span><text:span text:style-name="_32_1">,</text:span><text:span text:style-name="_32_5"> </text:span><text:span text:style-name="_35_">I</text:span><text:span text:style-name="_31_3"> </text:span><text:span text:style-name="_32_9">m</text:span><text:span text:style-name="_31_2">e</text:span><text:span text:style-name="_32_3">a</text:span><text:span text:style-name="_33_3">n</text:span><text:span text:style-name="_35_">.</text:span></text:p>
      <text:p text:style-name="P1"><text:span text:style-name="_32_9">"</text:span><text:span text:style-name="_39_">W</text:span><text:span text:style-name="_31_7">e</text:span><text:span text:style-name="_32_5"> </text:span><text:span text:style-name="_38_">h</text:span><text:span text:style-name="_31_9">a</text:span><text:span text:style-name="_32_9">d</text:span><text:span text:style-name="_31_"> </text:span><text:span text:style-name="_32_1">a</text:span><text:span text:style-name="_32_5"> </text:span><text:span text:style-name="_39_">t</text:span><text:span text:style-name="_32_1">i</text:span><text:span text:style-name="_33_3">m</text:span><text:span text:style-name="_39_">e</text:span><text:span text:style-name="_31_3"> </text:span><text:span text:style-name="_32_9">o</text:span><text:span text:style-name="_35_">f</text:span><text:span text:style-name="_31_3"> </text:span><text:span text:style-name="_32_9">i</text:span><text:span text:style-name="_35_">t</text:span><text:span text:style-name="_31_3"> </text:span><text:span text:style-name="_33_3">t</text:span><text:span text:style-name="_35_">o</text:span><text:span text:style-name="_31_3"> </text:span><text:span text:style-name="_33_5">g</text:span><text:span text:style-name="_38_">e</text:span><text:span text:style-name="_31_7">t</text:span><text:span text:style-name="_32_5"> </text:span><text:span text:style-name="_38_">h</text:span><text:span text:style-name="_32_3">e</text:span><text:span text:style-name="_32_9">r</text:span><text:span text:style-name="_31_"> </text:span><text:span text:style-name="_32_3">b</text:span><text:span text:style-name="_33_6">a</text:span><text:span text:style-name="_38_">c</text:span><text:span text:style-name="_31_8">k</text:span><text:span text:style-name="_32_9">;</text:span><text:span text:style-name="_31_"> </text:span><text:span text:style-name="_32_3">b</text:span><text:span text:style-name="_33_6">u</text:span><text:span text:style-name="_35_">t</text:span><text:span text:style-name="_31_3"> </text:span><text:span text:style-name="_32_9">w</text:span><text:span text:style-name="_39_">e</text:span><text:span text:style-name="_31_3"> </text:span><text:span text:style-name="_33_6">a</text:span><text:span text:style-name="_36_">c</text:span><text:span text:style-name="_32_2">c</text:span><text:span text:style-name="_33_2">o</text:span><text:span text:style-name="_35_">m</text:span><text:span text:style-name="_32_4">p</text:span><text:span text:style-name="_33_3">l</text:span><text:span text:style-name="_35_">i</text:span><text:span text:style-name="_32_2">s</text:span><text:span text:style-name="_33_6">h</text:span><text:span text:style-name="_31_1">e</text:span><text:span text:style-name="_32_1">d</text:span><text:span text:style-name="_32_5"> </text:span><text:span text:style-name="_39_">i</text:span><text:span text:style-name="_32_1">t</text:span><text:span text:style-name="_32_5"> </text:span><text:span text:style-name="_39_">f</text:span><text:span text:style-name="_32_1">i</text:span><text:span text:style-name="_33_5">n</text:span><text:span text:style-name="_38_">a</text:span><text:span text:style-name="_32_1">l</text:span><text:span text:style-name="_33_3">l</text:span><text:span text:style-name="_39_">y</text:span><text:span text:style-name="_31_7">,</text:span><text:span text:style-name="_32_5"> </text:span><text:span text:style-name="_39_">f</text:span><text:span text:style-name="_32_1">o</text:span><text:span text:style-name="_32_9">r</text:span><text:span text:style-name="_31_"> </text:span><text:span text:style-name="_31_7">m</text:span><text:span text:style-name="_33_1">o</text:span><text:span text:style-name="_38_">n</text:span><text:span text:style-name="_32_3">e</text:span><text:span text:style-name="_33_2">y</text:span><text:span text:style-name="_39_">.</text:span><text:span text:style-name="_31_3"> </text:span><text:span text:style-name="_32_9">T</text:span><text:span text:style-name="_31_1">h</text:span><text:span text:style-name="_32_4">e</text:span><text:span text:style-name="_32_5"> </text:span><text:span text:style-name="_31_1">a</text:span><text:span text:style-name="_31_7">l</text:span><text:span text:style-name="_33_2">a</text:span><text:span text:style-name="_35_">r</text:span><text:span text:style-name="_32_1">m</text:span><text:span text:style-name="_32_5"> </text:span><text:span text:style-name="_39_">f</text:span><text:span text:style-name="_31_7">i</text:span><text:span text:style-name="_32_9">r</text:span><text:span text:style-name="_39_">m</text:span><text:span text:style-name="_31_3"> </text:span><text:span text:style-name="_33_6">s</text:span><text:span text:style-name="_31_1">a</text:span><text:span text:style-name="_32_1">i</text:span><text:span text:style-name="_33_3">d</text:span><text:span text:style-name="_31_"> </text:span><text:span text:style-name="_31_7">t</text:span><text:span text:style-name="_33_2">h</text:span><text:span text:style-name="_37_">a</text:span><text:span text:style-name="_32_1">t</text:span><text:span text:style-name="_32_5"> </text:span><text:span text:style-name="_39_">w</text:span><text:span text:style-name="_32_3">h</text:span><text:span text:style-name="_33_6">a</text:span><text:span text:style-name="_35_">t</text:span><text:span text:style-name="_31_3"> </text:span><text:span text:style-name="_33_3">w</text:span><text:span text:style-name="_39_">e</text:span><text:span text:style-name="_31_3"> </text:span><text:span text:style-name="_33_6">n</text:span><text:span text:style-name="_31_1">e</text:span><text:span text:style-name="_32_0">e</text:span><text:span text:style-name="_33_1">d</text:span><text:span text:style-name="_37_">e</text:span><text:span text:style-name="_32_0">d</text:span><text:span text:style-name="_32_5"> </text:span><text:span text:style-name="_31_2">n</text:span><text:span text:style-name="_31_9">o</text:span><text:span text:style-name="_33_3">w</text:span><text:span text:style-name="_31_"> </text:span><text:span text:style-name="_31_7">w</text:span><text:span text:style-name="_33_5">a</text:span><text:span text:style-name="_38_">s</text:span><text:span text:style-name="_31_3"> </text:span><text:span text:style-name="_33_3">t</text:span><text:span text:style-name="_35_">o</text:span><text:span text:style-name="_31_3"> </text:span><text:span text:style-name="_33_1">h</text:span><text:span text:style-name="_31_2">a</text:span><text:span text:style-name="_31_8">v</text:span><text:span text:style-name="_33_6">e</text:span><text:span text:style-name="_31_"> </text:span><text:span text:style-name="_32_4">h</text:span><text:span text:style-name="_33_1">e</text:span><text:span text:style-name="_39_">r</text:span><text:span text:style-name="_31_3"> </text:span><text:span text:style-name="_33_1">p</text:span><text:span text:style-name="_38_">u</text:span><text:span text:style-name="_31_7">t</text:span><text:span text:style-name="_32_5"> </text:span><text:span text:style-name="_39_">i</text:span><text:span text:style-name="_31_7">n</text:span><text:span text:style-name="_32_5"> </text:span><text:span text:style-name="_35_">r</text:span><text:span text:style-name="_32_1">i</text:span><text:span text:style-name="_33_2">g</text:span><text:span text:style-name="_31_1">h</text:span><text:span text:style-name="_32_1">t</text:span>--<text:span text:style-name="_32_1">w</text:span><text:span text:style-name="_33_3">i</text:span><text:span text:style-name="_39_">t</text:span><text:span text:style-name="_31_7">h</text:span><text:span text:style-name="_32_5"> </text:span><text:span text:style-name="_39_">t</text:span><text:span text:style-name="_31_9">h</text:span><text:span text:style-name="_33_6">e</text:span><text:span text:style-name="_35_">i</text:span><text:span text:style-name="_31_7">r</text:span><text:span text:style-name="_32_5"> </text:span><text:span text:style-name="_31_2">n</text:span><text:span text:style-name="_32_3">e</text:span><text:span text:style-name="_33_3">w</text:span><text:span text:style-name="_31_"> </text:span><text:span text:style-name="_31_9">p</text:span><text:span text:style-name="_33_2">a</text:span><text:span text:style-name="_35_">t</text:span><text:span text:style-name="_32_0">e</text:span><text:span text:style-name="_33_1">n</text:span><text:span text:style-name="_35_">t</text:span><text:span text:style-name="_31_3"> </text:span><text:span text:style-name="_33_2">s</text:span><text:span text:style-name="_31_1">p</text:span><text:span text:style-name="_31_7">r</text:span><text:span text:style-name="_33_3">i</text:span><text:span text:style-name="_31_1">n</text:span><text:span text:style-name="_32_4">g</text:span><text:span text:style-name="_33_3">s</text:span><text:span text:style-name="_31_"> </text:span><text:span text:style-name="_32_1">i</text:span><text:span text:style-name="_33_3">n</text:span><text:span text:style-name="_31_"> </text:span><text:span text:style-name="_31_7">t</text:span><text:span text:style-name="_33_5">h</text:span><text:span text:style-name="_38_">e</text:span><text:span text:style-name="_31_3"> </text:span><text:span text:style-name="_32_9">w</text:span><text:span text:style-name="_35_">i</text:span><text:span text:style-name="_32_3">n</text:span><text:span text:style-name="_33_6">d</text:span><text:span text:style-name="_37_">o</text:span><text:span text:style-name="_31_7">w</text:span><text:span text:style-name="_33_2">s</text:span><text:span text:style-name="_31_"> </text:span><text:span text:style-name="_31_7">t</text:span><text:span text:style-name="_33_3">o</text:span><text:span text:style-name="_31_"> </text:span><text:span text:style-name="_31_7">m</text:span><text:span text:style-name="_33_1">a</text:span><text:span text:style-name="_31_2">k</text:span><text:span text:style-name="_31_7">e</text:span><text:span text:style-name="_32_5"> </text:span><text:span text:style-name="_39_">f</text:span><text:span text:style-name="_32_4">a</text:span><text:span text:style-name="_33_3">l</text:span><text:span text:style-name="_36_">s</text:span><text:span text:style-name="_32_1">e</text:span><text:span text:style-name="_32_5"> </text:span><text:span text:style-name="_37_">a</text:span><text:span text:style-name="_32_1">l</text:span><text:span text:style-name="_33_6">a</text:span><text:span text:style-name="_39_">r</text:span><text:span text:style-name="_31_7">m</text:span><text:span text:style-name="_33_3">s</text:span><text:span text:style-name="_31_"> </text:span><text:span text:style-name="_32_1">i</text:span><text:span text:style-name="_32_9">m</text:span><text:span text:style-name="_38_">p</text:span><text:span text:style-name="_31_9">o</text:span><text:span text:style-name="_33_2">s</text:span><text:span text:style-name="_31_0">s</text:span><text:span text:style-name="_32_1">i</text:span><text:span text:style-name="_33_2">b</text:span><text:span text:style-name="_39_">l</text:span><text:span text:style-name="_32_3">e</text:span><text:span text:style-name="_32_9">,</text:span><text:span text:style-name="_31_"> </text:span><text:span text:style-name="_32_3">a</text:span><text:span text:style-name="_33_6">n</text:span><text:span text:style-name="_39_">d</text:span><text:span text:style-name="_31_3"> </text:span><text:span text:style-name="_32_9">t</text:span><text:span text:style-name="_37_">h</text:span><text:span text:style-name="_32_4">e</text:span><text:span text:style-name="_33_3">i</text:span><text:span text:style-name="_39_">r</text:span><text:span text:style-name="_31_3"> </text:span><text:span text:style-name="_33_2">n</text:span><text:span text:style-name="_31_1">e</text:span><text:span text:style-name="_31_7">w</text:span><text:span text:style-name="_32_5"> </text:span><text:span text:style-name="_37_">p</text:span><text:span text:style-name="_32_4">a</text:span><text:span text:style-name="_32_9">t</text:span><text:span text:style-name="_31_1">e</text:span><text:span text:style-name="_32_4">n</text:span><text:span text:style-name="_33_3">t</text:span><text:span text:style-name="_31_"> </text:span><text:span text:style-name="_32_2">c</text:span><text:span text:style-name="_32_9">l</text:span><text:span text:style-name="_31_2">o</text:span><text:span text:style-name="_32_0">c</text:span><text:span text:style-name="_33_4">k</text:span><text:span text:style-name="_31_"> </text:span><text:span text:style-name="_32_4">a</text:span><text:span text:style-name="_32_9">t</text:span><text:span text:style-name="_35_">t</text:span><text:span text:style-name="_32_3">a</text:span><text:span text:style-name="_33_4">c</text:span><text:span text:style-name="_31_2">h</text:span><text:span text:style-name="_32_3">e</text:span><text:span text:style-name="_33_6">d</text:span><text:span text:style-name="_31_"> </text:span><text:span text:style-name="_32_1">t</text:span><text:span text:style-name="_32_9">o</text:span><text:span text:style-name="_31_"> </text:span><text:span text:style-name="_32_1">t</text:span><text:span text:style-name="_33_2">a</text:span><text:span text:style-name="_36_">k</text:span><text:span text:style-name="_31_7">e</text:span><text:span text:style-name="_32_5"> </text:span><text:span text:style-name="_35_">o</text:span><text:span text:style-name="_32_1">f</text:span><text:span text:style-name="_32_9">f</text:span><text:span text:style-name="_31_"> </text:span><text:span text:style-name="_32_3">a</text:span><text:span text:style-name="_33_6">n</text:span><text:span text:style-name="_39_">d</text:span><text:span text:style-name="_31_3"> </text:span><text:span text:style-name="_33_1">p</text:span><text:span text:style-name="_31_2">u</text:span><text:span text:style-name="_32_1">t</text:span><text:span text:style-name="_32_5"> </text:span><text:span text:style-name="_37_">o</text:span><text:span text:style-name="_32_4">n</text:span><text:span text:style-name="_32_5"> </text:span><text:span text:style-name="_39_">t</text:span><text:span text:style-name="_32_4">h</text:span><text:span text:style-name="_33_1">e</text:span><text:span text:style-name="_31_"> </text:span><text:span text:style-name="_32_3">a</text:span><text:span text:style-name="_33_3">l</text:span><text:span text:style-name="_31_2">a</text:span><text:span text:style-name="_31_7">r</text:span><text:span text:style-name="_32_9">m</text:span><text:span text:style-name="_31_"> </text:span><text:span text:style-name="_31_7">m</text:span><text:span text:style-name="_33_2">o</text:span><text:span text:style-name="_39_">r</text:span><text:span text:style-name="_32_3">n</text:span><text:span text:style-name="_33_3">i</text:span><text:span text:style-name="_31_1">n</text:span><text:span text:style-name="_32_0">g</text:span><text:span text:style-name="_32_5"> </text:span><text:span text:style-name="_31_2">a</text:span><text:span text:style-name="_32_3">n</text:span><text:span text:style-name="_33_3">d</text:span><text:span text:style-name="_31_"> </text:span><text:span text:style-name="_32_0">n</text:span><text:span text:style-name="_33_3">i</text:span><text:span text:style-name="_31_1">g</text:span><text:span text:style-name="_31_7">h</text:span><text:span text:style-name="_33_3">t</text:span><text:span text:style-name="_31_"> </text:span><text:span text:style-name="_32_1">w</text:span><text:span text:style-name="_33_3">i</text:span><text:span text:style-name="_39_">t</text:span><text:span text:style-name="_32_4">h</text:span><text:span text:style-name="_33_5">o</text:span><text:span text:style-name="_35_">u</text:span><text:span text:style-name="_32_1">t</text:span><text:span text:style-name="_32_5"> </text:span><text:span text:style-name="_31_1">h</text:span><text:span text:style-name="_32_0">u</text:span><text:span text:style-name="_32_9">m</text:span><text:span text:style-name="_31_1">a</text:span><text:span text:style-name="_32_0">n</text:span><text:span text:style-name="_32_5"> </text:span><text:span text:style-name="_38_">a</text:span><text:span text:style-name="_32_2">s</text:span><text:span text:style-name="_33_6">s</text:span><text:span text:style-name="_35_">i</text:span><text:span text:style-name="_32_2">s</text:span><text:span text:style-name="_32_9">t</text:span><text:span text:style-name="_37_">a</text:span><text:span text:style-name="_32_4">n</text:span><text:span text:style-name="_33_0">c</text:span><text:span text:style-name="_31_2">e</text:span><text:span text:style-name="_31_7">.</text:span><text:span text:style-name="_32_5"> </text:span><text:span text:style-name="_35_">T</text:span><text:span text:style-name="_32_4">h</text:span><text:span text:style-name="_33_1">a</text:span><text:span text:style-name="_39_">t</text:span><text:span text:style-name="_31_3"> </text:span><text:span text:style-name="_33_4">s</text:span><text:span text:style-name="_31_2">e</text:span><text:span text:style-name="_32_3">e</text:span><text:span text:style-name="_33_3">m</text:span><text:span text:style-name="_31_2">e</text:span><text:span text:style-name="_31_7">d</text:span><text:span text:style-name="_32_5"> </text:span><text:span text:style-name="_35_">a</text:span><text:span text:style-name="_31_3"> </text:span><text:span text:style-name="_33_5">g</text:span><text:span text:style-name="_31_2">o</text:span><text:span text:style-name="_32_0">o</text:span><text:span text:style-name="_33_5">d</text:span><text:span text:style-name="_31_"> </text:span><text:span text:style-name="_32_4">s</text:span><text:span text:style-name="_33_0">c</text:span><text:span text:style-name="_31_2">h</text:span><text:span text:style-name="_31_9">e</text:span><text:span text:style-name="_33_3">m</text:span><text:span text:style-name="_35_">e</text:span><text:span text:style-name="_31_7">.</text:span><text:span text:style-name="_32_5"> </text:span><text:span text:style-name="_35_">T</text:span><text:span text:style-name="_32_0">h</text:span><text:span text:style-name="_33_1">e</text:span><text:span text:style-name="_35_">y</text:span><text:span text:style-name="_31_3"> </text:span><text:span text:style-name="_33_2">p</text:span><text:span text:style-name="_39_">r</text:span><text:span text:style-name="_32_3">o</text:span><text:span text:style-name="_33_3">m</text:span><text:span text:style-name="_35_">i</text:span><text:span text:style-name="_31_8">s</text:span><text:span text:style-name="_33_2">e</text:span><text:span text:style-name="_35_">d</text:span><text:span text:style-name="_31_3"> </text:span><text:span text:style-name="_32_9">t</text:span><text:span text:style-name="_39_">o</text:span><text:span text:style-name="_31_3"> </text:span><text:span text:style-name="_33_1">h</text:span><text:span text:style-name="_31_2">a</text:span><text:span text:style-name="_31_8">v</text:span><text:span text:style-name="_33_2">e</text:span><text:span text:style-name="_31_"> </text:span><text:span text:style-name="_31_7">t</text:span><text:span text:style-name="_33_6">h</text:span><text:span text:style-name="_31_1">e</text:span><text:span text:style-name="_31_3"> </text:span><text:span text:style-name="_33_3">w</text:span><text:span text:style-name="_38_">h</text:span><text:span text:style-name="_32_3">o</text:span><text:span text:style-name="_33_3">l</text:span><text:span text:style-name="_35_">e</text:span><text:span text:style-name="_31_3"> </text:span><text:span text:style-name="_33_3">t</text:span><text:span text:style-name="_38_">h</text:span><text:span text:style-name="_31_7">i</text:span><text:span text:style-name="_33_1">n</text:span><text:span text:style-name="_35_">g</text:span><text:span text:style-name="_31_3"> </text:span><text:span text:style-name="_33_3">f</text:span><text:span text:style-name="_39_">i</text:span><text:span text:style-name="_32_3">n</text:span><text:span text:style-name="_32_9">i</text:span><text:span text:style-name="_38_">s</text:span><text:span text:style-name="_32_3">h</text:span><text:span text:style-name="_33_6">e</text:span><text:span text:style-name="_39_">d</text:span><text:span text:style-name="_31_3"> </text:span><text:span text:style-name="_32_9">i</text:span><text:span text:style-name="_35_">n</text:span><text:span text:style-name="_31_3"> </text:span><text:span text:style-name="_33_3">t</text:span><text:span text:style-name="_31_1">e</text:span><text:span text:style-name="_32_4">n</text:span><text:span text:style-name="_32_5"> </text:span><text:span text:style-name="_31_1">d</text:span><text:span text:style-name="_32_0">a</text:span><text:span text:style-name="_33_4">y</text:span><text:span text:style-name="_31_2">s</text:span><text:span text:style-name="_32_1">.</text:span><text:span text:style-name="_32_5"> </text:span><text:span text:style-name="_35_">T</text:span><text:span text:style-name="_32_0">h</text:span><text:span text:style-name="_33_1">e</text:span><text:span text:style-name="_35_">y</text:span><text:span text:style-name="_31_3"> </text:span><text:span text:style-name="_33_5">b</text:span><text:span text:style-name="_38_">e</text:span><text:span text:style-name="_31_9">g</text:span><text:span text:style-name="_33_6">a</text:span><text:span text:style-name="_39_">n</text:span><text:span text:style-name="_31_3"> </text:span><text:span text:style-name="_32_9">w</text:span><text:span text:style-name="_37_">o</text:span><text:span text:style-name="_31_7">r</text:span><text:span text:style-name="_33_6">k</text:span><text:span text:style-name="_35_">,</text:span><text:span text:style-name="_31_3"> </text:span><text:span text:style-name="_33_1">a</text:span><text:span text:style-name="_31_2">n</text:span><text:span text:style-name="_32_1">d</text:span><text:span text:style-name="_32_5"> </text:span><text:span text:style-name="_35_">w</text:span><text:span text:style-name="_31_7">e</text:span><text:span text:style-name="_32_5"> </text:span><text:span text:style-name="_35_">l</text:span><text:span text:style-name="_32_1">e</text:span><text:span text:style-name="_32_9">f</text:span><text:span text:style-name="_39_">t</text:span><text:span text:style-name="_31_3"> </text:span><text:span text:style-name="_33_3">f</text:span><text:span text:style-name="_39_">o</text:span><text:span text:style-name="_32_1">r</text:span><text:span text:style-name="_32_5"> </text:span><text:span text:style-name="_39_">t</text:span><text:span text:style-name="_32_3">h</text:span><text:span text:style-name="_33_2">e</text:span><text:span text:style-name="_31_"> </text:span><text:span text:style-name="_32_2">s</text:span><text:span text:style-name="_33_6">u</text:span><text:span text:style-name="_35_">m</text:span><text:span text:style-name="_31_7">m</text:span><text:span text:style-name="_32_9">e</text:span><text:span text:style-name="_35_">r</text:span><text:span text:style-name="_31_7">.</text:span><text:span text:style-name="_32_5"> </text:span><text:span text:style-name="_39_">T</text:span><text:span text:style-name="_32_0">h</text:span><text:span text:style-name="_33_5">e</text:span><text:span text:style-name="_39_">y</text:span><text:span text:style-name="_31_3"> </text:span><text:span text:style-name="_33_3">w</text:span><text:span text:style-name="_31_2">o</text:span><text:span text:style-name="_31_7">r</text:span><text:span text:style-name="_33_4">k</text:span><text:span text:style-name="_31_2">e</text:span><text:span text:style-name="_31_9">d</text:span><text:span text:style-name="_32_5"> </text:span><text:span text:style-name="_35_">a</text:span><text:span text:style-name="_31_3"> </text:span><text:span text:style-name="_33_2">c</text:span><text:span text:style-name="_37_">o</text:span><text:span text:style-name="_31_9">u</text:span><text:span text:style-name="_33_2">p</text:span><text:span text:style-name="_39_">l</text:span><text:span text:style-name="_31_7">e</text:span><text:span text:style-name="_32_5"> </text:span><text:span text:style-name="_39_">o</text:span><text:span text:style-name="_32_1">f</text:span><text:span text:style-name="_32_5"> </text:span><text:span text:style-name="_38_">d</text:span><text:span text:style-name="_32_3">a</text:span><text:span text:style-name="_33_6">y</text:span><text:span text:style-name="_36_">s</text:span><text:span text:style-name="_32_1">;</text:span><text:span text:style-name="_32_5"> </text:span><text:span text:style-name="_39_">t</text:span><text:span text:style-name="_31_9">h</text:span><text:span text:style-name="_33_6">e</text:span><text:span text:style-name="_39_">n</text:span><text:span text:style-name="_31_3"> </text:span><text:span text:style-name="_32_9">t</text:span><text:span text:style-name="_37_">h</text:span><text:span text:style-name="_32_0">e</text:span><text:span text:style-name="_32_9">y</text:span><text:span text:style-name="_31_"> </text:span><text:span text:style-name="_32_1">l</text:span><text:span text:style-name="_32_9">e</text:span><text:span text:style-name="_35_">f</text:span><text:span text:style-name="_31_7">t</text:span><text:span text:style-name="_32_5"> </text:span><text:span text:style-name="_39_">f</text:span><text:span text:style-name="_31_7">o</text:span><text:span text:style-name="_32_9">r</text:span><text:span text:style-name="_31_"> </text:span><text:span text:style-name="_31_7">t</text:span><text:span text:style-name="_33_5">h</text:span><text:span text:style-name="_31_2">e</text:span><text:span text:style-name="_31_3"> </text:span><text:span text:style-name="_33_6">s</text:span><text:span text:style-name="_37_">u</text:span><text:span text:style-name="_31_7">m</text:span><text:span text:style-name="_32_9">m</text:span><text:span text:style-name="_35_">e</text:span><text:span text:style-name="_31_7">r</text:span><text:span text:style-name="_32_9">.</text:span><text:span text:style-name="_31_"> </text:span><text:span text:style-name="_32_1">A</text:span><text:span text:style-name="_33_3">f</text:span><text:span text:style-name="_39_">t</text:span><text:span text:style-name="_32_1">e</text:span><text:span text:style-name="_32_9">r</text:span><text:span text:style-name="_31_"> </text:span><text:span text:style-name="_31_7">w</text:span><text:span text:style-name="_33_6">h</text:span><text:span text:style-name="_39_">i</text:span><text:span text:style-name="_32_2">c</text:span><text:span text:style-name="_32_9">h</text:span><text:span text:style-name="_31_"> </text:span><text:span text:style-name="_31_7">t</text:span><text:span text:style-name="_33_1">h</text:span><text:span text:style-name="_31_2">e</text:span><text:span text:style-name="_31_3"> </text:span><text:span text:style-name="_33_6">b</text:span><text:span text:style-name="_31_1">u</text:span><text:span text:style-name="_32_1">r</text:span><text:span text:style-name="_33_5">g</text:span><text:span text:style-name="_35_">l</text:span><text:span text:style-name="_32_4">a</text:span><text:span text:style-name="_32_9">r</text:span><text:span text:style-name="_39_">s</text:span><text:span text:style-name="_31_3"> </text:span><text:span text:style-name="_33_3">m</text:span><text:span text:style-name="_37_">o</text:span><text:span text:style-name="_32_4">v</text:span><text:span text:style-name="_33_1">e</text:span><text:span text:style-name="_31_2">d</text:span><text:span text:style-name="_31_3"> </text:span><text:span text:style-name="_32_9">i</text:span><text:span text:style-name="_39_">n</text:span><text:span text:style-name="_32_1">,</text:span><text:span text:style-name="_32_5"> </text:span><text:span text:style-name="_31_2">a</text:span><text:span text:style-name="_32_3">n</text:span><text:span text:style-name="_32_9">d</text:span><text:span text:style-name="_31_"> </text:span><text:span text:style-name="_31_9">b</text:span><text:span text:style-name="_33_2">e</text:span><text:span text:style-name="_31_1">g</text:span><text:span text:style-name="_32_4">a</text:span><text:span text:style-name="_32_9">n</text:span><text:span text:style-name="_31_"> </text:span><text:span text:style-name="_32_1">t</text:span><text:span text:style-name="_33_6">h</text:span><text:span text:style-name="_37_">e</text:span><text:span text:style-name="_32_1">i</text:span><text:span text:style-name="_32_9">r</text:span><text:span text:style-name="_31_"> </text:span><text:span text:style-name="_32_0">s</text:span><text:span text:style-name="_33_1">u</text:span><text:span text:style-name="_35_">m</text:span><text:span text:style-name="_31_7">m</text:span><text:span text:style-name="_33_3">e</text:span><text:span text:style-name="_39_">r</text:span><text:span text:style-name="_31_3"> </text:span><text:span text:style-name="_33_4">v</text:span><text:span text:style-name="_38_">a</text:span><text:span text:style-name="_32_0">c</text:span><text:span text:style-name="_33_1">a</text:span><text:span text:style-name="_39_">t</text:span><text:span text:style-name="_32_1">i</text:span><text:span text:style-name="_33_2">o</text:span><text:span text:style-name="_37_">n</text:span><text:span text:style-name="_31_7">.</text:span><text:span text:style-name="_32_5"> </text:span><text:span text:style-name="_39_">W</text:span><text:span text:style-name="_32_3">h</text:span><text:span text:style-name="_33_6">e</text:span><text:span text:style-name="_39_">n</text:span><text:span text:style-name="_31_3"> </text:span><text:span text:style-name="_32_9">w</text:span><text:span text:style-name="_35_">e</text:span><text:span text:style-name="_31_3"> </text:span><text:span text:style-name="_33_3">r</text:span><text:span text:style-name="_37_">e</text:span><text:span text:style-name="_31_7">t</text:span><text:span text:style-name="_33_6">u</text:span><text:span text:style-name="_35_">r</text:span><text:span text:style-name="_32_4">n</text:span><text:span text:style-name="_33_1">e</text:span><text:span text:style-name="_35_">d</text:span><text:span text:style-name="_31_3"> </text:span><text:span text:style-name="_33_3">i</text:span><text:span text:style-name="_35_">n</text:span><text:span text:style-name="_31_3"> </text:span><text:span text:style-name="_32_9">t</text:span><text:span text:style-name="_38_">h</text:span><text:span text:style-name="_32_3">e</text:span><text:span text:style-name="_32_5"> </text:span><text:span text:style-name="_39_">f</text:span><text:span text:style-name="_32_1">a</text:span><text:span text:style-name="_32_9">l</text:span><text:span text:style-name="_35_">l</text:span><text:span text:style-name="_31_7">,</text:span><text:span text:style-name="_32_5"> </text:span><text:span text:style-name="_39_">t</text:span><text:span text:style-name="_32_3">h</text:span><text:span text:style-name="_33_6">e</text:span><text:span text:style-name="_31_"> </text:span><text:span text:style-name="_31_9">h</text:span><text:span text:style-name="_33_2">o</text:span><text:span text:style-name="_31_1">u</text:span><text:span text:style-name="_32_4">s</text:span><text:span text:style-name="_32_9">e</text:span><text:span text:style-name="_31_"> </text:span><text:span text:style-name="_32_1">w</text:span><text:span text:style-name="_33_2">a</text:span><text:span text:style-name="_31_0">s</text:span><text:span text:style-name="_31_3"> </text:span><text:span text:style-name="_33_2">a</text:span><text:span text:style-name="_36_">s</text:span><text:span text:style-name="_31_3"> </text:span><text:span text:style-name="_33_6">e</text:span><text:span text:style-name="_35_">m</text:span><text:span text:style-name="_32_3">p</text:span><text:span text:style-name="_33_3">t</text:span><text:span text:style-name="_39_">y</text:span><text:span text:style-name="_31_3"> </text:span><text:span text:style-name="_33_6">a</text:span><text:span text:style-name="_36_">s</text:span><text:span text:style-name="_31_3"> </text:span><text:span text:style-name="_32_9">a</text:span><text:span text:style-name="_31_"> </text:span><text:span text:style-name="_32_4">b</text:span><text:span text:style-name="_33_1">e</text:span><text:span text:style-name="_35_">e</text:span><text:span text:style-name="_31_7">r</text:span><text:span text:style-name="_32_5"> </text:span><text:span text:style-name="_38_">c</text:span><text:span text:style-name="_31_7">l</text:span><text:span text:style-name="_33_5">o</text:span><text:span text:style-name="_38_">s</text:span><text:span text:style-name="_31_9">e</text:span><text:span text:style-name="_32_9">t</text:span><text:span text:style-name="_31_"> </text:span><text:span text:style-name="_32_1">i</text:span><text:span text:style-name="_33_3">n</text:span><text:span text:style-name="_31_"> </text:span><text:span text:style-name="_32_4">p</text:span><text:span text:style-name="_33_3">r</text:span><text:span text:style-name="_37_">e</text:span><text:span text:style-name="_31_7">m</text:span><text:span text:style-name="_32_9">i</text:span><text:span text:style-name="_38_">s</text:span><text:span text:style-name="_32_3">e</text:span><text:span text:style-name="_32_9">s</text:span><text:span text:style-name="_31_"> </text:span><text:span text:style-name="_31_7">w</text:span><text:span text:style-name="_33_6">h</text:span><text:span text:style-name="_37_">e</text:span><text:span text:style-name="_32_1">r</text:span><text:span text:style-name="_33_3">e</text:span><text:span text:style-name="_31_"> </text:span><text:span text:style-name="_32_3">p</text:span><text:span text:style-name="_33_2">a</text:span><text:span text:style-name="_39_">i</text:span><text:span text:style-name="_32_4">n</text:span><text:span text:style-name="_33_3">t</text:span><text:span text:style-name="_31_1">e</text:span><text:span text:style-name="_32_1">r</text:span><text:span text:style-name="_32_9">s</text:span><text:span text:style-name="_31_"> </text:span><text:span text:style-name="_32_3">h</text:span><text:span text:style-name="_33_6">a</text:span><text:span text:style-name="_31_2">v</text:span><text:span text:style-name="_31_9">e</text:span><text:span text:style-name="_32_5"> </text:span><text:span text:style-name="_31_1">b</text:span><text:span text:style-name="_32_4">e</text:span><text:span text:style-name="_33_6">e</text:span><text:span text:style-name="_31_1">n</text:span><text:span text:style-name="_31_3"> </text:span><text:span text:style-name="_32_9">a</text:span><text:span text:style-name="_35_">t</text:span><text:span text:style-name="_31_3"> </text:span><text:span text:style-name="_33_3">w</text:span><text:span text:style-name="_31_2">o</text:span><text:span text:style-name="_32_1">r</text:span><text:span text:style-name="_33_4">k</text:span><text:span text:style-name="_39_">.</text:span><text:span text:style-name="_31_3"> </text:span><text:span text:style-name="_32_9">W</text:span><text:span text:style-name="_35_">e</text:span><text:span text:style-name="_31_3"> </text:span><text:span text:style-name="_33_3">r</text:span><text:span text:style-name="_37_">e</text:span><text:span text:style-name="_31_7">f</text:span><text:span text:style-name="_33_2">u</text:span><text:span text:style-name="_39_">r</text:span><text:span text:style-name="_32_0">n</text:span><text:span text:style-name="_33_3">i</text:span><text:span text:style-name="_31_0">s</text:span><text:span text:style-name="_31_9">h</text:span><text:span text:style-name="_33_2">e</text:span><text:span text:style-name="_39_">d</text:span><text:span text:style-name="_31_7">,</text:span><text:span text:style-name="_32_5"> </text:span><text:span text:style-name="_37_">a</text:span><text:span text:style-name="_32_0">n</text:span><text:span text:style-name="_32_9">d</text:span><text:span text:style-name="_31_"> </text:span><text:span text:style-name="_31_7">t</text:span><text:span text:style-name="_33_6">h</text:span><text:span text:style-name="_31_1">e</text:span><text:span text:style-name="_32_1">n</text:span><text:span text:style-name="_32_5"> </text:span><text:span text:style-name="_36_">s</text:span><text:span text:style-name="_32_0">e</text:span><text:span text:style-name="_32_9">n</text:span><text:span text:style-name="_35_">t</text:span><text:span text:style-name="_31_3"> </text:span><text:span text:style-name="_33_1">d</text:span><text:span text:style-name="_31_2">o</text:span><text:span text:style-name="_32_1">w</text:span><text:span text:style-name="_32_9">n</text:span><text:span text:style-name="_31_"> </text:span><text:span text:style-name="_31_7">t</text:span><text:span text:style-name="_32_9">o</text:span><text:span text:style-name="_31_"> </text:span><text:span text:style-name="_32_3">h</text:span><text:span text:style-name="_33_2">u</text:span><text:span text:style-name="_35_">r</text:span><text:span text:style-name="_32_1">r</text:span><text:span text:style-name="_32_9">y</text:span><text:span text:style-name="_31_"> </text:span><text:span text:style-name="_32_3">u</text:span><text:span text:style-name="_33_2">p</text:span><text:span text:style-name="_31_"> </text:span><text:span text:style-name="_32_1">t</text:span><text:span text:style-name="_33_6">h</text:span><text:span text:style-name="_37_">e</text:span><text:span text:style-name="_31_3"> </text:span><text:span text:style-name="_33_6">e</text:span><text:span text:style-name="_31_0">x</text:span><text:span text:style-name="_31_9">p</text:span><text:span text:style-name="_33_6">e</text:span><text:span text:style-name="_35_">r</text:span><text:span text:style-name="_32_1">t</text:span><text:span text:style-name="_32_9">.</text:span><text:span text:style-name="_31_"> </text:span><text:span text:style-name="_31_7">H</text:span><text:span text:style-name="_32_9">e</text:span><text:span text:style-name="_31_"> </text:span><text:span text:style-name="_31_8">c</text:span><text:span text:style-name="_33_2">a</text:span><text:span text:style-name="_35_">m</text:span><text:span text:style-name="_31_7">e</text:span><text:span text:style-name="_32_5"> </text:span><text:span text:style-name="_37_">u</text:span><text:span text:style-name="_32_4">p</text:span><text:span text:style-name="_32_5"> </text:span><text:span text:style-name="_38_">a</text:span><text:span text:style-name="_32_3">n</text:span><text:span text:style-name="_32_9">d</text:span><text:span text:style-name="_31_"> </text:span><text:span text:style-name="_32_1">f</text:span><text:span text:style-name="_32_9">i</text:span><text:span text:style-name="_31_1">n</text:span><text:span text:style-name="_32_1">i</text:span><text:span text:style-name="_33_2">s</text:span><text:span text:style-name="_38_">h</text:span><text:span text:style-name="_31_9">e</text:span><text:span text:style-name="_33_3">d</text:span><text:span text:style-name="_31_"> </text:span><text:span text:style-name="_31_7">t</text:span><text:span text:style-name="_33_2">h</text:span><text:span text:style-name="_31_1">e</text:span><text:span text:style-name="_31_3"> </text:span><text:span text:style-name="_33_3">j</text:span><text:span text:style-name="_38_">o</text:span><text:span text:style-name="_32_3">b</text:span><text:span text:style-name="_32_9">,</text:span><text:span text:style-name="_31_"> </text:span><text:span text:style-name="_31_9">a</text:span><text:span text:style-name="_33_6">n</text:span><text:span text:style-name="_35_">d</text:span><text:span text:style-name="_31_3"> </text:span><text:span text:style-name="_33_0">s</text:span><text:span text:style-name="_38_">a</text:span><text:span text:style-name="_31_7">i</text:span><text:span text:style-name="_33_3">d</text:span><text:span text:style-name="_35_">:</text:span><text:span text:style-name="_31_3"> </text:span><text:span text:style-name="_32_9">'</text:span><text:span text:style-name="_35_">N</text:span><text:span text:style-name="_31_7">o</text:span><text:span text:style-name="_33_3">w</text:span><text:span text:style-name="_31_"> </text:span><text:span text:style-name="_31_7">t</text:span><text:span text:style-name="_33_2">h</text:span><text:span text:style-name="_39_">i</text:span><text:span text:style-name="_32_2">s</text:span><text:span text:style-name="_32_5"> </text:span><text:span text:style-name="_31_2">c</text:span><text:span text:style-name="_31_7">l</text:span><text:span text:style-name="_33_5">o</text:span><text:span text:style-name="_31_0">c</text:span><text:span text:style-name="_32_4">k</text:span><text:span text:style-name="_32_5"> </text:span><text:span text:style-name="_39_">i</text:span><text:span text:style-name="_31_7">s</text:span><text:span text:style-name="_32_5"> </text:span><text:span text:style-name="_36_">s</text:span><text:span text:style-name="_32_4">e</text:span><text:span text:style-name="_32_9">t</text:span><text:span text:style-name="_31_"> </text:span><text:span text:style-name="_31_7">t</text:span><text:span text:style-name="_32_9">o</text:span><text:span text:style-name="_31_"> </text:span><text:span text:style-name="_32_4">p</text:span><text:span text:style-name="_33_1">u</text:span><text:span text:style-name="_39_">t</text:span><text:span text:style-name="_31_3"> </text:span><text:span text:style-name="_33_6">o</text:span><text:span text:style-name="_37_">n</text:span><text:span text:style-name="_31_3"> </text:span><text:span text:style-name="_32_9">t</text:span><text:span text:style-name="_31_1">h</text:span><text:span text:style-name="_32_4">e</text:span><text:span text:style-name="_32_5"> </text:span><text:span text:style-name="_31_2">a</text:span><text:span text:style-name="_32_1">l</text:span><text:span text:style-name="_33_5">a</text:span><text:span text:style-name="_35_">r</text:span><text:span text:style-name="_31_7">m</text:span><text:span text:style-name="_32_5"> </text:span><text:span text:style-name="_38_">e</text:span><text:span text:style-name="_32_2">v</text:span><text:span text:style-name="_33_1">e</text:span><text:span text:style-name="_39_">r</text:span><text:span text:style-name="_32_0">y</text:span><text:span text:style-name="_32_5"> </text:span><text:span text:style-name="_38_">n</text:span><text:span text:style-name="_32_1">i</text:span><text:span text:style-name="_33_1">g</text:span><text:span text:style-name="_39_">h</text:span><text:span text:style-name="_32_1">t</text:span><text:span text:style-name="_32_5"> </text:span><text:span text:style-name="_35_">a</text:span><text:span text:style-name="_31_7">t</text:span><text:span text:style-name="_32_5"> </text:span><text:span text:style-name="_35_">1</text:span><text:span text:style-name="_31_7">0</text:span><text:span text:style-name="_33_3">,</text:span><text:span text:style-name="_31_"> </text:span><text:span text:style-name="_32_3">a</text:span><text:span text:style-name="_33_6">n</text:span><text:span text:style-name="_35_">d</text:span><text:span text:style-name="_31_3"> </text:span><text:span text:style-name="_33_3">t</text:span><text:span text:style-name="_31_1">a</text:span><text:span text:style-name="_32_0">k</text:span><text:span text:style-name="_32_9">e</text:span><text:span text:style-name="_31_"> </text:span><text:span text:style-name="_31_7">i</text:span><text:span text:style-name="_32_9">t</text:span><text:span text:style-name="_31_"> </text:span><text:span text:style-name="_32_1">o</text:span><text:span text:style-name="_33_3">f</text:span><text:span text:style-name="_39_">f</text:span><text:span text:style-name="_31_3"> </text:span><text:span text:style-name="_33_2">e</text:span><text:span text:style-name="_31_0">v</text:span><text:span text:style-name="_31_9">e</text:span><text:span text:style-name="_32_9">r</text:span><text:span text:style-name="_38_">y</text:span><text:span text:style-name="_31_3"> </text:span><text:span text:style-name="_33_3">m</text:span><text:span text:style-name="_31_1">o</text:span><text:span text:style-name="_31_7">r</text:span><text:span text:style-name="_33_6">n</text:span><text:span text:style-name="_35_">i</text:span><text:span text:style-name="_32_3">n</text:span><text:span text:style-name="_33_6">g</text:span><text:span text:style-name="_31_"> </text:span><text:span text:style-name="_31_7">a</text:span><text:span text:style-name="_32_9">t</text:span><text:span text:style-name="_31_"> </text:span><text:span text:style-name="_32_1">5</text:span><text:span text:style-name="_33_3">:</text:span><text:span text:style-name="_35_">4</text:span><text:span text:style-name="_31_7">5</text:span><text:span text:style-name="_32_9">.</text:span><text:span text:style-name="_31_"> </text:span><text:span text:style-name="_32_1">A</text:span><text:span text:style-name="_33_3">l</text:span><text:span text:style-name="_35_">l</text:span><text:span text:style-name="_31_3"> </text:span><text:span text:style-name="_33_6">y</text:span><text:span text:style-name="_37_">o</text:span><text:span text:style-name="_32_0">u</text:span><text:span text:style-name="_33_3">'</text:span><text:span text:style-name="_36_">v</text:span><text:span text:style-name="_32_1">e</text:span><text:span text:style-name="_32_5"> </text:span><text:span text:style-name="_38_">g</text:span><text:span text:style-name="_32_3">o</text:span><text:span text:style-name="_33_3">t</text:span><text:span text:style-name="_31_"> </text:span><text:span text:style-name="_32_1">t</text:span><text:span text:style-name="_33_3">o</text:span><text:span text:style-name="_31_"> </text:span><text:span text:style-name="_32_3">d</text:span><text:span text:style-name="_33_2">o</text:span><text:span text:style-name="_31_"> </text:span><text:span text:style-name="_32_1">i</text:span><text:span text:style-name="_32_9">s</text:span><text:span text:style-name="_31_"> </text:span><text:span text:style-name="_32_1">t</text:span><text:span text:style-name="_33_3">o</text:span><text:span text:style-name="_31_"> </text:span><text:span text:style-name="_32_1">w</text:span><text:span text:style-name="_33_3">i</text:span><text:span text:style-name="_38_">n</text:span><text:span text:style-name="_31_9">d</text:span><text:span text:style-name="_32_5"> </text:span><text:span text:style-name="_38_">h</text:span><text:span text:style-name="_32_3">e</text:span><text:span text:style-name="_32_9">r</text:span><text:span text:style-name="_31_"> </text:span><text:span text:style-name="_31_9">u</text:span><text:span text:style-name="_33_2">p</text:span><text:span text:style-name="_31_"> </text:span><text:span text:style-name="_31_9">e</text:span><text:span text:style-name="_33_2">v</text:span><text:span text:style-name="_37_">e</text:span><text:span text:style-name="_32_1">r</text:span><text:span text:style-name="_33_2">y</text:span><text:span text:style-name="_31_"> </text:span><text:span text:style-name="_31_7">w</text:span><text:span text:style-name="_33_2">e</text:span><text:span text:style-name="_37_">e</text:span><text:span text:style-name="_32_1">k</text:span><text:span text:style-name="_33_3">,</text:span><text:span text:style-name="_31_"> </text:span><text:span text:style-name="_32_4">a</text:span><text:span text:style-name="_33_1">n</text:span><text:span text:style-name="_35_">d</text:span><text:span text:style-name="_31_3"> </text:span><text:span text:style-name="_33_3">t</text:span><text:span text:style-name="_31_2">h</text:span><text:span text:style-name="_32_3">e</text:span><text:span text:style-name="_32_9">n</text:span><text:span text:style-name="_31_"> </text:span><text:span text:style-name="_32_1">l</text:span><text:span text:style-name="_33_5">e</text:span><text:span text:style-name="_38_">a</text:span><text:span text:style-name="_31_8">v</text:span><text:span text:style-name="_33_2">e</text:span><text:span text:style-name="_31_"> </text:span><text:span text:style-name="_32_0">h</text:span><text:span text:style-name="_33_5">e</text:span><text:span text:style-name="_35_">r</text:span><text:span text:style-name="_31_3"> </text:span><text:span text:style-name="_33_1">a</text:span><text:span text:style-name="_35_">l</text:span><text:span text:style-name="_32_4">o</text:span><text:span text:style-name="_33_5">n</text:span><text:span text:style-name="_31_2">e</text:span>--<text:span text:style-name="_31_"> </text:span><text:span text:style-name="_32_2">s</text:span><text:span text:style-name="_33_2">h</text:span><text:span text:style-name="_35_">e</text:span><text:span text:style-name="_31_3"> </text:span><text:span text:style-name="_33_3">w</text:span><text:span text:style-name="_39_">i</text:span><text:span text:style-name="_32_1">l</text:span><text:span text:style-name="_32_9">l</text:span><text:span text:style-name="_31_"> </text:span><text:span text:style-name="_31_7">t</text:span><text:span text:style-name="_33_2">a</text:span><text:span text:style-name="_36_">k</text:span><text:span text:style-name="_32_1">e</text:span><text:span text:style-name="_32_5"> </text:span><text:span text:style-name="_36_">c</text:span><text:span text:style-name="_32_4">a</text:span><text:span text:style-name="_32_9">r</text:span><text:span text:style-name="_35_">e</text:span><text:span text:style-name="_31_3"> </text:span><text:span text:style-name="_33_3">o</text:span><text:span text:style-name="_39_">f</text:span><text:span text:style-name="_31_3"> </text:span><text:span text:style-name="_32_9">t</text:span><text:span text:style-name="_31_1">h</text:span><text:span text:style-name="_32_0">e</text:span><text:span text:style-name="_32_5"> </text:span><text:span text:style-name="_31_1">a</text:span><text:span text:style-name="_32_1">l</text:span><text:span text:style-name="_33_6">a</text:span><text:span text:style-name="_39_">r</text:span><text:span text:style-name="_31_7">m</text:span><text:span text:style-name="_32_5"> </text:span><text:span text:style-name="_37_">h</text:span><text:span text:style-name="_32_4">e</text:span><text:span text:style-name="_32_9">r</text:span><text:span text:style-name="_31_2">s</text:span><text:span text:style-name="_32_3">e</text:span><text:span text:style-name="_32_9">l</text:span><text:span text:style-name="_35_">f</text:span><text:span text:style-name="_31_7">.</text:span><text:span text:style-name="_33_3">'</text:span></text:p>
      <text:p text:style-name="P1"><text:span text:style-name="_32_1">"</text:span><text:span text:style-name="_32_9">A</text:span><text:span text:style-name="_35_">f</text:span><text:span text:style-name="_31_7">t</text:span><text:span text:style-name="_33_3">e</text:span><text:span text:style-name="_35_">r</text:span><text:span text:style-name="_31_3"> </text:span><text:span text:style-name="_32_9">t</text:span><text:span text:style-name="_31_2">h</text:span><text:span text:style-name="_32_3">a</text:span><text:span text:style-name="_32_9">t</text:span><text:span text:style-name="_31_"> </text:span><text:span text:style-name="_32_1">w</text:span><text:span text:style-name="_33_3">e</text:span><text:span text:style-name="_31_"> </text:span><text:span text:style-name="_32_3">h</text:span><text:span text:style-name="_33_6">a</text:span><text:span text:style-name="_35_">d</text:span><text:span text:style-name="_31_3"> </text:span><text:span text:style-name="_33_3">a</text:span><text:span text:style-name="_31_"> </text:span><text:span text:style-name="_31_7">m</text:span><text:span text:style-name="_33_1">o</text:span><text:span text:style-name="_38_">s</text:span><text:span text:style-name="_31_7">t</text:span><text:span text:style-name="_32_5"> </text:span><text:span text:style-name="_35_">t</text:span><text:span text:style-name="_32_1">r</text:span><text:span text:style-name="_33_2">a</text:span><text:span text:style-name="_31_1">n</text:span><text:span text:style-name="_32_3">q</text:span><text:span text:style-name="_33_6">u</text:span><text:span text:style-name="_39_">i</text:span><text:span text:style-name="_32_1">l</text:span><text:span text:style-name="_32_5"> </text:span><text:span text:style-name="_31_0">s</text:span><text:span text:style-name="_32_4">e</text:span><text:span text:style-name="_33_1">a</text:span><text:span text:style-name="_38_">s</text:span><text:span text:style-name="_31_9">o</text:span><text:span text:style-name="_33_6">n</text:span><text:span text:style-name="_31_"> </text:span><text:span text:style-name="_32_4">d</text:span><text:span text:style-name="_33_5">u</text:span><text:span text:style-name="_35_">r</text:span><text:span text:style-name="_32_1">i</text:span><text:span text:style-name="_33_6">n</text:span><text:span text:style-name="_31_1">g</text:span><text:span text:style-name="_31_3"> </text:span><text:span text:style-name="_32_9">t</text:span><text:span text:style-name="_31_1">h</text:span><text:span text:style-name="_31_7">r</text:span><text:span text:style-name="_33_6">e</text:span><text:span text:style-name="_39_">e</text:span><text:span text:style-name="_31_3"> </text:span><text:span text:style-name="_32_9">m</text:span><text:span text:style-name="_31_1">o</text:span><text:span text:style-name="_32_4">n</text:span><text:span text:style-name="_32_9">t</text:span><text:span text:style-name="_31_1">h</text:span><text:span text:style-name="_32_4">s</text:span><text:span text:style-name="_33_3">.</text:span><text:span text:style-name="_31_"> </text:span><text:span text:style-name="_31_7">T</text:span><text:span text:style-name="_33_1">h</text:span><text:span text:style-name="_31_2">e</text:span><text:span text:style-name="_31_3"> </text:span><text:span text:style-name="_32_9">b</text:span><text:span text:style-name="_39_">i</text:span><text:span text:style-name="_31_7">l</text:span><text:span text:style-name="_32_9">l</text:span><text:span text:style-name="_31_"> </text:span><text:span text:style-name="_32_1">w</text:span><text:span text:style-name="_33_6">a</text:span><text:span text:style-name="_36_">s</text:span><text:span text:style-name="_31_3"> </text:span><text:span text:style-name="_33_2">p</text:span><text:span text:style-name="_35_">r</text:span><text:span text:style-name="_32_3">o</text:span><text:span text:style-name="_33_1">d</text:span><text:span text:style-name="_39_">i</text:span><text:span text:style-name="_32_4">g</text:span><text:span text:style-name="_33_3">i</text:span><text:span text:style-name="_38_">o</text:span><text:span text:style-name="_32_3">u</text:span><text:span text:style-name="_32_9">s</text:span><text:span text:style-name="_35_">,</text:span><text:span text:style-name="_31_3"> </text:span><text:span text:style-name="_33_3">o</text:span><text:span text:style-name="_35_">f</text:span><text:span text:style-name="_31_3"> </text:span><text:span text:style-name="_33_2">c</text:span><text:span text:style-name="_37_">o</text:span><text:span text:style-name="_32_3">u</text:span><text:span text:style-name="_33_3">r</text:span><text:span text:style-name="_31_2">s</text:span><text:span text:style-name="_31_7">e</text:span><text:span text:style-name="_32_9">,</text:span><text:span text:style-name="_31_"> </text:span><text:span text:style-name="_32_0">a</text:span><text:span text:style-name="_33_1">n</text:span><text:span text:style-name="_35_">d</text:span><text:span text:style-name="_31_3"> </text:span><text:span text:style-name="_33_3">I</text:span><text:span text:style-name="_31_"> </text:span><text:span text:style-name="_32_4">h</text:span><text:span text:style-name="_33_1">a</text:span><text:span text:style-name="_35_">d</text:span><text:span text:style-name="_31_3"> </text:span><text:span text:style-name="_33_4">s</text:span><text:span text:style-name="_31_2">a</text:span><text:span text:style-name="_32_1">i</text:span><text:span text:style-name="_33_3">d</text:span><text:span text:style-name="_31_"> </text:span><text:span text:style-name="_32_1">I</text:span><text:span text:style-name="_32_5"> </text:span><text:span text:style-name="_35_">w</text:span><text:span text:style-name="_32_0">o</text:span><text:span text:style-name="_33_1">u</text:span><text:span text:style-name="_39_">l</text:span><text:span text:style-name="_31_7">d</text:span><text:span text:style-name="_32_5"> </text:span><text:span text:style-name="_38_">n</text:span><text:span text:style-name="_31_9">o</text:span><text:span text:style-name="_32_9">t</text:span><text:span text:style-name="_31_"> </text:span><text:span text:style-name="_32_0">p</text:span><text:span text:style-name="_33_5">a</text:span><text:span text:style-name="_35_">y</text:span><text:span text:style-name="_31_3"> </text:span><text:span text:style-name="_32_9">i</text:span><text:span text:style-name="_35_">t</text:span><text:span text:style-name="_31_3"> </text:span><text:span text:style-name="_33_5">u</text:span><text:span text:style-name="_31_2">n</text:span><text:span text:style-name="_32_1">t</text:span><text:span text:style-name="_32_9">i</text:span><text:span text:style-name="_35_">l</text:span><text:span text:style-name="_31_3"> </text:span><text:span text:style-name="_32_9">t</text:span><text:span text:style-name="_37_">h</text:span><text:span text:style-name="_32_0">e</text:span><text:span text:style-name="_32_5"> </text:span><text:span text:style-name="_37_">n</text:span><text:span text:style-name="_32_0">e</text:span><text:span text:style-name="_33_3">w</text:span><text:span text:style-name="_31_"> </text:span><text:span text:style-name="_31_7">m</text:span><text:span text:style-name="_33_6">a</text:span><text:span text:style-name="_31_0">c</text:span><text:span text:style-name="_32_3">h</text:span><text:span text:style-name="_33_3">i</text:span><text:span text:style-name="_31_2">n</text:span><text:span text:style-name="_32_3">e</text:span><text:span text:style-name="_32_9">r</text:span><text:span text:style-name="_31_2">y</text:span><text:span text:style-name="_31_3"> </text:span><text:span text:style-name="_33_6">h</text:span><text:span text:style-name="_31_1">a</text:span><text:span text:style-name="_32_1">d</text:span><text:span text:style-name="_32_5"> </text:span><text:span text:style-name="_31_1">p</text:span><text:span text:style-name="_32_1">r</text:span><text:span text:style-name="_33_6">o</text:span><text:span text:style-name="_38_">v</text:span><text:span text:style-name="_32_3">e</text:span><text:span text:style-name="_32_9">d</text:span><text:span text:style-name="_31_"> </text:span><text:span text:style-name="_31_7">i</text:span><text:span text:style-name="_32_9">t</text:span><text:span text:style-name="_38_">s</text:span><text:span text:style-name="_31_9">e</text:span><text:span text:style-name="_32_9">l</text:span><text:span text:style-name="_35_">f</text:span><text:span text:style-name="_31_3"> </text:span><text:span text:style-name="_32_9">t</text:span><text:span text:style-name="_39_">o</text:span><text:span text:style-name="_31_3"> </text:span><text:span text:style-name="_33_1">b</text:span><text:span text:style-name="_31_2">e</text:span><text:span text:style-name="_31_3"> </text:span><text:span text:style-name="_32_9">f</text:span><text:span text:style-name="_39_">l</text:span><text:span text:style-name="_31_9">a</text:span><text:span text:style-name="_33_3">w</text:span><text:span text:style-name="_35_">l</text:span><text:span text:style-name="_32_4">e</text:span><text:span text:style-name="_33_0">s</text:span><text:span text:style-name="_38_">s</text:span><text:span text:style-name="_31_7">.</text:span><text:span text:style-name="_32_5"> </text:span><text:span text:style-name="_35_">T</text:span><text:span text:style-name="_32_3">h</text:span><text:span text:style-name="_33_6">e</text:span><text:span text:style-name="_31_"> </text:span><text:span text:style-name="_32_1">t</text:span><text:span text:style-name="_32_9">i</text:span><text:span text:style-name="_39_">m</text:span><text:span text:style-name="_32_1">e</text:span><text:span text:style-name="_32_5"> </text:span><text:span text:style-name="_36_">s</text:span><text:span text:style-name="_31_7">t</text:span><text:span text:style-name="_32_9">i</text:span><text:span text:style-name="_31_2">p</text:span><text:span text:style-name="_32_0">u</text:span><text:span text:style-name="_32_9">l</text:span><text:span text:style-name="_37_">a</text:span><text:span text:style-name="_32_1">t</text:span><text:span text:style-name="_33_1">e</text:span><text:span text:style-name="_38_">d</text:span><text:span text:style-name="_31_3"> </text:span><text:span text:style-name="_33_3">w</text:span><text:span text:style-name="_31_2">a</text:span><text:span text:style-name="_32_2">s</text:span><text:span text:style-name="_32_5"> </text:span><text:span text:style-name="_39_">t</text:span><text:span text:style-name="_31_9">h</text:span><text:span text:style-name="_32_9">r</text:span><text:span text:style-name="_38_">e</text:span><text:span text:style-name="_31_7">e</text:span><text:span text:style-name="_32_5"> </text:span><text:span text:style-name="_35_">m</text:span><text:span text:style-name="_32_0">o</text:span><text:span text:style-name="_33_1">n</text:span><text:span text:style-name="_35_">t</text:span><text:span text:style-name="_32_3">h</text:span><text:span text:style-name="_33_2">s</text:span><text:span text:style-name="_39_">.</text:span><text:span text:style-name="_31_3"> </text:span><text:span text:style-name="_33_3">S</text:span><text:span text:style-name="_39_">o</text:span><text:span text:style-name="_31_3"> </text:span><text:span text:style-name="_32_9">I</text:span><text:span text:style-name="_31_"> </text:span><text:span text:style-name="_32_3">p</text:span><text:span text:style-name="_33_6">a</text:span><text:span text:style-name="_39_">i</text:span><text:span text:style-name="_31_7">d</text:span><text:span text:style-name="_32_5"> </text:span><text:span text:style-name="_35_">t</text:span><text:span text:style-name="_31_9">h</text:span><text:span text:style-name="_33_6">e</text:span><text:span text:style-name="_31_"> </text:span><text:span text:style-name="_32_1">b</text:span><text:span text:style-name="_33_3">i</text:span><text:span text:style-name="_35_">l</text:span><text:span text:style-name="_32_1">l</text:span><text:span text:style-name="_32_9">,</text:span><text:span text:style-name="_31_"> </text:span><text:span text:style-name="_32_4">a</text:span><text:span text:style-name="_33_1">n</text:span><text:span text:style-name="_39_">d</text:span><text:span text:style-name="_31_3"> </text:span><text:span text:style-name="_33_3">t</text:span><text:span text:style-name="_31_2">h</text:span><text:span text:style-name="_32_3">e</text:span><text:span text:style-name="_32_5"> </text:span><text:span text:style-name="_36_">v</text:span><text:span text:style-name="_32_0">e</text:span><text:span text:style-name="_33_3">r</text:span><text:span text:style-name="_35_">y</text:span><text:span text:style-name="_31_3"> </text:span><text:span text:style-name="_33_1">n</text:span><text:span text:style-name="_31_2">e</text:span><text:span text:style-name="_32_1">x</text:span><text:span text:style-name="_32_9">t</text:span><text:span text:style-name="_31_"> </text:span><text:span text:style-name="_31_9">d</text:span><text:span text:style-name="_33_6">a</text:span><text:span text:style-name="_35_">y</text:span><text:span text:style-name="_31_3"> </text:span><text:span text:style-name="_32_9">t</text:span><text:span text:style-name="_37_">h</text:span><text:span text:style-name="_32_4">e</text:span><text:span text:style-name="_32_5"> </text:span><text:span text:style-name="_37_">a</text:span><text:span text:style-name="_32_1">l</text:span><text:span text:style-name="_33_6">a</text:span><text:span text:style-name="_35_">r</text:span><text:span text:style-name="_32_1">m</text:span><text:span text:style-name="_32_5"> </text:span><text:span text:style-name="_39_">w</text:span><text:span text:style-name="_32_0">e</text:span><text:span text:style-name="_33_5">n</text:span><text:span text:style-name="_39_">t</text:span><text:span text:style-name="_31_3"> </text:span><text:span text:style-name="_32_9">t</text:span><text:span text:style-name="_39_">o</text:span><text:span text:style-name="_31_3"> </text:span><text:span text:style-name="_33_1">b</text:span><text:span text:style-name="_31_2">u</text:span><text:span text:style-name="_32_4">z</text:span><text:span text:style-name="_33_4">z</text:span><text:span text:style-name="_35_">i</text:span><text:span text:style-name="_31_9">n</text:span><text:span text:style-name="_33_2">g</text:span><text:span text:style-name="_31_"> </text:span><text:span text:style-name="_32_1">l</text:span><text:span text:style-name="_32_9">i</text:span><text:span text:style-name="_31_0">k</text:span><text:span text:style-name="_32_4">e</text:span><text:span text:style-name="_32_5"> </text:span><text:span text:style-name="_39_">t</text:span><text:span text:style-name="_32_4">e</text:span><text:span text:style-name="_33_1">n</text:span><text:span text:style-name="_31_"> </text:span><text:span text:style-name="_32_1">t</text:span><text:span text:style-name="_33_1">h</text:span><text:span text:style-name="_31_2">o</text:span><text:span text:style-name="_31_9">u</text:span><text:span text:style-name="_33_6">s</text:span><text:span text:style-name="_38_">a</text:span><text:span text:style-name="_31_9">n</text:span><text:span text:style-name="_32_9">d</text:span><text:span text:style-name="_31_"> </text:span><text:span text:style-name="_32_4">b</text:span><text:span text:style-name="_33_1">e</text:span><text:span text:style-name="_39_">e</text:span><text:span text:style-name="_31_3"> </text:span><text:span text:style-name="_33_6">s</text:span><text:span text:style-name="_35_">w</text:span><text:span text:style-name="_31_9">a</text:span><text:span text:style-name="_32_9">r</text:span><text:span text:style-name="_39_">m</text:span><text:span text:style-name="_32_1">s</text:span><text:span text:style-name="_32_5"> </text:span><text:span text:style-name="_35_">a</text:span><text:span text:style-name="_31_7">t</text:span><text:span text:style-name="_32_5"> </text:span><text:span text:style-name="_39_">t</text:span><text:span text:style-name="_32_0">e</text:span><text:span text:style-name="_33_5">n</text:span><text:span text:style-name="_31_"> </text:span><text:span text:style-name="_32_0">o</text:span><text:span text:style-name="_33_3">'</text:span><text:span text:style-name="_36_">c</text:span><text:span text:style-name="_31_7">l</text:span><text:span text:style-name="_33_1">o</text:span><text:span text:style-name="_38_">c</text:span><text:span text:style-name="_31_7">k</text:span><text:span text:style-name="_32_5"> </text:span><text:span text:style-name="_39_">i</text:span><text:span text:style-name="_31_7">n</text:span><text:span text:style-name="_32_5"> </text:span><text:span text:style-name="_35_">t</text:span><text:span text:style-name="_32_4">h</text:span><text:span text:style-name="_33_5">e</text:span><text:span text:style-name="_31_"> </text:span><text:span text:style-name="_32_1">m</text:span><text:span text:style-name="_33_1">o</text:span><text:span text:style-name="_39_">r</text:span><text:span text:style-name="_32_0">n</text:span><text:span text:style-name="_32_9">i</text:span><text:span text:style-name="_37_">n</text:span><text:span text:style-name="_32_0">g</text:span><text:span text:style-name="_33_3">.</text:span><text:span text:style-name="_31_"> </text:span><text:span text:style-name="_32_1">I</text:span><text:span text:style-name="_32_5"> </text:span><text:span text:style-name="_35_">t</text:span><text:span text:style-name="_31_9">u</text:span><text:span text:style-name="_33_3">r</text:span><text:span text:style-name="_38_">n</text:span><text:span text:style-name="_32_0">e</text:span><text:span text:style-name="_33_1">d</text:span><text:span text:style-name="_31_"> </text:span><text:span text:style-name="_32_1">t</text:span><text:span text:style-name="_33_5">h</text:span><text:span text:style-name="_38_">e</text:span><text:span text:style-name="_31_3"> </text:span><text:span text:style-name="_33_6">h</text:span><text:span text:style-name="_31_1">a</text:span><text:span text:style-name="_32_0">n</text:span><text:span text:style-name="_33_1">d</text:span><text:span text:style-name="_35_">s</text:span><text:span text:style-name="_31_3"> </text:span><text:span text:style-name="_33_6">a</text:span><text:span text:style-name="_39_">r</text:span><text:span text:style-name="_31_9">o</text:span><text:span text:style-name="_33_2">u</text:span><text:span text:style-name="_31_1">n</text:span><text:span text:style-name="_32_1">d</text:span><text:span text:style-name="_32_5"> </text:span><text:span text:style-name="_35_">t</text:span><text:span text:style-name="_32_1">w</text:span><text:span text:style-name="_33_2">e</text:span><text:span text:style-name="_35_">l</text:span><text:span text:style-name="_32_2">v</text:span><text:span text:style-name="_32_9">e</text:span><text:span text:style-name="_31_"> </text:span><text:span text:style-name="_32_4">h</text:span><text:span text:style-name="_33_1">o</text:span><text:span text:style-name="_38_">u</text:span><text:span text:style-name="_31_7">r</text:span><text:span text:style-name="_33_0">s</text:span><text:span text:style-name="_39_">,</text:span><text:span text:style-name="_31_3"> </text:span><text:span text:style-name="_33_1">a</text:span><text:span text:style-name="_38_">c</text:span><text:span text:style-name="_32_2">c</text:span><text:span text:style-name="_33_2">o</text:span><text:span text:style-name="_39_">r</text:span><text:span text:style-name="_32_4">d</text:span><text:span text:style-name="_32_9">i</text:span><text:span text:style-name="_31_1">n</text:span><text:span text:style-name="_32_1">g</text:span><text:span text:style-name="_32_5"> </text:span><text:span text:style-name="_35_">t</text:span><text:span text:style-name="_31_7">o</text:span><text:span text:style-name="_32_5"> </text:span><text:span text:style-name="_35_">i</text:span><text:span text:style-name="_32_0">n</text:span><text:span text:style-name="_33_4">s</text:span><text:span text:style-name="_35_">t</text:span><text:span text:style-name="_32_1">r</text:span><text:span text:style-name="_33_1">u</text:span><text:span text:style-name="_31_2">c</text:span><text:span text:style-name="_32_1">t</text:span><text:span text:style-name="_33_3">i</text:span><text:span text:style-name="_37_">o</text:span><text:span text:style-name="_32_0">n</text:span><text:span text:style-name="_33_3">s</text:span><text:span text:style-name="_39_">,</text:span><text:span text:style-name="_31_3"> </text:span><text:span text:style-name="_33_2">a</text:span><text:span text:style-name="_31_1">n</text:span><text:span text:style-name="_31_7">d</text:span><text:span text:style-name="_32_5"> </text:span><text:span text:style-name="_35_">t</text:span><text:span text:style-name="_32_0">h</text:span><text:span text:style-name="_32_9">i</text:span><text:span text:style-name="_31_0">s</text:span><text:span text:style-name="_31_3"> </text:span><text:span text:style-name="_33_3">t</text:span><text:span text:style-name="_31_2">o</text:span><text:span text:style-name="_31_9">o</text:span><text:span text:style-name="_32_9">k</text:span><text:span text:style-name="_31_"> </text:span><text:span text:style-name="_32_1">o</text:span><text:span text:style-name="_33_3">f</text:span><text:span text:style-name="_39_">f</text:span><text:span text:style-name="_31_3"> </text:span><text:span text:style-name="_33_3">t</text:span><text:span text:style-name="_38_">h</text:span><text:span text:style-name="_32_3">e</text:span><text:span text:style-name="_32_5"> </text:span><text:span text:style-name="_37_">a</text:span><text:span text:style-name="_31_7">l</text:span><text:span text:style-name="_33_6">a</text:span><text:span text:style-name="_39_">r</text:span><text:span text:style-name="_31_7">m</text:span><text:span text:style-name="_32_9">;</text:span><text:span text:style-name="_31_"> </text:span><text:span text:style-name="_32_4">b</text:span><text:span text:style-name="_33_1">u</text:span><text:span text:style-name="_39_">t</text:span><text:span text:style-name="_31_3"> </text:span><text:span text:style-name="_33_3">t</text:span><text:span text:style-name="_37_">h</text:span><text:span text:style-name="_32_4">e</text:span><text:span text:style-name="_32_9">r</text:span><text:span text:style-name="_35_">e</text:span><text:span text:style-name="_31_3"> </text:span><text:span text:style-name="_33_3">w</text:span><text:span text:style-name="_31_1">a</text:span><text:span text:style-name="_32_4">s</text:span><text:span text:style-name="_32_5"> </text:span><text:span text:style-name="_37_">a</text:span><text:span text:style-name="_32_0">n</text:span><text:span text:style-name="_33_2">o</text:span><text:span text:style-name="_39_">t</text:span><text:span text:style-name="_32_3">h</text:span><text:span text:style-name="_32_9">e</text:span><text:span text:style-name="_39_">r</text:span><text:span text:style-name="_31_3"> </text:span><text:span text:style-name="_33_6">h</text:span><text:span text:style-name="_35_">i</text:span><text:span text:style-name="_32_1">t</text:span><text:span text:style-name="_33_4">c</text:span><text:span text:style-name="_35_">h</text:span><text:span text:style-name="_31_3"> </text:span><text:span text:style-name="_32_9">a</text:span><text:span text:style-name="_39_">t</text:span><text:span text:style-name="_31_3"> </text:span><text:span text:style-name="_33_1">n</text:span><text:span text:style-name="_35_">i</text:span><text:span text:style-name="_32_4">g</text:span><text:span text:style-name="_32_9">h</text:span><text:span text:style-name="_35_">t</text:span><text:span text:style-name="_31_7">,</text:span><text:span text:style-name="_32_5"> </text:span><text:span text:style-name="_31_1">a</text:span><text:span text:style-name="_32_4">n</text:span><text:span text:style-name="_32_9">d</text:span><text:span text:style-name="_31_"> </text:span><text:span text:style-name="_32_1">I</text:span><text:span text:style-name="_32_5"> </text:span><text:span text:style-name="_31_1">h</text:span><text:span text:style-name="_32_0">a</text:span><text:span text:style-name="_32_9">d</text:span><text:span text:style-name="_31_"> </text:span><text:span text:style-name="_32_1">t</text:span><text:span text:style-name="_33_3">o</text:span><text:span text:style-name="_31_"> </text:span><text:span text:style-name="_32_2">s</text:span><text:span text:style-name="_33_2">e</text:span><text:span text:style-name="_39_">t</text:span><text:span text:style-name="_31_3"> </text:span><text:span text:style-name="_33_2">h</text:span><text:span text:style-name="_31_1">e</text:span><text:span text:style-name="_31_7">r</text:span><text:span text:style-name="_32_5"> </text:span><text:span text:style-name="_31_1">a</text:span><text:span text:style-name="_32_0">h</text:span><text:span text:style-name="_33_2">e</text:span><text:span text:style-name="_31_1">a</text:span><text:span text:style-name="_32_1">d</text:span><text:span text:style-name="_32_5"> </text:span><text:span text:style-name="_35_">t</text:span><text:span text:style-name="_32_1">w</text:span><text:span text:style-name="_33_6">e</text:span><text:span text:style-name="_39_">l</text:span><text:span text:style-name="_31_8">v</text:span><text:span text:style-name="_33_3">e</text:span><text:span text:style-name="_31_"> </text:span><text:span text:style-name="_32_0">h</text:span><text:span text:style-name="_33_1">o</text:span><text:span text:style-name="_31_2">u</text:span><text:span text:style-name="_31_7">r</text:span><text:span text:style-name="_33_4">s</text:span><text:span text:style-name="_31_"> </text:span><text:span text:style-name="_32_3">o</text:span><text:span text:style-name="_33_6">n</text:span><text:span text:style-name="_31_0">c</text:span><text:span text:style-name="_32_0">e</text:span><text:span text:style-name="_32_5"> </text:span><text:span text:style-name="_39_">m</text:span><text:span text:style-name="_32_3">o</text:span><text:span text:style-name="_32_9">r</text:span><text:span text:style-name="_31_2">e</text:span><text:span text:style-name="_31_3"> </text:span><text:span text:style-name="_33_3">t</text:span><text:span text:style-name="_39_">o</text:span><text:span text:style-name="_31_3"> </text:span><text:span text:style-name="_33_5">g</text:span><text:span text:style-name="_38_">e</text:span><text:span text:style-name="_32_1">t</text:span><text:span text:style-name="_32_5"> </text:span><text:span text:style-name="_37_">h</text:span><text:span text:style-name="_32_0">e</text:span><text:span text:style-name="_32_9">r</text:span><text:span text:style-name="_31_"> </text:span><text:span text:style-name="_32_1">t</text:span><text:span text:style-name="_33_3">o</text:span><text:span text:style-name="_31_"> </text:span><text:span text:style-name="_32_4">p</text:span><text:span text:style-name="_33_5">u</text:span><text:span text:style-name="_35_">t</text:span><text:span text:style-name="_31_3"> </text:span><text:span text:style-name="_33_3">t</text:span><text:span text:style-name="_37_">h</text:span><text:span text:style-name="_32_0">e</text:span><text:span text:style-name="_32_5"> </text:span><text:span text:style-name="_38_">a</text:span><text:span text:style-name="_31_7">l</text:span><text:span text:style-name="_33_1">a</text:span><text:span text:style-name="_35_">r</text:span><text:span text:style-name="_31_7">m</text:span><text:span text:style-name="_32_5"> </text:span><text:span text:style-name="_38_">o</text:span><text:span text:style-name="_31_9">n</text:span><text:span text:style-name="_32_5"> </text:span><text:span text:style-name="_31_2">a</text:span><text:span text:style-name="_31_9">g</text:span><text:span text:style-name="_33_5">a</text:span><text:span text:style-name="_39_">i</text:span><text:span text:style-name="_32_4">n</text:span><text:span text:style-name="_33_3">.</text:span><text:span text:style-name="_31_"> </text:span><text:span text:style-name="_31_7">T</text:span><text:span text:style-name="_33_1">h</text:span><text:span text:style-name="_38_">a</text:span><text:span text:style-name="_32_1">t</text:span><text:span text:style-name="_32_5"> </text:span><text:span text:style-name="_38_">s</text:span><text:span text:style-name="_32_3">o</text:span><text:span text:style-name="_33_3">r</text:span><text:span text:style-name="_35_">t</text:span><text:span text:style-name="_31_3"> </text:span><text:span text:style-name="_33_3">o</text:span><text:span text:style-name="_35_">f</text:span><text:span text:style-name="_31_3"> </text:span><text:span text:style-name="_33_1">n</text:span><text:span text:style-name="_31_2">o</text:span><text:span text:style-name="_32_4">n</text:span><text:span text:style-name="_33_4">s</text:span><text:span text:style-name="_31_1">e</text:span><text:span text:style-name="_32_4">n</text:span><text:span text:style-name="_33_0">s</text:span><text:span text:style-name="_31_2">e</text:span><text:span text:style-name="_31_3"> </text:span><text:span text:style-name="_33_3">w</text:span><text:span text:style-name="_31_2">e</text:span><text:span text:style-name="_31_9">n</text:span><text:span text:style-name="_32_9">t</text:span><text:span text:style-name="_31_"> </text:span><text:span text:style-name="_32_0">o</text:span><text:span text:style-name="_33_1">n</text:span><text:span text:style-name="_31_"> </text:span><text:span text:style-name="_32_1">a</text:span><text:span text:style-name="_32_5"> </text:span><text:span text:style-name="_39_">w</text:span><text:span text:style-name="_31_9">e</text:span><text:span text:style-name="_33_6">e</text:span><text:span text:style-name="_39_">k</text:span><text:span text:style-name="_31_3"> </text:span><text:span text:style-name="_33_3">o</text:span><text:span text:style-name="_39_">r</text:span><text:span text:style-name="_31_3"> </text:span><text:span text:style-name="_32_9">t</text:span><text:span text:style-name="_39_">w</text:span><text:span text:style-name="_31_7">o</text:span><text:span text:style-name="_33_3">,</text:span><text:span text:style-name="_31_"> </text:span><text:span text:style-name="_31_7">t</text:span><text:span text:style-name="_33_5">h</text:span><text:span text:style-name="_38_">e</text:span><text:span text:style-name="_31_7">n</text:span><text:span text:style-name="_32_5"> </text:span><text:span text:style-name="_39_">t</text:span><text:span text:style-name="_32_0">h</text:span><text:span text:style-name="_33_5">e</text:span><text:span text:style-name="_31_"> </text:span><text:span text:style-name="_32_4">e</text:span><text:span text:style-name="_33_0">x</text:span><text:span text:style-name="_38_">p</text:span><text:span text:style-name="_32_3">e</text:span><text:span text:style-name="_33_3">r</text:span><text:span text:style-name="_35_">t</text:span><text:span text:style-name="_31_3"> </text:span><text:span text:style-name="_33_6">c</text:span><text:span text:style-name="_31_1">a</text:span><text:span text:style-name="_31_7">m</text:span><text:span text:style-name="_32_9">e</text:span><text:span text:style-name="_31_"> </text:span><text:span text:style-name="_32_3">u</text:span><text:span text:style-name="_33_2">p</text:span><text:span text:style-name="_31_"> </text:span><text:span text:style-name="_32_0">a</text:span><text:span text:style-name="_33_1">n</text:span><text:span text:style-name="_35_">d</text:span><text:span text:style-name="_31_3"> </text:span><text:span text:style-name="_33_1">p</text:span><text:span text:style-name="_31_2">u</text:span><text:span text:style-name="_31_7">t</text:span><text:span text:style-name="_32_5"> </text:span><text:span text:style-name="_35_">i</text:span><text:span text:style-name="_31_7">n</text:span><text:span text:style-name="_32_5"> </text:span><text:span text:style-name="_39_">a</text:span><text:span text:style-name="_31_3"> </text:span><text:span text:style-name="_33_6">n</text:span><text:span text:style-name="_37_">e</text:span><text:span text:style-name="_32_1">w</text:span><text:span text:style-name="_32_5"> </text:span><text:span text:style-name="_31_2">c</text:span><text:span text:style-name="_31_7">l</text:span><text:span text:style-name="_33_1">o</text:span><text:span text:style-name="_31_2">c</text:span><text:span text:style-name="_31_8">k</text:span><text:span text:style-name="_33_3">.</text:span><text:span text:style-name="_31_"> </text:span><text:span text:style-name="_32_1">H</text:span><text:span text:style-name="_32_9">e</text:span><text:span text:style-name="_31_"> </text:span><text:span text:style-name="_32_2">c</text:span><text:span text:style-name="_33_2">a</text:span><text:span text:style-name="_39_">m</text:span><text:span text:style-name="_32_1">e</text:span><text:span text:style-name="_32_5"> </text:span><text:span text:style-name="_37_">u</text:span><text:span text:style-name="_32_4">p</text:span><text:span text:style-name="_32_5"> </text:span><text:span text:style-name="_37_">e</text:span><text:span text:style-name="_32_4">v</text:span><text:span text:style-name="_33_1">e</text:span><text:span text:style-name="_35_">r</text:span><text:span text:style-name="_32_4">y</text:span><text:span text:style-name="_32_5"> </text:span><text:span text:style-name="_39_">t</text:span><text:span text:style-name="_32_3">h</text:span><text:span text:style-name="_32_9">r</text:span><text:span text:style-name="_31_2">e</text:span><text:span text:style-name="_32_1">e</text:span><text:span text:style-name="_32_5"> </text:span><text:span text:style-name="_35_">m</text:span><text:span text:style-name="_32_4">o</text:span><text:span text:style-name="_33_1">n</text:span><text:span text:style-name="_35_">t</text:span><text:span text:style-name="_32_3">h</text:span><text:span text:style-name="_33_6">s</text:span><text:span text:style-name="_31_"> </text:span><text:span text:style-name="_31_9">d</text:span><text:span text:style-name="_33_6">u</text:span><text:span text:style-name="_35_">r</text:span><text:span text:style-name="_32_1">i</text:span><text:span text:style-name="_33_6">n</text:span><text:span text:style-name="_37_">g</text:span><text:span text:style-name="_31_3"> </text:span><text:span text:style-name="_33_3">t</text:span><text:span text:style-name="_31_2">h</text:span><text:span text:style-name="_32_3">e</text:span><text:span text:style-name="_32_5"> </text:span><text:span text:style-name="_38_">n</text:span><text:span text:style-name="_32_3">e</text:span><text:span text:style-name="_33_3">x</text:span><text:span text:style-name="_39_">t</text:span><text:span text:style-name="_31_3"> </text:span><text:span text:style-name="_32_9">t</text:span><text:span text:style-name="_38_">h</text:span><text:span text:style-name="_32_1">r</text:span><text:span text:style-name="_33_1">e</text:span><text:span text:style-name="_35_">e</text:span><text:span text:style-name="_31_3"> </text:span><text:span text:style-name="_33_0">y</text:span><text:span text:style-name="_38_">e</text:span><text:span text:style-name="_32_0">a</text:span><text:span text:style-name="_32_9">r</text:span><text:span text:style-name="_31_0">s</text:span><text:span text:style-name="_32_1">,</text:span><text:span text:style-name="_32_5"> </text:span><text:span text:style-name="_37_">a</text:span><text:span text:style-name="_32_0">n</text:span><text:span text:style-name="_33_3">d</text:span><text:span text:style-name="_31_"> </text:span><text:span text:style-name="_32_4">p</text:span><text:span text:style-name="_33_1">u</text:span><text:span text:style-name="_35_">t</text:span><text:span text:style-name="_31_3"> </text:span><text:span text:style-name="_33_3">i</text:span><text:span text:style-name="_35_">n</text:span><text:span text:style-name="_31_3"> </text:span><text:span text:style-name="_33_3">a</text:span><text:span text:style-name="_31_"> </text:span><text:span text:style-name="_31_9">n</text:span><text:span text:style-name="_33_6">e</text:span><text:span text:style-name="_35_">w</text:span><text:span text:style-name="_31_3"> </text:span><text:span text:style-name="_33_2">c</text:span><text:span text:style-name="_39_">l</text:span><text:span text:style-name="_32_3">o</text:span><text:span text:style-name="_33_4">c</text:span><text:span text:style-name="_38_">k</text:span><text:span text:style-name="_32_1">.</text:span><text:span text:style-name="_32_5"> </text:span><text:span text:style-name="_39_">B</text:span><text:span text:style-name="_31_7">u</text:span><text:span text:style-name="_33_3">t</text:span><text:span text:style-name="_31_"> </text:span><text:span text:style-name="_31_7">i</text:span><text:span text:style-name="_32_9">t</text:span><text:span text:style-name="_31_"> </text:span><text:span text:style-name="_32_1">w</text:span><text:span text:style-name="_33_6">a</text:span><text:span text:style-name="_31_0">s</text:span><text:span text:style-name="_31_3"> </text:span><text:span text:style-name="_33_6">a</text:span><text:span text:style-name="_35_">l</text:span><text:span text:style-name="_31_7">w</text:span><text:span text:style-name="_33_5">a</text:span><text:span text:style-name="_38_">y</text:span><text:span text:style-name="_32_2">s</text:span><text:span text:style-name="_32_5"> </text:span><text:span text:style-name="_39_">a</text:span><text:span text:style-name="_31_3"> </text:span><text:span text:style-name="_33_3">f</text:span><text:span text:style-name="_31_1">a</text:span><text:span text:style-name="_32_1">i</text:span><text:span text:style-name="_33_3">l</text:span><text:span text:style-name="_31_2">u</text:span><text:span text:style-name="_32_1">r</text:span><text:span text:style-name="_33_3">e</text:span><text:span text:style-name="_39_">.</text:span><text:span text:style-name="_31_3"> </text:span><text:span text:style-name="_32_9">H</text:span><text:span text:style-name="_39_">i</text:span><text:span text:style-name="_32_1">s</text:span><text:span text:style-name="_32_5"> </text:span><text:span text:style-name="_31_0">c</text:span><text:span text:style-name="_32_1">l</text:span><text:span text:style-name="_33_2">o</text:span><text:span text:style-name="_36_">c</text:span><text:span text:style-name="_32_0">k</text:span><text:span text:style-name="_33_3">s</text:span><text:span text:style-name="_31_"> </text:span><text:span text:style-name="_31_7">a</text:span><text:span text:style-name="_32_9">l</text:span><text:span text:style-name="_35_">l</text:span><text:span text:style-name="_31_3"> </text:span><text:span text:style-name="_33_5">h</text:span><text:span text:style-name="_38_">a</text:span><text:span text:style-name="_31_7">d</text:span><text:span text:style-name="_32_5"> </text:span><text:span text:style-name="_39_">t</text:span><text:span text:style-name="_32_4">h</text:span><text:span text:style-name="_33_1">e</text:span><text:span text:style-name="_31_"> </text:span><text:span text:style-name="_32_4">s</text:span><text:span text:style-name="_33_5">a</text:span><text:span text:style-name="_35_">m</text:span><text:span text:style-name="_32_1">e</text:span><text:span text:style-name="_32_5"> </text:span><text:span text:style-name="_38_">p</text:span><text:span text:style-name="_32_3">e</text:span><text:span text:style-name="_33_3">r</text:span><text:span text:style-name="_38_">v</text:span><text:span text:style-name="_31_9">e</text:span><text:span text:style-name="_33_3">r</text:span><text:span text:style-name="_36_">s</text:span><text:span text:style-name="_32_0">e</text:span><text:span text:style-name="_32_5"> </text:span><text:span text:style-name="_31_1">d</text:span><text:span text:style-name="_32_0">e</text:span><text:span text:style-name="_33_3">f</text:span><text:span text:style-name="_31_2">e</text:span><text:span text:style-name="_31_8">c</text:span><text:span text:style-name="_33_3">t</text:span><text:span text:style-name="_35_">:</text:span><text:span text:style-name="_31_3"> </text:span><text:span text:style-name="_32_9">t</text:span><text:span text:style-name="_31_1">h</text:span><text:span text:style-name="_32_4">e</text:span><text:span text:style-name="_33_3">y</text:span><text:span text:style-name="_31_"> </text:span><text:span text:style-name="_32_1">w</text:span><text:span text:style-name="_33_6">o</text:span><text:span text:style-name="_31_1">u</text:span><text:span text:style-name="_31_7">l</text:span><text:span text:style-name="_33_3">d</text:span><text:span text:style-name="_31_"> </text:span><text:span text:style-name="_32_3">p</text:span><text:span text:style-name="_33_6">u</text:span><text:span text:style-name="_35_">t</text:span><text:span text:style-name="_31_3"> </text:span><text:span text:style-name="_32_9">t</text:span><text:span text:style-name="_31_2">h</text:span><text:span text:style-name="_32_3">e</text:span><text:span text:style-name="_32_5"> </text:span><text:span text:style-name="_31_2">a</text:span><text:span text:style-name="_31_7">l</text:span><text:span text:style-name="_33_5">a</text:span><text:span text:style-name="_35_">r</text:span><text:span text:style-name="_31_7">m</text:span><text:span text:style-name="_32_5"> </text:span><text:span text:style-name="_31_1">o</text:span><text:span text:style-name="_32_4">n</text:span><text:span text:style-name="_32_5"> </text:span><text:span text:style-name="_35_">i</text:span><text:span text:style-name="_32_1">n</text:span><text:span text:style-name="_32_5"> </text:span><text:span text:style-name="_39_">t</text:span><text:span text:style-name="_32_4">h</text:span><text:span text:style-name="_33_1">e</text:span><text:span text:style-name="_31_"> </text:span><text:span text:style-name="_32_4">d</text:span><text:span text:style-name="_33_1">a</text:span><text:span text:style-name="_31_2">y</text:span><text:span text:style-name="_32_1">t</text:span><text:span text:style-name="_33_3">i</text:span><text:span text:style-name="_39_">m</text:span><text:span text:style-name="_31_9">e</text:span><text:span text:style-name="_32_9">,</text:span><text:span text:style-name="_31_"> </text:span><text:span text:style-name="_31_9">a</text:span><text:span text:style-name="_33_2">n</text:span><text:span text:style-name="_35_">d</text:span><text:span text:style-name="_31_3"> </text:span><text:span text:style-name="_33_3">t</text:span><text:span text:style-name="_38_">h</text:span><text:span text:style-name="_31_9">e</text:span><text:span text:style-name="_33_3">y</text:span><text:span text:style-name="_31_"> </text:span><text:span text:style-name="_32_1">w</text:span><text:span text:style-name="_33_2">o</text:span><text:span text:style-name="_37_">u</text:span><text:span text:style-name="_32_1">l</text:span><text:span text:style-name="_32_9">d</text:span><text:span text:style-name="_31_"> </text:span><text:span text:style-name="_32_0">n</text:span><text:span text:style-name="_33_1">o</text:span><text:span text:style-name="_35_">t</text:span><text:span text:style-name="_31_3"> </text:span><text:span text:style-name="_33_2">p</text:span><text:span text:style-name="_31_1">u</text:span><text:span text:style-name="_32_1">t</text:span><text:span text:style-name="_32_5"> </text:span><text:span text:style-name="_39_">i</text:span><text:span text:style-name="_32_1">t</text:span><text:span text:style-name="_32_5"> </text:span><text:span text:style-name="_38_">o</text:span><text:span text:style-name="_31_9">n</text:span><text:span text:style-name="_32_5"> </text:span><text:span text:style-name="_35_">a</text:span><text:span text:style-name="_32_1">t</text:span><text:span text:style-name="_32_5"> </text:span><text:span text:style-name="_31_2">n</text:span><text:span text:style-name="_31_7">i</text:span><text:span text:style-name="_33_5">g</text:span><text:span text:style-name="_39_">h</text:span><text:span text:style-name="_31_7">t</text:span><text:span text:style-name="_33_3">;</text:span><text:span text:style-name="_31_"> </text:span><text:span text:style-name="_31_9">a</text:span><text:span text:style-name="_33_2">n</text:span><text:span text:style-name="_39_">d</text:span><text:span text:style-name="_31_3"> </text:span><text:span text:style-name="_32_9">i</text:span><text:span text:style-name="_35_">f</text:span><text:span text:style-name="_31_3"> </text:span><text:span text:style-name="_33_2">y</text:span><text:span text:style-name="_37_">o</text:span><text:span text:style-name="_32_1">u</text:span><text:span text:style-name="_32_5"> </text:span><text:span text:style-name="_39_">f</text:span><text:span text:style-name="_32_4">o</text:span><text:span text:style-name="_32_9">r</text:span><text:span text:style-name="_31_0">c</text:span><text:span text:style-name="_32_0">e</text:span><text:span text:style-name="_33_1">d</text:span><text:span text:style-name="_31_"> </text:span><text:span text:style-name="_31_7">i</text:span><text:span text:style-name="_33_3">t</text:span><text:span text:style-name="_31_"> </text:span><text:span text:style-name="_31_9">o</text:span><text:span text:style-name="_33_6">n</text:span><text:span text:style-name="_31_"> </text:span><text:span text:style-name="_32_4">y</text:span><text:span text:style-name="_33_5">o</text:span><text:span text:style-name="_31_2">u</text:span><text:span text:style-name="_32_1">r</text:span><text:span text:style-name="_33_4">s</text:span><text:span text:style-name="_39_">e</text:span><text:span text:style-name="_31_7">l</text:span><text:span text:style-name="_32_9">f</text:span><text:span text:style-name="_39_">,</text:span><text:span text:style-name="_31_3"> </text:span><text:span text:style-name="_32_9">t</text:span><text:span text:style-name="_37_">h</text:span><text:span text:style-name="_32_0">e</text:span><text:span text:style-name="_32_9">y</text:span><text:span text:style-name="_31_"> </text:span><text:span text:style-name="_32_1">w</text:span><text:span text:style-name="_33_2">o</text:span><text:span text:style-name="_31_1">u</text:span><text:span text:style-name="_31_7">l</text:span><text:span text:style-name="_33_3">d</text:span><text:span text:style-name="_31_"> </text:span><text:span text:style-name="_31_7">t</text:span><text:span text:style-name="_33_2">a</text:span><text:span text:style-name="_31_0">k</text:span><text:span text:style-name="_32_1">e</text:span><text:span text:style-name="_32_5"> </text:span><text:span text:style-name="_35_">i</text:span><text:span text:style-name="_31_7">t</text:span><text:span text:style-name="_32_5"> </text:span><text:span text:style-name="_39_">o</text:span><text:span text:style-name="_32_1">f</text:span><text:span text:style-name="_32_9">f</text:span><text:span text:style-name="_31_"> </text:span><text:span text:style-name="_32_0">a</text:span><text:span text:style-name="_33_5">g</text:span><text:span text:style-name="_37_">a</text:span><text:span text:style-name="_31_7">i</text:span><text:span text:style-name="_33_2">n</text:span><text:span text:style-name="_31_"> </text:span><text:span text:style-name="_31_7">t</text:span><text:span text:style-name="_33_5">h</text:span><text:span text:style-name="_38_">e</text:span><text:span text:style-name="_31_3"> </text:span><text:span text:style-name="_33_3">m</text:span><text:span text:style-name="_35_">i</text:span><text:span text:style-name="_32_0">n</text:span><text:span text:style-name="_33_1">u</text:span><text:span text:style-name="_35_">t</text:span><text:span text:style-name="_31_7">e</text:span><text:span text:style-name="_32_5"> </text:span><text:span text:style-name="_31_2">y</text:span><text:span text:style-name="_32_3">o</text:span><text:span text:style-name="_33_3">u</text:span><text:span text:style-name="_39_">r</text:span><text:span text:style-name="_31_3"> </text:span><text:span text:style-name="_33_5">b</text:span><text:span text:style-name="_38_">a</text:span><text:span text:style-name="_31_8">c</text:span><text:span text:style-name="_33_2">k</text:span><text:span text:style-name="_31_"> </text:span><text:span text:style-name="_32_1">w</text:span><text:span text:style-name="_33_1">a</text:span><text:span text:style-name="_38_">s</text:span><text:span text:style-name="_31_3"> </text:span><text:span text:style-name="_33_3">t</text:span><text:span text:style-name="_31_1">u</text:span><text:span text:style-name="_32_1">r</text:span><text:span text:style-name="_33_2">n</text:span><text:span text:style-name="_31_1">e</text:span><text:span text:style-name="_32_4">d</text:span><text:span text:style-name="_33_3">.</text:span></text:p>
      <text:p text:style-name="P1"><text:span text:style-name="_31_7">"</text:span><text:span text:style-name="_33_3">N</text:span><text:span text:style-name="_35_">o</text:span><text:span text:style-name="_31_7">w</text:span><text:span text:style-name="_32_5"> </text:span><text:span text:style-name="_35_">t</text:span><text:span text:style-name="_32_3">h</text:span><text:span text:style-name="_33_2">e</text:span><text:span text:style-name="_39_">r</text:span><text:span text:style-name="_31_7">e</text:span><text:span text:style-name="_32_5"> </text:span><text:span text:style-name="_39_">i</text:span><text:span text:style-name="_32_1">s</text:span><text:span text:style-name="_32_5"> </text:span><text:span text:style-name="_35_">t</text:span><text:span text:style-name="_32_3">h</text:span><text:span text:style-name="_33_2">e</text:span><text:span text:style-name="_31_"> </text:span><text:span text:style-name="_31_9">h</text:span><text:span text:style-name="_32_9">i</text:span><text:span text:style-name="_38_">s</text:span><text:span text:style-name="_31_7">t</text:span><text:span text:style-name="_33_5">o</text:span><text:span text:style-name="_39_">r</text:span><text:span text:style-name="_32_4">y</text:span><text:span text:style-name="_32_5"> </text:span><text:span text:style-name="_35_">o</text:span><text:span text:style-name="_32_1">f</text:span><text:span text:style-name="_32_5"> </text:span><text:span text:style-name="_39_">t</text:span><text:span text:style-name="_32_0">h</text:span><text:span text:style-name="_33_5">a</text:span><text:span text:style-name="_39_">t</text:span><text:span text:style-name="_31_3"> </text:span><text:span text:style-name="_33_6">b</text:span><text:span text:style-name="_31_1">u</text:span><text:span text:style-name="_32_1">r</text:span><text:span text:style-name="_33_2">g</text:span><text:span text:style-name="_39_">l</text:span><text:span text:style-name="_32_3">a</text:span><text:span text:style-name="_32_9">r</text:span><text:span text:style-name="_31_"> </text:span><text:span text:style-name="_32_0">a</text:span><text:span text:style-name="_33_3">l</text:span><text:span text:style-name="_37_">a</text:span><text:span text:style-name="_32_1">r</text:span><text:span text:style-name="_33_3">m</text:span>--<text:span text:style-name="_33_6">e</text:span><text:span text:style-name="_36_">v</text:span><text:span text:style-name="_32_4">e</text:span><text:span text:style-name="_32_9">r</text:span><text:span text:style-name="_36_">y</text:span><text:span text:style-name="_32_1">t</text:span><text:span text:style-name="_33_5">h</text:span><text:span text:style-name="_39_">i</text:span><text:span text:style-name="_32_0">n</text:span><text:span text:style-name="_32_9">g</text:span><text:span text:style-name="_31_"> </text:span><text:span text:style-name="_32_1">j</text:span><text:span text:style-name="_33_1">u</text:span><text:span text:style-name="_38_">s</text:span><text:span text:style-name="_31_7">t</text:span><text:span text:style-name="_32_5"> </text:span><text:span text:style-name="_38_">a</text:span><text:span text:style-name="_32_2">s</text:span><text:span text:style-name="_32_5"> </text:span><text:span text:style-name="_35_">i</text:span><text:span text:style-name="_32_1">t</text:span><text:span text:style-name="_32_5"> </text:span><text:span text:style-name="_31_2">h</text:span><text:span text:style-name="_32_3">a</text:span><text:span text:style-name="_33_1">p</text:span><text:span text:style-name="_38_">p</text:span><text:span text:style-name="_32_3">e</text:span><text:span text:style-name="_33_2">n</text:span><text:span text:style-name="_38_">e</text:span><text:span text:style-name="_32_3">d</text:span><text:span text:style-name="_32_9">;</text:span><text:span text:style-name="_31_"> </text:span><text:span text:style-name="_31_9">n</text:span><text:span text:style-name="_33_6">o</text:span><text:span text:style-name="_35_">t</text:span><text:span text:style-name="_32_4">h</text:span><text:span text:style-name="_32_9">i</text:span><text:span text:style-name="_31_1">n</text:span><text:span text:style-name="_31_7">g</text:span><text:span text:style-name="_32_5"> </text:span><text:span text:style-name="_37_">e</text:span><text:span text:style-name="_32_0">x</text:span><text:span text:style-name="_33_3">t</text:span><text:span text:style-name="_38_">e</text:span><text:span text:style-name="_31_9">n</text:span><text:span text:style-name="_33_6">u</text:span><text:span text:style-name="_31_1">a</text:span><text:span text:style-name="_31_7">t</text:span><text:span text:style-name="_33_5">e</text:span><text:span text:style-name="_38_">d</text:span><text:span text:style-name="_32_1">,</text:span><text:span text:style-name="_32_5"> </text:span><text:span text:style-name="_31_2">a</text:span><text:span text:style-name="_32_3">n</text:span><text:span text:style-name="_32_9">d</text:span><text:span text:style-name="_31_"> </text:span><text:span text:style-name="_31_9">n</text:span><text:span text:style-name="_33_6">a</text:span><text:span text:style-name="_31_2">u</text:span><text:span text:style-name="_31_9">g</text:span><text:span text:style-name="_32_9">h</text:span><text:span text:style-name="_39_">t</text:span><text:span text:style-name="_31_3"> </text:span><text:span text:style-name="_33_4">s</text:span><text:span text:style-name="_31_2">e</text:span><text:span text:style-name="_31_7">t</text:span><text:span text:style-name="_32_5"> </text:span><text:span text:style-name="_38_">d</text:span><text:span text:style-name="_31_9">o</text:span><text:span text:style-name="_33_3">w</text:span><text:span text:style-name="_39_">n</text:span><text:span text:style-name="_31_3"> </text:span><text:span text:style-name="_33_3">i</text:span><text:span text:style-name="_39_">n</text:span><text:span text:style-name="_31_3"> </text:span><text:span text:style-name="_33_3">m</text:span><text:span text:style-name="_31_1">a</text:span><text:span text:style-name="_32_1">l</text:span><text:span text:style-name="_33_3">i</text:span><text:span text:style-name="_31_2">c</text:span><text:span text:style-name="_31_7">e</text:span><text:span text:style-name="_32_9">.</text:span><text:span text:style-name="_31_"> </text:span><text:span text:style-name="_32_1">Y</text:span><text:span text:style-name="_33_6">e</text:span><text:span text:style-name="_31_0">s</text:span><text:span text:style-name="_31_7">,</text:span><text:span text:style-name="_32_5"> </text:span><text:span text:style-name="_39_">s</text:span><text:span text:style-name="_32_1">i</text:span><text:span text:style-name="_32_9">r</text:span><text:span text:style-name="_39_">,</text:span>--<text:span text:style-name="_31_"> </text:span><text:span text:style-name="_31_9">a</text:span><text:span text:style-name="_33_6">n</text:span><text:span text:style-name="_35_">d</text:span><text:span text:style-name="_31_3"> </text:span><text:span text:style-name="_32_9">w</text:span><text:span text:style-name="_38_">h</text:span><text:span text:style-name="_31_9">e</text:span><text:span text:style-name="_33_3">n</text:span><text:span text:style-name="_31_"> </text:span><text:span text:style-name="_32_1">I</text:span><text:span text:style-name="_32_5"> </text:span><text:span text:style-name="_31_2">h</text:span><text:span text:style-name="_31_9">a</text:span><text:span text:style-name="_33_3">d</text:span><text:span text:style-name="_31_"> </text:span><text:span text:style-name="_32_4">s</text:span><text:span text:style-name="_33_3">l</text:span><text:span text:style-name="_31_1">e</text:span><text:span text:style-name="_31_7">p</text:span><text:span text:style-name="_33_3">t</text:span><text:span text:style-name="_31_"> </text:span><text:span text:style-name="_32_4">n</text:span><text:span text:style-name="_32_9">i</text:span><text:span text:style-name="_31_1">n</text:span><text:span text:style-name="_32_1">e</text:span><text:span text:style-name="_32_5"> </text:span><text:span text:style-name="_38_">y</text:span><text:span text:style-name="_32_3">e</text:span><text:span text:style-name="_33_6">a</text:span><text:span text:style-name="_39_">r</text:span><text:span text:style-name="_31_8">s</text:span><text:span text:style-name="_32_5"> </text:span><text:span text:style-name="_35_">w</text:span><text:span text:style-name="_31_7">i</text:span><text:span text:style-name="_32_9">t</text:span><text:span text:style-name="_39_">h</text:span><text:span text:style-name="_31_3"> </text:span><text:span text:style-name="_33_5">b</text:span><text:span text:style-name="_38_">u</text:span><text:span text:style-name="_31_7">r</text:span><text:span text:style-name="_33_5">g</text:span><text:span text:style-name="_39_">l</text:span><text:span text:style-name="_32_0">a</text:span><text:span text:style-name="_32_9">r</text:span><text:span text:style-name="_39_">s</text:span><text:span text:style-name="_31_7">,</text:span><text:span text:style-name="_32_5"> </text:span><text:span text:style-name="_31_2">a</text:span><text:span text:style-name="_31_9">n</text:span><text:span text:style-name="_32_9">d</text:span><text:span text:style-name="_31_"> </text:span><text:span text:style-name="_32_1">m</text:span><text:span text:style-name="_33_5">a</text:span><text:span text:style-name="_35_">i</text:span><text:span text:style-name="_32_4">n</text:span><text:span text:style-name="_32_9">t</text:span><text:span text:style-name="_31_2">a</text:span><text:span text:style-name="_31_7">i</text:span><text:span text:style-name="_33_1">n</text:span><text:span text:style-name="_31_2">e</text:span><text:span text:style-name="_31_9">d</text:span><text:span text:style-name="_32_5"> </text:span><text:span text:style-name="_31_2">a</text:span><text:span text:style-name="_31_9">n</text:span><text:span text:style-name="_32_5"> </text:span><text:span text:style-name="_31_1">e</text:span><text:span text:style-name="_32_4">x</text:span><text:span text:style-name="_33_1">p</text:span><text:span text:style-name="_31_2">e</text:span><text:span text:style-name="_32_0">n</text:span><text:span text:style-name="_33_4">s</text:span><text:span text:style-name="_39_">i</text:span><text:span text:style-name="_32_0">v</text:span><text:span text:style-name="_33_5">e</text:span><text:span text:style-name="_31_"> </text:span><text:span text:style-name="_31_9">b</text:span><text:span text:style-name="_33_2">u</text:span><text:span text:style-name="_35_">r</text:span><text:span text:style-name="_32_3">g</text:span><text:span text:style-name="_32_9">l</text:span><text:span text:style-name="_38_">a</text:span><text:span text:style-name="_31_7">r</text:span><text:span text:style-name="_32_5"> </text:span><text:span text:style-name="_38_">a</text:span><text:span text:style-name="_32_1">l</text:span><text:span text:style-name="_33_1">a</text:span><text:span text:style-name="_35_">r</text:span><text:span text:style-name="_32_1">m</text:span><text:span text:style-name="_32_5"> </text:span><text:span text:style-name="_39_">t</text:span><text:span text:style-name="_31_9">h</text:span><text:span text:style-name="_33_2">e</text:span><text:span text:style-name="_31_"> </text:span><text:span text:style-name="_32_1">w</text:span><text:span text:style-name="_33_6">h</text:span><text:span text:style-name="_37_">o</text:span><text:span text:style-name="_32_1">l</text:span><text:span text:style-name="_33_3">e</text:span><text:span text:style-name="_31_"> </text:span><text:span text:style-name="_31_7">t</text:span><text:span text:style-name="_33_3">i</text:span><text:span text:style-name="_39_">m</text:span><text:span text:style-name="_31_7">e</text:span><text:span text:style-name="_33_3">,</text:span><text:span text:style-name="_31_"> </text:span><text:span text:style-name="_31_7">f</text:span><text:span text:style-name="_32_9">o</text:span><text:span text:style-name="_39_">r</text:span><text:span text:style-name="_31_3"> </text:span><text:span text:style-name="_33_3">t</text:span><text:span text:style-name="_38_">h</text:span><text:span text:style-name="_31_9">e</text:span><text:span text:style-name="_33_3">i</text:span><text:span text:style-name="_39_">r</text:span><text:span text:style-name="_31_3"> </text:span><text:span text:style-name="_33_6">p</text:span><text:span text:style-name="_35_">r</text:span><text:span text:style-name="_31_9">o</text:span><text:span text:style-name="_33_3">t</text:span><text:span text:style-name="_31_1">e</text:span><text:span text:style-name="_32_4">c</text:span><text:span text:style-name="_33_3">t</text:span><text:span text:style-name="_35_">i</text:span><text:span text:style-name="_32_3">o</text:span><text:span text:style-name="_33_6">n</text:span><text:span text:style-name="_39_">,</text:span><text:span text:style-name="_31_3"> </text:span><text:span text:style-name="_33_6">n</text:span><text:span text:style-name="_31_1">o</text:span><text:span text:style-name="_32_1">t</text:span><text:span text:style-name="_32_5"> </text:span><text:span text:style-name="_35_">m</text:span><text:span text:style-name="_32_1">i</text:span><text:span text:style-name="_33_5">n</text:span><text:span text:style-name="_38_">e</text:span><text:span text:style-name="_31_7">,</text:span><text:span text:style-name="_32_5"> </text:span><text:span text:style-name="_31_2">a</text:span><text:span text:style-name="_32_3">n</text:span><text:span text:style-name="_33_3">d</text:span><text:span text:style-name="_31_"> </text:span><text:span text:style-name="_32_1">a</text:span><text:span text:style-name="_33_3">t</text:span><text:span text:style-name="_31_"> </text:span><text:span text:style-name="_32_1">m</text:span><text:span text:style-name="_33_3">y</text:span><text:span text:style-name="_31_"> </text:span><text:span text:style-name="_32_2">s</text:span><text:span text:style-name="_33_6">o</text:span><text:span text:style-name="_35_">l</text:span><text:span text:style-name="_31_7">e</text:span><text:span text:style-name="_32_5"> </text:span><text:span text:style-name="_31_2">c</text:span><text:span text:style-name="_32_3">o</text:span><text:span text:style-name="_33_0">s</text:span><text:span text:style-name="_35_">t</text:span>--<text:span text:style-name="_39_">f</text:span><text:span text:style-name="_32_0">o</text:span><text:span text:style-name="_33_3">r</text:span><text:span text:style-name="_31_"> </text:span><text:span text:style-name="_32_3">n</text:span><text:span text:style-name="_33_2">o</text:span><text:span text:style-name="_35_">t</text:span><text:span text:style-name="_31_3"> </text:span><text:span text:style-name="_32_9">a</text:span><text:span text:style-name="_31_"> </text:span><text:span text:style-name="_32_0">d</text:span>---<text:span text:style-name="_33_1">d</text:span><text:span text:style-name="_31_"> </text:span><text:span text:style-name="_31_8">c</text:span><text:span text:style-name="_33_6">e</text:span><text:span text:style-name="_39_">n</text:span><text:span text:style-name="_32_1">t</text:span><text:span text:style-name="_32_5"> </text:span><text:span text:style-name="_31_2">c</text:span><text:span text:style-name="_31_9">o</text:span><text:span text:style-name="_33_6">u</text:span><text:span text:style-name="_35_">l</text:span><text:span text:style-name="_31_9">d</text:span><text:span text:style-name="_32_5"> </text:span><text:span text:style-name="_39_">I</text:span><text:span text:style-name="_31_3"> </text:span><text:span text:style-name="_33_6">e</text:span><text:span text:style-name="_36_">v</text:span><text:span text:style-name="_32_1">e</text:span><text:span text:style-name="_33_3">r</text:span><text:span text:style-name="_31_"> </text:span><text:span text:style-name="_32_0">g</text:span><text:span text:style-name="_33_1">e</text:span><text:span text:style-name="_35_">t</text:span><text:span text:style-name="_31_3"> </text:span><text:span text:style-name="_33_3">T</text:span><text:span text:style-name="_39_">H</text:span><text:span text:style-name="_31_7">E</text:span><text:span text:style-name="_32_9">M</text:span><text:span text:style-name="_31_"> </text:span><text:span text:style-name="_32_1">t</text:span><text:span text:style-name="_33_3">o</text:span><text:span text:style-name="_31_"> </text:span><text:span text:style-name="_32_2">c</text:span><text:span text:style-name="_33_6">o</text:span><text:span text:style-name="_37_">n</text:span><text:span text:style-name="_32_1">t</text:span><text:span text:style-name="_33_3">r</text:span><text:span text:style-name="_39_">i</text:span><text:span text:style-name="_32_4">b</text:span><text:span text:style-name="_33_2">u</text:span><text:span text:style-name="_39_">t</text:span><text:span text:style-name="_31_9">e</text:span>--<text:span text:style-name="_31_7">I</text:span><text:span text:style-name="_32_5"> </text:span><text:span text:style-name="_35_">j</text:span><text:span text:style-name="_32_0">u</text:span><text:span text:style-name="_33_4">s</text:span><text:span text:style-name="_35_">t</text:span><text:span text:style-name="_31_3"> </text:span><text:span text:style-name="_33_6">s</text:span><text:span text:style-name="_31_1">a</text:span><text:span text:style-name="_31_7">i</text:span><text:span text:style-name="_32_9">d</text:span><text:span text:style-name="_31_"> </text:span><text:span text:style-name="_32_1">t</text:span><text:span text:style-name="_33_3">o</text:span><text:span text:style-name="_31_"> </text:span><text:span text:style-name="_32_1">M</text:span><text:span text:style-name="_32_9">r</text:span><text:span text:style-name="_39_">s</text:span><text:span text:style-name="_32_1">.</text:span><text:span text:style-name="_32_5"> </text:span><text:span text:style-name="_35_">M</text:span><text:span text:style-name="_32_2">c</text:span><text:span text:style-name="_32_9">W</text:span><text:span text:style-name="_35_">i</text:span><text:span text:style-name="_32_1">l</text:span><text:span text:style-name="_32_9">l</text:span><text:span text:style-name="_39_">i</text:span><text:span text:style-name="_32_4">a</text:span><text:span text:style-name="_33_3">m</text:span><text:span text:style-name="_39_">s</text:span><text:span text:style-name="_31_3"> </text:span><text:span text:style-name="_33_3">t</text:span><text:span text:style-name="_37_">h</text:span><text:span text:style-name="_32_0">a</text:span><text:span text:style-name="_33_3">t</text:span><text:span text:style-name="_31_"> </text:span><text:span text:style-name="_31_7">I</text:span><text:span text:style-name="_32_5"> </text:span><text:span text:style-name="_31_1">h</text:span><text:span text:style-name="_32_0">a</text:span><text:span text:style-name="_32_9">d</text:span><text:span text:style-name="_31_"> </text:span><text:span text:style-name="_31_9">h</text:span><text:span text:style-name="_33_2">a</text:span><text:span text:style-name="_39_">d</text:span><text:span text:style-name="_31_3"> </text:span><text:span text:style-name="_33_2">e</text:span><text:span text:style-name="_31_1">n</text:span><text:span text:style-name="_32_0">o</text:span><text:span text:style-name="_33_5">u</text:span><text:span text:style-name="_37_">g</text:span><text:span text:style-name="_32_0">h</text:span><text:span text:style-name="_32_5"> </text:span><text:span text:style-name="_39_">o</text:span><text:span text:style-name="_32_1">f</text:span><text:span text:style-name="_32_5"> </text:span><text:span text:style-name="_39_">t</text:span><text:span text:style-name="_32_3">h</text:span><text:span text:style-name="_33_6">a</text:span><text:span text:style-name="_35_">t</text:span><text:span text:style-name="_31_3"> </text:span><text:span text:style-name="_33_4">k</text:span><text:span text:style-name="_35_">i</text:span><text:span text:style-name="_32_4">n</text:span><text:span text:style-name="_32_9">d</text:span><text:span text:style-name="_31_"> </text:span><text:span text:style-name="_31_7">o</text:span><text:span text:style-name="_32_9">f</text:span><text:span text:style-name="_31_"> </text:span><text:span text:style-name="_32_3">p</text:span><text:span text:style-name="_33_3">i</text:span><text:span text:style-name="_31_2">e</text:span><text:span text:style-name="_32_1">;</text:span><text:span text:style-name="_32_5"> </text:span><text:span text:style-name="_31_2">s</text:span><text:span text:style-name="_31_9">o</text:span><text:span text:style-name="_32_5"> </text:span><text:span text:style-name="_39_">w</text:span><text:span text:style-name="_32_1">i</text:span><text:span text:style-name="_33_3">t</text:span><text:span text:style-name="_35_">h</text:span><text:span text:style-name="_31_3"> </text:span><text:span text:style-name="_33_5">h</text:span><text:span text:style-name="_38_">e</text:span><text:span text:style-name="_32_1">r</text:span><text:span text:style-name="_32_5"> </text:span><text:span text:style-name="_39_">f</text:span><text:span text:style-name="_31_7">u</text:span><text:span text:style-name="_32_9">l</text:span><text:span text:style-name="_35_">l</text:span><text:span text:style-name="_31_3"> </text:span><text:span text:style-name="_33_6">c</text:span><text:span text:style-name="_37_">o</text:span><text:span text:style-name="_32_0">n</text:span><text:span text:style-name="_33_4">s</text:span><text:span text:style-name="_31_2">e</text:span><text:span text:style-name="_31_9">n</text:span><text:span text:style-name="_33_3">t</text:span><text:span text:style-name="_31_"> </text:span><text:span text:style-name="_31_7">I</text:span><text:span text:style-name="_32_5"> </text:span><text:span text:style-name="_39_">t</text:span><text:span text:style-name="_31_9">o</text:span><text:span text:style-name="_33_2">o</text:span><text:span text:style-name="_35_">k</text:span><text:span text:style-name="_31_3"> </text:span><text:span text:style-name="_33_3">t</text:span><text:span text:style-name="_31_1">h</text:span><text:span text:style-name="_32_4">e</text:span><text:span text:style-name="_32_5"> </text:span><text:span text:style-name="_35_">w</text:span><text:span text:style-name="_32_4">h</text:span><text:span text:style-name="_33_5">o</text:span><text:span text:style-name="_35_">l</text:span><text:span text:style-name="_32_1">e</text:span><text:span text:style-name="_32_5"> </text:span><text:span text:style-name="_35_">t</text:span><text:span text:style-name="_32_0">h</text:span><text:span text:style-name="_33_3">i</text:span><text:span text:style-name="_37_">n</text:span><text:span text:style-name="_31_7">g</text:span><text:span text:style-name="_32_5"> </text:span><text:span text:style-name="_31_1">o</text:span><text:span text:style-name="_32_0">u</text:span><text:span text:style-name="_33_3">t</text:span><text:span text:style-name="_31_"> </text:span><text:span text:style-name="_31_9">a</text:span><text:span text:style-name="_33_2">n</text:span><text:span text:style-name="_39_">d</text:span><text:span text:style-name="_31_3"> </text:span><text:span text:style-name="_32_9">t</text:span><text:span text:style-name="_39_">r</text:span><text:span text:style-name="_32_0">a</text:span><text:span text:style-name="_33_1">d</text:span><text:span text:style-name="_38_">e</text:span><text:span text:style-name="_31_9">d</text:span><text:span text:style-name="_32_5"> </text:span><text:span text:style-name="_35_">i</text:span><text:span text:style-name="_31_7">t</text:span><text:span text:style-name="_32_5"> </text:span><text:span text:style-name="_39_">o</text:span><text:span text:style-name="_32_1">f</text:span><text:span text:style-name="_33_3">f</text:span><text:span text:style-name="_31_"> </text:span><text:span text:style-name="_32_1">f</text:span><text:span text:style-name="_32_9">o</text:span><text:span text:style-name="_39_">r</text:span><text:span text:style-name="_31_3"> </text:span><text:span text:style-name="_33_3">a</text:span><text:span text:style-name="_31_"> </text:span><text:span text:style-name="_32_0">d</text:span><text:span text:style-name="_33_1">o</text:span><text:span text:style-name="_39_">g</text:span><text:span text:style-name="_31_7">,</text:span><text:span text:style-name="_32_5"> </text:span><text:span text:style-name="_31_1">a</text:span><text:span text:style-name="_32_0">n</text:span><text:span text:style-name="_33_3">d</text:span><text:span text:style-name="_31_"> </text:span><text:span text:style-name="_31_8">s</text:span><text:span text:style-name="_33_2">h</text:span><text:span text:style-name="_35_">o</text:span><text:span text:style-name="_31_7">t</text:span><text:span text:style-name="_32_5"> </text:span><text:span text:style-name="_39_">t</text:span><text:span text:style-name="_31_9">h</text:span><text:span text:style-name="_33_6">e</text:span><text:span text:style-name="_31_"> </text:span><text:span text:style-name="_31_9">d</text:span><text:span text:style-name="_33_2">o</text:span><text:span text:style-name="_35_">g</text:span><text:span text:style-name="_32_1">.</text:span><text:span text:style-name="_32_5"> </text:span><text:span text:style-name="_39_">I</text:span><text:span text:style-name="_31_3"> </text:span><text:span text:style-name="_33_5">d</text:span><text:span text:style-name="_31_2">o</text:span><text:span text:style-name="_31_7">n</text:span><text:span text:style-name="_33_3">'</text:span><text:span text:style-name="_35_">t</text:span><text:span text:style-name="_31_3"> </text:span><text:span text:style-name="_33_6">k</text:span><text:span text:style-name="_37_">n</text:span><text:span text:style-name="_32_1">o</text:span><text:span text:style-name="_32_9">w</text:span><text:span text:style-name="_31_"> </text:span><text:span text:style-name="_31_7">w</text:span><text:span text:style-name="_33_2">h</text:span><text:span text:style-name="_37_">a</text:span><text:span text:style-name="_32_1">t</text:span><text:span text:style-name="_32_5"> </text:span><text:span text:style-name="_31_2">y</text:span><text:span text:style-name="_31_9">o</text:span><text:span text:style-name="_32_9">u</text:span><text:span text:style-name="_31_"> </text:span><text:span text:style-name="_32_1">t</text:span><text:span text:style-name="_33_6">h</text:span><text:span text:style-name="_39_">i</text:span><text:span text:style-name="_32_3">n</text:span><text:span text:style-name="_33_3">k</text:span><text:span text:style-name="_31_"> </text:span><text:span text:style-name="_32_3">a</text:span><text:span text:style-name="_33_6">b</text:span><text:span text:style-name="_37_">o</text:span><text:span text:style-name="_32_4">u</text:span><text:span text:style-name="_33_3">t</text:span><text:span text:style-name="_31_"> </text:span><text:span text:style-name="_31_7">i</text:span><text:span text:style-name="_32_9">t</text:span><text:span text:style-name="_35_">,</text:span><text:span text:style-name="_31_3"> </text:span><text:span text:style-name="_33_3">M</text:span><text:span text:style-name="_39_">r</text:span><text:span text:style-name="_32_1">.</text:span><text:span text:style-name="_32_5"> </text:span><text:span text:style-name="_39_">T</text:span><text:span text:style-name="_32_1">w</text:span><text:span text:style-name="_33_5">a</text:span><text:span text:style-name="_35_">i</text:span><text:span text:style-name="_32_0">n</text:span><text:span text:style-name="_33_3">;</text:span><text:span text:style-name="_31_"> </text:span><text:span text:style-name="_31_9">b</text:span><text:span text:style-name="_33_2">u</text:span><text:span text:style-name="_39_">t</text:span><text:span text:style-name="_31_3"> </text:span><text:span text:style-name="_32_9">I</text:span><text:span text:style-name="_31_"> </text:span><text:span text:style-name="_32_1">t</text:span><text:span text:style-name="_33_1">h</text:span><text:span text:style-name="_39_">i</text:span><text:span text:style-name="_32_4">n</text:span><text:span text:style-name="_33_3">k</text:span><text:span text:style-name="_31_"> </text:span><text:span text:style-name="_31_7">t</text:span><text:span text:style-name="_33_2">h</text:span><text:span text:style-name="_37_">o</text:span><text:span text:style-name="_32_2">s</text:span><text:span text:style-name="_33_6">e</text:span><text:span text:style-name="_31_"> </text:span><text:span text:style-name="_31_7">t</text:span><text:span text:style-name="_33_2">h</text:span><text:span text:style-name="_39_">i</text:span><text:span text:style-name="_32_3">n</text:span><text:span text:style-name="_33_1">g</text:span><text:span text:style-name="_31_2">s</text:span><text:span text:style-name="_31_3"> </text:span><text:span text:style-name="_33_6">a</text:span><text:span text:style-name="_39_">r</text:span><text:span text:style-name="_31_9">e</text:span><text:span text:style-name="_32_5"> </text:span><text:span text:style-name="_35_">m</text:span><text:span text:style-name="_31_9">a</text:span><text:span text:style-name="_33_2">d</text:span><text:span text:style-name="_39_">e</text:span><text:span text:style-name="_31_3"> </text:span><text:span text:style-name="_33_0">s</text:span><text:span text:style-name="_31_2">o</text:span><text:span text:style-name="_31_7">l</text:span><text:span text:style-name="_33_6">e</text:span><text:span text:style-name="_35_">l</text:span><text:span text:style-name="_32_2">y</text:span><text:span text:style-name="_32_5"> </text:span><text:span text:style-name="_39_">i</text:span><text:span text:style-name="_31_7">n</text:span><text:span text:style-name="_32_5"> </text:span><text:span text:style-name="_35_">t</text:span><text:span text:style-name="_31_9">h</text:span><text:span text:style-name="_33_6">e</text:span><text:span text:style-name="_31_"> </text:span><text:span text:style-name="_32_1">i</text:span><text:span text:style-name="_33_6">n</text:span><text:span text:style-name="_35_">t</text:span><text:span text:style-name="_32_3">e</text:span><text:span text:style-name="_32_9">r</text:span><text:span text:style-name="_31_1">e</text:span><text:span text:style-name="_32_0">s</text:span><text:span text:style-name="_33_3">t</text:span><text:span text:style-name="_31_"> </text:span><text:span text:style-name="_32_1">o</text:span><text:span text:style-name="_33_3">f</text:span><text:span text:style-name="_31_"> </text:span><text:span text:style-name="_31_7">t</text:span><text:span text:style-name="_33_1">h</text:span><text:span text:style-name="_38_">e</text:span><text:span text:style-name="_31_3"> </text:span><text:span text:style-name="_33_2">b</text:span><text:span text:style-name="_31_1">u</text:span><text:span text:style-name="_31_7">r</text:span><text:span text:style-name="_33_5">g</text:span><text:span text:style-name="_35_">l</text:span><text:span text:style-name="_32_4">a</text:span><text:span text:style-name="_32_9">r</text:span><text:span text:style-name="_39_">s</text:span><text:span text:style-name="_31_7">.</text:span><text:span text:style-name="_32_5"> </text:span><text:span text:style-name="_39_">Y</text:span><text:span text:style-name="_32_3">e</text:span><text:span text:style-name="_33_2">s</text:span><text:span text:style-name="_35_">,</text:span><text:span text:style-name="_31_3"> </text:span><text:span text:style-name="_33_3">s</text:span><text:span text:style-name="_35_">i</text:span><text:span text:style-name="_31_7">r</text:span><text:span text:style-name="_32_9">,</text:span><text:span text:style-name="_31_"> </text:span><text:span text:style-name="_32_1">a</text:span><text:span text:style-name="_32_5"> </text:span><text:span text:style-name="_31_1">b</text:span><text:span text:style-name="_32_4">u</text:span><text:span text:style-name="_32_9">r</text:span><text:span text:style-name="_31_2">g</text:span><text:span text:style-name="_31_7">l</text:span><text:span text:style-name="_33_5">a</text:span><text:span text:style-name="_35_">r</text:span><text:span text:style-name="_31_3"> </text:span><text:span text:style-name="_33_5">a</text:span><text:span text:style-name="_39_">l</text:span><text:span text:style-name="_32_0">a</text:span><text:span text:style-name="_33_3">r</text:span><text:span text:style-name="_35_">m</text:span><text:span text:style-name="_31_3"> </text:span><text:span text:style-name="_33_0">c</text:span><text:span text:style-name="_31_2">o</text:span><text:span text:style-name="_32_1">m</text:span><text:span text:style-name="_33_5">b</text:span><text:span text:style-name="_39_">i</text:span><text:span text:style-name="_32_4">n</text:span><text:span text:style-name="_33_5">e</text:span><text:span text:style-name="_38_">s</text:span><text:span text:style-name="_31_3"> </text:span><text:span text:style-name="_33_3">i</text:span><text:span text:style-name="_39_">n</text:span><text:span text:style-name="_31_3"> </text:span><text:span text:style-name="_32_9">i</text:span><text:span text:style-name="_35_">t</text:span><text:span text:style-name="_31_7">s</text:span><text:span text:style-name="_32_5"> </text:span><text:span text:style-name="_31_2">p</text:span><text:span text:style-name="_32_3">e</text:span><text:span text:style-name="_32_9">r</text:span><text:span text:style-name="_31_0">s</text:span><text:span text:style-name="_32_0">o</text:span><text:span text:style-name="_32_9">n</text:span><text:span text:style-name="_31_"> </text:span><text:span text:style-name="_31_7">a</text:span><text:span text:style-name="_33_3">l</text:span><text:span text:style-name="_35_">l</text:span><text:span text:style-name="_31_3"> </text:span><text:span text:style-name="_33_3">t</text:span><text:span text:style-name="_37_">h</text:span><text:span text:style-name="_32_4">a</text:span><text:span text:style-name="_33_3">t</text:span><text:span text:style-name="_31_"> </text:span><text:span text:style-name="_31_7">i</text:span><text:span text:style-name="_33_3">s</text:span><text:span text:style-name="_31_"> </text:span><text:span text:style-name="_31_9">o</text:span><text:span text:style-name="_33_2">b</text:span><text:span text:style-name="_35_">j</text:span><text:span text:style-name="_32_3">e</text:span><text:span text:style-name="_33_6">c</text:span><text:span text:style-name="_39_">t</text:span><text:span text:style-name="_31_7">i</text:span><text:span text:style-name="_33_6">o</text:span><text:span text:style-name="_37_">n</text:span><text:span text:style-name="_32_0">a</text:span><text:span text:style-name="_33_1">b</text:span><text:span text:style-name="_39_">l</text:span><text:span text:style-name="_31_7">e</text:span><text:span text:style-name="_32_5"> </text:span><text:span text:style-name="_31_1">a</text:span><text:span text:style-name="_32_0">b</text:span><text:span text:style-name="_33_6">o</text:span><text:span text:style-name="_31_1">u</text:span><text:span text:style-name="_32_1">t</text:span><text:span text:style-name="_32_5"> </text:span><text:span text:style-name="_39_">a</text:span><text:span text:style-name="_31_3"> </text:span><text:span text:style-name="_32_9">f</text:span><text:span text:style-name="_35_">i</text:span><text:span text:style-name="_32_1">r</text:span><text:span text:style-name="_32_9">e</text:span><text:span text:style-name="_35_">,</text:span><text:span text:style-name="_31_3"> </text:span><text:span text:style-name="_33_3">a</text:span><text:span text:style-name="_31_"> </text:span><text:span text:style-name="_32_1">r</text:span><text:span text:style-name="_32_9">i</text:span><text:span text:style-name="_35_">o</text:span><text:span text:style-name="_31_7">t</text:span><text:span text:style-name="_33_3">,</text:span><text:span text:style-name="_31_"> </text:span><text:span text:style-name="_32_0">a</text:span><text:span text:style-name="_33_5">n</text:span><text:span text:style-name="_39_">d</text:span><text:span text:style-name="_31_3"> </text:span><text:span text:style-name="_32_9">a</text:span><text:span text:style-name="_31_"> </text:span><text:span text:style-name="_32_0">h</text:span><text:span text:style-name="_33_1">a</text:span><text:span text:style-name="_35_">r</text:span><text:span text:style-name="_32_1">e</text:span><text:span text:style-name="_32_9">m</text:span><text:span text:style-name="_39_">,</text:span><text:span text:style-name="_31_3"> </text:span><text:span text:style-name="_33_6">a</text:span><text:span text:style-name="_37_">n</text:span><text:span text:style-name="_31_7">d</text:span><text:span text:style-name="_32_5"> </text:span><text:span text:style-name="_35_">a</text:span><text:span text:style-name="_32_1">t</text:span><text:span text:style-name="_32_5"> </text:span><text:span text:style-name="_39_">t</text:span><text:span text:style-name="_32_4">h</text:span><text:span text:style-name="_33_1">e</text:span><text:span text:style-name="_31_"> </text:span><text:span text:style-name="_32_0">s</text:span><text:span text:style-name="_33_5">a</text:span><text:span text:style-name="_35_">m</text:span><text:span text:style-name="_31_7">e</text:span><text:span text:style-name="_32_5"> </text:span><text:span text:style-name="_39_">t</text:span><text:span text:style-name="_32_1">i</text:span><text:span text:style-name="_32_9">m</text:span><text:span text:style-name="_35_">e</text:span><text:span text:style-name="_31_3"> </text:span><text:span text:style-name="_33_2">h</text:span><text:span text:style-name="_31_1">a</text:span><text:span text:style-name="_31_7">d</text:span><text:span text:style-name="_32_5"> </text:span><text:span text:style-name="_31_2">n</text:span><text:span text:style-name="_32_3">o</text:span><text:span text:style-name="_33_5">n</text:span><text:span text:style-name="_31_2">e</text:span><text:span text:style-name="_31_3"> </text:span><text:span text:style-name="_32_9">o</text:span><text:span text:style-name="_39_">f</text:span><text:span text:style-name="_31_3"> </text:span><text:span text:style-name="_32_9">t</text:span><text:span text:style-name="_31_2">h</text:span><text:span text:style-name="_31_9">e</text:span><text:span text:style-name="_32_5"> </text:span><text:span text:style-name="_31_0">c</text:span><text:span text:style-name="_32_4">o</text:span><text:span text:style-name="_33_3">m</text:span><text:span text:style-name="_37_">p</text:span><text:span text:style-name="_32_4">e</text:span><text:span text:style-name="_33_2">n</text:span><text:span text:style-name="_36_">s</text:span><text:span text:style-name="_31_9">a</text:span><text:span text:style-name="_32_9">t</text:span><text:span text:style-name="_35_">i</text:span><text:span text:style-name="_32_0">n</text:span><text:span text:style-name="_32_9">g</text:span><text:span text:style-name="_31_"> </text:span><text:span text:style-name="_32_4">a</text:span><text:span text:style-name="_33_5">d</text:span><text:span text:style-name="_31_0">v</text:span><text:span text:style-name="_32_0">a</text:span><text:span text:style-name="_33_5">n</text:span><text:span text:style-name="_35_">t</text:span><text:span text:style-name="_32_4">a</text:span><text:span text:style-name="_33_6">g</text:span><text:span text:style-name="_37_">e</text:span><text:span text:style-name="_32_1">s</text:span><text:span text:style-name="_32_9">,</text:span><text:span text:style-name="_31_"> </text:span><text:span text:style-name="_32_1">o</text:span><text:span text:style-name="_32_9">f</text:span><text:span text:style-name="_31_"> </text:span><text:span text:style-name="_32_4">o</text:span><text:span text:style-name="_33_5">n</text:span><text:span text:style-name="_39_">e</text:span><text:span text:style-name="_31_3"> </text:span><text:span text:style-name="_33_0">s</text:span><text:span text:style-name="_31_2">o</text:span><text:span text:style-name="_32_1">r</text:span><text:span text:style-name="_33_3">t</text:span><text:span text:style-name="_31_"> </text:span><text:span text:style-name="_31_7">o</text:span><text:span text:style-name="_32_9">r</text:span><text:span text:style-name="_31_"> </text:span><text:span text:style-name="_32_4">a</text:span><text:span text:style-name="_33_1">n</text:span><text:span text:style-name="_37_">o</text:span><text:span text:style-name="_31_7">t</text:span><text:span text:style-name="_33_6">h</text:span><text:span text:style-name="_35_">e</text:span><text:span text:style-name="_31_7">r</text:span><text:span text:style-name="_32_9">,</text:span><text:span text:style-name="_31_"> </text:span><text:span text:style-name="_32_1">t</text:span><text:span text:style-name="_33_5">h</text:span><text:span text:style-name="_38_">a</text:span><text:span text:style-name="_32_1">t</text:span><text:span text:style-name="_32_5"> </text:span><text:span text:style-name="_31_2">c</text:span><text:span text:style-name="_31_9">u</text:span><text:span text:style-name="_33_0">s</text:span><text:span text:style-name="_35_">t</text:span><text:span text:style-name="_32_0">o</text:span><text:span text:style-name="_32_9">m</text:span><text:span text:style-name="_38_">a</text:span><text:span text:style-name="_32_1">r</text:span><text:span text:style-name="_32_9">i</text:span><text:span text:style-name="_39_">l</text:span><text:span text:style-name="_32_2">y</text:span><text:span text:style-name="_32_5"> </text:span><text:span text:style-name="_38_">b</text:span><text:span text:style-name="_32_3">e</text:span><text:span text:style-name="_32_9">l</text:span><text:span text:style-name="_31_1">o</text:span><text:span text:style-name="_32_4">n</text:span><text:span text:style-name="_33_3">g</text:span><text:span text:style-name="_31_"> </text:span><text:span text:style-name="_31_7">w</text:span><text:span text:style-name="_32_9">i</text:span><text:span text:style-name="_39_">t</text:span><text:span text:style-name="_32_1">h</text:span><text:span text:style-name="_32_5"> </text:span><text:span text:style-name="_35_">t</text:span><text:span text:style-name="_32_4">h</text:span><text:span text:style-name="_33_1">a</text:span><text:span text:style-name="_35_">t</text:span><text:span text:style-name="_31_3"> </text:span><text:span text:style-name="_33_0">c</text:span><text:span text:style-name="_31_2">o</text:span><text:span text:style-name="_32_1">m</text:span><text:span text:style-name="_33_1">b</text:span><text:span text:style-name="_39_">i</text:span><text:span text:style-name="_32_4">n</text:span><text:span text:style-name="_33_5">a</text:span><text:span text:style-name="_39_">t</text:span><text:span text:style-name="_32_1">i</text:span><text:span text:style-name="_33_6">o</text:span><text:span text:style-name="_35_">n</text:span><text:span text:style-name="_31_7">.</text:span><text:span text:style-name="_32_5"> </text:span><text:span text:style-name="_35_">G</text:span><text:span text:style-name="_32_0">o</text:span><text:span text:style-name="_33_5">o</text:span><text:span text:style-name="_37_">d</text:span>-<text:span text:style-name="_33_6">b</text:span><text:span text:style-name="_39_">y</text:span><text:span text:style-name="_32_1">:</text:span><text:span text:style-name="_32_5"> </text:span><text:span text:style-name="_39_">I</text:span><text:span text:style-name="_31_3"> </text:span><text:span text:style-name="_33_1">g</text:span><text:span text:style-name="_31_2">e</text:span><text:span text:style-name="_32_1">t</text:span><text:span text:style-name="_32_5"> </text:span><text:span text:style-name="_35_">o</text:span><text:span text:style-name="_31_7">f</text:span><text:span text:style-name="_33_3">f</text:span><text:span text:style-name="_31_"> </text:span><text:span text:style-name="_32_4">h</text:span><text:span text:style-name="_33_1">e</text:span><text:span text:style-name="_35_">r</text:span><text:span text:style-name="_32_1">e</text:span><text:span text:style-name="_33_3">.</text:span><text:span text:style-name="_35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3% 100%"/>
    </style:style>
    <style:style style:name="_31_0" style:display-name="10" style:family="text">
      <style:text-properties style:text-position="3% 100%" style:text-scale="94%"/>
    </style:style>
    <style:style style:name="_31_1" style:display-name="11" style:family="text">
      <style:text-properties style:text-position="3% 100%" style:text-scale="95%"/>
    </style:style>
    <style:style style:name="_31_2" style:display-name="12" style:family="text">
      <style:text-properties style:text-position="3% 100%" style:text-scale="107%"/>
    </style:style>
    <style:style style:name="_31_3" style:display-name="13" style:family="text"/>
    <style:style style:name="_31_4" style:display-name="14" style:family="text">
      <style:text-properties style:text-scale="94%"/>
    </style:style>
    <style:style style:name="_31_5" style:display-name="15" style:family="text">
      <style:text-properties style:text-scale="95%"/>
    </style:style>
    <style:style style:name="_31_6" style:display-name="16" style:family="text">
      <style:text-properties style:text-scale="107%"/>
    </style:style>
    <style:style style:name="_31_7" style:display-name="17" style:family="text">
      <style:text-properties style:text-position="0% 100%"/>
    </style:style>
    <style:style style:name="_31_8" style:display-name="18" style:family="text">
      <style:text-properties style:text-position="0% 100%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style:text-scale="107%"/>
    </style:style>
    <style:style style:name="_32_1" style:display-name="21" style:family="text">
      <style:text-properties style:text-position="3% 100%"/>
    </style:style>
    <style:style style:name="_32_2" style:display-name="22" style:family="text">
      <style:text-properties style:text-position="3% 100%" style:text-scale="94%"/>
    </style:style>
    <style:style style:name="_32_3" style:display-name="23" style:family="text">
      <style:text-properties style:text-position="3% 100%" style:text-scale="95%"/>
    </style:style>
    <style:style style:name="_32_4" style:display-name="24" style:family="text">
      <style:text-properties style:text-position="3% 100%" style:text-scale="107%"/>
    </style:style>
    <style:style style:name="_32_5" style:display-name="25" style:family="text"/>
    <style:style style:name="_32_6" style:display-name="26" style:family="text">
      <style:text-properties style:text-scale="94%"/>
    </style:style>
    <style:style style:name="_32_7" style:display-name="27" style:family="text">
      <style:text-properties style:text-scale="95%"/>
    </style:style>
    <style:style style:name="_32_8" style:display-name="28" style:family="text">
      <style:text-properties style:text-scale="107%"/>
    </style:style>
    <style:style style:name="_32_9" style:display-name="29" style:family="text">
      <style:text-properties style:text-position="0% 100%"/>
    </style:style>
    <style:style style:name="_33_0" style:display-name="30" style:family="text">
      <style:text-properties style:text-position="0% 100%" style:text-scale="94%"/>
    </style:style>
    <style:style style:name="_33_1" style:display-name="31" style:family="text">
      <style:text-properties style:text-position="0% 100%" style:text-scale="95%"/>
    </style:style>
    <style:style style:name="_33_2" style:display-name="32" style:family="text">
      <style:text-properties style:text-position="0% 100%" style:text-scale="107%"/>
    </style:style>
    <style:style style:name="_33_3" style:display-name="33" style:family="text">
      <style:text-properties style:text-position="3% 100%"/>
    </style:style>
    <style:style style:name="_33_4" style:display-name="34" style:family="text">
      <style:text-properties style:text-position="3% 100%" style:text-scale="94%"/>
    </style:style>
    <style:style style:name="_33_5" style:display-name="35" style:family="text">
      <style:text-properties style:text-position="3% 100%" style:text-scale="95%"/>
    </style:style>
    <style:style style:name="_33_6" style:display-name="36" style:family="text">
      <style:text-properties style:text-position="3% 100%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51" meta:character-count="14670"/>
    <meta:generator>OpenOffice/4.0.1$Win32 OpenOffice.org_project/401m5$Build-9714</meta:generator>
  </office:meta>
</office:document-meta>
</file>